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20" style:family="paragraph" style:parent-style-name="Standard">
      <style:text-properties officeooo:rsid="0011b025" officeooo:paragraph-rsid="0011b025"/>
    </style:style>
    <style:style style:name="P21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2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3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4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5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6" style:family="paragraph" style:parent-style-name="Standard">
      <style:text-properties fo:font-style="italic" officeooo:paragraph-rsid="00a75993" style:font-style-asian="italic" style:font-style-complex="italic"/>
    </style:style>
    <style:style style:name="P27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8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9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0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1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2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3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4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5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6" style:family="paragraph" style:parent-style-name="Standard">
      <style:text-properties fo:font-style="italic" officeooo:paragraph-rsid="013013d9" style:font-style-asian="italic" style:font-style-complex="italic"/>
    </style:style>
    <style:style style:name="P37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8" style:family="paragraph" style:parent-style-name="Standard">
      <style:text-properties fo:font-style="italic" officeooo:paragraph-rsid="01408f03" style:font-style-asian="italic" style:font-style-complex="italic"/>
    </style:style>
    <style:style style:name="P39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0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6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09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10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11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12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13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41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175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76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77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78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79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80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81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82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83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84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85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86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87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88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89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90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91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92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93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94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95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96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97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98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99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00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01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02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03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04" style:family="paragraph" style:parent-style-name="Standard">
      <style:text-properties officeooo:rsid="0015f1ff" officeooo:paragraph-rsid="0015f1ff"/>
    </style:style>
    <style:style style:name="P205" style:family="paragraph" style:parent-style-name="Standard">
      <style:text-properties officeooo:rsid="0015f1ff" officeooo:paragraph-rsid="0013268f"/>
    </style:style>
    <style:style style:name="P206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07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09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10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11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13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15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16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17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20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21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22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23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24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25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26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27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28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29" style:family="paragraph" style:parent-style-name="Standard">
      <style:text-properties fo:font-style="normal" officeooo:paragraph-rsid="02be3c45" style:font-style-asian="normal" style:font-style-complex="normal"/>
    </style:style>
    <style:style style:name="P230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31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32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33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34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35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36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37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38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39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40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41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42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43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44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45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46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47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48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49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50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51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52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53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54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255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256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58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59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60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61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62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64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65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66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67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68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69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70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71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72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73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74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75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76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77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78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80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81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82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84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5f80830" style:font-style-asian="normal" style:font-weight-asian="normal" style:font-style-complex="normal" style:font-weight-complex="normal"/>
    </style:style>
    <style:style style:name="P288" style:family="paragraph" style:parent-style-name="Standard">
      <style:paragraph-properties fo:line-height="150%"/>
      <style:text-properties fo:font-style="normal" style:text-underline-style="none" fo:font-weight="normal" officeooo:rsid="05f80830" officeooo:paragraph-rsid="05f80830" style:font-style-asian="normal" style:font-weight-asian="normal" style:font-style-complex="normal" style:font-weight-complex="normal"/>
    </style:style>
    <style:style style:name="P289" style:family="paragraph" style:parent-style-name="Standard">
      <style:text-properties fo:font-style="normal" style:text-underline-style="none" fo:font-weight="normal" officeooo:rsid="05f80830" officeooo:paragraph-rsid="00b1e303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91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92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93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94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95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96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97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98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99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300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301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302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303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304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305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306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307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308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309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310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311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314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315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316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317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318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319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320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321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322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323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324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325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326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327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328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329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331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332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333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334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335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336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337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338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339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340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341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342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43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44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45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46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47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48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49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50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51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52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53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54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55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56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57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58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59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60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61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65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66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403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5de506a" officeooo:paragraph-rsid="05dd0971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530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531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32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533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534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535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536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537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538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539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540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541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542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543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544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545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546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547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548" style:family="paragraph" style:parent-style-name="Standard">
      <style:text-properties officeooo:rsid="0033fbdf" officeooo:paragraph-rsid="0033fbdf"/>
    </style:style>
    <style:style style:name="P549" style:family="paragraph" style:parent-style-name="Standard">
      <style:text-properties officeooo:rsid="0034ed8b" officeooo:paragraph-rsid="0106c767"/>
    </style:style>
    <style:style style:name="P550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551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552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553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554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555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556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557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558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559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560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561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562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563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564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565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566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567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568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569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570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571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572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573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574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575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576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577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578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579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580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581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582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583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584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585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586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587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588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589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590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591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592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593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594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595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596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597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598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599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600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601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602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603" style:family="paragraph" style:parent-style-name="Standard">
      <style:paragraph-properties fo:line-height="100%"/>
      <style:text-properties fo:font-weight="normal" officeooo:paragraph-rsid="04e915f4"/>
    </style:style>
    <style:style style:name="P604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605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606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607" style:family="paragraph" style:parent-style-name="Standard">
      <style:text-properties officeooo:rsid="0012a0dc" officeooo:paragraph-rsid="0012a0dc"/>
    </style:style>
    <style:style style:name="P608" style:family="paragraph" style:parent-style-name="Standard">
      <style:text-properties officeooo:paragraph-rsid="003eeb50"/>
    </style:style>
    <style:style style:name="P609" style:family="paragraph" style:parent-style-name="Standard">
      <style:text-properties officeooo:rsid="00205d85" officeooo:paragraph-rsid="005f7223"/>
    </style:style>
    <style:style style:name="P610" style:family="paragraph" style:parent-style-name="Standard">
      <style:text-properties officeooo:rsid="002436f5" officeooo:paragraph-rsid="00ed9297"/>
    </style:style>
    <style:style style:name="P611" style:family="paragraph" style:parent-style-name="Standard">
      <style:text-properties officeooo:rsid="0056d959" officeooo:paragraph-rsid="0056d959"/>
    </style:style>
    <style:style style:name="P612" style:family="paragraph" style:parent-style-name="Standard">
      <style:paragraph-properties fo:line-height="150%"/>
      <style:text-properties officeooo:paragraph-rsid="0013268f"/>
    </style:style>
    <style:style style:name="P613" style:family="paragraph" style:parent-style-name="Standard">
      <style:paragraph-properties fo:line-height="150%"/>
      <style:text-properties officeooo:paragraph-rsid="0040eb9d"/>
    </style:style>
    <style:style style:name="P614" style:family="paragraph" style:parent-style-name="Standard">
      <style:paragraph-properties fo:line-height="150%"/>
      <style:text-properties officeooo:paragraph-rsid="00c6421c"/>
    </style:style>
    <style:style style:name="P615" style:family="paragraph" style:parent-style-name="Standard">
      <style:paragraph-properties fo:line-height="150%"/>
      <style:text-properties officeooo:paragraph-rsid="0106c767"/>
    </style:style>
    <style:style style:name="P616" style:family="paragraph" style:parent-style-name="Standard">
      <style:paragraph-properties fo:line-height="150%"/>
      <style:text-properties officeooo:paragraph-rsid="01d80854"/>
    </style:style>
    <style:style style:name="P617" style:family="paragraph" style:parent-style-name="Standard">
      <style:paragraph-properties fo:line-height="150%"/>
      <style:text-properties officeooo:paragraph-rsid="020068b3"/>
    </style:style>
    <style:style style:name="P618" style:family="paragraph" style:parent-style-name="Standard">
      <style:paragraph-properties fo:line-height="150%"/>
      <style:text-properties officeooo:paragraph-rsid="0265f14b"/>
    </style:style>
    <style:style style:name="P619" style:family="paragraph" style:parent-style-name="Standard">
      <style:paragraph-properties fo:line-height="150%"/>
      <style:text-properties officeooo:paragraph-rsid="00cab904"/>
    </style:style>
    <style:style style:name="P620" style:family="paragraph" style:parent-style-name="Standard">
      <style:paragraph-properties fo:line-height="150%"/>
      <style:text-properties officeooo:paragraph-rsid="0339abb7"/>
    </style:style>
    <style:style style:name="P621" style:family="paragraph" style:parent-style-name="Standard">
      <style:paragraph-properties fo:line-height="150%"/>
      <style:text-properties officeooo:paragraph-rsid="031857c7"/>
    </style:style>
    <style:style style:name="P622" style:family="paragraph" style:parent-style-name="Standard">
      <style:paragraph-properties fo:line-height="150%"/>
      <style:text-properties officeooo:paragraph-rsid="0347bb43"/>
    </style:style>
    <style:style style:name="P623" style:family="paragraph" style:parent-style-name="Standard">
      <style:paragraph-properties fo:line-height="150%"/>
      <style:text-properties officeooo:paragraph-rsid="03af7bf7"/>
    </style:style>
    <style:style style:name="P624" style:family="paragraph" style:parent-style-name="Standard">
      <style:paragraph-properties fo:line-height="150%"/>
      <style:text-properties officeooo:paragraph-rsid="03becfb9"/>
    </style:style>
    <style:style style:name="P625" style:family="paragraph" style:parent-style-name="Standard">
      <style:paragraph-properties fo:line-height="150%"/>
      <style:text-properties officeooo:paragraph-rsid="03e90de3"/>
    </style:style>
    <style:style style:name="P626" style:family="paragraph" style:parent-style-name="Standard">
      <style:paragraph-properties fo:line-height="150%"/>
      <style:text-properties officeooo:paragraph-rsid="03ffa765"/>
    </style:style>
    <style:style style:name="P627" style:family="paragraph" style:parent-style-name="Standard">
      <style:paragraph-properties fo:line-height="150%"/>
      <style:text-properties officeooo:paragraph-rsid="04226783"/>
    </style:style>
    <style:style style:name="P628" style:family="paragraph" style:parent-style-name="Standard">
      <style:paragraph-properties fo:line-height="150%"/>
      <style:text-properties officeooo:paragraph-rsid="04ddd894"/>
    </style:style>
    <style:style style:name="P629" style:family="paragraph" style:parent-style-name="Standard">
      <style:paragraph-properties fo:line-height="150%"/>
      <style:text-properties officeooo:paragraph-rsid="05319739"/>
    </style:style>
    <style:style style:name="P630" style:family="paragraph" style:parent-style-name="Standard">
      <style:paragraph-properties fo:line-height="150%"/>
      <style:text-properties officeooo:paragraph-rsid="057d2115"/>
    </style:style>
    <style:style style:name="P631" style:family="paragraph" style:parent-style-name="Standard">
      <style:paragraph-properties fo:line-height="150%"/>
      <style:text-properties officeooo:paragraph-rsid="058bbc5e"/>
    </style:style>
    <style:style style:name="P632" style:family="paragraph" style:parent-style-name="Standard">
      <style:paragraph-properties fo:line-height="150%"/>
      <style:text-properties officeooo:paragraph-rsid="054d7055"/>
    </style:style>
    <style:style style:name="P633" style:family="paragraph" style:parent-style-name="Standard">
      <style:paragraph-properties fo:line-height="150%"/>
      <style:text-properties officeooo:paragraph-rsid="05cd3bc5"/>
    </style:style>
    <style:style style:name="P634" style:family="paragraph" style:parent-style-name="Standard">
      <style:paragraph-properties fo:line-height="150%"/>
      <style:text-properties officeooo:paragraph-rsid="05e46ca0"/>
    </style:style>
    <style:style style:name="P635" style:family="paragraph" style:parent-style-name="Standard">
      <style:paragraph-properties fo:line-height="150%"/>
      <style:text-properties officeooo:paragraph-rsid="05e8bd08"/>
    </style:style>
    <style:style style:name="P636" style:family="paragraph" style:parent-style-name="Standard">
      <style:paragraph-properties fo:line-height="150%"/>
      <style:text-properties officeooo:paragraph-rsid="05ef59a4"/>
    </style:style>
    <style:style style:name="P637" style:family="paragraph" style:parent-style-name="Standard">
      <style:paragraph-properties fo:line-height="150%"/>
      <style:text-properties officeooo:paragraph-rsid="06052a63"/>
    </style:style>
    <style:style style:name="P638" style:family="paragraph" style:parent-style-name="Standard">
      <style:paragraph-properties fo:line-height="150%"/>
      <style:text-properties officeooo:paragraph-rsid="0608abbd"/>
    </style:style>
    <style:style style:name="P639" style:family="paragraph" style:parent-style-name="Standard">
      <style:paragraph-properties fo:line-height="150%"/>
      <style:text-properties officeooo:paragraph-rsid="061a2a29"/>
    </style:style>
    <style:style style:name="P640" style:family="paragraph" style:parent-style-name="Standard">
      <style:paragraph-properties fo:line-height="150%"/>
      <style:text-properties officeooo:paragraph-rsid="06130d41"/>
    </style:style>
    <style:style style:name="P641" style:family="paragraph" style:parent-style-name="Standard">
      <style:text-properties officeooo:paragraph-rsid="00883289"/>
    </style:style>
    <style:style style:name="P642" style:family="paragraph" style:parent-style-name="Standard">
      <style:text-properties officeooo:rsid="008872eb" officeooo:paragraph-rsid="008872eb"/>
    </style:style>
    <style:style style:name="P643" style:family="paragraph" style:parent-style-name="Standard">
      <style:text-properties officeooo:paragraph-rsid="00a75993"/>
    </style:style>
    <style:style style:name="P644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645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646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647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6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6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6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69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6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7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1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7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715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716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7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7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7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2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7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7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7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7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73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73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73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73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73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73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73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74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74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74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743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744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745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746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747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74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749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750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751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752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753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754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755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756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757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766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67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770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773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791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843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844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845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846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847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848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849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850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851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88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887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888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889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89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89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894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89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896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898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89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901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90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90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90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90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911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912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913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914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936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38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939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940" style:family="paragraph" style:parent-style-name="Standard">
      <style:text-properties style:use-window-font-color="true" officeooo:paragraph-rsid="02be3c45"/>
    </style:style>
    <style:style style:name="P941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94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94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94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94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953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954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95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95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957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958" style:family="paragraph" style:parent-style-name="Standard">
      <style:text-properties style:use-window-font-color="true" officeooo:paragraph-rsid="02ecf51e"/>
    </style:style>
    <style:style style:name="P959" style:family="paragraph" style:parent-style-name="Standard">
      <style:paragraph-properties fo:line-height="150%"/>
      <style:text-properties style:use-window-font-color="true" officeooo:paragraph-rsid="02edc963"/>
    </style:style>
    <style:style style:name="P960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961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963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964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965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96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967" style:family="paragraph" style:parent-style-name="Standard">
      <style:text-properties officeooo:paragraph-rsid="00ba4170"/>
    </style:style>
    <style:style style:name="P968" style:family="paragraph" style:parent-style-name="Standard">
      <style:text-properties officeooo:paragraph-rsid="00bbbf73"/>
    </style:style>
    <style:style style:name="P969" style:family="paragraph" style:parent-style-name="Standard">
      <style:text-properties officeooo:rsid="00beb82f" officeooo:paragraph-rsid="00beb82f"/>
    </style:style>
    <style:style style:name="P970" style:family="paragraph" style:parent-style-name="Standard">
      <style:text-properties officeooo:paragraph-rsid="00beb82f"/>
    </style:style>
    <style:style style:name="P971" style:family="paragraph" style:parent-style-name="Standard">
      <style:text-properties officeooo:rsid="00c0d7c6" officeooo:paragraph-rsid="00c0d7c6"/>
    </style:style>
    <style:style style:name="P972" style:family="paragraph" style:parent-style-name="Standard">
      <style:text-properties officeooo:rsid="005521a3" officeooo:paragraph-rsid="005521a3"/>
    </style:style>
    <style:style style:name="P973" style:family="paragraph" style:parent-style-name="Standard">
      <style:text-properties officeooo:paragraph-rsid="00d2fc06"/>
    </style:style>
    <style:style style:name="P974" style:family="paragraph" style:parent-style-name="Standard">
      <style:paragraph-properties fo:line-height="150%"/>
      <style:text-properties officeooo:rsid="00d5826a" officeooo:paragraph-rsid="00d5826a"/>
    </style:style>
    <style:style style:name="P975" style:family="paragraph" style:parent-style-name="Standard">
      <style:text-properties officeooo:paragraph-rsid="00d77d7d"/>
    </style:style>
    <style:style style:name="P976" style:family="paragraph" style:parent-style-name="Standard">
      <style:text-properties officeooo:rsid="00d9c9e4" officeooo:paragraph-rsid="00d9c9e4"/>
    </style:style>
    <style:style style:name="P977" style:family="paragraph" style:parent-style-name="Standard">
      <style:text-properties officeooo:paragraph-rsid="00e5f586"/>
    </style:style>
    <style:style style:name="P978" style:family="paragraph" style:parent-style-name="Standard">
      <style:text-properties officeooo:paragraph-rsid="00eb50e0"/>
    </style:style>
    <style:style style:name="P979" style:family="paragraph" style:parent-style-name="Standard">
      <style:paragraph-properties fo:line-height="150%"/>
      <style:text-properties officeooo:rsid="00f2503e" officeooo:paragraph-rsid="00f2503e"/>
    </style:style>
    <style:style style:name="P980" style:family="paragraph" style:parent-style-name="Standard">
      <style:text-properties officeooo:rsid="00f2503e" officeooo:paragraph-rsid="01222be5"/>
    </style:style>
    <style:style style:name="P981" style:family="paragraph" style:parent-style-name="Standard">
      <style:text-properties officeooo:rsid="00d1487d" officeooo:paragraph-rsid="00d2fc06"/>
    </style:style>
    <style:style style:name="P982" style:family="paragraph" style:parent-style-name="Standard">
      <style:text-properties officeooo:paragraph-rsid="00f5260b"/>
    </style:style>
    <style:style style:name="P983" style:family="paragraph" style:parent-style-name="Standard">
      <style:text-properties officeooo:paragraph-rsid="010c486e"/>
    </style:style>
    <style:style style:name="P984" style:family="paragraph" style:parent-style-name="Standard">
      <style:text-properties officeooo:paragraph-rsid="00367935"/>
    </style:style>
    <style:style style:name="P985" style:family="paragraph" style:parent-style-name="Standard">
      <style:text-properties officeooo:paragraph-rsid="011fc384"/>
    </style:style>
    <style:style style:name="P986" style:family="paragraph" style:parent-style-name="Standard">
      <style:text-properties officeooo:paragraph-rsid="0122678f"/>
    </style:style>
    <style:style style:name="P987" style:family="paragraph" style:parent-style-name="Standard">
      <style:text-properties officeooo:paragraph-rsid="012dfde8"/>
    </style:style>
    <style:style style:name="P988" style:family="paragraph" style:parent-style-name="Standard">
      <style:text-properties officeooo:paragraph-rsid="0130fd48"/>
    </style:style>
    <style:style style:name="P989" style:family="paragraph" style:parent-style-name="Standard">
      <style:text-properties officeooo:paragraph-rsid="013282b3"/>
    </style:style>
    <style:style style:name="P990" style:family="paragraph" style:parent-style-name="Standard">
      <style:text-properties officeooo:paragraph-rsid="013f3c54"/>
    </style:style>
    <style:style style:name="P991" style:family="paragraph" style:parent-style-name="Standard">
      <style:text-properties officeooo:paragraph-rsid="0152f194"/>
    </style:style>
    <style:style style:name="P992" style:family="paragraph" style:parent-style-name="Standard">
      <style:text-properties officeooo:paragraph-rsid="0150aafa"/>
    </style:style>
    <style:style style:name="P993" style:family="paragraph" style:parent-style-name="Standard">
      <style:paragraph-properties fo:line-height="100%"/>
      <style:text-properties officeooo:paragraph-rsid="016aa5ac"/>
    </style:style>
    <style:style style:name="P994" style:family="paragraph" style:parent-style-name="Standard">
      <style:paragraph-properties fo:line-height="100%"/>
      <style:text-properties officeooo:paragraph-rsid="016d2800"/>
    </style:style>
    <style:style style:name="P995" style:family="paragraph" style:parent-style-name="Standard">
      <style:paragraph-properties fo:line-height="100%"/>
      <style:text-properties officeooo:paragraph-rsid="0171553b"/>
    </style:style>
    <style:style style:name="P996" style:family="paragraph" style:parent-style-name="Standard">
      <style:paragraph-properties fo:line-height="100%"/>
      <style:text-properties officeooo:paragraph-rsid="0176ee1b"/>
    </style:style>
    <style:style style:name="P997" style:family="paragraph" style:parent-style-name="Standard">
      <style:paragraph-properties fo:line-height="100%"/>
      <style:text-properties officeooo:paragraph-rsid="017941db"/>
    </style:style>
    <style:style style:name="P998" style:family="paragraph" style:parent-style-name="Standard">
      <style:paragraph-properties fo:line-height="100%"/>
      <style:text-properties officeooo:paragraph-rsid="017a7161"/>
    </style:style>
    <style:style style:name="P999" style:family="paragraph" style:parent-style-name="Standard">
      <style:paragraph-properties fo:line-height="100%"/>
      <style:text-properties officeooo:paragraph-rsid="018105ab"/>
    </style:style>
    <style:style style:name="P1000" style:family="paragraph" style:parent-style-name="Standard">
      <style:paragraph-properties fo:line-height="100%"/>
      <style:text-properties officeooo:paragraph-rsid="01aaba73"/>
    </style:style>
    <style:style style:name="P1001" style:family="paragraph" style:parent-style-name="Standard">
      <style:paragraph-properties fo:line-height="100%"/>
      <style:text-properties officeooo:paragraph-rsid="01abda5f"/>
    </style:style>
    <style:style style:name="P1002" style:family="paragraph" style:parent-style-name="Standard">
      <style:paragraph-properties fo:line-height="100%"/>
      <style:text-properties officeooo:paragraph-rsid="01d3aa7e"/>
    </style:style>
    <style:style style:name="P1003" style:family="paragraph" style:parent-style-name="Standard">
      <style:paragraph-properties fo:line-height="100%"/>
      <style:text-properties officeooo:paragraph-rsid="01e2b86d"/>
    </style:style>
    <style:style style:name="P1004" style:family="paragraph" style:parent-style-name="Standard">
      <style:paragraph-properties fo:line-height="100%"/>
      <style:text-properties officeooo:paragraph-rsid="01e7ea9a"/>
    </style:style>
    <style:style style:name="P1005" style:family="paragraph" style:parent-style-name="Standard">
      <style:paragraph-properties fo:line-height="100%"/>
      <style:text-properties officeooo:paragraph-rsid="01f79ca2"/>
    </style:style>
    <style:style style:name="P1006" style:family="paragraph" style:parent-style-name="Standard">
      <style:paragraph-properties fo:line-height="100%"/>
      <style:text-properties officeooo:paragraph-rsid="020068b3"/>
    </style:style>
    <style:style style:name="P1007" style:family="paragraph" style:parent-style-name="Standard">
      <style:paragraph-properties fo:line-height="100%"/>
      <style:text-properties officeooo:paragraph-rsid="0200b58e"/>
    </style:style>
    <style:style style:name="P1008" style:family="paragraph" style:parent-style-name="Standard">
      <style:paragraph-properties fo:line-height="100%"/>
      <style:text-properties officeooo:paragraph-rsid="020131ae"/>
    </style:style>
    <style:style style:name="P1009" style:family="paragraph" style:parent-style-name="Standard">
      <style:paragraph-properties fo:line-height="100%"/>
      <style:text-properties officeooo:paragraph-rsid="0212a48a"/>
    </style:style>
    <style:style style:name="P1010" style:family="paragraph" style:parent-style-name="Standard">
      <style:paragraph-properties fo:line-height="100%"/>
      <style:text-properties officeooo:paragraph-rsid="01d522fe"/>
    </style:style>
    <style:style style:name="P1011" style:family="paragraph" style:parent-style-name="Standard">
      <style:paragraph-properties fo:line-height="100%"/>
      <style:text-properties officeooo:paragraph-rsid="021920c6"/>
    </style:style>
    <style:style style:name="P1012" style:family="paragraph" style:parent-style-name="Standard">
      <style:paragraph-properties fo:line-height="100%"/>
      <style:text-properties officeooo:paragraph-rsid="021bfb0f"/>
    </style:style>
    <style:style style:name="P1013" style:family="paragraph" style:parent-style-name="Standard">
      <style:paragraph-properties fo:line-height="100%"/>
      <style:text-properties officeooo:paragraph-rsid="021d76dd"/>
    </style:style>
    <style:style style:name="P1014" style:family="paragraph" style:parent-style-name="Standard">
      <style:paragraph-properties fo:line-height="100%"/>
      <style:text-properties officeooo:paragraph-rsid="01ec8e18"/>
    </style:style>
    <style:style style:name="P1015" style:family="paragraph" style:parent-style-name="Standard">
      <style:paragraph-properties fo:line-height="100%"/>
      <style:text-properties officeooo:paragraph-rsid="0228bd00"/>
    </style:style>
    <style:style style:name="P1016" style:family="paragraph" style:parent-style-name="Standard">
      <style:paragraph-properties fo:line-height="100%"/>
      <style:text-properties officeooo:paragraph-rsid="0239e044"/>
    </style:style>
    <style:style style:name="P1017" style:family="paragraph" style:parent-style-name="Standard">
      <style:paragraph-properties fo:line-height="100%"/>
      <style:text-properties officeooo:paragraph-rsid="023e217a"/>
    </style:style>
    <style:style style:name="P1018" style:family="paragraph" style:parent-style-name="Standard">
      <style:paragraph-properties fo:line-height="100%"/>
      <style:text-properties officeooo:paragraph-rsid="0245c9e7"/>
    </style:style>
    <style:style style:name="P1019" style:family="paragraph" style:parent-style-name="Standard">
      <style:paragraph-properties fo:line-height="100%"/>
      <style:text-properties officeooo:paragraph-rsid="0248e2f5"/>
    </style:style>
    <style:style style:name="P1020" style:family="paragraph" style:parent-style-name="Standard">
      <style:paragraph-properties fo:line-height="100%"/>
      <style:text-properties officeooo:paragraph-rsid="024d9b01"/>
    </style:style>
    <style:style style:name="P1021" style:family="paragraph" style:parent-style-name="Standard">
      <style:paragraph-properties fo:line-height="100%"/>
      <style:text-properties officeooo:paragraph-rsid="02540cb9"/>
    </style:style>
    <style:style style:name="P1022" style:family="paragraph" style:parent-style-name="Standard">
      <style:paragraph-properties fo:line-height="100%"/>
      <style:text-properties officeooo:paragraph-rsid="02656310"/>
    </style:style>
    <style:style style:name="P1023" style:family="paragraph" style:parent-style-name="Standard">
      <style:paragraph-properties fo:line-height="100%"/>
      <style:text-properties officeooo:paragraph-rsid="0265f14b"/>
    </style:style>
    <style:style style:name="P1024" style:family="paragraph" style:parent-style-name="Standard">
      <style:paragraph-properties fo:line-height="100%"/>
      <style:text-properties officeooo:paragraph-rsid="02778926"/>
    </style:style>
    <style:style style:name="P1025" style:family="paragraph" style:parent-style-name="Standard">
      <style:paragraph-properties fo:line-height="100%"/>
      <style:text-properties officeooo:paragraph-rsid="0279658f"/>
    </style:style>
    <style:style style:name="P1026" style:family="paragraph" style:parent-style-name="Standard">
      <style:paragraph-properties fo:line-height="100%"/>
      <style:text-properties officeooo:paragraph-rsid="027b57d1"/>
    </style:style>
    <style:style style:name="P1027" style:family="paragraph" style:parent-style-name="Standard">
      <style:paragraph-properties fo:line-height="100%"/>
      <style:text-properties officeooo:paragraph-rsid="02819040"/>
    </style:style>
    <style:style style:name="P1028" style:family="paragraph" style:parent-style-name="Standard">
      <style:paragraph-properties fo:line-height="100%"/>
      <style:text-properties officeooo:paragraph-rsid="028add40"/>
    </style:style>
    <style:style style:name="P1029" style:family="paragraph" style:parent-style-name="Standard">
      <style:paragraph-properties fo:line-height="100%"/>
      <style:text-properties officeooo:paragraph-rsid="02939b7b"/>
    </style:style>
    <style:style style:name="P1030" style:family="paragraph" style:parent-style-name="Standard">
      <style:paragraph-properties fo:line-height="100%"/>
      <style:text-properties officeooo:paragraph-rsid="0293a523"/>
    </style:style>
    <style:style style:name="P1031" style:family="paragraph" style:parent-style-name="Standard">
      <style:paragraph-properties fo:line-height="100%"/>
      <style:text-properties officeooo:paragraph-rsid="0297c923"/>
    </style:style>
    <style:style style:name="P1032" style:family="paragraph" style:parent-style-name="Standard">
      <style:paragraph-properties fo:line-height="100%"/>
      <style:text-properties officeooo:paragraph-rsid="029bb505"/>
    </style:style>
    <style:style style:name="P1033" style:family="paragraph" style:parent-style-name="Standard">
      <style:paragraph-properties fo:line-height="100%"/>
      <style:text-properties officeooo:paragraph-rsid="02a71f0b"/>
    </style:style>
    <style:style style:name="P1034" style:family="paragraph" style:parent-style-name="Standard">
      <style:paragraph-properties fo:line-height="100%"/>
      <style:text-properties officeooo:paragraph-rsid="027c1b85"/>
    </style:style>
    <style:style style:name="P1035" style:family="paragraph" style:parent-style-name="Standard">
      <style:paragraph-properties fo:line-height="100%"/>
      <style:text-properties officeooo:paragraph-rsid="0045286d"/>
    </style:style>
    <style:style style:name="P1036" style:family="paragraph" style:parent-style-name="Standard">
      <style:paragraph-properties fo:line-height="100%"/>
      <style:text-properties officeooo:paragraph-rsid="02bd01a2"/>
    </style:style>
    <style:style style:name="P1037" style:family="paragraph" style:parent-style-name="Standard">
      <style:paragraph-properties fo:line-height="100%"/>
      <style:text-properties officeooo:paragraph-rsid="02d5eaee"/>
    </style:style>
    <style:style style:name="P1038" style:family="paragraph" style:parent-style-name="Standard">
      <style:paragraph-properties fo:line-height="100%"/>
      <style:text-properties officeooo:paragraph-rsid="02e4f960"/>
    </style:style>
    <style:style style:name="P1039" style:family="paragraph" style:parent-style-name="Standard">
      <style:paragraph-properties fo:line-height="100%"/>
      <style:text-properties officeooo:paragraph-rsid="02eac01d"/>
    </style:style>
    <style:style style:name="P1040" style:family="paragraph" style:parent-style-name="Standard">
      <style:paragraph-properties fo:line-height="100%"/>
      <style:text-properties officeooo:paragraph-rsid="02f17ec6"/>
    </style:style>
    <style:style style:name="P1041" style:family="paragraph" style:parent-style-name="Standard">
      <style:paragraph-properties fo:line-height="100%"/>
      <style:text-properties officeooo:paragraph-rsid="02fda6ef"/>
    </style:style>
    <style:style style:name="P1042" style:family="paragraph" style:parent-style-name="Standard">
      <style:paragraph-properties fo:line-height="100%"/>
      <style:text-properties officeooo:paragraph-rsid="03040c1c"/>
    </style:style>
    <style:style style:name="P1043" style:family="paragraph" style:parent-style-name="Standard">
      <style:paragraph-properties fo:line-height="100%"/>
      <style:text-properties officeooo:paragraph-rsid="03049b98"/>
    </style:style>
    <style:style style:name="P1044" style:family="paragraph" style:parent-style-name="Standard">
      <style:paragraph-properties fo:line-height="100%"/>
      <style:text-properties officeooo:paragraph-rsid="0305aebe"/>
    </style:style>
    <style:style style:name="P1045" style:family="paragraph" style:parent-style-name="Standard">
      <style:paragraph-properties fo:line-height="100%"/>
      <style:text-properties officeooo:paragraph-rsid="03061f93"/>
    </style:style>
    <style:style style:name="P1046" style:family="paragraph" style:parent-style-name="Standard">
      <style:paragraph-properties fo:line-height="100%"/>
      <style:text-properties officeooo:paragraph-rsid="03153caa"/>
    </style:style>
    <style:style style:name="P1047" style:family="paragraph" style:parent-style-name="Standard">
      <style:paragraph-properties fo:line-height="100%"/>
      <style:text-properties officeooo:paragraph-rsid="03343ce6"/>
    </style:style>
    <style:style style:name="P1048" style:family="paragraph" style:parent-style-name="Standard">
      <style:paragraph-properties fo:line-height="100%"/>
      <style:text-properties officeooo:paragraph-rsid="03349842"/>
    </style:style>
    <style:style style:name="P1049" style:family="paragraph" style:parent-style-name="Standard">
      <style:paragraph-properties fo:line-height="100%"/>
      <style:text-properties officeooo:paragraph-rsid="033f17a3"/>
    </style:style>
    <style:style style:name="P1050" style:family="paragraph" style:parent-style-name="Standard">
      <style:paragraph-properties fo:line-height="100%"/>
      <style:text-properties officeooo:paragraph-rsid="034172a0"/>
    </style:style>
    <style:style style:name="P1051" style:family="paragraph" style:parent-style-name="Standard">
      <style:paragraph-properties fo:line-height="100%"/>
      <style:text-properties officeooo:paragraph-rsid="034adc9b"/>
    </style:style>
    <style:style style:name="P1052" style:family="paragraph" style:parent-style-name="Standard">
      <style:paragraph-properties fo:line-height="100%"/>
      <style:text-properties officeooo:paragraph-rsid="034f33b6"/>
    </style:style>
    <style:style style:name="P1053" style:family="paragraph" style:parent-style-name="Standard">
      <style:paragraph-properties fo:line-height="100%"/>
      <style:text-properties officeooo:paragraph-rsid="034f680a"/>
    </style:style>
    <style:style style:name="P1054" style:family="paragraph" style:parent-style-name="Standard">
      <style:paragraph-properties fo:line-height="100%"/>
      <style:text-properties officeooo:paragraph-rsid="035051aa"/>
    </style:style>
    <style:style style:name="P1055" style:family="paragraph" style:parent-style-name="Standard">
      <style:paragraph-properties fo:line-height="100%"/>
      <style:text-properties officeooo:paragraph-rsid="0369854f"/>
    </style:style>
    <style:style style:name="P1056" style:family="paragraph" style:parent-style-name="Standard">
      <style:paragraph-properties fo:line-height="100%"/>
      <style:text-properties officeooo:paragraph-rsid="03963307"/>
    </style:style>
    <style:style style:name="P1057" style:family="paragraph" style:parent-style-name="Standard">
      <style:paragraph-properties fo:line-height="100%"/>
      <style:text-properties officeooo:paragraph-rsid="039c640b"/>
    </style:style>
    <style:style style:name="P1058" style:family="paragraph" style:parent-style-name="Standard">
      <style:paragraph-properties fo:line-height="100%"/>
      <style:text-properties officeooo:paragraph-rsid="039e9821"/>
    </style:style>
    <style:style style:name="P1059" style:family="paragraph" style:parent-style-name="Standard">
      <style:paragraph-properties fo:line-height="100%"/>
      <style:text-properties officeooo:paragraph-rsid="03a073aa"/>
    </style:style>
    <style:style style:name="P1060" style:family="paragraph" style:parent-style-name="Standard">
      <style:paragraph-properties fo:line-height="100%"/>
      <style:text-properties officeooo:paragraph-rsid="03b1fbc9"/>
    </style:style>
    <style:style style:name="P1061" style:family="paragraph" style:parent-style-name="Standard">
      <style:paragraph-properties fo:line-height="100%"/>
      <style:text-properties officeooo:paragraph-rsid="03c51260"/>
    </style:style>
    <style:style style:name="P1062" style:family="paragraph" style:parent-style-name="Standard">
      <style:paragraph-properties fo:line-height="100%"/>
      <style:text-properties officeooo:paragraph-rsid="03eb005c"/>
    </style:style>
    <style:style style:name="P1063" style:family="paragraph" style:parent-style-name="Standard">
      <style:paragraph-properties fo:line-height="100%"/>
      <style:text-properties officeooo:paragraph-rsid="03f0c84b"/>
    </style:style>
    <style:style style:name="P1064" style:family="paragraph" style:parent-style-name="Standard">
      <style:paragraph-properties fo:line-height="100%"/>
      <style:text-properties officeooo:paragraph-rsid="03e90de3"/>
    </style:style>
    <style:style style:name="P1065" style:family="paragraph" style:parent-style-name="Standard">
      <style:paragraph-properties fo:line-height="100%"/>
      <style:text-properties officeooo:paragraph-rsid="03f27278"/>
    </style:style>
    <style:style style:name="P1066" style:family="paragraph" style:parent-style-name="Standard">
      <style:paragraph-properties fo:line-height="100%"/>
      <style:text-properties officeooo:paragraph-rsid="03fd5e01"/>
    </style:style>
    <style:style style:name="P1067" style:family="paragraph" style:parent-style-name="Standard">
      <style:paragraph-properties fo:line-height="100%"/>
      <style:text-properties officeooo:paragraph-rsid="0400a6e4"/>
    </style:style>
    <style:style style:name="P1068" style:family="paragraph" style:parent-style-name="Standard">
      <style:paragraph-properties fo:line-height="100%"/>
      <style:text-properties officeooo:paragraph-rsid="0404aa05"/>
    </style:style>
    <style:style style:name="P1069" style:family="paragraph" style:parent-style-name="Standard">
      <style:paragraph-properties fo:line-height="100%"/>
      <style:text-properties officeooo:paragraph-rsid="04102973"/>
    </style:style>
    <style:style style:name="P1070" style:family="paragraph" style:parent-style-name="Standard">
      <style:paragraph-properties fo:line-height="100%"/>
      <style:text-properties officeooo:paragraph-rsid="041e6a3e"/>
    </style:style>
    <style:style style:name="P1071" style:family="paragraph" style:parent-style-name="Standard">
      <style:paragraph-properties fo:line-height="100%"/>
      <style:text-properties officeooo:paragraph-rsid="03a31e81"/>
    </style:style>
    <style:style style:name="P1072" style:family="paragraph" style:parent-style-name="Standard">
      <style:paragraph-properties fo:line-height="100%"/>
      <style:text-properties officeooo:paragraph-rsid="043fc929"/>
    </style:style>
    <style:style style:name="P1073" style:family="paragraph" style:parent-style-name="Standard">
      <style:paragraph-properties fo:line-height="100%"/>
      <style:text-properties officeooo:paragraph-rsid="043a0ede"/>
    </style:style>
    <style:style style:name="P1074" style:family="paragraph" style:parent-style-name="Standard">
      <style:paragraph-properties fo:line-height="100%"/>
      <style:text-properties officeooo:paragraph-rsid="04518e70"/>
    </style:style>
    <style:style style:name="P1075" style:family="paragraph" style:parent-style-name="Standard">
      <style:paragraph-properties fo:line-height="100%"/>
      <style:text-properties officeooo:paragraph-rsid="04592f7c"/>
    </style:style>
    <style:style style:name="P1076" style:family="paragraph" style:parent-style-name="Standard">
      <style:paragraph-properties fo:line-height="100%"/>
      <style:text-properties officeooo:paragraph-rsid="03becfb9"/>
    </style:style>
    <style:style style:name="P1077" style:family="paragraph" style:parent-style-name="Standard">
      <style:paragraph-properties fo:line-height="100%"/>
      <style:text-properties officeooo:paragraph-rsid="0473548b"/>
    </style:style>
    <style:style style:name="P1078" style:family="paragraph" style:parent-style-name="Standard">
      <style:paragraph-properties fo:line-height="100%"/>
      <style:text-properties officeooo:paragraph-rsid="0411d16e"/>
    </style:style>
    <style:style style:name="P1079" style:family="paragraph" style:parent-style-name="Standard">
      <style:paragraph-properties fo:line-height="100%"/>
      <style:text-properties officeooo:paragraph-rsid="041746e7"/>
    </style:style>
    <style:style style:name="P1080" style:family="paragraph" style:parent-style-name="Standard">
      <style:paragraph-properties fo:line-height="100%"/>
      <style:text-properties officeooo:paragraph-rsid="043c6125"/>
    </style:style>
    <style:style style:name="P1081" style:family="paragraph" style:parent-style-name="Standard">
      <style:paragraph-properties fo:line-height="100%"/>
      <style:text-properties officeooo:paragraph-rsid="04472f62"/>
    </style:style>
    <style:style style:name="P1082" style:family="paragraph" style:parent-style-name="Standard">
      <style:paragraph-properties fo:line-height="100%"/>
      <style:text-properties officeooo:paragraph-rsid="03fc17c3"/>
    </style:style>
    <style:style style:name="P1083" style:family="paragraph" style:parent-style-name="Standard">
      <style:paragraph-properties fo:line-height="100%"/>
      <style:text-properties officeooo:paragraph-rsid="039292f6"/>
    </style:style>
    <style:style style:name="P1084" style:family="paragraph" style:parent-style-name="Standard">
      <style:paragraph-properties fo:line-height="100%"/>
      <style:text-properties officeooo:paragraph-rsid="0486c03e"/>
    </style:style>
    <style:style style:name="P1085" style:family="paragraph" style:parent-style-name="Standard">
      <style:paragraph-properties fo:line-height="100%"/>
      <style:text-properties officeooo:paragraph-rsid="048ffd4a"/>
    </style:style>
    <style:style style:name="P1086" style:family="paragraph" style:parent-style-name="Standard">
      <style:paragraph-properties fo:line-height="100%"/>
      <style:text-properties officeooo:paragraph-rsid="04915c32"/>
    </style:style>
    <style:style style:name="P1087" style:family="paragraph" style:parent-style-name="Standard">
      <style:paragraph-properties fo:line-height="100%"/>
      <style:text-properties officeooo:paragraph-rsid="0496a172"/>
    </style:style>
    <style:style style:name="P1088" style:family="paragraph" style:parent-style-name="Standard">
      <style:paragraph-properties fo:line-height="100%"/>
      <style:text-properties officeooo:paragraph-rsid="04a08898"/>
    </style:style>
    <style:style style:name="P1089" style:family="paragraph" style:parent-style-name="Standard">
      <style:paragraph-properties fo:line-height="100%"/>
      <style:text-properties officeooo:paragraph-rsid="04a6679a"/>
    </style:style>
    <style:style style:name="P1090" style:family="paragraph" style:parent-style-name="Standard">
      <style:paragraph-properties fo:line-height="100%"/>
      <style:text-properties officeooo:paragraph-rsid="04ad05fc"/>
    </style:style>
    <style:style style:name="P1091" style:family="paragraph" style:parent-style-name="Standard">
      <style:paragraph-properties fo:line-height="100%"/>
      <style:text-properties officeooo:paragraph-rsid="04b3c5c0"/>
    </style:style>
    <style:style style:name="P1092" style:family="paragraph" style:parent-style-name="Standard">
      <style:paragraph-properties fo:line-height="100%"/>
      <style:text-properties officeooo:paragraph-rsid="04ba1b39"/>
    </style:style>
    <style:style style:name="P1093" style:family="paragraph" style:parent-style-name="Standard">
      <style:paragraph-properties fo:line-height="100%"/>
      <style:text-properties officeooo:paragraph-rsid="04bc7059"/>
    </style:style>
    <style:style style:name="P1094" style:family="paragraph" style:parent-style-name="Standard">
      <style:paragraph-properties fo:line-height="100%"/>
      <style:text-properties officeooo:paragraph-rsid="02ec4cc6"/>
    </style:style>
    <style:style style:name="P1095" style:family="paragraph" style:parent-style-name="Standard">
      <style:paragraph-properties fo:line-height="100%"/>
      <style:text-properties officeooo:paragraph-rsid="04b80b14"/>
    </style:style>
    <style:style style:name="P1096" style:family="paragraph" style:parent-style-name="Standard">
      <style:paragraph-properties fo:line-height="100%"/>
      <style:text-properties officeooo:paragraph-rsid="04d7b913"/>
    </style:style>
    <style:style style:name="P1097" style:family="paragraph" style:parent-style-name="Standard">
      <style:paragraph-properties fo:line-height="100%"/>
      <style:text-properties officeooo:paragraph-rsid="04ddd894"/>
    </style:style>
    <style:style style:name="P1098" style:family="paragraph" style:parent-style-name="Standard">
      <style:paragraph-properties fo:line-height="100%"/>
      <style:text-properties officeooo:paragraph-rsid="04deac5d"/>
    </style:style>
    <style:style style:name="P1099" style:family="paragraph" style:parent-style-name="Standard">
      <style:paragraph-properties fo:line-height="100%"/>
      <style:text-properties officeooo:paragraph-rsid="04ee3d5e"/>
    </style:style>
    <style:style style:name="P1100" style:family="paragraph" style:parent-style-name="Standard">
      <style:paragraph-properties fo:line-height="100%"/>
      <style:text-properties officeooo:paragraph-rsid="04ee86bb"/>
    </style:style>
    <style:style style:name="P1101" style:family="paragraph" style:parent-style-name="Standard">
      <style:paragraph-properties fo:line-height="100%"/>
      <style:text-properties officeooo:paragraph-rsid="04f29906"/>
    </style:style>
    <style:style style:name="P1102" style:family="paragraph" style:parent-style-name="Standard">
      <style:paragraph-properties fo:line-height="100%"/>
      <style:text-properties officeooo:paragraph-rsid="04faca3a"/>
    </style:style>
    <style:style style:name="P1103" style:family="paragraph" style:parent-style-name="Standard">
      <style:paragraph-properties fo:line-height="100%"/>
      <style:text-properties officeooo:paragraph-rsid="051228a5"/>
    </style:style>
    <style:style style:name="P1104" style:family="paragraph" style:parent-style-name="Standard">
      <style:paragraph-properties fo:line-height="100%"/>
      <style:text-properties officeooo:paragraph-rsid="05149db7"/>
    </style:style>
    <style:style style:name="P1105" style:family="paragraph" style:parent-style-name="Standard">
      <style:paragraph-properties fo:line-height="100%"/>
      <style:text-properties officeooo:paragraph-rsid="051755b6"/>
    </style:style>
    <style:style style:name="P1106" style:family="paragraph" style:parent-style-name="Standard">
      <style:paragraph-properties fo:line-height="100%"/>
      <style:text-properties officeooo:paragraph-rsid="04f1c42d"/>
    </style:style>
    <style:style style:name="P1107" style:family="paragraph" style:parent-style-name="Standard">
      <style:paragraph-properties fo:line-height="100%"/>
      <style:text-properties officeooo:paragraph-rsid="052c470d"/>
    </style:style>
    <style:style style:name="P1108" style:family="paragraph" style:parent-style-name="Standard">
      <style:paragraph-properties fo:line-height="100%"/>
      <style:text-properties officeooo:paragraph-rsid="052e1d4e"/>
    </style:style>
    <style:style style:name="P1109" style:family="paragraph" style:parent-style-name="Standard">
      <style:paragraph-properties fo:line-height="100%"/>
      <style:text-properties officeooo:paragraph-rsid="052fd794"/>
    </style:style>
    <style:style style:name="P1110" style:family="paragraph" style:parent-style-name="Standard">
      <style:paragraph-properties fo:line-height="100%"/>
      <style:text-properties officeooo:paragraph-rsid="053faa40"/>
    </style:style>
    <style:style style:name="P1111" style:family="paragraph" style:parent-style-name="Standard">
      <style:paragraph-properties fo:line-height="100%"/>
      <style:text-properties officeooo:paragraph-rsid="054f83a7"/>
    </style:style>
    <style:style style:name="P1112" style:family="paragraph" style:parent-style-name="Standard">
      <style:paragraph-properties fo:line-height="100%"/>
      <style:text-properties officeooo:paragraph-rsid="0557f31f"/>
    </style:style>
    <style:style style:name="P1113" style:family="paragraph" style:parent-style-name="Standard">
      <style:paragraph-properties fo:line-height="100%"/>
      <style:text-properties officeooo:paragraph-rsid="055a623a"/>
    </style:style>
    <style:style style:name="P1114" style:family="paragraph" style:parent-style-name="Standard">
      <style:paragraph-properties fo:line-height="100%"/>
      <style:text-properties officeooo:paragraph-rsid="0569d9ca"/>
    </style:style>
    <style:style style:name="P1115" style:family="paragraph" style:parent-style-name="Standard">
      <style:paragraph-properties fo:line-height="100%"/>
      <style:text-properties officeooo:paragraph-rsid="056d9742"/>
    </style:style>
    <style:style style:name="P1116" style:family="paragraph" style:parent-style-name="Standard">
      <style:paragraph-properties fo:line-height="100%"/>
      <style:text-properties officeooo:paragraph-rsid="057cbee6"/>
    </style:style>
    <style:style style:name="P1117" style:family="paragraph" style:parent-style-name="Standard">
      <style:paragraph-properties fo:line-height="100%"/>
      <style:text-properties officeooo:paragraph-rsid="0580d52a"/>
    </style:style>
    <style:style style:name="P1118" style:family="paragraph" style:parent-style-name="Standard">
      <style:paragraph-properties fo:line-height="100%"/>
      <style:text-properties officeooo:paragraph-rsid="059e7836"/>
    </style:style>
    <style:style style:name="P1119" style:family="paragraph" style:parent-style-name="Standard">
      <style:paragraph-properties fo:line-height="100%"/>
      <style:text-properties officeooo:paragraph-rsid="05ab1076"/>
    </style:style>
    <style:style style:name="P1120" style:family="paragraph" style:parent-style-name="Standard">
      <style:paragraph-properties fo:line-height="100%"/>
      <style:text-properties officeooo:paragraph-rsid="05b1d6ac"/>
    </style:style>
    <style:style style:name="P1121" style:family="paragraph" style:parent-style-name="Standard">
      <style:paragraph-properties fo:line-height="100%"/>
      <style:text-properties officeooo:paragraph-rsid="05b6653b"/>
    </style:style>
    <style:style style:name="P1122" style:family="paragraph" style:parent-style-name="Standard">
      <style:paragraph-properties fo:line-height="100%"/>
      <style:text-properties officeooo:paragraph-rsid="05bc64d7"/>
    </style:style>
    <style:style style:name="P1123" style:family="paragraph" style:parent-style-name="Standard">
      <style:paragraph-properties fo:line-height="100%"/>
      <style:text-properties officeooo:paragraph-rsid="05d96232"/>
    </style:style>
    <style:style style:name="P1124" style:family="paragraph" style:parent-style-name="Standard">
      <style:paragraph-properties fo:line-height="100%"/>
      <style:text-properties officeooo:paragraph-rsid="05dd0971"/>
    </style:style>
    <style:style style:name="P1125" style:family="paragraph" style:parent-style-name="Standard">
      <style:paragraph-properties fo:line-height="100%"/>
      <style:text-properties officeooo:paragraph-rsid="06011cd1"/>
    </style:style>
    <style:style style:name="P1126" style:family="paragraph" style:parent-style-name="Standard">
      <style:paragraph-properties fo:line-height="100%"/>
      <style:text-properties officeooo:paragraph-rsid="06063862"/>
    </style:style>
    <style:style style:name="P1127" style:family="paragraph" style:parent-style-name="Standard">
      <style:paragraph-properties fo:line-height="100%"/>
      <style:text-properties officeooo:paragraph-rsid="060fe20f"/>
    </style:style>
    <style:style style:name="P1128" style:family="paragraph" style:parent-style-name="Standard">
      <style:paragraph-properties fo:line-height="100%"/>
      <style:text-properties officeooo:paragraph-rsid="061169e8"/>
    </style:style>
    <style:style style:name="P1129" style:family="paragraph" style:parent-style-name="Standard">
      <style:paragraph-properties fo:line-height="100%"/>
      <style:text-properties officeooo:paragraph-rsid="06125c09"/>
    </style:style>
    <style:style style:name="P1130" style:family="paragraph" style:parent-style-name="Standard">
      <style:paragraph-properties fo:line-height="100%"/>
      <style:text-properties officeooo:paragraph-rsid="06191840"/>
    </style:style>
    <style:style style:name="P1131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132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133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134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135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136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137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138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3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14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14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142" style:family="paragraph" style:parent-style-name="Standard">
      <style:text-properties fo:color="#c9211e" officeooo:rsid="003eeb50" officeooo:paragraph-rsid="00ac1d69"/>
    </style:style>
    <style:style style:name="P1143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144" style:family="paragraph" style:parent-style-name="Standard">
      <style:paragraph-properties fo:line-height="100%"/>
      <style:text-properties officeooo:rsid="016b9044" officeooo:paragraph-rsid="016b9044"/>
    </style:style>
    <style:style style:name="P1145" style:family="paragraph" style:parent-style-name="Standard">
      <style:paragraph-properties fo:line-height="100%"/>
      <style:text-properties officeooo:rsid="01a2dcc2" officeooo:paragraph-rsid="01a2dcc2"/>
    </style:style>
    <style:style style:name="P1146" style:family="paragraph" style:parent-style-name="Standard">
      <style:paragraph-properties fo:line-height="100%"/>
      <style:text-properties officeooo:rsid="01a92b83" officeooo:paragraph-rsid="01abda5f"/>
    </style:style>
    <style:style style:name="P1147" style:family="paragraph" style:parent-style-name="Standard">
      <style:paragraph-properties fo:line-height="100%"/>
      <style:text-properties officeooo:rsid="01b78805" officeooo:paragraph-rsid="01b9977e"/>
    </style:style>
    <style:style style:name="P1148" style:family="paragraph" style:parent-style-name="Standard">
      <style:paragraph-properties fo:line-height="100%"/>
      <style:text-properties officeooo:rsid="01b78805" officeooo:paragraph-rsid="020d39a8"/>
    </style:style>
    <style:style style:name="P1149" style:family="paragraph" style:parent-style-name="Standard">
      <style:paragraph-properties fo:line-height="100%"/>
      <style:text-properties officeooo:rsid="01bcc73c" officeooo:paragraph-rsid="01bcc73c"/>
    </style:style>
    <style:style style:name="P1150" style:family="paragraph" style:parent-style-name="Standard">
      <style:paragraph-properties fo:line-height="100%"/>
      <style:text-properties officeooo:rsid="01cb0c6f" officeooo:paragraph-rsid="01cb0c6f"/>
    </style:style>
    <style:style style:name="P1151" style:family="paragraph" style:parent-style-name="Standard">
      <style:paragraph-properties fo:line-height="100%"/>
      <style:text-properties officeooo:rsid="01cd0839" officeooo:paragraph-rsid="01cd0839"/>
    </style:style>
    <style:style style:name="P1152" style:family="paragraph" style:parent-style-name="Standard">
      <style:paragraph-properties fo:line-height="100%"/>
      <style:text-properties officeooo:rsid="01e4a612" officeooo:paragraph-rsid="01e4a612"/>
    </style:style>
    <style:style style:name="P1153" style:family="paragraph" style:parent-style-name="Standard">
      <style:paragraph-properties fo:line-height="100%"/>
      <style:text-properties officeooo:rsid="022b7ea9" officeooo:paragraph-rsid="022b7ea9"/>
    </style:style>
    <style:style style:name="P1154" style:family="paragraph" style:parent-style-name="Standard">
      <style:paragraph-properties fo:line-height="100%"/>
      <style:text-properties officeooo:rsid="022dff2a" officeooo:paragraph-rsid="022dff2a"/>
    </style:style>
    <style:style style:name="P1155" style:family="paragraph" style:parent-style-name="Standard">
      <style:text-properties officeooo:paragraph-rsid="0275c15d"/>
    </style:style>
    <style:style style:name="P1156" style:family="paragraph" style:parent-style-name="Standard">
      <style:paragraph-properties fo:line-height="100%"/>
      <style:text-properties officeooo:rsid="02819040" officeooo:paragraph-rsid="028fc45c"/>
    </style:style>
    <style:style style:name="P1157" style:family="paragraph" style:parent-style-name="Standard">
      <style:paragraph-properties fo:line-height="100%"/>
      <style:text-properties officeooo:rsid="0285839b" officeooo:paragraph-rsid="0288fb00"/>
    </style:style>
    <style:style style:name="P1158" style:family="paragraph" style:parent-style-name="Standard">
      <style:paragraph-properties fo:line-height="100%"/>
      <style:text-properties officeooo:rsid="0297c923" officeooo:paragraph-rsid="0297c923"/>
    </style:style>
    <style:style style:name="P1159" style:family="paragraph" style:parent-style-name="Standard">
      <style:paragraph-properties fo:line-height="100%"/>
      <style:text-properties officeooo:rsid="029ac75f" officeooo:paragraph-rsid="029ac75f"/>
    </style:style>
    <style:style style:name="P1160" style:family="paragraph" style:parent-style-name="Standard">
      <style:text-properties officeooo:paragraph-rsid="00bfa17d"/>
    </style:style>
    <style:style style:name="P1161" style:family="paragraph" style:parent-style-name="Standard">
      <style:text-properties officeooo:paragraph-rsid="00bd11a0"/>
    </style:style>
    <style:style style:name="P1162" style:family="paragraph" style:parent-style-name="Standard">
      <style:paragraph-properties fo:line-height="100%"/>
      <style:text-properties officeooo:rsid="02540cb9" officeooo:paragraph-rsid="02bd01a2"/>
    </style:style>
    <style:style style:name="P1163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16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16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16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167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168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169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170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1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1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1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1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1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1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177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178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79" style:family="paragraph" style:parent-style-name="Standard">
      <style:paragraph-properties fo:line-height="100%"/>
      <style:text-properties officeooo:rsid="02da5175" officeooo:paragraph-rsid="02da5175"/>
    </style:style>
    <style:style style:name="P1180" style:family="paragraph" style:parent-style-name="Standard">
      <style:paragraph-properties fo:line-height="100%"/>
      <style:text-properties officeooo:rsid="02e4f960" officeooo:paragraph-rsid="02e4f960"/>
    </style:style>
    <style:style style:name="P1181" style:family="paragraph" style:parent-style-name="Standard">
      <style:paragraph-properties fo:line-height="100%"/>
      <style:text-properties officeooo:rsid="02eabaea" officeooo:paragraph-rsid="02eabaea"/>
    </style:style>
    <style:style style:name="P1182" style:family="paragraph" style:parent-style-name="Standard">
      <style:paragraph-properties fo:line-height="100%"/>
      <style:text-properties officeooo:rsid="02eac01d" officeooo:paragraph-rsid="02eac01d"/>
    </style:style>
    <style:style style:name="P1183" style:family="paragraph" style:parent-style-name="Standard">
      <style:paragraph-properties fo:line-height="100%"/>
      <style:text-properties officeooo:rsid="02eb27fd" officeooo:paragraph-rsid="02ec089f"/>
    </style:style>
    <style:style style:name="P1184" style:family="paragraph" style:parent-style-name="Standard">
      <style:text-properties officeooo:paragraph-rsid="02ecf51e"/>
    </style:style>
    <style:style style:name="P1185" style:family="paragraph" style:parent-style-name="Standard">
      <style:text-properties officeooo:paragraph-rsid="02f17ec6"/>
    </style:style>
    <style:style style:name="P1186" style:family="paragraph" style:parent-style-name="Standard">
      <style:paragraph-properties fo:line-height="100%"/>
      <style:text-properties officeooo:rsid="02e59398" officeooo:paragraph-rsid="03049b98"/>
    </style:style>
    <style:style style:name="P1187" style:family="paragraph" style:parent-style-name="Standard">
      <style:paragraph-properties fo:line-height="150%"/>
      <style:text-properties officeooo:rsid="02e59398" officeooo:paragraph-rsid="03049b98"/>
    </style:style>
    <style:style style:name="P1188" style:family="paragraph" style:parent-style-name="Standard">
      <style:paragraph-properties fo:line-height="100%"/>
      <style:text-properties officeooo:rsid="022ee1ec" officeooo:paragraph-rsid="022ee1ec"/>
    </style:style>
    <style:style style:name="P1189" style:family="paragraph" style:parent-style-name="Standard">
      <style:text-properties officeooo:paragraph-rsid="03061f93"/>
    </style:style>
    <style:style style:name="P1190" style:family="paragraph" style:parent-style-name="Standard">
      <style:paragraph-properties fo:line-height="100%"/>
      <style:text-properties officeooo:rsid="0346a444" officeooo:paragraph-rsid="0346a444"/>
    </style:style>
    <style:style style:name="P1191" style:family="paragraph" style:parent-style-name="Standard">
      <style:text-properties officeooo:paragraph-rsid="03733aab"/>
    </style:style>
    <style:style style:name="P1192" style:family="paragraph" style:parent-style-name="Standard">
      <style:paragraph-properties fo:line-height="100%"/>
      <style:text-properties officeooo:rsid="038a2c81" officeooo:paragraph-rsid="039e9821"/>
    </style:style>
    <style:style style:name="P1193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194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195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19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19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198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1199" style:family="paragraph" style:parent-style-name="Standard">
      <style:paragraph-properties fo:line-height="100%"/>
      <style:text-properties style:text-line-through-style="solid" style:text-line-through-type="single" officeooo:rsid="05e036ab" officeooo:paragraph-rsid="05e036ab"/>
    </style:style>
    <style:style style:name="P1200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201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202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203" style:family="paragraph" style:parent-style-name="Standard">
      <style:paragraph-properties fo:line-height="100%"/>
      <style:text-properties fo:color="#ff0000" officeooo:paragraph-rsid="042824b8"/>
    </style:style>
    <style:style style:name="P1204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205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206" style:family="paragraph" style:parent-style-name="Standard">
      <style:paragraph-properties fo:line-height="100%"/>
      <style:text-properties officeooo:rsid="03a4e520" officeooo:paragraph-rsid="03a4e520"/>
    </style:style>
    <style:style style:name="P1207" style:family="paragraph" style:parent-style-name="Standard">
      <style:paragraph-properties fo:line-height="100%"/>
      <style:text-properties officeooo:rsid="03a073aa" officeooo:paragraph-rsid="03a073aa"/>
    </style:style>
    <style:style style:name="P1208" style:family="paragraph" style:parent-style-name="Standard">
      <style:text-properties officeooo:paragraph-rsid="00c0d7c6"/>
    </style:style>
    <style:style style:name="P1209" style:family="paragraph" style:parent-style-name="Standard">
      <style:text-properties officeooo:paragraph-rsid="03e93625"/>
    </style:style>
    <style:style style:name="P1210" style:family="paragraph" style:parent-style-name="Standard">
      <style:text-properties officeooo:rsid="0019f535" officeooo:paragraph-rsid="03e93625"/>
    </style:style>
    <style:style style:name="P1211" style:family="paragraph" style:parent-style-name="Standard">
      <style:paragraph-properties fo:line-height="100%"/>
      <style:text-properties officeooo:rsid="045a6b37" officeooo:paragraph-rsid="045a6b37"/>
    </style:style>
    <style:style style:name="P1212" style:family="paragraph" style:parent-style-name="Standard">
      <style:text-properties officeooo:paragraph-rsid="00118c4a"/>
    </style:style>
    <style:style style:name="P1213" style:family="paragraph" style:parent-style-name="Standard">
      <style:paragraph-properties fo:line-height="100%"/>
      <style:text-properties officeooo:rsid="048fe3f8" officeooo:paragraph-rsid="048ffd4a"/>
    </style:style>
    <style:style style:name="P1214" style:family="paragraph" style:parent-style-name="Standard">
      <style:paragraph-properties fo:line-height="100%"/>
      <style:text-properties officeooo:rsid="0494bc64" officeooo:paragraph-rsid="0494bc64"/>
    </style:style>
    <style:style style:name="P1215" style:family="paragraph" style:parent-style-name="Standard">
      <style:paragraph-properties fo:line-height="100%"/>
      <style:text-properties officeooo:rsid="0497dc28" officeooo:paragraph-rsid="0497dc28"/>
    </style:style>
    <style:style style:name="P1216" style:family="paragraph" style:parent-style-name="Standard">
      <style:paragraph-properties fo:line-height="150%"/>
      <style:text-properties officeooo:rsid="049a8a7e" officeooo:paragraph-rsid="049a8a7e"/>
    </style:style>
    <style:style style:name="P1217" style:family="paragraph" style:parent-style-name="Standard">
      <style:paragraph-properties fo:line-height="100%"/>
      <style:text-properties officeooo:rsid="049c223c" officeooo:paragraph-rsid="049c223c"/>
    </style:style>
    <style:style style:name="P1218" style:family="paragraph" style:parent-style-name="Standard">
      <style:paragraph-properties fo:line-height="100%"/>
      <style:text-properties officeooo:rsid="04a08898" officeooo:paragraph-rsid="04a08898"/>
    </style:style>
    <style:style style:name="P1219" style:family="paragraph" style:parent-style-name="Standard">
      <style:paragraph-properties fo:line-height="100%"/>
      <style:text-properties officeooo:rsid="04ad05fc" officeooo:paragraph-rsid="04b3c5c0"/>
    </style:style>
    <style:style style:name="P1220" style:family="paragraph" style:parent-style-name="Standard">
      <style:paragraph-properties fo:line-height="100%"/>
      <style:text-properties officeooo:rsid="04ba1b39" officeooo:paragraph-rsid="04ba1b39"/>
    </style:style>
    <style:style style:name="P1221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222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223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224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225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226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227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228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229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230" style:family="paragraph" style:parent-style-name="Standard">
      <style:paragraph-properties fo:line-height="100%"/>
      <style:text-properties officeooo:rsid="04bc7059" officeooo:paragraph-rsid="04bc7059"/>
    </style:style>
    <style:style style:name="P1231" style:family="paragraph" style:parent-style-name="Standard">
      <style:paragraph-properties fo:line-height="100%"/>
      <style:text-properties officeooo:rsid="04a57ad8" officeooo:paragraph-rsid="04ba1b39"/>
    </style:style>
    <style:style style:name="P1232" style:family="paragraph" style:parent-style-name="Standard">
      <style:paragraph-properties fo:line-height="100%"/>
      <style:text-properties officeooo:rsid="051228a5" officeooo:paragraph-rsid="05270c2d"/>
    </style:style>
    <style:style style:name="P1233" style:family="paragraph" style:parent-style-name="Standard">
      <style:paragraph-properties fo:line-height="100%"/>
      <style:text-properties officeooo:rsid="05149db7" officeooo:paragraph-rsid="05149db7"/>
    </style:style>
    <style:style style:name="P1234" style:family="paragraph" style:parent-style-name="Standard">
      <style:paragraph-properties fo:line-height="100%"/>
      <style:text-properties officeooo:rsid="04f29906" officeooo:paragraph-rsid="051fdc2f"/>
    </style:style>
    <style:style style:name="P1235" style:family="paragraph" style:parent-style-name="Standard">
      <style:paragraph-properties fo:line-height="100%"/>
      <style:text-properties officeooo:rsid="052fd794" officeooo:paragraph-rsid="052fd794"/>
    </style:style>
    <style:style style:name="P1236" style:family="paragraph" style:parent-style-name="Standard">
      <style:paragraph-properties fo:line-height="100%"/>
      <style:text-properties officeooo:rsid="0569d9ca" officeooo:paragraph-rsid="0569d9ca"/>
    </style:style>
    <style:style style:name="P1237" style:family="paragraph" style:parent-style-name="Standard">
      <style:paragraph-properties fo:line-height="100%"/>
      <style:text-properties officeooo:rsid="058ba444" officeooo:paragraph-rsid="058ba444"/>
    </style:style>
    <style:style style:name="P1238" style:family="paragraph" style:parent-style-name="Standard">
      <style:paragraph-properties fo:line-height="100%"/>
      <style:text-properties officeooo:rsid="05e2db49" officeooo:paragraph-rsid="05ef59a4"/>
    </style:style>
    <style:style style:name="P1239" style:family="paragraph" style:parent-style-name="Standard">
      <style:paragraph-properties fo:line-height="100%"/>
      <style:text-properties officeooo:rsid="05e46ca0" officeooo:paragraph-rsid="05e5f887"/>
    </style:style>
    <style:style style:name="P1240" style:family="paragraph" style:parent-style-name="Standard">
      <style:paragraph-properties fo:line-height="150%"/>
      <style:text-properties officeooo:rsid="06130d41" officeooo:paragraph-rsid="06130d41"/>
    </style:style>
    <style:style style:name="P1241" style:family="paragraph" style:parent-style-name="Standard">
      <style:paragraph-properties fo:line-height="100%"/>
      <style:text-properties officeooo:rsid="061f0d18" officeooo:paragraph-rsid="061f0d18"/>
    </style:style>
    <style:style style:name="P1242" style:family="paragraph" style:parent-style-name="Standard">
      <style:paragraph-properties fo:line-height="100%"/>
      <style:text-properties officeooo:rsid="0620d52b" officeooo:paragraph-rsid="0620d52b"/>
    </style:style>
    <style:style style:name="P1243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244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245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246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247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248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249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250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251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252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253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254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255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256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257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258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259" style:family="paragraph" style:parent-style-name="Table_20_Contents">
      <style:paragraph-properties fo:text-align="center" style:justify-single-word="false"/>
    </style:style>
    <style:style style:name="P1260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261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262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263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264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265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266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267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268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269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270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271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272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273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274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275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276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277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278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279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280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281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282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283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284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285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286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287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288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289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290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291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292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293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294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295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296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297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298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299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300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301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302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303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304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305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306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307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308" style:family="paragraph" style:parent-style-name="Standard">
      <style:paragraph-properties fo:line-height="150%" fo:break-before="page"/>
      <style:text-properties officeooo:paragraph-rsid="02d98b08"/>
    </style:style>
    <style:style style:name="P1309" style:family="paragraph" style:parent-style-name="Standard">
      <style:paragraph-properties fo:line-height="150%" fo:break-before="page"/>
      <style:text-properties officeooo:paragraph-rsid="03fd5e01"/>
    </style:style>
    <style:style style:name="P1310" style:family="paragraph" style:parent-style-name="Standard">
      <style:paragraph-properties fo:line-height="100%" fo:break-before="page"/>
      <style:text-properties officeooo:paragraph-rsid="024c0a42"/>
    </style:style>
    <style:style style:name="P1311" style:family="paragraph" style:parent-style-name="Standard">
      <style:paragraph-properties fo:line-height="100%" fo:break-before="page"/>
      <style:text-properties officeooo:paragraph-rsid="05ab1076"/>
    </style:style>
    <style:style style:name="P1312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313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314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315" style:family="paragraph" style:parent-style-name="Standard">
      <style:paragraph-properties fo:break-before="page"/>
      <style:text-properties officeooo:paragraph-rsid="009622c6"/>
    </style:style>
    <style:style style:name="P1316" style:family="paragraph" style:parent-style-name="Standard">
      <style:paragraph-properties fo:break-before="page"/>
      <style:text-properties officeooo:paragraph-rsid="02be3c45"/>
    </style:style>
    <style:style style:name="P1317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31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319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320" style:family="paragraph" style:parent-style-name="Standard" style:list-style-name="L1">
      <style:text-properties officeooo:paragraph-rsid="0013268f"/>
    </style:style>
    <style:style style:name="P1321" style:family="paragraph" style:parent-style-name="Standard" style:list-style-name="L1">
      <style:text-properties officeooo:rsid="0013268f" officeooo:paragraph-rsid="0013268f"/>
    </style:style>
    <style:style style:name="P1322" style:family="paragraph" style:parent-style-name="Standard" style:list-style-name="L2">
      <style:text-properties style:use-window-font-color="true" officeooo:paragraph-rsid="00118c4a"/>
    </style:style>
    <style:style style:name="P1323" style:family="paragraph" style:parent-style-name="Standard" style:list-style-name="L2">
      <style:text-properties style:use-window-font-color="true" officeooo:rsid="0011b025" officeooo:paragraph-rsid="0011b025"/>
    </style:style>
    <style:style style:name="P1324" style:family="paragraph" style:parent-style-name="Standard" style:list-style-name="L4">
      <style:text-properties style:use-window-font-color="true" officeooo:rsid="00a8a4b1" officeooo:paragraph-rsid="02be3c45"/>
    </style:style>
    <style:style style:name="P1325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326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327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328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329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330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331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332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333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334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335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336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337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338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339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340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41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42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43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44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45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46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47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48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349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50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351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352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353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354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355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356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357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358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359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360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361" style:family="paragraph" style:parent-style-name="Standard" style:list-style-name="L43">
      <style:text-properties style:use-window-font-color="true" officeooo:paragraph-rsid="02edc963"/>
    </style:style>
    <style:style style:name="P1362" style:family="paragraph" style:parent-style-name="Standard" style:list-style-name="L3">
      <style:text-properties officeooo:rsid="0012a0dc" officeooo:paragraph-rsid="0012a0dc"/>
    </style:style>
    <style:style style:name="P1363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364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365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366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367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368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369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370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371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372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373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374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75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76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77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378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379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380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381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382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383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384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385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386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387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388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389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390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391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392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393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394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395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396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397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398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399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400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401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402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403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404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405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406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407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408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409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410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411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412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413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14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15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16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17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18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419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1420" style:family="paragraph" style:parent-style-name="Standard">
      <style:paragraph-properties fo:line-height="100%"/>
      <style:text-properties fo:font-style="normal" style:text-underline-style="none" fo:font-weight="normal" officeooo:rsid="0635fe4a" officeooo:paragraph-rsid="0635fe4a" style:font-style-asian="normal" style:font-weight-asian="normal" style:font-style-complex="normal" style:font-weight-complex="normal"/>
    </style:style>
    <style:style style:name="P1421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422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423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424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425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426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427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428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429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430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431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1432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433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434" style:family="paragraph" style:parent-style-name="Standard" style:list-style-name="L93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435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436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437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438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439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440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441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1442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443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444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1445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1446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1447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1448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449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450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451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452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453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454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455" style:family="paragraph" style:parent-style-name="Standard">
      <style:paragraph-properties fo:line-height="100%"/>
      <style:text-properties fo:font-style="normal" officeooo:rsid="0626dd8c" officeooo:paragraph-rsid="062e0320" style:font-style-asian="normal" style:font-style-complex="normal"/>
    </style:style>
    <style:style style:name="P1456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1457" style:family="paragraph" style:parent-style-name="Standard" style:list-style-name="L7">
      <style:text-properties officeooo:rsid="0033fbdf" officeooo:paragraph-rsid="0033fbdf"/>
    </style:style>
    <style:style style:name="P1458" style:family="paragraph" style:parent-style-name="Standard" style:list-style-name="L11">
      <style:text-properties officeooo:rsid="0033fbdf" officeooo:paragraph-rsid="0106c767"/>
    </style:style>
    <style:style style:name="P1459" style:family="paragraph" style:parent-style-name="Standard" style:list-style-name="L8">
      <style:text-properties officeooo:paragraph-rsid="005b5cd3"/>
    </style:style>
    <style:style style:name="P1460" style:family="paragraph" style:parent-style-name="Standard" style:list-style-name="L9">
      <style:text-properties officeooo:paragraph-rsid="00367935"/>
    </style:style>
    <style:style style:name="P1461" style:family="paragraph" style:parent-style-name="Standard" style:list-style-name="L9">
      <style:text-properties officeooo:rsid="00367935" officeooo:paragraph-rsid="00367935"/>
    </style:style>
    <style:style style:name="P1462" style:family="paragraph" style:parent-style-name="Standard" style:list-style-name="L10">
      <style:text-properties officeooo:rsid="00386ddb" officeooo:paragraph-rsid="00386ddb"/>
    </style:style>
    <style:style style:name="P1463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464" style:family="paragraph" style:parent-style-name="Standard" style:list-style-name="L20">
      <style:text-properties officeooo:paragraph-rsid="00a4ce44"/>
    </style:style>
    <style:style style:name="P1465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466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467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468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469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470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471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472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473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474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475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1476" style:family="paragraph" style:parent-style-name="Standard">
      <style:paragraph-properties fo:line-height="100%"/>
      <style:text-properties fo:font-weight="normal" officeooo:rsid="06321a8e" officeooo:paragraph-rsid="06321a8e" style:font-weight-asian="normal" style:font-weight-complex="normal"/>
    </style:style>
    <style:style style:name="P1477" style:family="paragraph" style:parent-style-name="Standard" style:list-style-name="L25">
      <style:text-properties officeooo:paragraph-rsid="00beb82f"/>
    </style:style>
    <style:style style:name="P1478" style:family="paragraph" style:parent-style-name="Standard" style:list-style-name="L26">
      <style:text-properties officeooo:paragraph-rsid="00d139a0"/>
    </style:style>
    <style:style style:name="P1479" style:family="paragraph" style:parent-style-name="Standard" style:list-style-name="L29">
      <style:text-properties officeooo:paragraph-rsid="00f2503e"/>
    </style:style>
    <style:style style:name="P1480" style:family="paragraph" style:parent-style-name="Standard" style:list-style-name="L30">
      <style:text-properties officeooo:rsid="00f3f4f5" officeooo:paragraph-rsid="00f5260b"/>
    </style:style>
    <style:style style:name="P1481" style:family="paragraph" style:parent-style-name="Standard" style:list-style-name="L30">
      <style:text-properties officeooo:rsid="00f3f4f5" officeooo:paragraph-rsid="00f3f4f5"/>
    </style:style>
    <style:style style:name="P1482" style:family="paragraph" style:parent-style-name="Standard" style:list-style-name="L33">
      <style:paragraph-properties fo:line-height="100%"/>
      <style:text-properties officeooo:paragraph-rsid="01b5c969"/>
    </style:style>
    <style:style style:name="P1483" style:family="paragraph" style:parent-style-name="Standard" style:list-style-name="L58">
      <style:paragraph-properties fo:line-height="100%"/>
      <style:text-properties officeooo:paragraph-rsid="0346a444"/>
    </style:style>
    <style:style style:name="P1484" style:family="paragraph" style:parent-style-name="Standard" style:list-style-name="L63">
      <style:paragraph-properties fo:line-height="100%"/>
      <style:text-properties officeooo:paragraph-rsid="03ec3a95"/>
    </style:style>
    <style:style style:name="P1485" style:family="paragraph" style:parent-style-name="Standard" style:list-style-name="L64">
      <style:paragraph-properties fo:line-height="100%"/>
      <style:text-properties officeooo:paragraph-rsid="03ed0846"/>
    </style:style>
    <style:style style:name="P1486" style:family="paragraph" style:parent-style-name="Standard" style:list-style-name="L68">
      <style:paragraph-properties fo:line-height="100%"/>
      <style:text-properties officeooo:paragraph-rsid="04a57ad8"/>
    </style:style>
    <style:style style:name="P1487" style:family="paragraph" style:parent-style-name="Standard" style:list-style-name="L72">
      <style:paragraph-properties fo:line-height="100%"/>
      <style:text-properties officeooo:paragraph-rsid="04deac5d"/>
    </style:style>
    <style:style style:name="P1488" style:family="paragraph" style:parent-style-name="Standard" style:list-style-name="L83">
      <style:paragraph-properties fo:line-height="100%"/>
      <style:text-properties officeooo:paragraph-rsid="05cd3bc5"/>
    </style:style>
    <style:style style:name="P1489" style:family="paragraph" style:parent-style-name="Standard" style:list-style-name="L86">
      <style:paragraph-properties fo:line-height="100%"/>
      <style:text-properties officeooo:paragraph-rsid="05e7f406"/>
    </style:style>
    <style:style style:name="P1490" style:family="paragraph" style:parent-style-name="Standard">
      <style:paragraph-properties fo:line-height="100%"/>
      <style:text-properties officeooo:paragraph-rsid="062535ed"/>
    </style:style>
    <style:style style:name="P1491" style:family="paragraph" style:parent-style-name="Standard" style:list-style-name="L99">
      <style:paragraph-properties fo:line-height="100%"/>
      <style:text-properties officeooo:paragraph-rsid="06257b22"/>
    </style:style>
    <style:style style:name="P1492" style:family="paragraph" style:parent-style-name="Standard">
      <style:paragraph-properties fo:line-height="100%"/>
      <style:text-properties officeooo:paragraph-rsid="062f0400"/>
    </style:style>
    <style:style style:name="P1493" style:family="paragraph" style:parent-style-name="Standard">
      <style:paragraph-properties fo:line-height="100%"/>
      <style:text-properties officeooo:paragraph-rsid="06307d14"/>
    </style:style>
    <style:style style:name="P1494" style:family="paragraph" style:parent-style-name="Standard">
      <style:paragraph-properties fo:line-height="100%"/>
      <style:text-properties officeooo:paragraph-rsid="0630fb9a"/>
    </style:style>
    <style:style style:name="P1495" style:family="paragraph" style:parent-style-name="Standard" style:list-style-name="L100">
      <style:paragraph-properties fo:line-height="100%"/>
      <style:text-properties officeooo:paragraph-rsid="0630fb9a"/>
    </style:style>
    <style:style style:name="P1496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497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498" style:family="paragraph" style:parent-style-name="Standard" style:list-style-name="L44">
      <style:paragraph-properties fo:line-height="150%"/>
      <style:text-properties officeooo:paragraph-rsid="02df5c92"/>
    </style:style>
    <style:style style:name="P1499" style:family="paragraph" style:parent-style-name="Standard" style:list-style-name="L44">
      <style:paragraph-properties fo:line-height="150%"/>
      <style:text-properties officeooo:paragraph-rsid="02e142ec"/>
    </style:style>
    <style:style style:name="P1500" style:family="paragraph" style:parent-style-name="Standard">
      <style:paragraph-properties fo:line-height="150%"/>
      <style:text-properties officeooo:paragraph-rsid="062535ed"/>
    </style:style>
    <style:style style:name="P1501" style:family="paragraph" style:parent-style-name="Standard">
      <style:paragraph-properties fo:line-height="150%"/>
      <style:text-properties officeooo:paragraph-rsid="06257b22"/>
    </style:style>
    <style:style style:name="P1502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503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504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505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506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507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508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509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510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511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512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513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514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515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516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517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518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519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520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521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522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523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524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525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526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527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528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529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530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531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532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533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534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535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536" style:family="paragraph" style:parent-style-name="Standard">
      <style:paragraph-properties fo:line-height="100%"/>
      <style:text-properties officeooo:rsid="06307d14" officeooo:paragraph-rsid="06307d14"/>
    </style:style>
    <style:style style:name="P1537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1538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1539" style:family="paragraph" style:parent-style-name="Standard">
      <style:paragraph-properties fo:line-height="100%"/>
      <style:text-properties officeooo:rsid="0630fb9a" officeooo:paragraph-rsid="0630fb9a"/>
    </style:style>
    <style:style style:name="P1540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541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542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543" style:family="paragraph" style:parent-style-name="Standard">
      <style:paragraph-properties fo:line-height="100%"/>
      <style:text-properties officeooo:rsid="06321a8e" officeooo:paragraph-rsid="06321a8e"/>
    </style:style>
    <style:style style:name="P1544" style:family="paragraph" style:parent-style-name="Standard">
      <style:paragraph-properties fo:line-height="100%"/>
      <style:text-properties officeooo:rsid="06340678" officeooo:paragraph-rsid="06340678"/>
    </style:style>
    <style:style style:name="P1545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546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547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548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31857c7" style:font-weight-asian="normal" style:font-weight-complex="normal"/>
    </style:style>
    <style:style style:name="T64" style:family="text">
      <style:text-properties style:use-window-font-color="true" style:text-underline-style="none" fo:font-weight="bold" style:font-weight-asian="bold" style:font-weight-complex="bold"/>
    </style:style>
    <style:style style:name="T65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6" style:family="text">
      <style:text-properties style:use-window-font-color="true" style:text-underline-style="none" officeooo:rsid="031fc4b1"/>
    </style:style>
    <style:style style:name="T67" style:family="text">
      <style:text-properties style:use-window-font-color="true" style:text-underline-style="none" officeooo:rsid="0297c923"/>
    </style:style>
    <style:style style:name="T68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31857c7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1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2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3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style:font-style-asian="italic" style:font-style-complex="italic"/>
    </style:style>
    <style:style style:name="T146" style:family="text">
      <style:text-properties style:use-window-font-color="true" fo:font-style="italic" officeooo:rsid="016778b3" style:font-style-asian="italic" style:font-style-complex="italic"/>
    </style:style>
    <style:style style:name="T147" style:family="text">
      <style:text-properties style:use-window-font-color="true" fo:font-style="italic" officeooo:rsid="01e504ba" style:font-style-asian="italic" style:font-style-complex="italic"/>
    </style:style>
    <style:style style:name="T148" style:family="text">
      <style:text-properties style:use-window-font-color="true" fo:font-style="italic" officeooo:rsid="02ce8a1b" style:font-style-asian="italic" style:font-style-complex="italic"/>
    </style:style>
    <style:style style:name="T149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0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51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style:text-underline-style="solid" style:text-underline-width="auto" style:text-underline-color="font-color" fo:font-weight="normal" officeooo:rsid="031857c7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font-style-asian="normal" style:font-style-complex="normal"/>
    </style:style>
    <style:style style:name="T234" style:family="text">
      <style:text-properties style:use-window-font-color="true" fo:font-style="normal" officeooo:rsid="016860b9" style:font-style-asian="normal" style:font-style-complex="normal"/>
    </style:style>
    <style:style style:name="T235" style:family="text">
      <style:text-properties style:use-window-font-color="true" fo:font-style="normal" officeooo:rsid="0171553b" style:font-style-asian="normal" style:font-style-complex="normal"/>
    </style:style>
    <style:style style:name="T236" style:family="text">
      <style:text-properties style:use-window-font-color="true" fo:font-style="normal" officeooo:rsid="016c9d08" style:font-style-asian="normal" style:font-style-complex="normal"/>
    </style:style>
    <style:style style:name="T237" style:family="text">
      <style:text-properties style:use-window-font-color="true" fo:font-style="normal" officeooo:rsid="016778b3" style:font-style-asian="normal" style:font-style-complex="normal"/>
    </style:style>
    <style:style style:name="T238" style:family="text">
      <style:text-properties style:use-window-font-color="true" fo:font-style="normal" officeooo:rsid="01e2b86d" style:font-style-asian="normal" style:font-style-complex="normal"/>
    </style:style>
    <style:style style:name="T239" style:family="text">
      <style:text-properties style:use-window-font-color="true" fo:font-style="normal" officeooo:rsid="01e504ba" style:font-style-asian="normal" style:font-style-complex="normal"/>
    </style:style>
    <style:style style:name="T240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60fe20f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style:font-style-asian="normal" style:font-style-complex="normal"/>
    </style:style>
    <style:style style:name="T321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22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23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4" style:family="text">
      <style:text-properties style:use-window-font-color="true" fo:font-weight="normal" style:font-weight-asian="normal" style:font-weight-complex="normal"/>
    </style:style>
    <style:style style:name="T325" style:family="text">
      <style:text-properties style:use-window-font-color="true" fo:font-weight="normal" officeooo:rsid="016aa5ac" style:font-weight-asian="normal" style:font-weight-complex="normal"/>
    </style:style>
    <style:style style:name="T326" style:family="text">
      <style:text-properties style:use-window-font-color="true" fo:font-weight="normal" officeooo:rsid="016a5b23" style:font-weight-asian="normal" style:font-weight-complex="normal"/>
    </style:style>
    <style:style style:name="T327" style:family="text">
      <style:text-properties style:use-window-font-color="true" fo:font-weight="normal" officeooo:rsid="0171553b" style:font-weight-asian="normal" style:font-weight-complex="normal"/>
    </style:style>
    <style:style style:name="T328" style:family="text">
      <style:text-properties style:use-window-font-color="true" fo:font-weight="normal" officeooo:rsid="01aaba73" style:font-weight-asian="normal" style:font-weight-complex="normal"/>
    </style:style>
    <style:style style:name="T329" style:family="text">
      <style:text-properties style:use-window-font-color="true" fo:font-weight="normal" officeooo:rsid="01b08253" style:font-weight-asian="normal" style:font-weight-complex="normal"/>
    </style:style>
    <style:style style:name="T330" style:family="text">
      <style:text-properties style:use-window-font-color="true" fo:font-weight="normal" officeooo:rsid="0226d9d6" style:font-weight-asian="normal" style:font-weight-complex="normal"/>
    </style:style>
    <style:style style:name="T331" style:family="text">
      <style:text-properties style:use-window-font-color="true" fo:font-weight="normal" officeooo:rsid="022c7d02" style:font-weight-asian="normal" style:font-weight-complex="normal"/>
    </style:style>
    <style:style style:name="T332" style:family="text">
      <style:text-properties style:use-window-font-color="true" fo:font-weight="normal" officeooo:rsid="023b3a5d" style:font-weight-asian="normal" style:font-weight-complex="normal"/>
    </style:style>
    <style:style style:name="T333" style:family="text">
      <style:text-properties style:use-window-font-color="true" fo:font-weight="normal" officeooo:rsid="023ce39d" style:font-weight-asian="normal" style:font-weight-complex="normal"/>
    </style:style>
    <style:style style:name="T334" style:family="text">
      <style:text-properties style:use-window-font-color="true" officeooo:rsid="016f0506"/>
    </style:style>
    <style:style style:name="T335" style:family="text">
      <style:text-properties style:use-window-font-color="true" fo:font-weight="bold" style:font-weight-asian="bold" style:font-weight-complex="bold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5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6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47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8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9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50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51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52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53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54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5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6" style:family="text">
      <style:text-properties style:use-window-font-color="true" officeooo:rsid="02efc49c"/>
    </style:style>
    <style:style style:name="T357" style:family="text">
      <style:text-properties style:use-window-font-color="true" officeooo:rsid="02ce8a1b"/>
    </style:style>
    <style:style style:name="T358" style:family="text">
      <style:text-properties style:use-window-font-color="true" officeooo:rsid="02d1510f"/>
    </style:style>
    <style:style style:name="T359" style:family="text">
      <style:text-properties style:use-window-font-color="true" officeooo:rsid="02f51e47"/>
    </style:style>
    <style:style style:name="T360" style:family="text">
      <style:text-properties style:use-window-font-color="true" officeooo:rsid="0069ae25"/>
    </style:style>
    <style:style style:name="T361" style:family="text">
      <style:text-properties style:use-window-font-color="true" officeooo:rsid="02f8c777"/>
    </style:style>
    <style:style style:name="T362" style:family="text">
      <style:text-properties style:use-window-font-color="true" style:text-underline-style="solid" style:text-underline-width="auto" style:text-underline-color="font-color" fo:font-weight="normal" officeooo:rsid="031857c7" style:font-weight-asian="normal" style:font-weight-complex="normal"/>
    </style:style>
    <style:style style:name="T363" style:family="text">
      <style:text-properties style:use-window-font-color="true" fo:background-color="transparent" loext:char-shading-value="0"/>
    </style:style>
    <style:style style:name="T364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5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6" style:family="text">
      <style:text-properties style:use-window-font-color="true" officeooo:rsid="05d5c10e"/>
    </style:style>
    <style:style style:name="T367" style:family="text">
      <style:text-properties style:use-window-font-color="true" officeooo:rsid="05d8cd62"/>
    </style:style>
    <style:style style:name="T368" style:family="text">
      <style:text-properties style:use-window-font-color="true" officeooo:rsid="04a2554c"/>
    </style:style>
    <style:style style:name="T369" style:family="text">
      <style:text-properties style:use-window-font-color="true" officeooo:rsid="05dd0a36"/>
    </style:style>
    <style:style style:name="T370" style:family="text">
      <style:text-properties fo:font-weight="normal" style:font-weight-asian="normal" style:font-weight-complex="normal"/>
    </style:style>
    <style:style style:name="T371" style:family="text">
      <style:text-properties fo:font-weight="normal" officeooo:rsid="003c27f0" style:font-weight-asian="normal" style:font-weight-complex="normal"/>
    </style:style>
    <style:style style:name="T372" style:family="text">
      <style:text-properties fo:font-weight="normal" officeooo:rsid="003cb407" style:font-weight-asian="normal" style:font-weight-complex="normal"/>
    </style:style>
    <style:style style:name="T373" style:family="text">
      <style:text-properties fo:font-weight="normal" officeooo:rsid="00205d85" style:font-weight-asian="normal" style:font-weight-complex="normal"/>
    </style:style>
    <style:style style:name="T374" style:family="text">
      <style:text-properties fo:font-weight="normal" officeooo:rsid="00beb82f" style:font-weight-asian="normal" style:font-weight-complex="normal"/>
    </style:style>
    <style:style style:name="T375" style:family="text">
      <style:text-properties fo:font-weight="normal" officeooo:rsid="016860b9" style:font-weight-asian="normal" style:font-weight-complex="normal"/>
    </style:style>
    <style:style style:name="T376" style:family="text">
      <style:text-properties fo:font-weight="normal" officeooo:rsid="0377ec6e" style:font-weight-asian="normal" style:font-weight-complex="normal"/>
    </style:style>
    <style:style style:name="T377" style:family="text">
      <style:text-properties fo:font-weight="normal" officeooo:rsid="03778af6" style:font-weight-asian="normal" style:font-weight-complex="normal"/>
    </style:style>
    <style:style style:name="T378" style:family="text">
      <style:text-properties fo:font-weight="normal" officeooo:rsid="03886cfc" style:font-weight-asian="normal" style:font-weight-complex="normal"/>
    </style:style>
    <style:style style:name="T379" style:family="text">
      <style:text-properties fo:font-weight="normal" officeooo:rsid="038a2c81" style:font-weight-asian="normal" style:font-weight-complex="normal"/>
    </style:style>
    <style:style style:name="T380" style:family="text">
      <style:text-properties fo:font-weight="normal" officeooo:rsid="038bbdf6" style:font-weight-asian="normal" style:font-weight-complex="normal"/>
    </style:style>
    <style:style style:name="T381" style:family="text">
      <style:text-properties fo:font-weight="normal" officeooo:rsid="038d7d5e" style:font-weight-asian="normal" style:font-weight-complex="normal"/>
    </style:style>
    <style:style style:name="T382" style:family="text">
      <style:text-properties fo:font-weight="normal" officeooo:rsid="038e531a" style:font-weight-asian="normal" style:font-weight-complex="normal"/>
    </style:style>
    <style:style style:name="T383" style:family="text">
      <style:text-properties fo:font-weight="normal" officeooo:rsid="03963307" style:font-weight-asian="normal" style:font-weight-complex="normal"/>
    </style:style>
    <style:style style:name="T384" style:family="text">
      <style:text-properties fo:font-weight="normal" officeooo:rsid="039c640b" style:font-weight-asian="normal" style:font-weight-complex="normal"/>
    </style:style>
    <style:style style:name="T385" style:family="text">
      <style:text-properties fo:font-weight="normal" officeooo:rsid="039e438c" style:font-weight-asian="normal" style:font-weight-complex="normal"/>
    </style:style>
    <style:style style:name="T386" style:family="text">
      <style:text-properties fo:font-weight="normal" officeooo:rsid="03a073aa" style:font-weight-asian="normal" style:font-weight-complex="normal"/>
    </style:style>
    <style:style style:name="T387" style:family="text">
      <style:text-properties fo:font-weight="normal" officeooo:rsid="03a15cc8" style:font-weight-asian="normal" style:font-weight-complex="normal"/>
    </style:style>
    <style:style style:name="T388" style:family="text">
      <style:text-properties fo:font-weight="normal" officeooo:rsid="03a31e81" style:font-weight-asian="normal" style:font-weight-complex="normal"/>
    </style:style>
    <style:style style:name="T389" style:family="text">
      <style:text-properties fo:font-weight="normal" officeooo:rsid="03ac69a7" style:font-weight-asian="normal" style:font-weight-complex="normal"/>
    </style:style>
    <style:style style:name="T390" style:family="text">
      <style:text-properties fo:font-weight="normal" officeooo:rsid="03af7bf7" style:font-weight-asian="normal" style:font-weight-complex="normal"/>
    </style:style>
    <style:style style:name="T391" style:family="text">
      <style:text-properties fo:font-weight="normal" officeooo:rsid="03b1fbc9" style:font-weight-asian="normal" style:font-weight-complex="normal"/>
    </style:style>
    <style:style style:name="T392" style:family="text">
      <style:text-properties fo:font-weight="normal" officeooo:rsid="03becfb9" style:font-weight-asian="normal" style:font-weight-complex="normal"/>
    </style:style>
    <style:style style:name="T393" style:family="text">
      <style:text-properties fo:font-weight="normal" officeooo:rsid="03bf675e" style:font-weight-asian="normal" style:font-weight-complex="normal"/>
    </style:style>
    <style:style style:name="T394" style:family="text">
      <style:text-properties fo:font-weight="normal" officeooo:rsid="03bf92cd" style:font-weight-asian="normal" style:font-weight-complex="normal"/>
    </style:style>
    <style:style style:name="T395" style:family="text">
      <style:text-properties fo:font-weight="normal" officeooo:rsid="03c2a4d1" style:font-weight-asian="normal" style:font-weight-complex="normal"/>
    </style:style>
    <style:style style:name="T396" style:family="text">
      <style:text-properties fo:font-weight="normal" officeooo:rsid="03c34d65" style:font-weight-asian="normal" style:font-weight-complex="normal"/>
    </style:style>
    <style:style style:name="T397" style:family="text">
      <style:text-properties fo:font-weight="normal" officeooo:rsid="03c39617" style:font-weight-asian="normal" style:font-weight-complex="normal"/>
    </style:style>
    <style:style style:name="T398" style:family="text">
      <style:text-properties fo:font-weight="normal" officeooo:rsid="03c44ca6" style:font-weight-asian="normal" style:font-weight-complex="normal"/>
    </style:style>
    <style:style style:name="T399" style:family="text">
      <style:text-properties fo:font-weight="normal" officeooo:rsid="03c51260" style:font-weight-asian="normal" style:font-weight-complex="normal"/>
    </style:style>
    <style:style style:name="T400" style:family="text">
      <style:text-properties fo:font-weight="normal" officeooo:rsid="03c51463" style:font-weight-asian="normal" style:font-weight-complex="normal"/>
    </style:style>
    <style:style style:name="T401" style:family="text">
      <style:text-properties fo:font-weight="normal" officeooo:rsid="03c51c71" style:font-weight-asian="normal" style:font-weight-complex="normal"/>
    </style:style>
    <style:style style:name="T402" style:family="text">
      <style:text-properties fo:font-weight="normal" officeooo:rsid="03c6f534" style:font-weight-asian="normal" style:font-weight-complex="normal"/>
    </style:style>
    <style:style style:name="T403" style:family="text">
      <style:text-properties fo:font-weight="normal" officeooo:rsid="03cb2c07" style:font-weight-asian="normal" style:font-weight-complex="normal"/>
    </style:style>
    <style:style style:name="T404" style:family="text">
      <style:text-properties fo:font-weight="normal" officeooo:rsid="03d088e0" style:font-weight-asian="normal" style:font-weight-complex="normal"/>
    </style:style>
    <style:style style:name="T405" style:family="text">
      <style:text-properties fo:font-weight="normal" officeooo:rsid="03d7a2a4" style:font-weight-asian="normal" style:font-weight-complex="normal"/>
    </style:style>
    <style:style style:name="T406" style:family="text">
      <style:text-properties fo:font-weight="normal" officeooo:rsid="03d9bd6c" style:font-weight-asian="normal" style:font-weight-complex="normal"/>
    </style:style>
    <style:style style:name="T407" style:family="text">
      <style:text-properties fo:font-weight="normal" officeooo:rsid="03db91db" style:font-weight-asian="normal" style:font-weight-complex="normal"/>
    </style:style>
    <style:style style:name="T408" style:family="text">
      <style:text-properties fo:font-weight="normal" officeooo:rsid="03e4514e" style:font-weight-asian="normal" style:font-weight-complex="normal"/>
    </style:style>
    <style:style style:name="T409" style:family="text">
      <style:text-properties fo:font-weight="normal" officeooo:rsid="03e90de3" style:font-weight-asian="normal" style:font-weight-complex="normal"/>
    </style:style>
    <style:style style:name="T410" style:family="text">
      <style:text-properties fo:font-weight="normal" officeooo:rsid="03e93625" style:font-weight-asian="normal" style:font-weight-complex="normal"/>
    </style:style>
    <style:style style:name="T411" style:family="text">
      <style:text-properties fo:font-weight="normal" officeooo:rsid="03ea64bf" style:font-weight-asian="normal" style:font-weight-complex="normal"/>
    </style:style>
    <style:style style:name="T412" style:family="text">
      <style:text-properties fo:font-weight="normal" officeooo:rsid="03eb005c" style:font-weight-asian="normal" style:font-weight-complex="normal"/>
    </style:style>
    <style:style style:name="T413" style:family="text">
      <style:text-properties fo:font-weight="normal" officeooo:rsid="03ec3a95" style:font-weight-asian="normal" style:font-weight-complex="normal"/>
    </style:style>
    <style:style style:name="T414" style:family="text">
      <style:text-properties fo:font-weight="normal" officeooo:rsid="03ed0846" style:font-weight-asian="normal" style:font-weight-complex="normal"/>
    </style:style>
    <style:style style:name="T415" style:family="text">
      <style:text-properties fo:font-weight="normal" officeooo:rsid="03ede337" style:font-weight-asian="normal" style:font-weight-complex="normal"/>
    </style:style>
    <style:style style:name="T416" style:family="text">
      <style:text-properties fo:font-weight="normal" officeooo:rsid="03ee7eb1" style:font-weight-asian="normal" style:font-weight-complex="normal"/>
    </style:style>
    <style:style style:name="T417" style:family="text">
      <style:text-properties fo:font-weight="normal" officeooo:rsid="03de8421" style:font-weight-asian="normal" style:font-weight-complex="normal"/>
    </style:style>
    <style:style style:name="T418" style:family="text">
      <style:text-properties fo:font-weight="normal" officeooo:rsid="03f27278" style:font-weight-asian="normal" style:font-weight-complex="normal"/>
    </style:style>
    <style:style style:name="T419" style:family="text">
      <style:text-properties fo:font-weight="normal" officeooo:rsid="03f4b1ba" style:font-weight-asian="normal" style:font-weight-complex="normal"/>
    </style:style>
    <style:style style:name="T420" style:family="text">
      <style:text-properties fo:font-weight="normal" officeooo:rsid="03f501e7" style:font-weight-asian="normal" style:font-weight-complex="normal"/>
    </style:style>
    <style:style style:name="T421" style:family="text">
      <style:text-properties fo:font-weight="normal" officeooo:rsid="03f56006" style:font-weight-asian="normal" style:font-weight-complex="normal"/>
    </style:style>
    <style:style style:name="T422" style:family="text">
      <style:text-properties fo:font-weight="normal" officeooo:rsid="03f8c064" style:font-weight-asian="normal" style:font-weight-complex="normal"/>
    </style:style>
    <style:style style:name="T423" style:family="text">
      <style:text-properties fo:font-weight="normal" officeooo:rsid="03fc17c3" style:font-weight-asian="normal" style:font-weight-complex="normal"/>
    </style:style>
    <style:style style:name="T424" style:family="text">
      <style:text-properties fo:font-weight="normal" officeooo:rsid="03fc65b4" style:font-weight-asian="normal" style:font-weight-complex="normal"/>
    </style:style>
    <style:style style:name="T425" style:family="text">
      <style:text-properties fo:font-weight="normal" officeooo:rsid="03fd5e01" style:font-weight-asian="normal" style:font-weight-complex="normal"/>
    </style:style>
    <style:style style:name="T426" style:family="text">
      <style:text-properties fo:font-weight="normal" officeooo:rsid="040aae1c" style:font-weight-asian="normal" style:font-weight-complex="normal"/>
    </style:style>
    <style:style style:name="T427" style:family="text">
      <style:text-properties fo:font-weight="normal" officeooo:rsid="040ce935" style:font-weight-asian="normal" style:font-weight-complex="normal"/>
    </style:style>
    <style:style style:name="T428" style:family="text">
      <style:text-properties fo:font-weight="normal" officeooo:rsid="042824b8" style:font-weight-asian="normal" style:font-weight-complex="normal"/>
    </style:style>
    <style:style style:name="T429" style:family="text">
      <style:text-properties fo:font-weight="normal" officeooo:rsid="0427ec09" style:font-weight-asian="normal" style:font-weight-complex="normal"/>
    </style:style>
    <style:style style:name="T430" style:family="text">
      <style:text-properties fo:font-weight="normal" officeooo:rsid="0424a315" style:font-weight-asian="normal" style:font-weight-complex="normal"/>
    </style:style>
    <style:style style:name="T431" style:family="text">
      <style:text-properties fo:font-weight="normal" officeooo:rsid="03c13113" style:font-weight-asian="normal" style:font-weight-complex="normal"/>
    </style:style>
    <style:style style:name="T432" style:family="text">
      <style:text-properties fo:font-weight="normal" officeooo:rsid="0428c8e2" style:font-weight-asian="normal" style:font-weight-complex="normal"/>
    </style:style>
    <style:style style:name="T433" style:family="text">
      <style:text-properties fo:font-weight="normal" officeooo:rsid="045e6749" style:font-weight-asian="normal" style:font-weight-complex="normal"/>
    </style:style>
    <style:style style:name="T434" style:family="text">
      <style:text-properties fo:font-weight="normal" officeooo:rsid="04602400" style:font-weight-asian="normal" style:font-weight-complex="normal"/>
    </style:style>
    <style:style style:name="T435" style:family="text">
      <style:text-properties fo:font-weight="normal" officeooo:rsid="04161d3e" style:font-weight-asian="normal" style:font-weight-complex="normal"/>
    </style:style>
    <style:style style:name="T436" style:family="text">
      <style:text-properties fo:font-weight="normal" officeooo:rsid="041746e7" style:font-weight-asian="normal" style:font-weight-complex="normal"/>
    </style:style>
    <style:style style:name="T437" style:family="text">
      <style:text-properties fo:font-weight="normal" officeooo:rsid="041d4261" style:font-weight-asian="normal" style:font-weight-complex="normal"/>
    </style:style>
    <style:style style:name="T438" style:family="text">
      <style:text-properties fo:font-weight="normal" officeooo:rsid="0419037b" style:font-weight-asian="normal" style:font-weight-complex="normal"/>
    </style:style>
    <style:style style:name="T439" style:family="text">
      <style:text-properties fo:font-weight="normal" officeooo:rsid="04226783" style:font-weight-asian="normal" style:font-weight-complex="normal"/>
    </style:style>
    <style:style style:name="T440" style:family="text">
      <style:text-properties fo:font-weight="normal" officeooo:rsid="04329278" style:font-weight-asian="normal" style:font-weight-complex="normal"/>
    </style:style>
    <style:style style:name="T441" style:family="text">
      <style:text-properties fo:font-weight="normal" officeooo:rsid="042d7117" style:font-weight-asian="normal" style:font-weight-complex="normal"/>
    </style:style>
    <style:style style:name="T442" style:family="text">
      <style:text-properties fo:font-weight="normal" officeooo:rsid="04253c68" style:font-weight-asian="normal" style:font-weight-complex="normal"/>
    </style:style>
    <style:style style:name="T443" style:family="text">
      <style:text-properties fo:font-weight="normal" officeooo:rsid="043c6125" style:font-weight-asian="normal" style:font-weight-complex="normal"/>
    </style:style>
    <style:style style:name="T444" style:family="text">
      <style:text-properties fo:font-weight="normal" officeooo:rsid="044401b2" style:font-weight-asian="normal" style:font-weight-complex="normal"/>
    </style:style>
    <style:style style:name="T445" style:family="text">
      <style:text-properties fo:font-weight="normal" officeooo:rsid="043a3360" style:font-weight-asian="normal" style:font-weight-complex="normal"/>
    </style:style>
    <style:style style:name="T446" style:family="text">
      <style:text-properties fo:font-weight="normal" officeooo:rsid="04438193" style:font-weight-asian="normal" style:font-weight-complex="normal"/>
    </style:style>
    <style:style style:name="T447" style:family="text">
      <style:text-properties fo:font-weight="normal" officeooo:rsid="043fc929" style:font-weight-asian="normal" style:font-weight-complex="normal"/>
    </style:style>
    <style:style style:name="T448" style:family="text">
      <style:text-properties fo:font-weight="normal" officeooo:rsid="04496025" style:font-weight-asian="normal" style:font-weight-complex="normal"/>
    </style:style>
    <style:style style:name="T449" style:family="text">
      <style:text-properties fo:font-weight="normal" officeooo:rsid="04592f7c" style:font-weight-asian="normal" style:font-weight-complex="normal"/>
    </style:style>
    <style:style style:name="T450" style:family="text">
      <style:text-properties fo:font-weight="normal" officeooo:rsid="0480ffab" style:font-weight-asian="normal" style:font-weight-complex="normal"/>
    </style:style>
    <style:style style:name="T451" style:family="text">
      <style:text-properties fo:font-weight="normal" officeooo:rsid="04822256" style:font-weight-asian="normal" style:font-weight-complex="normal"/>
    </style:style>
    <style:style style:name="T452" style:family="text">
      <style:text-properties fo:font-weight="normal" officeooo:rsid="048ffd4a" style:font-weight-asian="normal" style:font-weight-complex="normal"/>
    </style:style>
    <style:style style:name="T453" style:family="text">
      <style:text-properties fo:font-weight="normal" officeooo:rsid="048fe3f8" style:font-weight-asian="normal" style:font-weight-complex="normal"/>
    </style:style>
    <style:style style:name="T454" style:family="text">
      <style:text-properties fo:font-weight="normal" officeooo:rsid="0494bc64" style:font-weight-asian="normal" style:font-weight-complex="normal"/>
    </style:style>
    <style:style style:name="T455" style:family="text">
      <style:text-properties fo:font-weight="normal" officeooo:rsid="049a8a7e" style:font-weight-asian="normal" style:font-weight-complex="normal"/>
    </style:style>
    <style:style style:name="T456" style:family="text">
      <style:text-properties fo:font-weight="normal" officeooo:rsid="04a57ad8" style:font-weight-asian="normal" style:font-weight-complex="normal"/>
    </style:style>
    <style:style style:name="T457" style:family="text">
      <style:text-properties fo:font-weight="normal" officeooo:rsid="04b2ffc5" style:font-weight-asian="normal" style:font-weight-complex="normal"/>
    </style:style>
    <style:style style:name="T458" style:family="text">
      <style:text-properties fo:font-weight="normal" officeooo:rsid="04ba1b39" style:font-weight-asian="normal" style:font-weight-complex="normal"/>
    </style:style>
    <style:style style:name="T459" style:family="text">
      <style:text-properties fo:font-weight="normal" officeooo:rsid="04b3c5c0" style:font-weight-asian="normal" style:font-weight-complex="normal"/>
    </style:style>
    <style:style style:name="T460" style:family="text">
      <style:text-properties fo:font-weight="normal" officeooo:rsid="04cce5bf" style:font-weight-asian="normal" style:font-weight-complex="normal"/>
    </style:style>
    <style:style style:name="T461" style:family="text">
      <style:text-properties fo:font-weight="normal" officeooo:rsid="050199cb" style:font-weight-asian="normal" style:font-weight-complex="normal"/>
    </style:style>
    <style:style style:name="T462" style:family="text">
      <style:text-properties fo:font-weight="normal" officeooo:rsid="0502c86e" style:font-weight-asian="normal" style:font-weight-complex="normal"/>
    </style:style>
    <style:style style:name="T463" style:family="text">
      <style:text-properties fo:font-weight="normal" officeooo:rsid="04f1c42d" style:font-weight-asian="normal" style:font-weight-complex="normal"/>
    </style:style>
    <style:style style:name="T464" style:family="text">
      <style:text-properties fo:font-weight="normal" officeooo:rsid="04f0bfd5" style:font-weight-asian="normal" style:font-weight-complex="normal"/>
    </style:style>
    <style:style style:name="T465" style:family="text">
      <style:text-properties fo:font-weight="normal" officeooo:rsid="05319739" style:font-weight-asian="normal" style:font-weight-complex="normal"/>
    </style:style>
    <style:style style:name="T466" style:family="text">
      <style:text-properties fo:font-weight="normal" officeooo:rsid="05604a7a" style:font-weight-asian="normal" style:font-weight-complex="normal"/>
    </style:style>
    <style:style style:name="T467" style:family="text">
      <style:text-properties fo:font-weight="normal" officeooo:rsid="0560f59c" style:font-weight-asian="normal" style:font-weight-complex="normal"/>
    </style:style>
    <style:style style:name="T468" style:family="text">
      <style:text-properties fo:font-weight="normal" officeooo:rsid="0569d9ca" style:font-weight-asian="normal" style:font-weight-complex="normal"/>
    </style:style>
    <style:style style:name="T469" style:family="text">
      <style:text-properties fo:font-weight="normal" officeooo:rsid="056aa2db" style:font-weight-asian="normal" style:font-weight-complex="normal"/>
    </style:style>
    <style:style style:name="T470" style:family="text">
      <style:text-properties fo:font-weight="normal" officeooo:rsid="0573ee33" style:font-weight-asian="normal" style:font-weight-complex="normal"/>
    </style:style>
    <style:style style:name="T471" style:family="text">
      <style:text-properties fo:font-weight="normal" officeooo:rsid="0577776f" style:font-weight-asian="normal" style:font-weight-complex="normal"/>
    </style:style>
    <style:style style:name="T472" style:family="text">
      <style:text-properties fo:font-weight="normal" officeooo:rsid="0580d52a" style:font-weight-asian="normal" style:font-weight-complex="normal"/>
    </style:style>
    <style:style style:name="T473" style:family="text">
      <style:text-properties fo:font-weight="normal" officeooo:rsid="058bbc5e" style:font-weight-asian="normal" style:font-weight-complex="normal"/>
    </style:style>
    <style:style style:name="T474" style:family="text">
      <style:text-properties fo:font-weight="normal" officeooo:rsid="060fe20f" style:font-weight-asian="normal" style:font-weight-complex="normal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officeooo:rsid="00256ecc" style:font-style-asian="italic" style:font-style-complex="italic"/>
    </style:style>
    <style:style style:name="T477" style:family="text">
      <style:text-properties fo:font-style="italic" officeooo:rsid="006c1d47" style:font-style-asian="italic" style:font-style-complex="italic"/>
    </style:style>
    <style:style style:name="T478" style:family="text">
      <style:text-properties fo:font-style="italic" officeooo:rsid="00e09913" style:font-style-asian="italic" style:font-style-complex="italic"/>
    </style:style>
    <style:style style:name="T479" style:family="text">
      <style:text-properties fo:font-style="italic" officeooo:rsid="005b5cd3" style:font-style-asian="italic" style:font-style-complex="italic"/>
    </style:style>
    <style:style style:name="T480" style:family="text">
      <style:text-properties fo:font-style="italic" officeooo:rsid="0034ed8b" style:font-style-asian="italic" style:font-style-complex="italic"/>
    </style:style>
    <style:style style:name="T481" style:family="text">
      <style:text-properties fo:font-style="italic" officeooo:rsid="00367935" style:font-style-asian="italic" style:font-style-complex="italic"/>
    </style:style>
    <style:style style:name="T482" style:family="text">
      <style:text-properties fo:font-style="italic" officeooo:rsid="003b4e50" style:font-style-asian="italic" style:font-style-complex="italic"/>
    </style:style>
    <style:style style:name="T483" style:family="text">
      <style:text-properties fo:font-style="italic" officeooo:rsid="01758a0f" style:font-style-asian="italic" style:font-style-complex="italic"/>
    </style:style>
    <style:style style:name="T484" style:family="text">
      <style:text-properties fo:font-style="italic" officeooo:rsid="0080477a" style:font-style-asian="italic" style:font-style-complex="italic"/>
    </style:style>
    <style:style style:name="T485" style:family="text">
      <style:text-properties fo:font-style="italic" officeooo:rsid="01113d34" style:font-style-asian="italic" style:font-style-complex="italic"/>
    </style:style>
    <style:style style:name="T486" style:family="text">
      <style:text-properties fo:font-style="italic" officeooo:rsid="018c0d5b" style:font-style-asian="italic" style:font-style-complex="italic"/>
    </style:style>
    <style:style style:name="T487" style:family="text">
      <style:text-properties fo:font-style="italic" officeooo:rsid="01c64853" style:font-style-asian="italic" style:font-style-complex="italic"/>
    </style:style>
    <style:style style:name="T488" style:family="text">
      <style:text-properties fo:font-style="italic" officeooo:rsid="01d9cd4e" style:font-style-asian="italic" style:font-style-complex="italic"/>
    </style:style>
    <style:style style:name="T489" style:family="text">
      <style:text-properties fo:font-style="italic" officeooo:rsid="01dc67de" style:font-style-asian="italic" style:font-style-complex="italic"/>
    </style:style>
    <style:style style:name="T490" style:family="text">
      <style:text-properties fo:font-style="italic" officeooo:rsid="01ec8e18" style:font-style-asian="italic" style:font-style-complex="italic"/>
    </style:style>
    <style:style style:name="T491" style:family="text">
      <style:text-properties fo:font-style="italic" officeooo:rsid="019e70b3" style:font-style-asian="italic" style:font-style-complex="italic"/>
    </style:style>
    <style:style style:name="T492" style:family="text">
      <style:text-properties fo:font-style="italic" officeooo:rsid="02685e01" style:font-style-asian="italic" style:font-style-complex="italic"/>
    </style:style>
    <style:style style:name="T493" style:family="text">
      <style:text-properties fo:font-style="italic" officeooo:rsid="026b5506" style:font-style-asian="italic" style:font-style-complex="italic"/>
    </style:style>
    <style:style style:name="T494" style:family="text">
      <style:text-properties fo:font-style="italic" officeooo:rsid="0288fb00" style:font-style-asian="italic" style:font-style-complex="italic"/>
    </style:style>
    <style:style style:name="T495" style:family="text">
      <style:text-properties fo:font-style="italic" officeooo:rsid="02ccc8f6" style:font-style-asian="italic" style:font-style-complex="italic"/>
    </style:style>
    <style:style style:name="T496" style:family="text">
      <style:text-properties fo:font-style="italic" officeooo:rsid="0069ae25" style:font-style-asian="italic" style:font-style-complex="italic"/>
    </style:style>
    <style:style style:name="T497" style:family="text">
      <style:text-properties fo:font-style="italic" officeooo:rsid="0022c018" style:font-style-asian="italic" style:font-style-complex="italic"/>
    </style:style>
    <style:style style:name="T498" style:family="text">
      <style:text-properties fo:font-style="italic" officeooo:rsid="02efc49c" style:font-style-asian="italic" style:font-style-complex="italic"/>
    </style:style>
    <style:style style:name="T499" style:family="text">
      <style:text-properties fo:font-style="italic" officeooo:rsid="02ec089f" style:font-style-asian="italic" style:font-style-complex="italic"/>
    </style:style>
    <style:style style:name="T500" style:family="text">
      <style:text-properties fo:font-style="italic" officeooo:rsid="032c4fdc" style:font-style-asian="italic" style:font-style-complex="italic"/>
    </style:style>
    <style:style style:name="T501" style:family="text">
      <style:text-properties fo:font-style="italic" officeooo:rsid="0335ea2c" style:font-style-asian="italic" style:font-style-complex="italic"/>
    </style:style>
    <style:style style:name="T502" style:family="text">
      <style:text-properties fo:font-style="italic" officeooo:rsid="0346a444" style:font-style-asian="italic" style:font-style-complex="italic"/>
    </style:style>
    <style:style style:name="T503" style:family="text">
      <style:text-properties fo:font-style="italic" officeooo:rsid="03a24854" style:font-style-asian="italic" style:font-style-complex="italic"/>
    </style:style>
    <style:style style:name="T504" style:family="text">
      <style:text-properties fo:font-style="italic" officeooo:rsid="03804bbd" style:font-style-asian="italic" style:font-style-complex="italic"/>
    </style:style>
    <style:style style:name="T505" style:family="text">
      <style:text-properties fo:font-style="italic" officeooo:rsid="03aaef44" style:font-style-asian="italic" style:font-style-complex="italic"/>
    </style:style>
    <style:style style:name="T506" style:family="text">
      <style:text-properties fo:font-style="italic" officeooo:rsid="04a57ad8" style:font-style-asian="italic" style:font-style-complex="italic"/>
    </style:style>
    <style:style style:name="T507" style:family="text">
      <style:text-properties fo:font-style="italic" officeooo:rsid="04ba1b39" style:font-style-asian="italic" style:font-style-complex="italic"/>
    </style:style>
    <style:style style:name="T508" style:family="text">
      <style:text-properties fo:font-style="italic" officeooo:rsid="04a08898" style:font-style-asian="italic" style:font-style-complex="italic"/>
    </style:style>
    <style:style style:name="T509" style:family="text">
      <style:text-properties fo:font-style="italic" officeooo:rsid="051c4636" style:font-style-asian="italic" style:font-style-complex="italic"/>
    </style:style>
    <style:style style:name="T510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12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13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14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15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16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17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18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19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20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21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22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23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24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25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26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27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28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29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30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31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32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33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34" style:family="text">
      <style:text-properties fo:font-style="italic" style:text-underline-style="none" style:font-style-asian="italic" style:font-style-complex="italic"/>
    </style:style>
    <style:style style:name="T535" style:family="text">
      <style:text-properties fo:font-style="italic" style:text-underline-style="none" officeooo:rsid="00baae4f" style:font-style-asian="italic" style:font-style-complex="italic"/>
    </style:style>
    <style:style style:name="T536" style:family="text">
      <style:text-properties fo:font-style="italic" style:text-underline-style="none" officeooo:rsid="00d708a6" style:font-style-asian="italic" style:font-style-complex="italic"/>
    </style:style>
    <style:style style:name="T537" style:family="text">
      <style:text-properties fo:font-style="italic" style:text-underline-style="none" officeooo:rsid="00beb82f" style:font-style-asian="italic" style:font-style-complex="italic"/>
    </style:style>
    <style:style style:name="T538" style:family="text">
      <style:text-properties fo:font-style="italic" style:text-underline-style="none" officeooo:rsid="00d9c9e4" style:font-style-asian="italic" style:font-style-complex="italic"/>
    </style:style>
    <style:style style:name="T539" style:family="text">
      <style:text-properties fo:font-style="italic" style:text-underline-style="none" officeooo:rsid="00f55bb2" style:font-style-asian="italic" style:font-style-complex="italic"/>
    </style:style>
    <style:style style:name="T540" style:family="text">
      <style:text-properties fo:font-style="italic" style:text-underline-style="none" officeooo:rsid="00f74e17" style:font-style-asian="italic" style:font-style-complex="italic"/>
    </style:style>
    <style:style style:name="T541" style:family="text">
      <style:text-properties fo:font-style="italic" style:text-underline-style="none" officeooo:rsid="00fde6f2" style:font-style-asian="italic" style:font-style-complex="italic"/>
    </style:style>
    <style:style style:name="T542" style:family="text">
      <style:text-properties fo:font-style="italic" style:text-underline-style="none" officeooo:rsid="0130fd48" style:font-style-asian="italic" style:font-style-complex="italic"/>
    </style:style>
    <style:style style:name="T543" style:family="text">
      <style:text-properties fo:font-style="italic" style:text-underline-style="none" officeooo:rsid="013401b3" style:font-style-asian="italic" style:font-style-complex="italic"/>
    </style:style>
    <style:style style:name="T544" style:family="text">
      <style:text-properties fo:font-style="italic" style:text-underline-style="none" officeooo:rsid="013f3c54" style:font-style-asian="italic" style:font-style-complex="italic"/>
    </style:style>
    <style:style style:name="T545" style:family="text">
      <style:text-properties fo:font-style="italic" style:text-underline-style="none" officeooo:rsid="00bfa17d" style:font-style-asian="italic" style:font-style-complex="italic"/>
    </style:style>
    <style:style style:name="T546" style:family="text">
      <style:text-properties fo:font-style="italic" style:text-underline-style="none" officeooo:rsid="02a94de9" style:font-style-asian="italic" style:font-style-complex="italic"/>
    </style:style>
    <style:style style:name="T547" style:family="text">
      <style:text-properties fo:font-style="italic" style:text-underline-style="none" officeooo:rsid="00bbbf73" style:font-style-asian="italic" style:font-style-complex="italic"/>
    </style:style>
    <style:style style:name="T548" style:family="text">
      <style:text-properties fo:font-style="italic" style:text-underline-style="none" officeooo:rsid="00a639f7" style:font-style-asian="italic" style:font-style-complex="italic"/>
    </style:style>
    <style:style style:name="T549" style:family="text">
      <style:text-properties fo:font-style="italic" style:text-underline-style="none" officeooo:rsid="00bd11a0" style:font-style-asian="italic" style:font-style-complex="italic"/>
    </style:style>
    <style:style style:name="T5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1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52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58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59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60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61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62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70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71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72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75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76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77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86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596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16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9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20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21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22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23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24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25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26" style:family="text">
      <style:text-properties officeooo:rsid="00205d85"/>
    </style:style>
    <style:style style:name="T627" style:family="text">
      <style:text-properties officeooo:rsid="0027fcfd"/>
    </style:style>
    <style:style style:name="T628" style:family="text">
      <style:text-properties officeooo:rsid="0029525d"/>
    </style:style>
    <style:style style:name="T629" style:family="text">
      <style:text-properties officeooo:rsid="0034ed8b"/>
    </style:style>
    <style:style style:name="T630" style:family="text">
      <style:text-properties officeooo:rsid="00367935"/>
    </style:style>
    <style:style style:name="T631" style:family="text">
      <style:text-properties officeooo:rsid="00398ddf"/>
    </style:style>
    <style:style style:name="T632" style:family="text">
      <style:text-properties officeooo:rsid="003b4e50"/>
    </style:style>
    <style:style style:name="T63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34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35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36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37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38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39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40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41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42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43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44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45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46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47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48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49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50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51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52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53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54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55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56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57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58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59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60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61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62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63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64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65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66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67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68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69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70" style:family="text">
      <style:text-properties fo:font-style="normal" style:text-underline-style="none" style:font-style-asian="normal" style:font-style-complex="normal"/>
    </style:style>
    <style:style style:name="T671" style:family="text">
      <style:text-properties fo:font-style="normal" style:text-underline-style="none" officeooo:rsid="00a8a4b1" style:font-style-asian="normal" style:font-style-complex="normal"/>
    </style:style>
    <style:style style:name="T672" style:family="text">
      <style:text-properties fo:font-style="normal" style:text-underline-style="none" officeooo:rsid="00ba4170" style:font-style-asian="normal" style:font-style-complex="normal"/>
    </style:style>
    <style:style style:name="T673" style:family="text">
      <style:text-properties fo:font-style="normal" style:text-underline-style="none" officeooo:rsid="00b1e303" style:font-style-asian="normal" style:font-style-complex="normal"/>
    </style:style>
    <style:style style:name="T674" style:family="text">
      <style:text-properties fo:font-style="normal" style:text-underline-style="none" officeooo:rsid="00baae4f" style:font-style-asian="normal" style:font-style-complex="normal"/>
    </style:style>
    <style:style style:name="T675" style:family="text">
      <style:text-properties fo:font-style="normal" style:text-underline-style="none" officeooo:rsid="00bbbf73" style:font-style-asian="normal" style:font-style-complex="normal"/>
    </style:style>
    <style:style style:name="T676" style:family="text">
      <style:text-properties fo:font-style="normal" style:text-underline-style="none" officeooo:rsid="00be4749" style:font-style-asian="normal" style:font-style-complex="normal"/>
    </style:style>
    <style:style style:name="T677" style:family="text">
      <style:text-properties fo:font-style="normal" style:text-underline-style="none" officeooo:rsid="00d139a0" style:font-style-asian="normal" style:font-style-complex="normal"/>
    </style:style>
    <style:style style:name="T678" style:family="text">
      <style:text-properties fo:font-style="normal" style:text-underline-style="none" officeooo:rsid="00d1487d" style:font-style-asian="normal" style:font-style-complex="normal"/>
    </style:style>
    <style:style style:name="T679" style:family="text">
      <style:text-properties fo:font-style="normal" style:text-underline-style="none" officeooo:rsid="00d2fc06" style:font-style-asian="normal" style:font-style-complex="normal"/>
    </style:style>
    <style:style style:name="T680" style:family="text">
      <style:text-properties fo:font-style="normal" style:text-underline-style="none" officeooo:rsid="00d40111" style:font-style-asian="normal" style:font-style-complex="normal"/>
    </style:style>
    <style:style style:name="T681" style:family="text">
      <style:text-properties fo:font-style="normal" style:text-underline-style="none" officeooo:rsid="00d4c5ce" style:font-style-asian="normal" style:font-style-complex="normal"/>
    </style:style>
    <style:style style:name="T682" style:family="text">
      <style:text-properties fo:font-style="normal" style:text-underline-style="none" officeooo:rsid="00d708a6" style:font-style-asian="normal" style:font-style-complex="normal"/>
    </style:style>
    <style:style style:name="T683" style:family="text">
      <style:text-properties fo:font-style="normal" style:text-underline-style="none" officeooo:rsid="00d77d7d" style:font-style-asian="normal" style:font-style-complex="normal"/>
    </style:style>
    <style:style style:name="T684" style:family="text">
      <style:text-properties fo:font-style="normal" style:text-underline-style="none" officeooo:rsid="00d83381" style:font-style-asian="normal" style:font-style-complex="normal"/>
    </style:style>
    <style:style style:name="T685" style:family="text">
      <style:text-properties fo:font-style="normal" style:text-underline-style="none" officeooo:rsid="00d75809" style:font-style-asian="normal" style:font-style-complex="normal"/>
    </style:style>
    <style:style style:name="T686" style:family="text">
      <style:text-properties fo:font-style="normal" style:text-underline-style="none" officeooo:rsid="00dd6c8d" style:font-style-asian="normal" style:font-style-complex="normal"/>
    </style:style>
    <style:style style:name="T687" style:family="text">
      <style:text-properties fo:font-style="normal" style:text-underline-style="none" officeooo:rsid="00dedcd7" style:font-style-asian="normal" style:font-style-complex="normal"/>
    </style:style>
    <style:style style:name="T688" style:family="text">
      <style:text-properties fo:font-style="normal" style:text-underline-style="none" officeooo:rsid="00beb82f" style:font-style-asian="normal" style:font-style-complex="normal"/>
    </style:style>
    <style:style style:name="T689" style:family="text">
      <style:text-properties fo:font-style="normal" style:text-underline-style="none" officeooo:rsid="00e4290b" style:font-style-asian="normal" style:font-style-complex="normal"/>
    </style:style>
    <style:style style:name="T690" style:family="text">
      <style:text-properties fo:font-style="normal" style:text-underline-style="none" officeooo:rsid="00eb50e0" style:font-style-asian="normal" style:font-style-complex="normal"/>
    </style:style>
    <style:style style:name="T691" style:family="text">
      <style:text-properties fo:font-style="normal" style:text-underline-style="none" officeooo:rsid="00d9c9e4" style:font-style-asian="normal" style:font-style-complex="normal"/>
    </style:style>
    <style:style style:name="T692" style:family="text">
      <style:text-properties fo:font-style="normal" style:text-underline-style="none" officeooo:rsid="00ec1e8c" style:font-style-asian="normal" style:font-style-complex="normal"/>
    </style:style>
    <style:style style:name="T693" style:family="text">
      <style:text-properties fo:font-style="normal" style:text-underline-style="none" officeooo:rsid="00f0f7f8" style:font-style-asian="normal" style:font-style-complex="normal"/>
    </style:style>
    <style:style style:name="T694" style:family="text">
      <style:text-properties fo:font-style="normal" style:text-underline-style="none" officeooo:rsid="00f2503e" style:font-style-asian="normal" style:font-style-complex="normal"/>
    </style:style>
    <style:style style:name="T695" style:family="text">
      <style:text-properties fo:font-style="normal" style:text-underline-style="none" officeooo:rsid="00f5260b" style:font-style-asian="normal" style:font-style-complex="normal"/>
    </style:style>
    <style:style style:name="T696" style:family="text">
      <style:text-properties fo:font-style="normal" style:text-underline-style="none" officeooo:rsid="00f55bb2" style:font-style-asian="normal" style:font-style-complex="normal"/>
    </style:style>
    <style:style style:name="T697" style:family="text">
      <style:text-properties fo:font-style="normal" style:text-underline-style="none" officeooo:rsid="00f74e17" style:font-style-asian="normal" style:font-style-complex="normal"/>
    </style:style>
    <style:style style:name="T698" style:family="text">
      <style:text-properties fo:font-style="normal" style:text-underline-style="none" officeooo:rsid="00fbef0d" style:font-style-asian="normal" style:font-style-complex="normal"/>
    </style:style>
    <style:style style:name="T699" style:family="text">
      <style:text-properties fo:font-style="normal" style:text-underline-style="none" officeooo:rsid="00fde6f2" style:font-style-asian="normal" style:font-style-complex="normal"/>
    </style:style>
    <style:style style:name="T700" style:family="text">
      <style:text-properties fo:font-style="normal" style:text-underline-style="none" officeooo:rsid="010185dc" style:font-style-asian="normal" style:font-style-complex="normal"/>
    </style:style>
    <style:style style:name="T701" style:family="text">
      <style:text-properties fo:font-style="normal" style:text-underline-style="none" officeooo:rsid="0103be48" style:font-style-asian="normal" style:font-style-complex="normal"/>
    </style:style>
    <style:style style:name="T702" style:family="text">
      <style:text-properties fo:font-style="normal" style:text-underline-style="none" officeooo:rsid="010c486e" style:font-style-asian="normal" style:font-style-complex="normal"/>
    </style:style>
    <style:style style:name="T703" style:family="text">
      <style:text-properties fo:font-style="normal" style:text-underline-style="none" officeooo:rsid="010db770" style:font-style-asian="normal" style:font-style-complex="normal"/>
    </style:style>
    <style:style style:name="T704" style:family="text">
      <style:text-properties fo:font-style="normal" style:text-underline-style="none" officeooo:rsid="011cabfd" style:font-style-asian="normal" style:font-style-complex="normal"/>
    </style:style>
    <style:style style:name="T705" style:family="text">
      <style:text-properties fo:font-style="normal" style:text-underline-style="none" officeooo:rsid="011d9595" style:font-style-asian="normal" style:font-style-complex="normal"/>
    </style:style>
    <style:style style:name="T706" style:family="text">
      <style:text-properties fo:font-style="normal" style:text-underline-style="none" officeooo:rsid="011fc384" style:font-style-asian="normal" style:font-style-complex="normal"/>
    </style:style>
    <style:style style:name="T707" style:family="text">
      <style:text-properties fo:font-style="normal" style:text-underline-style="none" officeooo:rsid="012dfde8" style:font-style-asian="normal" style:font-style-complex="normal"/>
    </style:style>
    <style:style style:name="T708" style:family="text">
      <style:text-properties fo:font-style="normal" style:text-underline-style="none" officeooo:rsid="0130fd48" style:font-style-asian="normal" style:font-style-complex="normal"/>
    </style:style>
    <style:style style:name="T709" style:family="text">
      <style:text-properties fo:font-style="normal" style:text-underline-style="none" officeooo:rsid="013282b3" style:font-style-asian="normal" style:font-style-complex="normal"/>
    </style:style>
    <style:style style:name="T710" style:family="text">
      <style:text-properties fo:font-style="normal" style:text-underline-style="none" officeooo:rsid="013401b3" style:font-style-asian="normal" style:font-style-complex="normal"/>
    </style:style>
    <style:style style:name="T711" style:family="text">
      <style:text-properties fo:font-style="normal" style:text-underline-style="none" officeooo:rsid="013a8584" style:font-style-asian="normal" style:font-style-complex="normal"/>
    </style:style>
    <style:style style:name="T712" style:family="text">
      <style:text-properties fo:font-style="normal" style:text-underline-style="none" officeooo:rsid="013f3c54" style:font-style-asian="normal" style:font-style-complex="normal"/>
    </style:style>
    <style:style style:name="T713" style:family="text">
      <style:text-properties fo:font-style="normal" style:text-underline-style="none" officeooo:rsid="013e347a" style:font-style-asian="normal" style:font-style-complex="normal"/>
    </style:style>
    <style:style style:name="T714" style:family="text">
      <style:text-properties fo:font-style="normal" style:text-underline-style="none" officeooo:rsid="01408f03" style:font-style-asian="normal" style:font-style-complex="normal"/>
    </style:style>
    <style:style style:name="T715" style:family="text">
      <style:text-properties fo:font-style="normal" style:text-underline-style="none" officeooo:rsid="013cc971" style:font-style-asian="normal" style:font-style-complex="normal"/>
    </style:style>
    <style:style style:name="T716" style:family="text">
      <style:text-properties fo:font-style="normal" style:text-underline-style="none" officeooo:rsid="0150aafa" style:font-style-asian="normal" style:font-style-complex="normal"/>
    </style:style>
    <style:style style:name="T717" style:family="text">
      <style:text-properties fo:font-style="normal" style:text-underline-style="none" officeooo:rsid="0152f194" style:font-style-asian="normal" style:font-style-complex="normal"/>
    </style:style>
    <style:style style:name="T718" style:family="text">
      <style:text-properties fo:font-style="normal" style:text-underline-style="none" officeooo:rsid="0157e2d4" style:font-style-asian="normal" style:font-style-complex="normal"/>
    </style:style>
    <style:style style:name="T719" style:family="text">
      <style:text-properties fo:font-style="normal" style:text-underline-style="none" officeooo:rsid="015c452a" style:font-style-asian="normal" style:font-style-complex="normal"/>
    </style:style>
    <style:style style:name="T720" style:family="text">
      <style:text-properties fo:font-style="normal" style:text-underline-style="none" officeooo:rsid="0176ee1b" style:font-style-asian="normal" style:font-style-complex="normal"/>
    </style:style>
    <style:style style:name="T721" style:family="text">
      <style:text-properties fo:font-style="normal" style:text-underline-style="none" officeooo:rsid="02b807dc" style:font-style-asian="normal" style:font-style-complex="normal"/>
    </style:style>
    <style:style style:name="T722" style:family="text">
      <style:text-properties fo:font-style="normal" style:text-underline-style="none" officeooo:rsid="00bd11a0" style:font-style-asian="normal" style:font-style-complex="normal"/>
    </style:style>
    <style:style style:name="T723" style:family="text">
      <style:text-properties fo:font-style="normal" style:text-underline-style="none" officeooo:rsid="02edc963" style:font-style-asian="normal" style:font-style-complex="normal"/>
    </style:style>
    <style:style style:name="T724" style:family="text">
      <style:text-properties fo:font-style="normal" style:font-style-asian="normal" style:font-style-complex="normal"/>
    </style:style>
    <style:style style:name="T725" style:family="text">
      <style:text-properties fo:font-style="normal" officeooo:rsid="00524926" style:font-style-asian="normal" style:font-style-complex="normal"/>
    </style:style>
    <style:style style:name="T726" style:family="text">
      <style:text-properties fo:font-style="normal" officeooo:rsid="0033fbdf" style:font-style-asian="normal" style:font-style-complex="normal"/>
    </style:style>
    <style:style style:name="T727" style:family="text">
      <style:text-properties fo:font-style="normal" officeooo:rsid="0034ed8b" style:font-style-asian="normal" style:font-style-complex="normal"/>
    </style:style>
    <style:style style:name="T728" style:family="text">
      <style:text-properties fo:font-style="normal" officeooo:rsid="0052a33a" style:font-style-asian="normal" style:font-style-complex="normal"/>
    </style:style>
    <style:style style:name="T729" style:family="text">
      <style:text-properties fo:font-style="normal" officeooo:rsid="0092f82d" style:font-style-asian="normal" style:font-style-complex="normal"/>
    </style:style>
    <style:style style:name="T730" style:family="text">
      <style:text-properties fo:font-style="normal" officeooo:rsid="00c6421c" style:font-style-asian="normal" style:font-style-complex="normal"/>
    </style:style>
    <style:style style:name="T731" style:family="text">
      <style:text-properties fo:font-style="normal" officeooo:rsid="00cc5bce" style:font-style-asian="normal" style:font-style-complex="normal"/>
    </style:style>
    <style:style style:name="T732" style:family="text">
      <style:text-properties fo:font-style="normal" officeooo:rsid="0106c767" style:font-style-asian="normal" style:font-style-complex="normal"/>
    </style:style>
    <style:style style:name="T733" style:family="text">
      <style:text-properties fo:font-style="normal" officeooo:rsid="0164a6ee" style:font-style-asian="normal" style:font-style-complex="normal"/>
    </style:style>
    <style:style style:name="T734" style:family="text">
      <style:text-properties fo:font-style="normal" officeooo:rsid="0168d8d5" style:font-style-asian="normal" style:font-style-complex="normal"/>
    </style:style>
    <style:style style:name="T735" style:family="text">
      <style:text-properties fo:font-style="normal" officeooo:rsid="0179221f" style:font-style-asian="normal" style:font-style-complex="normal"/>
    </style:style>
    <style:style style:name="T736" style:family="text">
      <style:text-properties fo:font-style="normal" officeooo:rsid="017941db" style:font-style-asian="normal" style:font-style-complex="normal"/>
    </style:style>
    <style:style style:name="T737" style:family="text">
      <style:text-properties fo:font-style="normal" officeooo:rsid="017a7161" style:font-style-asian="normal" style:font-style-complex="normal"/>
    </style:style>
    <style:style style:name="T738" style:family="text">
      <style:text-properties fo:font-style="normal" officeooo:rsid="0288fb00" style:font-style-asian="normal" style:font-style-complex="normal"/>
    </style:style>
    <style:style style:name="T739" style:family="text">
      <style:text-properties fo:font-style="normal" officeooo:rsid="02f2e947" style:font-style-asian="normal" style:font-style-complex="normal"/>
    </style:style>
    <style:style style:name="T740" style:family="text">
      <style:text-properties fo:font-style="normal" officeooo:rsid="02edc963" style:font-style-asian="normal" style:font-style-complex="normal"/>
    </style:style>
    <style:style style:name="T741" style:family="text">
      <style:text-properties fo:font-style="normal" officeooo:rsid="03355d74" style:font-style-asian="normal" style:font-style-complex="normal"/>
    </style:style>
    <style:style style:name="T742" style:family="text">
      <style:text-properties fo:font-style="normal" officeooo:rsid="0335ea2c" style:font-style-asian="normal" style:font-style-complex="normal"/>
    </style:style>
    <style:style style:name="T743" style:family="text">
      <style:text-properties fo:font-style="normal" officeooo:rsid="0346a444" style:font-style-asian="normal" style:font-style-complex="normal"/>
    </style:style>
    <style:style style:name="T744" style:family="text">
      <style:text-properties fo:font-style="normal" officeooo:rsid="0347bb43" style:font-style-asian="normal" style:font-style-complex="normal"/>
    </style:style>
    <style:style style:name="T745" style:family="text">
      <style:text-properties fo:font-style="normal" officeooo:rsid="03343ce6" style:font-style-asian="normal" style:font-style-complex="normal"/>
    </style:style>
    <style:style style:name="T746" style:family="text">
      <style:text-properties fo:font-style="normal" officeooo:rsid="034dbe4d" style:font-style-asian="normal" style:font-style-complex="normal"/>
    </style:style>
    <style:style style:name="T747" style:family="text">
      <style:text-properties fo:font-style="normal" officeooo:rsid="034f33b6" style:font-style-asian="normal" style:font-style-complex="normal"/>
    </style:style>
    <style:style style:name="T748" style:family="text">
      <style:text-properties fo:font-style="normal" officeooo:rsid="035051aa" style:font-style-asian="normal" style:font-style-complex="normal"/>
    </style:style>
    <style:style style:name="T749" style:family="text">
      <style:text-properties fo:font-style="normal" officeooo:rsid="035de550" style:font-style-asian="normal" style:font-style-complex="normal"/>
    </style:style>
    <style:style style:name="T750" style:family="text">
      <style:text-properties fo:font-style="normal" officeooo:rsid="0364e15d" style:font-style-asian="normal" style:font-style-complex="normal"/>
    </style:style>
    <style:style style:name="T751" style:family="text">
      <style:text-properties fo:font-style="normal" officeooo:rsid="033e56cf" style:font-style-asian="normal" style:font-style-complex="normal"/>
    </style:style>
    <style:style style:name="T752" style:family="text">
      <style:text-properties fo:font-style="normal" officeooo:rsid="0367f8e1" style:font-style-asian="normal" style:font-style-complex="normal"/>
    </style:style>
    <style:style style:name="T753" style:family="text">
      <style:text-properties fo:font-style="normal" officeooo:rsid="0369854f" style:font-style-asian="normal" style:font-style-complex="normal"/>
    </style:style>
    <style:style style:name="T754" style:family="text">
      <style:text-properties fo:font-style="normal" officeooo:rsid="040ce935" style:font-style-asian="normal" style:font-style-complex="normal"/>
    </style:style>
    <style:style style:name="T755" style:family="text">
      <style:text-properties fo:font-style="normal" officeooo:rsid="040ea9fd" style:font-style-asian="normal" style:font-style-complex="normal"/>
    </style:style>
    <style:style style:name="T756" style:family="text">
      <style:text-properties fo:font-style="normal" officeooo:rsid="041e6a3e" style:font-style-asian="normal" style:font-style-complex="normal"/>
    </style:style>
    <style:style style:name="T757" style:family="text">
      <style:text-properties fo:font-style="normal" officeooo:rsid="04a8203c" style:font-style-asian="normal" style:font-style-complex="normal"/>
    </style:style>
    <style:style style:name="T758" style:family="text">
      <style:text-properties fo:font-style="normal" officeooo:rsid="04b80b14" style:font-style-asian="normal" style:font-style-complex="normal"/>
    </style:style>
    <style:style style:name="T759" style:family="text">
      <style:text-properties fo:font-style="normal" officeooo:rsid="060fe20f" style:font-style-asian="normal" style:font-style-complex="normal"/>
    </style:style>
    <style:style style:name="T760" style:family="text">
      <style:text-properties fo:font-style="normal" officeooo:rsid="06125c09" style:font-style-asian="normal" style:font-style-complex="normal"/>
    </style:style>
    <style:style style:name="T761" style:family="text">
      <style:text-properties fo:font-style="normal" officeooo:rsid="06130d41" style:font-style-asian="normal" style:font-style-complex="normal"/>
    </style:style>
    <style:style style:name="T762" style:family="text">
      <style:text-properties fo:font-style="normal" officeooo:rsid="0613692a" style:font-style-asian="normal" style:font-style-complex="normal"/>
    </style:style>
    <style:style style:name="T763" style:family="text">
      <style:text-properties fo:font-style="normal" officeooo:rsid="06148669" style:font-style-asian="normal" style:font-style-complex="normal"/>
    </style:style>
    <style:style style:name="T764" style:family="text">
      <style:text-properties fo:font-style="normal" officeooo:rsid="0615b752" style:font-style-asian="normal" style:font-style-complex="normal"/>
    </style:style>
    <style:style style:name="T765" style:family="text">
      <style:text-properties fo:font-style="normal" officeooo:rsid="06191840" style:font-style-asian="normal" style:font-style-complex="normal"/>
    </style:style>
    <style:style style:name="T766" style:family="text">
      <style:text-properties fo:font-style="normal" officeooo:rsid="06196acd" style:font-style-asian="normal" style:font-style-complex="normal"/>
    </style:style>
    <style:style style:name="T767" style:family="text">
      <style:text-properties fo:font-style="normal" officeooo:rsid="0622a520" style:font-style-asian="normal" style:font-style-complex="normal"/>
    </style:style>
    <style:style style:name="T768" style:family="text">
      <style:text-properties fo:font-style="normal" officeooo:rsid="062535ed" style:font-style-asian="normal" style:font-style-complex="normal"/>
    </style:style>
    <style:style style:name="T769" style:family="text">
      <style:text-properties fo:font-style="normal" officeooo:rsid="06257b22" style:font-style-asian="normal" style:font-style-complex="normal"/>
    </style:style>
    <style:style style:name="T770" style:family="text">
      <style:text-properties fo:font-style="normal" officeooo:rsid="0626dd8c" style:font-style-asian="normal" style:font-style-complex="normal"/>
    </style:style>
    <style:style style:name="T771" style:family="text">
      <style:text-properties fo:font-style="normal" officeooo:rsid="06289f09" style:font-style-asian="normal" style:font-style-complex="normal"/>
    </style:style>
    <style:style style:name="T772" style:family="text">
      <style:text-properties fo:font-style="normal" officeooo:rsid="062ba32e" style:font-style-asian="normal" style:font-style-complex="normal"/>
    </style:style>
    <style:style style:name="T773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774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775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776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7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78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79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80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81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82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83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84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85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86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87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88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89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90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91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92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93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94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95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96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97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798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799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800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801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802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803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804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805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806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807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808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809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810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811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812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813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814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815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816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817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818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819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820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821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822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823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824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825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826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827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828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829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830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831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832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833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834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835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836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837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838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839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840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841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842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843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844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845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846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847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848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849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850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851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852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853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854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855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856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857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858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859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860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861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862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863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864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865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866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867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868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869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870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871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872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873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874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875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876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877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878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879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880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881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882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883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884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885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886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887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888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889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890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891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892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893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894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895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896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897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898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899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900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901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902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903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904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905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906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907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908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909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910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911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912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913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914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915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916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917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918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919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920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921" style:family="text">
      <style:text-properties officeooo:rsid="004d4d0b"/>
    </style:style>
    <style:style style:name="T922" style:family="text">
      <style:text-properties officeooo:rsid="0013268f"/>
    </style:style>
    <style:style style:name="T923" style:family="text">
      <style:text-properties officeooo:rsid="004f4350"/>
    </style:style>
    <style:style style:name="T924" style:family="text">
      <style:text-properties officeooo:rsid="00501b3c"/>
    </style:style>
    <style:style style:name="T925" style:family="text">
      <style:text-properties officeooo:rsid="00147dd9"/>
    </style:style>
    <style:style style:name="T926" style:family="text">
      <style:text-properties officeooo:rsid="005521a3"/>
    </style:style>
    <style:style style:name="T927" style:family="text">
      <style:text-properties fo:font-weight="bold" style:font-weight-asian="bold" style:font-weight-complex="bold"/>
    </style:style>
    <style:style style:name="T928" style:family="text">
      <style:text-properties fo:font-weight="bold" officeooo:rsid="005f7223" style:font-weight-asian="bold" style:font-weight-complex="bold"/>
    </style:style>
    <style:style style:name="T929" style:family="text">
      <style:text-properties fo:font-weight="bold" officeooo:rsid="01871851" style:font-weight-asian="bold" style:font-weight-complex="bold"/>
    </style:style>
    <style:style style:name="T930" style:family="text">
      <style:text-properties fo:font-weight="bold" officeooo:rsid="02070606" style:font-weight-asian="bold" style:font-weight-complex="bold"/>
    </style:style>
    <style:style style:name="T931" style:family="text">
      <style:text-properties fo:font-weight="bold" officeooo:rsid="0206e857" style:font-weight-asian="bold" style:font-weight-complex="bold"/>
    </style:style>
    <style:style style:name="T932" style:family="text">
      <style:text-properties fo:font-weight="bold" officeooo:rsid="03153caa" style:font-weight-asian="bold" style:font-weight-complex="bold"/>
    </style:style>
    <style:style style:name="T933" style:family="text">
      <style:text-properties fo:font-weight="bold" officeooo:rsid="03429aa5" style:font-weight-asian="bold" style:font-weight-complex="bold"/>
    </style:style>
    <style:style style:name="T934" style:family="text">
      <style:text-properties fo:font-weight="bold" officeooo:rsid="0356cf1b" style:font-weight-asian="bold" style:font-weight-complex="bold"/>
    </style:style>
    <style:style style:name="T935" style:family="text">
      <style:text-properties fo:font-weight="bold" officeooo:rsid="03c34d65" style:font-weight-asian="bold" style:font-weight-complex="bold"/>
    </style:style>
    <style:style style:name="T936" style:family="text">
      <style:text-properties fo:font-weight="bold" officeooo:rsid="03c39617" style:font-weight-asian="bold" style:font-weight-complex="bold"/>
    </style:style>
    <style:style style:name="T937" style:family="text">
      <style:text-properties fo:font-weight="bold" officeooo:rsid="03c44ca6" style:font-weight-asian="bold" style:font-weight-complex="bold"/>
    </style:style>
    <style:style style:name="T938" style:family="text">
      <style:text-properties fo:font-weight="bold" officeooo:rsid="03ea64bf" style:font-weight-asian="bold" style:font-weight-complex="bold"/>
    </style:style>
    <style:style style:name="T939" style:family="text">
      <style:text-properties fo:font-weight="bold" officeooo:rsid="03f8c064" style:font-weight-asian="bold" style:font-weight-complex="bold"/>
    </style:style>
    <style:style style:name="T940" style:family="text">
      <style:text-properties fo:font-weight="bold" officeooo:rsid="0411d16e" style:font-weight-asian="bold" style:font-weight-complex="bold"/>
    </style:style>
    <style:style style:name="T941" style:family="text">
      <style:text-properties fo:font-weight="bold" officeooo:rsid="048fe3f8" style:font-weight-asian="bold" style:font-weight-complex="bold"/>
    </style:style>
    <style:style style:name="T942" style:family="text">
      <style:text-properties fo:font-weight="bold" officeooo:rsid="048ffd4a" style:font-weight-asian="bold" style:font-weight-complex="bold"/>
    </style:style>
    <style:style style:name="T943" style:family="text">
      <style:text-properties fo:font-weight="bold" officeooo:rsid="04a08898" style:font-weight-asian="bold" style:font-weight-complex="bold"/>
    </style:style>
    <style:style style:name="T944" style:family="text">
      <style:text-properties officeooo:rsid="005b5f51"/>
    </style:style>
    <style:style style:name="T945" style:family="text">
      <style:text-properties officeooo:rsid="005d12fa"/>
    </style:style>
    <style:style style:name="T946" style:family="text">
      <style:text-properties officeooo:rsid="005f7223"/>
    </style:style>
    <style:style style:name="T947" style:family="text">
      <style:text-properties style:text-underline-style="none"/>
    </style:style>
    <style:style style:name="T948" style:family="text">
      <style:text-properties style:text-underline-style="none" fo:font-weight="normal" style:font-weight-asian="normal" style:font-weight-complex="normal"/>
    </style:style>
    <style:style style:name="T949" style:family="text">
      <style:text-properties style:text-underline-style="none" fo:font-weight="normal" officeooo:rsid="00721e09" style:font-weight-asian="normal" style:font-weight-complex="normal"/>
    </style:style>
    <style:style style:name="T950" style:family="text">
      <style:text-properties style:text-underline-style="none" fo:font-weight="normal" officeooo:rsid="00722a19" style:font-weight-asian="normal" style:font-weight-complex="normal"/>
    </style:style>
    <style:style style:name="T951" style:family="text">
      <style:text-properties style:text-underline-style="none" fo:font-weight="normal" officeooo:rsid="006a9ead" style:font-weight-asian="normal" style:font-weight-complex="normal"/>
    </style:style>
    <style:style style:name="T952" style:family="text">
      <style:text-properties style:text-underline-style="none" fo:font-weight="normal" officeooo:rsid="00a639f7" style:font-weight-asian="normal" style:font-weight-complex="normal"/>
    </style:style>
    <style:style style:name="T953" style:family="text">
      <style:text-properties style:text-underline-style="none" fo:font-weight="normal" officeooo:rsid="00a69bec" style:font-weight-asian="normal" style:font-weight-complex="normal"/>
    </style:style>
    <style:style style:name="T954" style:family="text">
      <style:text-properties style:text-underline-style="none" fo:font-weight="normal" officeooo:rsid="009e29ef" style:font-weight-asian="normal" style:font-weight-complex="normal"/>
    </style:style>
    <style:style style:name="T955" style:family="text">
      <style:text-properties style:text-underline-style="none" fo:font-weight="normal" officeooo:rsid="00a75993" style:font-weight-asian="normal" style:font-weight-complex="normal"/>
    </style:style>
    <style:style style:name="T956" style:family="text">
      <style:text-properties style:text-underline-style="none" fo:font-weight="normal" officeooo:rsid="00e7b674" style:font-weight-asian="normal" style:font-weight-complex="normal"/>
    </style:style>
    <style:style style:name="T957" style:family="text">
      <style:text-properties style:text-underline-style="none" fo:font-weight="normal" officeooo:rsid="0123bb39" style:font-weight-asian="normal" style:font-weight-complex="normal"/>
    </style:style>
    <style:style style:name="T958" style:family="text">
      <style:text-properties style:text-underline-style="none" fo:font-weight="normal" officeooo:rsid="02e59398" style:font-weight-asian="normal" style:font-weight-complex="normal"/>
    </style:style>
    <style:style style:name="T959" style:family="text">
      <style:text-properties style:text-underline-style="none" fo:font-weight="normal" officeooo:rsid="0043121f" style:font-weight-asian="normal" style:font-weight-complex="normal"/>
    </style:style>
    <style:style style:name="T960" style:family="text">
      <style:text-properties style:text-underline-style="none" fo:font-weight="normal" officeooo:rsid="04329278" style:font-weight-asian="normal" style:font-weight-complex="normal"/>
    </style:style>
    <style:style style:name="T961" style:family="text">
      <style:text-properties style:text-underline-style="none" fo:font-weight="bold" style:font-weight-asian="bold" style:font-weight-complex="bold"/>
    </style:style>
    <style:style style:name="T962" style:family="text">
      <style:text-properties style:text-underline-style="none" fo:font-weight="bold" officeooo:rsid="00a75993" style:font-weight-asian="bold" style:font-weight-complex="bold"/>
    </style:style>
    <style:style style:name="T963" style:family="text">
      <style:text-properties style:text-underline-style="none" fo:font-weight="bold" officeooo:rsid="013013d9" style:font-weight-asian="bold" style:font-weight-complex="bold"/>
    </style:style>
    <style:style style:name="T964" style:family="text">
      <style:text-properties style:text-underline-style="none" fo:font-weight="bold" officeooo:rsid="01408f03" style:font-weight-asian="bold" style:font-weight-complex="bold"/>
    </style:style>
    <style:style style:name="T965" style:family="text">
      <style:text-properties style:text-underline-style="none" officeooo:rsid="00bbbf73"/>
    </style:style>
    <style:style style:name="T966" style:family="text">
      <style:text-properties style:text-underline-style="none" officeooo:rsid="00d40111"/>
    </style:style>
    <style:style style:name="T967" style:family="text">
      <style:text-properties style:text-underline-style="none" officeooo:rsid="00d708a6"/>
    </style:style>
    <style:style style:name="T968" style:family="text">
      <style:text-properties style:text-underline-style="none" officeooo:rsid="00d5826a"/>
    </style:style>
    <style:style style:name="T969" style:family="text">
      <style:text-properties style:text-underline-style="none" officeooo:rsid="00d9c9e4"/>
    </style:style>
    <style:style style:name="T970" style:family="text">
      <style:text-properties style:text-underline-style="none" officeooo:rsid="00ec1e8c"/>
    </style:style>
    <style:style style:name="T971" style:family="text">
      <style:text-properties style:text-underline-style="none" officeooo:rsid="00fde6f2"/>
    </style:style>
    <style:style style:name="T972" style:family="text">
      <style:text-properties style:text-underline-style="none" officeooo:rsid="013013d9"/>
    </style:style>
    <style:style style:name="T973" style:family="text">
      <style:text-properties style:text-underline-style="none" officeooo:rsid="0137af9f"/>
    </style:style>
    <style:style style:name="T974" style:family="text">
      <style:text-properties style:text-underline-style="none" officeooo:rsid="013282b3"/>
    </style:style>
    <style:style style:name="T975" style:family="text">
      <style:text-properties style:text-underline-style="none" officeooo:rsid="01408f03"/>
    </style:style>
    <style:style style:name="T976" style:family="text">
      <style:text-properties style:text-underline-style="none" officeooo:rsid="01416cb6"/>
    </style:style>
    <style:style style:name="T977" style:family="text">
      <style:text-properties style:text-underline-style="none" officeooo:rsid="01435f2a"/>
    </style:style>
    <style:style style:name="T978" style:family="text">
      <style:text-properties style:text-underline-style="none" officeooo:rsid="015f15fe"/>
    </style:style>
    <style:style style:name="T979" style:family="text">
      <style:text-properties officeooo:rsid="00722a19"/>
    </style:style>
    <style:style style:name="T980" style:family="text">
      <style:text-properties officeooo:rsid="0082538a"/>
    </style:style>
    <style:style style:name="T981" style:family="text">
      <style:text-properties officeooo:rsid="008a06de"/>
    </style:style>
    <style:style style:name="T982" style:family="text">
      <style:text-properties officeooo:rsid="00937b11"/>
    </style:style>
    <style:style style:name="T983" style:family="text">
      <style:text-properties officeooo:rsid="0093b191"/>
    </style:style>
    <style:style style:name="T984" style:family="text">
      <style:text-properties officeooo:rsid="00b502cc"/>
    </style:style>
    <style:style style:name="T985" style:family="text">
      <style:text-properties officeooo:rsid="00ba4170"/>
    </style:style>
    <style:style style:name="T986" style:family="text">
      <style:text-properties officeooo:rsid="00bbbf73"/>
    </style:style>
    <style:style style:name="T987" style:family="text">
      <style:text-properties officeooo:rsid="00bd3f9d"/>
    </style:style>
    <style:style style:name="T988" style:family="text">
      <style:text-properties officeooo:rsid="00beb82f"/>
    </style:style>
    <style:style style:name="T989" style:family="text">
      <style:text-properties officeooo:rsid="00c2a166"/>
    </style:style>
    <style:style style:name="T990" style:family="text">
      <style:text-properties officeooo:rsid="00c7406f"/>
    </style:style>
    <style:style style:name="T991" style:family="text">
      <style:text-properties officeooo:rsid="00c93592"/>
    </style:style>
    <style:style style:name="T992" style:family="text">
      <style:text-properties officeooo:rsid="00d83381"/>
    </style:style>
    <style:style style:name="T993" style:family="text">
      <style:text-properties officeooo:rsid="00e09913"/>
    </style:style>
    <style:style style:name="T994" style:family="text">
      <style:text-properties officeooo:rsid="00ed9297"/>
    </style:style>
    <style:style style:name="T995" style:family="text">
      <style:text-properties officeooo:rsid="00ef4875"/>
    </style:style>
    <style:style style:name="T996" style:family="text">
      <style:text-properties officeooo:rsid="00f0f7f8"/>
    </style:style>
    <style:style style:name="T997" style:family="text">
      <style:text-properties officeooo:rsid="00f5260b"/>
    </style:style>
    <style:style style:name="T998" style:family="text">
      <style:text-properties officeooo:rsid="010185dc"/>
    </style:style>
    <style:style style:name="T999" style:family="text">
      <style:text-properties officeooo:rsid="01095847"/>
    </style:style>
    <style:style style:name="T1000" style:family="text">
      <style:text-properties officeooo:rsid="010f422a"/>
    </style:style>
    <style:style style:name="T1001" style:family="text">
      <style:text-properties officeooo:rsid="01113d34"/>
    </style:style>
    <style:style style:name="T1002" style:family="text">
      <style:text-properties officeooo:rsid="011bd541"/>
    </style:style>
    <style:style style:name="T1003" style:family="text">
      <style:text-properties style:text-line-through-style="none" style:text-line-through-type="none"/>
    </style:style>
    <style:style style:name="T1004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005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006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007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008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009" style:family="text">
      <style:text-properties style:text-line-through-style="none" style:text-line-through-type="none" fo:font-style="italic" style:font-style-asian="italic" style:font-style-complex="italic"/>
    </style:style>
    <style:style style:name="T1010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011" style:family="text">
      <style:text-properties style:text-line-through-style="none" style:text-line-through-type="none" style:text-underline-style="none"/>
    </style:style>
    <style:style style:name="T1012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013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014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015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016" style:family="text">
      <style:text-properties style:text-line-through-style="none" style:text-line-through-type="none" officeooo:rsid="03d52c7f"/>
    </style:style>
    <style:style style:name="T1017" style:family="text">
      <style:text-properties style:text-line-through-style="none" style:text-line-through-type="none" officeooo:rsid="03ef2dc7"/>
    </style:style>
    <style:style style:name="T1018" style:family="text">
      <style:text-properties style:text-line-through-style="none" style:text-line-through-type="none" officeooo:rsid="03ec3a95"/>
    </style:style>
    <style:style style:name="T1019" style:family="text">
      <style:text-properties style:text-line-through-style="none" style:text-line-through-type="none" officeooo:rsid="03f0c84b"/>
    </style:style>
    <style:style style:name="T1020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1021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022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023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024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025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026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027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028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029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030" style:family="text">
      <style:text-properties style:text-line-through-style="none" style:text-line-through-type="none" officeooo:rsid="044cd909"/>
    </style:style>
    <style:style style:name="T1031" style:family="text">
      <style:text-properties style:text-line-through-style="none" style:text-line-through-type="none" officeooo:rsid="0557f31f"/>
    </style:style>
    <style:style style:name="T1032" style:family="text">
      <style:text-properties style:text-line-through-style="none" style:text-line-through-type="none" officeooo:rsid="05a9b5b8"/>
    </style:style>
    <style:style style:name="T1033" style:family="text">
      <style:text-properties style:text-line-through-style="none" style:text-line-through-type="none" officeooo:rsid="05bb08e9"/>
    </style:style>
    <style:style style:name="T1034" style:family="text">
      <style:text-properties officeooo:rsid="0152f194"/>
    </style:style>
    <style:style style:name="T1035" style:family="text">
      <style:text-properties officeooo:rsid="016860b9"/>
    </style:style>
    <style:style style:name="T1036" style:family="text">
      <style:text-properties officeooo:rsid="01758a0f"/>
    </style:style>
    <style:style style:name="T1037" style:family="text">
      <style:text-properties officeooo:rsid="01871851"/>
    </style:style>
    <style:style style:name="T1038" style:family="text">
      <style:text-properties officeooo:rsid="0188ed42"/>
    </style:style>
    <style:style style:name="T1039" style:family="text">
      <style:text-properties officeooo:rsid="018c0d5b"/>
    </style:style>
    <style:style style:name="T1040" style:family="text">
      <style:text-properties officeooo:rsid="019479eb"/>
    </style:style>
    <style:style style:name="T1041" style:family="text">
      <style:text-properties officeooo:rsid="0198a2ea"/>
    </style:style>
    <style:style style:name="T1042" style:family="text">
      <style:text-properties officeooo:rsid="01c64853"/>
    </style:style>
    <style:style style:name="T1043" style:family="text">
      <style:text-properties officeooo:rsid="01d80854"/>
    </style:style>
    <style:style style:name="T1044" style:family="text">
      <style:text-properties officeooo:rsid="01d90cf6"/>
    </style:style>
    <style:style style:name="T1045" style:family="text">
      <style:text-properties officeooo:rsid="01d9cd4e"/>
    </style:style>
    <style:style style:name="T1046" style:family="text">
      <style:text-properties officeooo:rsid="01dc67de"/>
    </style:style>
    <style:style style:name="T1047" style:family="text">
      <style:text-properties officeooo:rsid="01df8731"/>
    </style:style>
    <style:style style:name="T1048" style:family="text">
      <style:text-properties officeooo:rsid="01e917c9"/>
    </style:style>
    <style:style style:name="T1049" style:family="text">
      <style:text-properties officeooo:rsid="01e5182b"/>
    </style:style>
    <style:style style:name="T1050" style:family="text">
      <style:text-properties officeooo:rsid="01e966ec"/>
    </style:style>
    <style:style style:name="T1051" style:family="text">
      <style:text-properties officeooo:rsid="01eb88a9"/>
    </style:style>
    <style:style style:name="T1052" style:family="text">
      <style:text-properties officeooo:rsid="01ec8e18"/>
    </style:style>
    <style:style style:name="T1053" style:family="text">
      <style:text-properties officeooo:rsid="01f79ca2"/>
    </style:style>
    <style:style style:name="T1054" style:family="text">
      <style:text-properties officeooo:rsid="01f9794d"/>
    </style:style>
    <style:style style:name="T1055" style:family="text">
      <style:text-properties officeooo:rsid="01fb1d79"/>
    </style:style>
    <style:style style:name="T1056" style:family="text">
      <style:text-properties officeooo:rsid="01fde08a"/>
    </style:style>
    <style:style style:name="T1057" style:family="text">
      <style:text-properties officeooo:rsid="0200b58e"/>
    </style:style>
    <style:style style:name="T1058" style:family="text">
      <style:text-properties officeooo:rsid="01c48a9e"/>
    </style:style>
    <style:style style:name="T1059" style:family="text">
      <style:text-properties officeooo:rsid="020294d1"/>
    </style:style>
    <style:style style:name="T1060" style:family="text">
      <style:text-properties officeooo:rsid="019e70b3"/>
    </style:style>
    <style:style style:name="T1061" style:family="text">
      <style:text-properties officeooo:rsid="020131ae"/>
    </style:style>
    <style:style style:name="T1062" style:family="text">
      <style:text-properties officeooo:rsid="01b08253"/>
    </style:style>
    <style:style style:name="T1063" style:family="text">
      <style:text-properties officeooo:rsid="01ffec25"/>
    </style:style>
    <style:style style:name="T1064" style:family="text">
      <style:text-properties officeooo:rsid="0212a48a"/>
    </style:style>
    <style:style style:name="T1065" style:family="text">
      <style:text-properties officeooo:rsid="021d76dd"/>
    </style:style>
    <style:style style:name="T1066" style:family="text">
      <style:text-properties officeooo:rsid="022053cd"/>
    </style:style>
    <style:style style:name="T1067" style:family="text">
      <style:text-properties officeooo:rsid="01e2b86d"/>
    </style:style>
    <style:style style:name="T1068" style:family="text">
      <style:text-properties officeooo:rsid="022dff2a"/>
    </style:style>
    <style:style style:name="T1069" style:family="text">
      <style:text-properties officeooo:rsid="02540cb9"/>
    </style:style>
    <style:style style:name="T1070" style:family="text">
      <style:text-properties officeooo:rsid="025798af"/>
    </style:style>
    <style:style style:name="T1071" style:family="text">
      <style:text-properties officeooo:rsid="0259f4ad"/>
    </style:style>
    <style:style style:name="T1072" style:family="text">
      <style:text-properties officeooo:rsid="025b11c7"/>
    </style:style>
    <style:style style:name="T1073" style:family="text">
      <style:text-properties officeooo:rsid="02685e01"/>
    </style:style>
    <style:style style:name="T1074" style:family="text">
      <style:text-properties officeooo:rsid="024d9b01"/>
    </style:style>
    <style:style style:name="T1075" style:family="text">
      <style:text-properties officeooo:rsid="026b5506"/>
    </style:style>
    <style:style style:name="T1076" style:family="text">
      <style:text-properties officeooo:rsid="02727518"/>
    </style:style>
    <style:style style:name="T1077" style:family="text">
      <style:text-properties officeooo:rsid="02743cef"/>
    </style:style>
    <style:style style:name="T1078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079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080" style:family="text">
      <style:text-properties officeooo:rsid="02abf8f2"/>
    </style:style>
    <style:style style:name="T1081" style:family="text">
      <style:text-properties officeooo:rsid="02ac7db0"/>
    </style:style>
    <style:style style:name="T1082" style:family="text">
      <style:text-properties officeooo:rsid="02b14a1d"/>
    </style:style>
    <style:style style:name="T1083" style:family="text">
      <style:text-properties officeooo:rsid="02b245f2"/>
    </style:style>
    <style:style style:name="T1084" style:family="text">
      <style:text-properties officeooo:rsid="004826c4"/>
    </style:style>
    <style:style style:name="T1085" style:family="text">
      <style:text-properties officeooo:rsid="02b807dc"/>
    </style:style>
    <style:style style:name="T1086" style:family="text">
      <style:text-properties officeooo:rsid="0063f3c5"/>
    </style:style>
    <style:style style:name="T1087" style:family="text">
      <style:text-properties officeooo:rsid="00c0d7c6"/>
    </style:style>
    <style:style style:name="T1088" style:family="text">
      <style:text-properties officeooo:rsid="02bfe198"/>
    </style:style>
    <style:style style:name="T1089" style:family="text">
      <style:text-properties officeooo:rsid="02ccc8f6"/>
    </style:style>
    <style:style style:name="T1090" style:family="text">
      <style:text-properties officeooo:rsid="02e142ec"/>
    </style:style>
    <style:style style:name="T1091" style:family="text">
      <style:text-properties officeooo:rsid="02ec089f"/>
    </style:style>
    <style:style style:name="T1092" style:family="text">
      <style:text-properties officeooo:rsid="008d7148"/>
    </style:style>
    <style:style style:name="T1093" style:family="text">
      <style:text-properties officeooo:rsid="0069ae25"/>
    </style:style>
    <style:style style:name="T1094" style:family="text">
      <style:text-properties officeooo:rsid="02edc963"/>
    </style:style>
    <style:style style:name="T1095" style:family="text">
      <style:text-properties officeooo:rsid="03049b98"/>
    </style:style>
    <style:style style:name="T1096" style:family="text">
      <style:text-properties officeooo:rsid="0304fd19"/>
    </style:style>
    <style:style style:name="T1097" style:family="text">
      <style:text-properties officeooo:rsid="030f0c9b"/>
    </style:style>
    <style:style style:name="T1098" style:family="text">
      <style:text-properties style:text-underline-style="solid" style:text-underline-width="auto" style:text-underline-color="font-color"/>
    </style:style>
    <style:style style:name="T1099" style:family="text">
      <style:text-properties style:text-underline-style="solid" style:text-underline-width="auto" style:text-underline-color="font-color" officeooo:rsid="030f0c9b"/>
    </style:style>
    <style:style style:name="T1100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101" style:family="text">
      <style:text-properties officeooo:rsid="0329fac1"/>
    </style:style>
    <style:style style:name="T1102" style:family="text">
      <style:text-properties officeooo:rsid="032c4fdc"/>
    </style:style>
    <style:style style:name="T1103" style:family="text">
      <style:text-properties officeooo:rsid="032e6032"/>
    </style:style>
    <style:style style:name="T1104" style:family="text">
      <style:text-properties officeooo:rsid="033f17a3"/>
    </style:style>
    <style:style style:name="T1105" style:family="text">
      <style:text-properties officeooo:rsid="03182d82"/>
    </style:style>
    <style:style style:name="T1106" style:family="text">
      <style:text-properties officeooo:rsid="03153caa"/>
    </style:style>
    <style:style style:name="T1107" style:family="text">
      <style:text-properties officeooo:rsid="03429aa5"/>
    </style:style>
    <style:style style:name="T1108" style:family="text">
      <style:text-properties officeooo:rsid="0346a444"/>
    </style:style>
    <style:style style:name="T1109" style:family="text">
      <style:text-properties officeooo:rsid="034adc9b"/>
    </style:style>
    <style:style style:name="T1110" style:family="text">
      <style:text-properties officeooo:rsid="034c7df6"/>
    </style:style>
    <style:style style:name="T1111" style:family="text">
      <style:text-properties officeooo:rsid="034f33b6"/>
    </style:style>
    <style:style style:name="T1112" style:family="text">
      <style:text-properties officeooo:rsid="034f5b13"/>
    </style:style>
    <style:style style:name="T1113" style:family="text">
      <style:text-properties officeooo:rsid="034f680a"/>
    </style:style>
    <style:style style:name="T1114" style:family="text">
      <style:text-properties officeooo:rsid="031fc4b1"/>
    </style:style>
    <style:style style:name="T1115" style:family="text">
      <style:text-properties officeooo:rsid="0354d22d"/>
    </style:style>
    <style:style style:name="T1116" style:family="text">
      <style:text-properties officeooo:rsid="0356cf1b"/>
    </style:style>
    <style:style style:name="T1117" style:family="text">
      <style:text-properties officeooo:rsid="035fe67f"/>
    </style:style>
    <style:style style:name="T1118" style:family="text">
      <style:text-properties officeooo:rsid="035ffaa8"/>
    </style:style>
    <style:style style:name="T1119" style:family="text">
      <style:text-properties officeooo:rsid="036197c0"/>
    </style:style>
    <style:style style:name="T1120" style:family="text">
      <style:text-properties officeooo:rsid="037541ab"/>
    </style:style>
    <style:style style:name="T1121" style:family="text">
      <style:text-properties officeooo:rsid="037607bd"/>
    </style:style>
    <style:style style:name="T1122" style:family="text">
      <style:text-properties officeooo:rsid="03804bbd"/>
    </style:style>
    <style:style style:name="T1123" style:family="text">
      <style:text-properties officeooo:rsid="03886cfc"/>
    </style:style>
    <style:style style:name="T1124" style:family="text">
      <style:text-properties officeooo:rsid="03a24854"/>
    </style:style>
    <style:style style:name="T1125" style:family="text">
      <style:text-properties officeooo:rsid="03a27e76"/>
    </style:style>
    <style:style style:name="T1126" style:family="text">
      <style:text-properties officeooo:rsid="03a4e520"/>
    </style:style>
    <style:style style:name="T1127" style:family="text">
      <style:text-properties officeooo:rsid="03778af6"/>
    </style:style>
    <style:style style:name="T1128" style:family="text">
      <style:text-properties officeooo:rsid="03aaef44"/>
    </style:style>
    <style:style style:name="T1129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130" style:family="text">
      <style:text-properties officeooo:rsid="03bf675e"/>
    </style:style>
    <style:style style:name="T1131" style:family="text">
      <style:text-properties officeooo:rsid="03c34d65"/>
    </style:style>
    <style:style style:name="T1132" style:family="text">
      <style:text-properties officeooo:rsid="03d26e6d"/>
    </style:style>
    <style:style style:name="T1133" style:family="text">
      <style:text-properties fo:color="#008000"/>
    </style:style>
    <style:style style:name="T1134" style:family="text">
      <style:text-properties fo:color="#008000" fo:font-style="italic" style:font-style-asian="italic" style:font-style-complex="italic"/>
    </style:style>
    <style:style style:name="T1135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136" style:family="text">
      <style:text-properties fo:color="#008000" officeooo:rsid="03153caa" fo:background-color="transparent" loext:char-shading-value="0"/>
    </style:style>
    <style:style style:name="T1137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138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139" style:family="text">
      <style:text-properties fo:color="#008000" officeooo:rsid="03429aa5"/>
    </style:style>
    <style:style style:name="T1140" style:family="text">
      <style:text-properties fo:color="#008000" officeooo:rsid="03886cfc"/>
    </style:style>
    <style:style style:name="T1141" style:family="text">
      <style:text-properties fo:color="#008000" officeooo:rsid="05d5c10e"/>
    </style:style>
    <style:style style:name="T1142" style:family="text">
      <style:text-properties officeooo:rsid="03e2358d"/>
    </style:style>
    <style:style style:name="T1143" style:family="text">
      <style:text-properties officeooo:rsid="03e6bad7"/>
    </style:style>
    <style:style style:name="T1144" style:family="text">
      <style:text-properties officeooo:rsid="03e718ea"/>
    </style:style>
    <style:style style:name="T1145" style:family="text">
      <style:text-properties officeooo:rsid="03e90de3"/>
    </style:style>
    <style:style style:name="T1146" style:family="text">
      <style:text-properties officeooo:rsid="0015f1ff"/>
    </style:style>
    <style:style style:name="T1147" style:family="text">
      <style:text-properties officeooo:rsid="03e93625"/>
    </style:style>
    <style:style style:name="T1148" style:family="text">
      <style:text-properties officeooo:rsid="0019f535"/>
    </style:style>
    <style:style style:name="T1149" style:family="text">
      <style:text-properties officeooo:rsid="03ec3a95"/>
    </style:style>
    <style:style style:name="T1150" style:family="text">
      <style:text-properties officeooo:rsid="03ed0846"/>
    </style:style>
    <style:style style:name="T1151" style:family="text">
      <style:text-properties officeooo:rsid="03ee7eb1"/>
    </style:style>
    <style:style style:name="T1152" style:family="text">
      <style:text-properties officeooo:rsid="03f0c84b"/>
    </style:style>
    <style:style style:name="T1153" style:family="text">
      <style:text-properties officeooo:rsid="03f27278"/>
    </style:style>
    <style:style style:name="T1154" style:family="text">
      <style:text-properties officeooo:rsid="03f7049e"/>
    </style:style>
    <style:style style:name="T1155" style:family="text">
      <style:text-properties officeooo:rsid="04045fb5"/>
    </style:style>
    <style:style style:name="T1156" style:family="text">
      <style:text-properties officeooo:rsid="0411d16e"/>
    </style:style>
    <style:style style:name="T1157" style:family="text">
      <style:text-properties officeooo:rsid="0437fd59"/>
    </style:style>
    <style:style style:name="T1158" style:family="text">
      <style:text-properties officeooo:rsid="043c6125"/>
    </style:style>
    <style:style style:name="T1159" style:family="text">
      <style:text-properties officeooo:rsid="045019c0"/>
    </style:style>
    <style:style style:name="T1160" style:family="text">
      <style:text-properties officeooo:rsid="0455d30c"/>
    </style:style>
    <style:style style:name="T1161" style:family="text">
      <style:text-properties officeooo:rsid="046a1124"/>
    </style:style>
    <style:style style:name="T1162" style:family="text">
      <style:text-properties officeooo:rsid="046a9d46"/>
    </style:style>
    <style:style style:name="T1163" style:family="text">
      <style:text-properties officeooo:rsid="046fb62d"/>
    </style:style>
    <style:style style:name="T1164" style:family="text">
      <style:text-properties officeooo:rsid="04719231"/>
    </style:style>
    <style:style style:name="T1165" style:family="text">
      <style:text-properties officeooo:rsid="040ce935"/>
    </style:style>
    <style:style style:name="T1166" style:family="text">
      <style:text-properties officeooo:rsid="048bee3c"/>
    </style:style>
    <style:style style:name="T1167" style:family="text">
      <style:text-properties officeooo:rsid="048df38c"/>
    </style:style>
    <style:style style:name="T1168" style:family="text">
      <style:text-properties officeooo:rsid="048ffd4a"/>
    </style:style>
    <style:style style:name="T1169" style:family="text">
      <style:text-properties officeooo:rsid="04915c32"/>
    </style:style>
    <style:style style:name="T1170" style:family="text">
      <style:text-properties officeooo:rsid="04a08898"/>
    </style:style>
    <style:style style:name="T1171" style:family="text">
      <style:text-properties officeooo:rsid="04a3c98b"/>
    </style:style>
    <style:style style:name="T1172" style:family="text">
      <style:text-properties officeooo:rsid="04a57ad8"/>
    </style:style>
    <style:style style:name="T1173" style:family="text">
      <style:text-properties officeooo:rsid="04a6595a"/>
    </style:style>
    <style:style style:name="T1174" style:family="text">
      <style:text-properties officeooo:rsid="04a6679a"/>
    </style:style>
    <style:style style:name="T1175" style:family="text">
      <style:text-properties officeooo:rsid="04bb11b5"/>
    </style:style>
    <style:style style:name="T1176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177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178" style:family="text">
      <style:text-properties officeooo:rsid="04bc7059"/>
    </style:style>
    <style:style style:name="T1179" style:family="text">
      <style:text-properties officeooo:rsid="04c36d3f"/>
    </style:style>
    <style:style style:name="T1180" style:family="text">
      <style:text-properties officeooo:rsid="04c627f1"/>
    </style:style>
    <style:style style:name="T1181" style:family="text">
      <style:text-properties officeooo:rsid="04cce5bf"/>
    </style:style>
    <style:style style:name="T1182" style:family="text">
      <style:text-properties officeooo:rsid="04cfcb47"/>
    </style:style>
    <style:style style:name="T1183" style:family="text">
      <style:text-properties officeooo:rsid="04e24210"/>
    </style:style>
    <style:style style:name="T1184" style:family="text">
      <style:text-properties officeooo:rsid="04ec533d"/>
    </style:style>
    <style:style style:name="T1185" style:family="text">
      <style:text-properties officeooo:rsid="04ed871b"/>
    </style:style>
    <style:style style:name="T1186" style:family="text">
      <style:text-properties officeooo:rsid="0508fe4c"/>
    </style:style>
    <style:style style:name="T1187" style:family="text">
      <style:text-properties officeooo:rsid="05115d8e"/>
    </style:style>
    <style:style style:name="T1188" style:family="text">
      <style:text-properties officeooo:rsid="051c4636"/>
    </style:style>
    <style:style style:name="T1189" style:family="text">
      <style:text-properties officeooo:rsid="0524ab2e"/>
    </style:style>
    <style:style style:name="T1190" style:family="text">
      <style:text-properties officeooo:rsid="05250d74"/>
    </style:style>
    <style:style style:name="T1191" style:family="text">
      <style:text-properties officeooo:rsid="052672fc"/>
    </style:style>
    <style:style style:name="T1192" style:family="text">
      <style:text-properties officeooo:rsid="0540f4db"/>
    </style:style>
    <style:style style:name="T1193" style:family="text">
      <style:text-properties officeooo:rsid="057b1a47"/>
    </style:style>
    <style:style style:name="T1194" style:family="text">
      <style:text-properties officeooo:rsid="057cbee6"/>
    </style:style>
    <style:style style:name="T1195" style:family="text">
      <style:text-properties officeooo:rsid="057e9023"/>
    </style:style>
    <style:style style:name="T1196" style:family="text">
      <style:text-properties officeooo:rsid="0585d555"/>
    </style:style>
    <style:style style:name="T1197" style:family="text">
      <style:text-properties officeooo:rsid="058a5955"/>
    </style:style>
    <style:style style:name="T1198" style:family="text">
      <style:text-properties officeooo:rsid="058bbc5e"/>
    </style:style>
    <style:style style:name="T1199" style:family="text">
      <style:text-properties officeooo:rsid="059df9ef"/>
    </style:style>
    <style:style style:name="T1200" style:family="text">
      <style:text-properties officeooo:rsid="05bc64d7"/>
    </style:style>
    <style:style style:name="T1201" style:family="text">
      <style:text-properties officeooo:rsid="05c413ac"/>
    </style:style>
    <style:style style:name="T1202" style:family="text">
      <style:text-properties officeooo:rsid="05ce73f5"/>
    </style:style>
    <style:style style:name="T1203" style:family="text">
      <style:text-properties officeooo:rsid="05d0a118"/>
    </style:style>
    <style:style style:name="T1204" style:family="text">
      <style:text-properties officeooo:rsid="05f3e7ac"/>
    </style:style>
    <style:style style:name="T1205" style:family="text">
      <style:text-properties officeooo:rsid="06063862"/>
    </style:style>
    <style:style style:name="T1206" style:family="text">
      <style:text-properties officeooo:rsid="0620bdc2"/>
    </style:style>
    <style:style style:name="T1207" style:family="text">
      <style:text-properties officeooo:rsid="06257b22"/>
    </style:style>
    <style:style style:name="T1208" style:family="text">
      <style:text-properties officeooo:rsid="0626dd8c"/>
    </style:style>
    <style:style style:name="T1209" style:family="text">
      <style:text-properties officeooo:rsid="062f0400"/>
    </style:style>
    <style:style style:name="T1210" style:family="text">
      <style:text-properties officeooo:rsid="06307d14"/>
    </style:style>
    <style:style style:name="T1211" style:family="text">
      <style:text-properties officeooo:rsid="0630fb9a"/>
    </style:style>
    <style:style style:name="T1212" style:family="text">
      <style:text-properties officeooo:rsid="06321a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1"><text:span text:style-name="T926">А</text:span>нглийско<text:span text:style-name="T926">е</text:span> предложени<text:span text:style-name="T926">е</text:span></text:p>
      <text:p text:style-name="P1212"/>
      <text:p text:style-name="P612"><text:span text:style-name="T922">Слова </text:span><text:span text:style-name="T923">в предложении </text:span><text:span text:style-name="T922">делятся на </text:span><text:span text:style-name="T999">две</text:span><text:span text:style-name="T922"> смысловые группы:</text:span></text:p>
      <text:list xml:id="list2635943226" text:style-name="L1">
        <text:list-item>
          <text:p text:style-name="P1320"><text:span text:style-name="T922">главные члены предложения — подлежащее и сказуемое </text:span><text:span text:style-name="T1120">(</text:span><text:span text:style-name="T1147">основа</text:span><text:span text:style-name="T1120"> предложения)</text:span><text:span text:style-name="T922">;</text:span></text:p>
        </text:list-item>
        <text:list-item>
          <text:p text:style-name="P1321">второстепенные члены предложения — определение, дополнение и обстоятельтсво.</text:p>
        </text:list-item>
      </text:list>
      <text:p text:style-name="P205"/>
      <text:p text:style-name="P1208">Подлежащее — эт<text:span text:style-name="T1036">о</text:span> автор действия (существительное).</text:p>
      <text:p text:style-name="P971">Сказуемое — это действие совершенное автором (глагол).</text:p>
      <text:p text:style-name="P204"/>
      <text:p text:style-name="P1209"><text:span text:style-name="T1146">Дополнение — это то, на </text:span><text:span text:style-name="T1145">кого </text:span><text:span text:style-name="T1147">или на что</text:span><text:span text:style-name="T1146"> направлено действие. </text:span><text:span text:style-name="T1147">В</text:span><text:span text:style-name="T1146">ыражено существительным, </text:span>перед которым может <text:span text:style-name="T1147">быть</text:span> предлог или глаголом <text:span text:style-name="T1147">с</text:span> частиц<text:span text:style-name="T1147">ей</text:span> <text:span text:style-name="T475">to</text:span><text:span text:style-name="T639">. </text:span>Обычно стоит <text:span text:style-name="T1132">во второй половине предложения, после </text:span><text:span text:style-name="T1147">сказуемого</text:span><text:span text:style-name="T1132">.</text:span></text:p>
      <text:p text:style-name="P204"/>
      <text:p text:style-name="P1210">Обстоятельство — это слово или группа слов, отвечающая на вопросы: как? когда? </text:p>
      <text:p text:style-name="P1209"><text:span text:style-name="T1148">каким образом? </text:span><text:span text:style-name="T1147">О</text:span><text:span text:style-name="T1148">бозначает: время, место, способ или причину действия.</text:span></text:p>
      <text:p text:style-name="P204"/>
      <text:p text:style-name="P608"><text:span text:style-name="T925">В английском </text:span><text:span text:style-name="T926">языке</text:span><text:span text:style-name="T925"> не бывает предложений без подлежащего и сказуемого.</text:span></text:p>
      <text:p text:style-name="P972">Исключение составляют разговорные фразы: <text:span text:style-name="T475">nice to meet you</text:span><text:span text:style-name="T494">, come here, have fun </text:span><text:span text:style-name="T738">и пр</text:span><text:span text:style-name="T724">.</text:span></text:p>
      <text:p text:style-name="P1"/>
      <text:p text:style-name="P206"><text:span text:style-name="T989">Порядок слов в у</text:span>тведрдительны<text:span text:style-name="T989">х</text:span> и отрицательны<text:span text:style-name="T989">х</text:span> предложения<text:span text:style-name="T989">х</text:span>:</text:p>
      <text:list xml:id="list3357458608" text:style-name="L2">
        <text:list-item>
          <text:p text:style-name="P1322"><text:span text:style-name="T14">подлежащее</text:span><text:span text:style-name="T1">;</text:span></text:p>
        </text:list-item>
        <text:list-item>
          <text:p text:style-name="P1322"><text:span text:style-name="T24">сказуемое</text:span><text:span text:style-name="T2">;</text:span></text:p>
        </text:list-item>
        <text:list-item>
          <text:p text:style-name="P1323"><text:span text:style-name="T1133">дополнение</text:span>;</text:p>
        </text:list-item>
        <text:list-item>
          <text:p text:style-name="P1323"><text:span text:style-name="T10">обстоятельство</text:span>.</text:p>
        </text:list-item>
      </text:list>
      <text:p text:style-name="P20"/>
      <text:p text:style-name="P21"><text:span text:style-name="T13">We</text:span> <text:span text:style-name="T23">do</text:span> <text:span text:style-name="T1133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21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133">their work</text:span> <text:span text:style-name="T10">in time</text:span> — <text:span text:style-name="T22">Они не закончили работу вовремя.</text:span></text:p>
      <text:p text:style-name="P22"><text:span text:style-name="T13">I</text:span> <text:span text:style-name="T3">will</text:span><text:span text:style-name="T23"> give</text:span> <text:span text:style-name="T1133">you money</text:span> — Я дам тебе деньги.</text:p>
      <text:p text:style-name="P20"/>
      <text:p text:style-name="P217"><text:span text:style-name="T989">Порядок слов в в</text:span>опросительны<text:span text:style-name="T989">х</text:span> предложения<text:span text:style-name="T989">х</text:span>:</text:p>
      <text:list xml:id="list3475292791" text:style-name="L3">
        <text:list-item>
          <text:p text:style-name="P1362"><text:span text:style-name="T38">вопросительное слово</text:span>;</text:p>
        </text:list-item>
        <text:list-item>
          <text:p text:style-name="P1362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362"><text:span text:style-name="T13">подлежащее</text:span>;</text:p>
        </text:list-item>
        <text:list-item>
          <text:p text:style-name="P1362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362"><text:span text:style-name="T8">дополнение</text:span>;</text:p>
        </text:list-item>
        <text:list-item>
          <text:p text:style-name="P1362"><text:span text:style-name="T10">обстоятельство</text:span>.</text:p>
        </text:list-item>
      </text:list>
      <text:p text:style-name="P607"/>
      <text:p text:style-name="P23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26">—</text:span> Что ты здесь делаешь?</text:p>
      <text:p text:style-name="P609"><text:span text:style-name="T4">Do</text:span><text:span text:style-name="T475"> </text:span><text:span text:style-name="T15">you</text:span><text:span text:style-name="T475"> </text:span><text:span text:style-name="T26">want</text:span><text:span text:style-name="T9"> </text:span><text:span text:style-name="T1134">to live</text:span><text:span text:style-name="T9"> </text:span><text:span text:style-name="T11">in Spain</text:span><text:span text:style-name="T475">? — Ты хочешь жить в Испании?</text:span></text:p>
      <text:p text:style-name="P1133"/>
      <text:p text:style-name="P1133">Местоимение <text:span text:style-name="T475">I</text:span> всегда пишется с большой буквы.</text:p>
      <text:p text:style-name="P1136">В английском языке всего 2 падежа: именительный и объектный. <text:s/></text:p>
      <text:p text:style-name="P1142"><text:span text:style-name="T372">В предложениях, которые используют глаголы: </text:span><text:span text:style-name="T551">like, have, enjoy, need</text:span><text:span text:style-name="T371">, </text:span><text:span text:style-name="T372">подлежащие </text:span></text:p>
      <text:p text:style-name="P1142"><text:span text:style-name="T372">не переводятся на русский в именительном падеже</text:span><text:span text:style-name="T373">:</text:span></text:p>
      <text:p text:style-name="P1132">I like my job — Мне нравится моя работа (а не «Я нравится моя работа»).</text:p>
      <text:p text:style-name="P110"/>
      <text:p text:style-name="P404">Английское предложение, в большинстве случаем, удобнее переводить с конца.</text:p>
      <text:p text:style-name="P403"/>
      <text:p text:style-name="P141">I have something in my eye → in my eye (в моем глазу), something (что-то), I have (есть).</text:p>
      <text:p text:style-name="P1084"><text:span text:style-name="T142">There </text:span><text:span text:style-name="T143">was a cup on the table → on the table (на столе), was (была), a cup (чашка).</text:span></text:p>
      <text:p text:style-name="P1316"><text:span text:style-name="T1176">Глагол и </text:span><text:span text:style-name="T1177">времена</text:span></text:p>
      <text:p text:style-name="P530"/>
      <text:p text:style-name="P940"><text:span text:style-name="T1086">С</text:span><text:span text:style-name="T627">казуемое </text:span><text:span text:style-name="T1086">п</text:span><text:span text:style-name="T627">очти всегда делится на </text:span><text:span text:style-name="T999">две</text:span><text:span text:style-name="T627"> части: </text:span><text:span text:style-name="T980">на </text:span><text:span text:style-name="T627">вспомогательный </text:span><text:span text:style-name="T1087">глагол </text:span><text:span text:style-name="T627">и смысловой.</text:span></text:p>
      <text:p text:style-name="P940"><text:span text:style-name="T627">Вспомогательный глагол не переводится. Он </text:span><text:span text:style-name="T628">сообщает</text:span><text:span text:style-name="T627"> о том, в каком времени нужно переводить смысловой. Смысловой глогол передает суть действия.</text:span></text:p>
      <text:p text:style-name="P940"/>
      <text:p text:style-name="P939">Смысловой глагол имеет несколько форм:</text:p>
      <text:list xml:id="list890500381" text:style-name="L4">
        <text:list-item>
          <text:p text:style-name="P1324">начальная форма (инфинитив) — форма глагола, как в словаре;</text:p>
        </text:list-item>
        <text:list-item>
          <text:p text:style-name="P1324">с окончанием <text:span text:style-name="T475">-s (-es)</text:span> — в утверждениях <text:span text:style-name="T724">Present Simple</text:span> после <text:span text:style-name="T475">he/she/it</text:span>;</text:p>
        </text:list-item>
        <text:list-item>
          <text:p text:style-name="P1324">с окончанием <text:span text:style-name="T475">-ing</text:span> (причастие) — в основном для образования <text:span text:style-name="T724">Present Continuous</text:span>;</text:p>
        </text:list-item>
        <text:list-item>
          <text:p text:style-name="P1324">2я форма <text:span text:style-name="T993">(с окончанием </text:span><text:span text:style-name="T478">-ed</text:span><text:span text:style-name="T993">)</text:span> — для образования <text:span text:style-name="T724">Past Simple</text:span>;</text:p>
        </text:list-item>
        <text:list-item>
          <text:p text:style-name="P1325">3я форма (прошедшее причастие) — для времен группы Perfect и пассивного залога.</text:p>
        </text:list-item>
      </text:list>
      <text:p text:style-name="P110"/>
      <text:p text:style-name="P363">Самыми распорстраненными являются 2 формы — инфинитив и глагол с окончанием -ing.</text:p>
      <text:p text:style-name="P363">Они входят в состав разных времен и используются в связке с модальными глаголами.</text:p>
      <text:p text:style-name="P365"/>
      <text:p text:style-name="P364">Инфинитив используется в след. ситуациях:</text:p>
      <text:list xml:id="list3800779133" text:style-name="L5">
        <text:list-item>
          <text:p text:style-name="P1363">после модальных глаголов;</text:p>
        </text:list-item>
        <text:list-item>
          <text:p text:style-name="P1363">после вспомогательных глаголов в Present <text:span text:style-name="T1101">Simple и </text:span>Past Simple;</text:p>
        </text:list-item>
        <text:list-item>
          <text:p text:style-name="P1363">в конструкциях going to, have to, used to, would like to.</text:p>
        </text:list-item>
      </text:list>
      <text:p text:style-name="P363"/>
      <text:p text:style-name="P364">Глагол с окончанием -ing используется:</text:p>
      <text:list xml:id="list3508348626" text:style-name="L6">
        <text:list-item>
          <text:p text:style-name="P1364">во временах группы Continuous;</text:p>
        </text:list-item>
        <text:list-item>
          <text:p text:style-name="P1365">в форме герундия.</text:p>
        </text:list-item>
      </text:list>
      <text:p text:style-name="P111"/>
      <text:p text:style-name="P366">Глагол с окончанием -ing грамматически является существительным.</text:p>
      <text:p text:style-name="P111"/>
      <text:p text:style-name="P5"><text:span text:style-name="T995">Настоящее.</text:span> Present</text:p>
      <text:p text:style-name="P360"/>
      <text:p text:style-name="P360">Present Simple (я делаю это сейчас):</text:p>
      <text:p text:style-name="P113">I live in Spain — Я живу в испании (факт).</text:p>
      <text:p text:style-name="P361"/>
      <text:p text:style-name="P360">Present Continuous (я делаю это прямо сейчас):</text:p>
      <text:p text:style-name="P35">I am reading a book — Я читаю книгу (именно сейчас).</text:p>
      <text:p text:style-name="P362"/>
      <text:p text:style-name="P360">Present Perfect (я сделал это ранее, но именно сейчас это важно):</text:p>
      <text:p text:style-name="P112">I have lost the keys — Я потерял ключи (результат).</text:p>
      <text:p text:style-name="P112"/>
      <text:p text:style-name="P360">Present Perfect <text:span text:style-name="T994">Continuous (я делаю это уже какое-то время):</text:span></text:p>
      <text:p text:style-name="P610"><text:span text:style-name="T476">I have been reading for 2 hours — </text:span><text:span text:style-name="T524">Я читаю уже 2 часа</text:span></text:p>
      <text:p text:style-name="P185"/>
      <text:p text:style-name="P277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301"/>
      <text:p text:style-name="P6">Present Simple</text:p>
      <text:p text:style-name="P548"/>
      <text:p text:style-name="P207">Используется чтобы:</text:p>
      <text:list xml:id="list3097335832" text:style-name="L7">
        <text:list-item>
          <text:p text:style-name="P1457">сообщить факты настоящего, описать текущую реальность;</text:p>
        </text:list-item>
        <text:list-item>
          <text:p text:style-name="P1457">говорить о событиях, которые происходят с какой-то регулярностью.</text:p>
        </text:list-item>
      </text:list>
      <text:p text:style-name="P241"><text:soft-page-break/>В утверждениях глагол используется в 2х вариантах:</text:p>
      <text:list xml:id="list3330577726" text:style-name="L8">
        <text:list-item>
          <text:p text:style-name="P1459">без изменений, если подлежащее в первом лице или множеств<text:span text:style-name="T980">ен.</text:span> числе <text:span text:style-name="T475">(</text:span><text:span text:style-name="T479">I</text:span><text:span text:style-name="T475">, </text:span><text:span text:style-name="T479">you</text:span><text:span text:style-name="T475">, </text:span><text:span text:style-name="T479">we,</text:span><text:span text:style-name="T475"> </text:span><text:span text:style-name="T479">they</text:span><text:span text:style-name="T475">)</text:span>;</text:p>
        </text:list-item>
        <text:list-item>
          <text:p text:style-name="P1459"><text:span text:style-name="T629">с окончанием </text:span><text:span text:style-name="T480">-s </text:span><text:span text:style-name="T481">(-es)</text:span><text:span text:style-name="T629">, если подлежащ</text:span><text:span text:style-name="T944">ее</text:span><text:span text:style-name="T629"> в третьем лице, единств</text:span><text:span text:style-name="T945">ен</text:span><text:span text:style-name="T980">ном</text:span><text:span text:style-name="T629"> числе </text:span><text:span text:style-name="T480">(</text:span><text:span text:style-name="T479">he</text:span><text:span text:style-name="T480">, </text:span><text:span text:style-name="T479">she</text:span><text:span text:style-name="T480">, </text:span><text:span text:style-name="T479">it</text:span><text:span text:style-name="T480">)</text:span></text:p>
        </text:list-item>
      </text:list>
      <text:p text:style-name="P1163"/>
      <text:p text:style-name="P984"><text:span text:style-name="T1004">I </text:span><text:span text:style-name="T29">live</text:span><text:span text:style-name="T1004"> in New York — Я живу в Нью Йорке.</text:span></text:p>
      <text:p text:style-name="P986"><text:span text:style-name="T1004">Peter </text:span><text:span text:style-name="T29">work</text:span><text:span text:style-name="T30">s</text:span><text:span text:style-name="T1004"> in New York — Питер работает в Нью Йорке;</text:span></text:p>
      <text:p text:style-name="P209"/>
      <text:p text:style-name="P208">Окончание <text:span text:style-name="T475">-es</text:span> ставится, если глагол заканчивается: на гласную букву, </text:p>
      <text:p text:style-name="P210">на шипящий звук <text:span text:style-name="T475">(sh, ch)</text:span> <text:span text:style-name="T924">или</text:span> на букву <text:span text:style-name="T475">s/x</text:span>:</text:p>
      <text:list xml:id="list1012865436" text:style-name="L9">
        <text:list-item>
          <text:p text:style-name="P1461"><text:span text:style-name="T631">go — </text:span>goes;</text:p>
        </text:list-item>
        <text:list-item>
          <text:p text:style-name="P1461"><text:span text:style-name="T631">teach — </text:span>teaches;</text:p>
        </text:list-item>
        <text:list-item>
          <text:p text:style-name="P1460"><text:span text:style-name="T631">mix — </text:span><text:span text:style-name="T630">mixes.</text:span></text:p>
        </text:list-item>
      </text:list>
      <text:p text:style-name="P548"/>
      <text:p text:style-name="P212">Если глагол заканчивается на букву y, перед которой согласная, то вместо y </text:p>
      <text:p text:style-name="P211">пишется <text:span text:style-name="T475">i</text:span> <text:span text:style-name="T632">(помимо добавления </text:span><text:span text:style-name="T482">-es</text:span><text:span text:style-name="T632">)</text:span>:</text:p>
      <text:list xml:id="list4197326140" text:style-name="L10">
        <text:list-item>
          <text:p text:style-name="P1462">fly — flies; </text:p>
        </text:list-item>
        <text:list-item>
          <text:p text:style-name="P1462">cry — cries.</text:p>
        </text:list-item>
      </text:list>
      <text:p text:style-name="P548"/>
      <text:p text:style-name="P615"><text:span text:style-name="T725">П</text:span><text:span text:style-name="T726">еред сказуемым часто </text:span><text:span text:style-name="T728">стоят</text:span><text:span text:style-name="T726"> маячки времени </text:span><text:span text:style-name="T732">(</text:span><text:span text:style-name="T726">наречия частности</text:span><text:span text:style-name="T732">)</text:span><text:span text:style-name="T727">:</text:span></text:p>
      <text:list xml:id="list442392564" text:style-name="L11">
        <text:list-item>
          <text:p text:style-name="P1458">always - <text:span text:style-name="T629">всегда</text:span>;</text:p>
        </text:list-item>
        <text:list-item>
          <text:p text:style-name="P1458">usually - <text:span text:style-name="T629">обычно</text:span>;</text:p>
        </text:list-item>
        <text:list-item>
          <text:p text:style-name="P1458">often - <text:span text:style-name="T629">часто</text:span>;</text:p>
        </text:list-item>
        <text:list-item>
          <text:p text:style-name="P1458">sometimes - <text:span text:style-name="T629">иногда</text:span>;</text:p>
        </text:list-item>
        <text:list-item>
          <text:p text:style-name="P1458">never — <text:span text:style-name="T629">никогда</text:span>.</text:p>
        </text:list-item>
      </text:list>
      <text:p text:style-name="P24"/>
      <text:p text:style-name="P549"><text:span text:style-name="T475">I </text:span><text:span text:style-name="T550">always</text:span><text:span text:style-name="T475"> wash my hands before eating — Я всегда мою руки перед едой.</text:span></text:p>
      <text:p text:style-name="P548"/>
      <text:p text:style-name="P2">Отрицания в Present Simple</text:p>
      <text:p text:style-name="P2"/>
      <text:p text:style-name="P613"><text:span text:style-name="T636">Использу</text:span><text:span text:style-name="T637">ю</text:span><text:span text:style-name="T636">тся чтобы сказать о том, что что-либо:</text:span></text:p>
      <text:list xml:id="list1253167157" text:style-name="L12">
        <text:list-item>
          <text:p text:style-name="P1463">не является фактом настоящего <text:span text:style-name="T945">или истиной</text:span>;</text:p>
        </text:list-item>
        <text:list-item>
          <text:p text:style-name="P1463">не происходит с какой-то регулярностью.</text:p>
        </text:list-item>
      </text:list>
      <text:p text:style-name="P606"/>
      <text:p text:style-name="P605">За отрицание отвечает частица <text:span text:style-name="T475">not</text:span>, которая идет в паре со вспомогательным глаголом <text:span text:style-name="T475">do</text:span>.</text:p>
      <text:p text:style-name="P605">Если подлежащее <text:span text:style-name="T475">he/she/it</text:span>, то испольузется <text:span text:style-name="T475">does</text:span>. <text:span text:style-name="T921">Смысловой глагол без изменений.</text:span></text:p>
      <text:p text:style-name="P604"/>
      <text:p text:style-name="P175">People <text:span text:style-name="T3">do </text:span><text:span text:style-name="T43">not</text:span> <text:span text:style-name="T23">live</text:span> in space — Люди не живут в космосе.</text:p>
      <text:p text:style-name="P175">Water <text:span text:style-name="T3">does </text:span><text:span text:style-name="T43">not</text:span> <text:span text:style-name="T23">boil</text:span> at 50 degrees Celsius — Вода не кипит при 50 грудусах.</text:p>
      <text:p text:style-name="P175"/>
      <text:p text:style-name="P1035"><text:span text:style-name="T634">Практически всегда </text:span><text:span text:style-name="T526">do/</text:span><text:span text:style-name="T527">does</text:span><text:span text:style-name="T526"> not</text:span><text:span text:style-name="T634"> использу</text:span><text:span text:style-name="T635">е</text:span><text:span text:style-name="T634">тся в сокращении: </text:span></text:p>
      <text:p text:style-name="P176">We don`t drink whisky — Мы не пьем виски. <text:span text:style-name="T1084">He doesn`t drink tea — Он не пьет чай.</text:span></text:p>
      <text:p text:style-name="P298"/>
      <text:p text:style-name="P298">Вопросы в Present Simple</text:p>
      <text:p text:style-name="P176"/>
      <text:p text:style-name="P257">Используюся чтобы:</text:p>
      <text:list xml:id="list160087178" text:style-name="L13">
        <text:list-item>
          <text:p text:style-name="P1411">узнать о фактах настоящего;</text:p>
        </text:list-item>
        <text:list-item>
          <text:p text:style-name="P1411">о событиях, которые происходят с какой-то регулярностью.</text:p>
        </text:list-item>
      </text:list>
      <text:p text:style-name="P256"/>
      <text:p text:style-name="P256"><text:soft-page-break/>Вопрос задается с помощью вспомогательного глагола <text:span text:style-name="T475">do/</text:span><text:span text:style-name="T483">does</text:span>, который ставится перед подлежащим. Смысловой глагол без изменений (в начальной форме).</text:p>
      <text:p text:style-name="P1178"/>
      <text:p text:style-name="P611"><text:span text:style-name="T5">Do</text:span><text:span text:style-name="T633"> you </text:span><text:span text:style-name="T28">like</text:span><text:span text:style-name="T633"> action movies? </text:span><text:span text:style-name="T512">— </text:span><text:span text:style-name="T633">Тебе нравятся экшен фильмы? </text:span></text:p>
      <text:p text:style-name="P76"><text:span text:style-name="T948">What books </text:span><text:span text:style-name="T6">do</text:span><text:span text:style-name="T948"> you </text:span><text:span text:style-name="T32">read</text:span><text:span text:style-name="T948">? </text:span><text:span text:style-name="T959">—</text:span><text:span text:style-name="T948"> Какие книги тебе нравятся?</text:span></text:p>
      <text:p text:style-name="P183"/>
      <text:p text:style-name="P292">Present Continuous</text:p>
      <text:p text:style-name="P258"/>
      <text:p text:style-name="P258">Указывает на событие, происходящее именно сейчас и которое еще не закончилось.</text:p>
      <text:p text:style-name="P262">Состоит из связки вспомогательного глагола <text:span text:style-name="T475">be</text:span> и смыслового с окончанием <text:span text:style-name="T475">-ing</text:span>:</text:p>
      <text:p text:style-name="P259"/>
      <text:p text:style-name="P177">She <text:span text:style-name="T927">is</text:span> driv<text:span text:style-name="T927">ing</text:span> to work. <text:span text:style-name="T979">—</text:span> Она (сейчас) едет на работу.</text:p>
      <text:p text:style-name="P179">You <text:span text:style-name="T927">are</text:span> do<text:span text:style-name="T927">ing</text:span> great! <text:span text:style-name="T979">—</text:span> У тебя отлично получается!</text:p>
      <text:p text:style-name="P258"/>
      <text:p text:style-name="P641"><text:span text:style-name="T640">Если глагол заканчивается на </text:span><text:span text:style-name="T518">-e</text:span><text:span text:style-name="T640">, то при добавлении </text:span><text:span text:style-name="T518">-ing</text:span><text:span text:style-name="T640"> она выпадает: </text:span><text:span text:style-name="T518">make → making.</text:span></text:p>
      <text:p text:style-name="P261">Если глагол заканчивается на <text:span text:style-name="T475">-ie</text:span>, то при добавлении <text:span text:style-name="T475">-ing</text:span> оно меняется на <text:span text:style-name="T475">-y</text:span>: <text:span text:style-name="T475">lie → lying. </text:span></text:p>
      <text:p text:style-name="P178"/>
      <text:p text:style-name="P261">Если глагол из 1 слога, с одной гласной буквой, после которой солгасная, то при </text:p>
      <text:p text:style-name="P641"><text:span text:style-name="T640">добавлении </text:span><text:span text:style-name="T518">-ing</text:span><text:span text:style-name="T640"> согласная удваивается: </text:span><text:span text:style-name="T518">hit → hitting, sit → sitting.</text:span></text:p>
      <text:p text:style-name="P260"/>
      <text:p text:style-name="P642"><text:span text:style-name="T640">В </text:span><text:span text:style-name="T633">окончании </text:span><text:span text:style-name="T511">-ing</text:span><text:span text:style-name="T633"> буква </text:span><text:span text:style-name="T511">g</text:span><text:span text:style-name="T633"> не произносится. Сочетание </text:span><text:span text:style-name="T511">ng</text:span><text:span text:style-name="T633"> образет необычный звук, которого нет в русском языке — носовой </text:span><text:span text:style-name="T511">n</text:span><text:span text:style-name="T633"> (при произнесении пускается воздух через нос).</text:span></text:p>
      <text:p text:style-name="P262"/>
      <text:p text:style-name="P263"><text:span text:style-name="T984">Слова-м</text:span>аячки Present Continuous:</text:p>
      <text:list xml:id="list1486662122" text:style-name="L14">
        <text:list-item>
          <text:p text:style-name="P1412">look — смотри;</text:p>
        </text:list-item>
        <text:list-item>
          <text:p text:style-name="P1412">now — сейчас (обычно стоит в конце);</text:p>
        </text:list-item>
        <text:list-item>
          <text:p text:style-name="P1412">at the moment — в этот момент (обычно в конце).</text:p>
        </text:list-item>
      </text:list>
      <text:p text:style-name="P260"/>
      <text:p text:style-name="P179">I am working right <text:span text:style-name="T927">now</text:span>. — Прямо сейчас я работаю.</text:p>
      <text:p text:style-name="P179"><text:span text:style-name="T927">Look</text:span> out of the window! It`s raining. — Посмотри в окно. Идет дождь.</text:p>
      <text:p text:style-name="P264"/>
      <text:p text:style-name="P291">Отрицания в Present Continuous</text:p>
      <text:p text:style-name="P291"/>
      <text:p text:style-name="P265">Используется чтобы сказать, что что-то не происходит именно сейчас.</text:p>
      <text:p text:style-name="P265">Для этого к глаголу <text:span text:style-name="T475">be</text:span> добавляется частица <text:span text:style-name="T475">not</text:span>.</text:p>
      <text:p text:style-name="P265"/>
      <text:p text:style-name="P180">I`m not listening to you. <text:span text:style-name="T981">—</text:span> Я не слушаю тебя.</text:p>
      <text:p text:style-name="P180">He isn`t cleaning the carpet. <text:span text:style-name="T981">—</text:span> Он не чистит ковер.</text:p>
      <text:p text:style-name="P180"/>
      <text:p text:style-name="P295">Вопросы в Present Continuous</text:p>
      <text:p text:style-name="P181"/>
      <text:p text:style-name="P1318">Здесь использ<text:span text:style-name="T983">уются</text:span> теже правила, что при составлении вопросов в </text:p>
      <text:p text:style-name="P1319">Present Simple с глаголом <text:span text:style-name="T475">be</text:span>:</text:p>
      <text:p text:style-name="P181">Am I listening? <text:span text:style-name="T981">—</text:span> Я слушаю?</text:p>
      <text:p text:style-name="P181">Are you playing? Yes, I am. <text:span text:style-name="T981">—</text:span> Ты играешь? Да.</text:p>
      <text:p text:style-name="P181">Where is he going? <text:span text:style-name="T981">—</text:span> Куда он идет?</text:p>
      <text:p text:style-name="P182">What book is she reading? <text:span text:style-name="T981">— </text:span>Какую книгу она читает? <text:span text:style-name="T982">(сейчас)</text:span></text:p>
      <text:p text:style-name="P182"/>
      <text:p text:style-name="P306"/>
      <text:p text:style-name="P1315"><text:span text:style-name="T666">Глаголы, которые не использ</text:span><text:span text:style-name="T669">уются</text:span><text:span text:style-name="T666"> в </text:span><text:span text:style-name="T667">Continuous</text:span></text:p>
      <text:p text:style-name="P293"/>
      <text:p text:style-name="P266">Это глаголы, обозначающие состояние, которое не меняется под дейсвтием момента.</text:p>
      <text:p text:style-name="P1189"><text:span text:style-name="T645">Как правило это </text:span><text:span text:style-name="T646">описание</text:span><text:span text:style-name="T645"> чувств или мыслей. </text:span></text:p>
      <text:p text:style-name="P267"/>
      <text:p text:style-name="P1191"><text:span text:style-name="T646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62">(могут </text:span><text:span text:style-name="T663">встречаться </text:span><text:span text:style-name="T662">с </text:span><text:span text:style-name="T531">-ing </text:span><text:span text:style-name="T662">в форме герундия)</text:span><text:span text:style-name="T646">:</text:span></text:p>
      <text:p text:style-name="P268"/>
      <text:p text:style-name="P269">Глаголы восприятия:</text:p>
      <text:list xml:id="list4170568820" text:style-name="L15">
        <text:list-item>
          <text:p text:style-name="P1413">see — видеть;</text:p>
        </text:list-item>
        <text:list-item>
          <text:p text:style-name="P1413">hear — слышать;</text:p>
        </text:list-item>
        <text:list-item>
          <text:p text:style-name="P1413">feel — чувствовать;</text:p>
        </text:list-item>
        <text:list-item>
          <text:p text:style-name="P1413">taste — чувствовать вкус (пробовать);</text:p>
        </text:list-item>
        <text:list-item>
          <text:p text:style-name="P1413">smell — чувствовать запах (нюхать).</text:p>
        </text:list-item>
      </text:list>
      <text:p text:style-name="P268"/>
      <text:p text:style-name="P269">Глаголы для выражения мнения:</text:p>
      <text:list xml:id="list1623429028" text:style-name="L16">
        <text:list-item>
          <text:p text:style-name="P1414">belive — верить;</text:p>
        </text:list-item>
        <text:list-item>
          <text:p text:style-name="P1414">doubt — сомневаться;</text:p>
        </text:list-item>
        <text:list-item>
          <text:p text:style-name="P1414">think — думать.</text:p>
        </text:list-item>
      </text:list>
      <text:p text:style-name="P270"/>
      <text:p text:style-name="P269">Глаголы, показывающие состояние мыслей:</text:p>
      <text:list xml:id="list1557074497" text:style-name="L17">
        <text:list-item>
          <text:p text:style-name="P1415">forget — забывать;</text:p>
        </text:list-item>
        <text:list-item>
          <text:p text:style-name="P1415">imagine — представлять;</text:p>
        </text:list-item>
        <text:list-item>
          <text:p text:style-name="P1415">know — знать;</text:p>
        </text:list-item>
        <text:list-item>
          <text:p text:style-name="P1415">understand — понимать.</text:p>
        </text:list-item>
      </text:list>
      <text:p text:style-name="P268"/>
      <text:p text:style-name="P271">Глаголы, указывающие на эмоции и желания:</text:p>
      <text:list xml:id="list2381844201" text:style-name="L18">
        <text:list-item>
          <text:p text:style-name="P1416">love — любить;</text:p>
        </text:list-item>
        <text:list-item>
          <text:p text:style-name="P1416">like — нравиться;</text:p>
        </text:list-item>
        <text:list-item>
          <text:p text:style-name="P1416">hate — ненавидеть;</text:p>
        </text:list-item>
        <text:list-item>
          <text:p text:style-name="P1416">hope — надеяться;</text:p>
        </text:list-item>
        <text:list-item>
          <text:p text:style-name="P1416">want — хотеть;</text:p>
        </text:list-item>
        <text:list-item>
          <text:p text:style-name="P1416">wish — желать.</text:p>
        </text:list-item>
      </text:list>
      <text:p text:style-name="P272"/>
      <text:p text:style-name="P271">Другие глаголы:</text:p>
      <text:list xml:id="list2153190758" text:style-name="L19">
        <text:list-item>
          <text:p text:style-name="P1417">look — выглядеть;</text:p>
        </text:list-item>
        <text:list-item>
          <text:p text:style-name="P1417">have — иметь.</text:p>
        </text:list-item>
      </text:list>
      <text:p text:style-name="P272"/>
      <text:p text:style-name="P186">I think Amy is a strange girl. - Я думаю, Эмми странная девушка.</text:p>
      <text:p text:style-name="P186">Do you know this man? - Вы знаете этого мужчину?</text:p>
      <text:p text:style-name="P186">You look great! - Ты выглядишь отлично!</text:p>
      <text:p text:style-name="P296"/>
      <text:p text:style-name="P296">Present Perfect</text:p>
      <text:p text:style-name="P273"/>
      <text:p text:style-name="P643"><text:span text:style-name="T653">У</text:span><text:span text:style-name="T649">казывает на дейсвтие совершенное когда-то в прошлом, но подчеркивает, что результат важен сейчас </text:span><text:span text:style-name="T650">(т. е. к какому результату в итоге это привело)</text:span><text:span text:style-name="T649">.</text:span></text:p>
      <text:p text:style-name="P274"/>
      <text:p text:style-name="P1184"><text:span text:style-name="T649">С</text:span><text:span text:style-name="T652">остоит и</text:span><text:span text:style-name="T654">з </text:span><text:span text:style-name="T655">2х частей:</text:span><text:span text:style-name="T652"> вспомогат</text:span><text:span text:style-name="T655">ельного</text:span><text:span text:style-name="T652"> глагола </text:span><text:span text:style-name="T528">have</text:span><text:span text:style-name="T652"> и смыслового глагола </text:span></text:p>
      <text:p text:style-name="P1184"><text:span text:style-name="T652">в 3й форме (</text:span><text:span text:style-name="T661">передает значение</text:span><text:span text:style-name="T656"> «сделанный»</text:span><text:span text:style-name="T652">).</text:span></text:p>
      <text:p text:style-name="P643"><text:soft-page-break/><text:span text:style-name="T649">На русский язык Present Perfect переводится в прошлом </text:span><text:span text:style-name="T651">(иногда настоящ</text:span><text:span text:style-name="T653">и</text:span><text:span text:style-name="T651">м, </text:span><text:span text:style-name="T653">для удобства</text:span><text:span text:style-name="T651">)</text:span><text:span text:style-name="T649">, </text:span></text:p>
      <text:p text:style-name="P275">а в английском принадлежит к катергории настоящих времен.</text:p>
      <text:p text:style-name="P275"/>
      <text:p text:style-name="P25"><text:span text:style-name="T953">I </text:span><text:span text:style-name="T961">have</text:span><text:span text:style-name="T948"> already </text:span><text:span text:style-name="T961">seen</text:span><text:span text:style-name="T948"> this movie. </text:span><text:span text:style-name="T954">—</text:span><text:span text:style-name="T948"> Я уже видел этот фильм (просмотрел, т. е. опыт).</text:span></text:p>
      <text:p text:style-name="P25"><text:span text:style-name="T948">You </text:span><text:span text:style-name="T961">have</text:span><text:span text:style-name="T948"> </text:span><text:span text:style-name="T961">broken</text:span><text:span text:style-name="T948"> the vase. </text:span><text:span text:style-name="T954">— </text:span><text:span text:style-name="T948">Ты разбил вазу. (есть очевидный результат, кот. случился ранее) </text:span></text:p>
      <text:p text:style-name="P26"><text:span text:style-name="T955">It`s the fitst time I </text:span><text:span text:style-name="T962">have</text:span><text:span text:style-name="T955"> </text:span><text:span text:style-name="T962">driven</text:span><text:span text:style-name="T955"> a car — Это впервые, когда я веду машину. (в настоящем)</text:span></text:p>
      <text:p text:style-name="P282"/>
      <text:p text:style-name="P283">Как проявляется результат:</text:p>
      <text:list xml:id="list3876044360" text:style-name="L20">
        <text:list-item>
          <text:p text:style-name="P1465"><text:span text:style-name="T671">это </text:span><text:span text:style-name="T670">очевидные изменения;</text:span></text:p>
        </text:list-item>
        <text:list-item>
          <text:p text:style-name="P1464"><text:span text:style-name="T650">полученный </text:span><text:span text:style-name="T654">ранее</text:span><text:span text:style-name="T650"> опыт или впечатления;</text:span></text:p>
        </text:list-item>
        <text:list-item>
          <text:p text:style-name="P1418">недавно произошедшие события или новая информация.</text:p>
        </text:list-item>
      </text:list>
      <text:p text:style-name="P276"/>
      <text:p text:style-name="P276">Также Present Perfect используют, если что-то произошло впервые:</text:p>
      <text:p text:style-name="P184">It`s the first time something has happend. - Этой первый раз, когда что-то произошло.</text:p>
      <text:p text:style-name="P184">(вместо first можно указать любое порядковое число: second, third)</text:p>
      <text:p text:style-name="P276"/>
      <text:p text:style-name="P276">Present Perferct — яркий пример того, что нельзя переводить английские </text:p>
      <text:p text:style-name="P229"><text:span text:style-name="T952">предложения слово в слово: </text:span><text:span text:style-name="T534">I have done. </text:span><text:span text:style-name="T529">—</text:span><text:span text:style-name="T534"> Я сделал (</text:span><text:span text:style-name="T548">досл. </text:span><text:span text:style-name="T534">Я имею сделанным).</text:span></text:p>
      <text:p text:style-name="P357"/>
      <text:p text:style-name="P358">Есть 2 варианта образования 3й формы глагола:</text:p>
      <text:list xml:id="list1638131510" text:style-name="L21">
        <text:list-item>
          <text:p text:style-name="P1421">если глагол правильный, то добавляем к его начальной форме окончание <text:span text:style-name="T475">-ed</text:span>;</text:p>
        </text:list-item>
        <text:list-item>
          <text:p text:style-name="P1421">если неправильный, то находим в таблице неправильных глаголов.</text:p>
        </text:list-item>
      </text:list>
      <text:p text:style-name="P307"/>
      <text:p text:style-name="P967"><text:span text:style-name="T672">Н</text:span><text:span text:style-name="T673">еправильны</text:span><text:span text:style-name="T672">й</text:span><text:span text:style-name="T673"> глагол </text:span><text:span text:style-name="T672">это </text:span><text:span text:style-name="T673">тот, который во 2й или 3й форме </text:span><text:span text:style-name="T687">записывается</text:span><text:span text:style-name="T673"> </text:span><text:span text:style-name="T687">по особенному</text:span><text:span text:style-name="T673">. </text:span></text:p>
      <text:p text:style-name="P308">Самые популярные неправильные глаголы нужно заучить (см. таблицу ниже).</text:p>
      <text:p text:style-name="P307"/>
      <text:p text:style-name="P310">Слова-маячки Present Perfect:</text:p>
      <text:list xml:id="list226088795" text:style-name="L22">
        <text:list-item>
          <text:p text:style-name="P1422">just — только что;</text:p>
        </text:list-item>
        <text:list-item>
          <text:p text:style-name="P1422">already — уже;</text:p>
        </text:list-item>
        <text:list-item>
          <text:p text:style-name="P1422">yet — еще не;</text:p>
        </text:list-item>
      </text:list>
      <text:p text:style-name="P312"/>
      <text:p text:style-name="P968"><text:span text:style-name="T535">Just</text:span><text:span text:style-name="T674"> и </text:span><text:span text:style-name="T535">already</text:span><text:span text:style-name="T674"> используются в утверждениях. </text:span><text:span text:style-name="T535">Yet</text:span><text:span text:style-name="T674"> — в вопросах и отрицаниях</text:span><text:span text:style-name="T675">. </text:span></text:p>
      <text:p text:style-name="P1161"><text:span text:style-name="T675">(</text:span><text:span text:style-name="T549">already</text:span><text:span text:style-name="T722"> также </text:span><text:span text:style-name="T721">иногда можно встретить</text:span><text:span text:style-name="T722"> в вопросах).</text:span></text:p>
      <text:p text:style-name="P314"/>
      <text:p text:style-name="P313">Место <text:span text:style-name="T475">just</text:span>, <text:span text:style-name="T475">already</text:span> в предложении — между <text:span text:style-name="T475">have</text:span> и 3й формой глагола. </text:p>
      <text:p text:style-name="P313">Слово <text:span text:style-name="T475">yet</text:span> стоит <text:span text:style-name="T1085">всегда </text:span>в конце предложения.</text:p>
      <text:p text:style-name="P311"/>
      <text:p text:style-name="P187">I have <text:span text:style-name="T927">just</text:span> eaten a sandwich. <text:span text:style-name="T985">—</text:span> Я только что съел бутерброд.</text:p>
      <text:p text:style-name="P187">We have n<text:span text:style-name="T988">o</text:span>t finished <text:span text:style-name="T927">yet</text:span>. <text:span text:style-name="T985">—</text:span> Мы еще не закончили.</text:p>
      <text:p text:style-name="P309"/>
      <text:p text:style-name="P315">Другие указатели времени:</text:p>
      <text:list xml:id="list1320786112" text:style-name="L23">
        <text:list-item>
          <text:p text:style-name="P1423">ever — когда либо;</text:p>
        </text:list-item>
        <text:list-item>
          <text:p text:style-name="P1423">never — никогда;</text:p>
        </text:list-item>
        <text:list-item>
          <text:p text:style-name="P1423">recently — в последнее время;</text:p>
        </text:list-item>
        <text:list-item>
          <text:p text:style-name="P1423">these days — в последние дни;</text:p>
        </text:list-item>
        <text:list-item>
          <text:p text:style-name="P1423">словосочетание с this (this mornig, this week).</text:p>
        </text:list-item>
      </text:list>
      <text:p text:style-name="P314"/>
      <text:p text:style-name="P314">Место <text:span text:style-name="T475">ever</text:span>, <text:span text:style-name="T475">never</text:span> — перед 3й формой глагола, <text:span text:style-name="T987">а</text:span> <text:span text:style-name="T475">recently</text:span>, <text:span text:style-name="T475">these days</text:span> и </text:p>
      <text:p text:style-name="P314">словосочетания с <text:span text:style-name="T475">this</text:span> — в конце предложения.</text:p>
      <text:p text:style-name="P314"/>
      <text:p text:style-name="P188"><text:soft-page-break/>I <text:span text:style-name="T988">ha</text:span>ve <text:span text:style-name="T927">never</text:span> been to New York. <text:span text:style-name="T986">— </text:span>Я никогда не был в Нью Йорке.</text:p>
      <text:p text:style-name="P188">I <text:span text:style-name="T988">ha</text:span>ve worked a lot <text:span text:style-name="T927">these days</text:span>. <text:span text:style-name="T986">—</text:span> Я много работал в эти дни.</text:p>
      <text:p text:style-name="P316"/>
      <text:p text:style-name="P304">Отрицания в Present Perfect</text:p>
      <text:p text:style-name="P317"/>
      <text:p text:style-name="P318">Используются, когда хотят сказать:</text:p>
      <text:list xml:id="list629956477" text:style-name="L24">
        <text:list-item>
          <text:p text:style-name="P1424">об отсутствии ожидаемого результата;</text:p>
        </text:list-item>
        <text:list-item>
          <text:p text:style-name="P1424">о том, чего автор никогда не делал или не испытывал.</text:p>
        </text:list-item>
      </text:list>
      <text:p text:style-name="P317"/>
      <text:p text:style-name="P317">Для этого ставится частица <text:span text:style-name="T475">not</text:span> после вспомогательного глагола <text:span text:style-name="T475">have</text:span>.</text:p>
      <text:p text:style-name="P317"/>
      <text:p text:style-name="P317">Также отрицательным считается предложение со словом <text:span text:style-name="T475">never</text:span>, которое передает отрицательный контекст.</text:p>
      <text:p text:style-name="P317"/>
      <text:p text:style-name="P969"><text:span text:style-name="T676">В </text:span><text:span text:style-name="T670">отрицаниях почти всегда используется сокращенная форма глагола — </text:span><text:span text:style-name="T534">haven`t</text:span><text:span text:style-name="T670">.</text:span></text:p>
      <text:p text:style-name="P970"><text:span text:style-name="T688">Сокращени</text:span><text:span text:style-name="T720">е</text:span><text:span text:style-name="T688"> </text:span><text:span text:style-name="T537">`ve not</text:span><text:span text:style-name="T688"> не используется.</text:span></text:p>
      <text:p text:style-name="P189">I have<text:span text:style-name="T370">n</text:span><text:span text:style-name="T374">`</text:span><text:span text:style-name="T370">t</text:span> expected that. <text:span text:style-name="T986">—</text:span> Я этого не ожидал.</text:p>
      <text:p text:style-name="P189">I<text:span text:style-name="T988">`</text:span>ve <text:span text:style-name="T370">never</text:span> seen this movie before. <text:span text:style-name="T986">— </text:span>Я до этого не видел этот фильм. </text:p>
      <text:p text:style-name="P303"/>
      <text:p text:style-name="P303">Вопросы в Present Perfect</text:p>
      <text:p text:style-name="P190"/>
      <text:p text:style-name="P320">Используются, если хоят узнать:</text:p>
      <text:list xml:id="list550423495" text:style-name="L25">
        <text:list-item>
          <text:p text:style-name="P1425">сделано ли дело к этом моменту, каким образом оно сделано;</text:p>
        </text:list-item>
        <text:list-item>
          <text:p text:style-name="P1477"><text:span text:style-name="T688">имеет ли человек определенный опыт </text:span><text:span text:style-name="T686">или совершил ли он </text:span><text:span text:style-name="T689">нужное</text:span><text:span text:style-name="T686"> действие</text:span><text:span text:style-name="T688">;</text:span></text:p>
        </text:list-item>
      </text:list>
      <text:p text:style-name="P319"/>
      <text:p text:style-name="P970">Для этого используется уже знакомая схема. Глагол <text:span text:style-name="T475">have</text:span> ставится перед по<text:span text:style-name="T992">д</text:span>л<text:span text:style-name="T992">е</text:span>ж<text:span text:style-name="T992">а</text:span>щим.</text:p>
      <text:p text:style-name="P970"/>
      <text:p text:style-name="P191">Why have you done it? <text:span text:style-name="T986">—</text:span> Зачем ты это сделал?</text:p>
      <text:p text:style-name="P1160"><text:span text:style-name="T545">Ha</text:span><text:span text:style-name="T546">s</text:span><text:span text:style-name="T545"> </text:span><text:span text:style-name="T546">he</text:span><text:span text:style-name="T545"> ever been to Rome? </text:span><text:span text:style-name="T547">—</text:span><text:span text:style-name="T545"> </text:span><text:span text:style-name="T546">Он</text:span><text:span text:style-name="T545"> бывал в Риме?</text:span></text:p>
      <text:p text:style-name="P191"/>
      <text:p text:style-name="P294">Present Perfect Continuous</text:p>
      <text:p text:style-name="P321"/>
      <text:p text:style-name="P323">Для того, чтобы использовать, нужно чтобы совпало сразу несколько условий:</text:p>
      <text:list xml:id="list2125553721" text:style-name="L26">
        <text:list-item>
          <text:p text:style-name="P1478"><text:span text:style-name="T677">действие не закончено либо закончено не</text:span><text:span text:style-name="T681">давно</text:span><text:span text:style-name="T677">;</text:span></text:p>
        </text:list-item>
        <text:list-item>
          <text:p text:style-name="P1478"><text:span text:style-name="T677">известн</text:span><text:span text:style-name="T681">а его продолжительность </text:span><text:span text:style-name="T695">(обычно из контекста предложения)</text:span><text:span text:style-name="T681">.</text:span></text:p>
        </text:list-item>
      </text:list>
      <text:p text:style-name="P322"/>
      <text:p text:style-name="P327">Схема состоит из 3х частей: вспомогательного глагола <text:span text:style-name="T475">have</text:span>, слова <text:span text:style-name="T475">been</text:span> <text:span text:style-name="T1089">(особая форма </text:span></text:p>
      <text:p text:style-name="P327"><text:span text:style-name="T1089">глагола </text:span><text:span text:style-name="T495">be</text:span><text:span text:style-name="T1089">) </text:span>и смыслового глагола с окончанием <text:span text:style-name="T475">-ing</text:span>. </text:p>
      <text:p text:style-name="P325"/>
      <text:p text:style-name="P981"><text:span text:style-name="T670">На русский </text:span><text:span text:style-name="T679">язык </text:span><text:span text:style-name="T658">Present Perfect Continuous</text:span><text:span text:style-name="T668"> </text:span><text:span text:style-name="T670">переводится настоящим временем</text:span></text:p>
      <text:p text:style-name="P973"><text:span text:style-name="T678">(редко в прошлом). </text:span><text:span text:style-name="T679">При этом все 3 части </text:span><text:span text:style-name="T680">переводятся</text:span><text:span text:style-name="T679"> одним словом.</text:span></text:p>
      <text:p text:style-name="P324"/>
      <text:p text:style-name="P27"><text:span text:style-name="T947">I </text:span><text:span text:style-name="T961">have been learning</text:span><text:span text:style-name="T947"> English for 2 years. </text:span><text:span text:style-name="T965">—</text:span><text:span text:style-name="T947"> Я </text:span><text:span text:style-name="T961">учу</text:span><text:span text:style-name="T947"> английский уже 2 года (и еще не закончил).</text:span></text:p>
      <text:p text:style-name="P27"><text:span text:style-name="T947">We </text:span><text:span text:style-name="T961">have been cleaning</text:span><text:span text:style-name="T947"> the flat the whole morning. </text:span><text:span text:style-name="T965">— </text:span><text:span text:style-name="T947">Мы </text:span><text:span text:style-name="T961">убирали</text:span><text:span text:style-name="T947"> </text:span><text:span text:style-name="T966">квартиру все утро.</text:span></text:p>
      <text:p text:style-name="P326"/>
      <text:p text:style-name="P328">Формы глагола <text:span text:style-name="T475">have</text:span> <text:span text:style-name="T475">verb-ing</text:span> (подобно <text:span text:style-name="T475">am/is/are verb-ing</text:span>, как в Continuous) не существует.</text:p>
      <text:p text:style-name="P328">Если у смыслового глагола окончание<text:span text:style-name="T475"> -ing</text:span>, то <text:span text:style-name="T475">have</text:span> применяется только с <text:span text:style-name="T475">been</text:span>.</text:p>
      <text:p text:style-name="P328"/>
      <text:p text:style-name="P974"><text:span text:style-name="T681">С</text:span><text:span text:style-name="T670">лова-маячки Present Perfect Continuous:</text:span></text:p>
      <text:list xml:id="list1635674250" text:style-name="L27">
        <text:list-item>
          <text:p text:style-name="P1426">for — в течении;</text:p>
        </text:list-item>
        <text:list-item>
          <text:p text:style-name="P1426"><text:soft-page-break/>since — с какого-то времени;</text:p>
        </text:list-item>
        <text:list-item>
          <text:p text:style-name="P1426">how long — как долго.</text:p>
        </text:list-item>
      </text:list>
      <text:p text:style-name="P330"/>
      <text:p text:style-name="P329">Дополнительно могут использоваться указатели периода:</text:p>
      <text:list xml:id="list4105130280" text:style-name="L28">
        <text:list-item>
          <text:p text:style-name="P1427">all — весь (день/год);</text:p>
        </text:list-item>
        <text:list-item>
          <text:p text:style-name="P1427">the whole — целый (день/вечер); </text:p>
        </text:list-item>
      </text:list>
      <text:p text:style-name="P324"/>
      <text:p text:style-name="P28"><text:span text:style-name="T947">He</text:span><text:span text:style-name="T967">`</text:span><text:span text:style-name="T948">s been playing</text:span><text:span text:style-name="T947"> for an hour. — Он </text:span><text:span text:style-name="T948">играет</text:span><text:span text:style-name="T947"> уже час </text:span><text:span text:style-name="T967">(в течении часа).</text:span></text:p>
      <text:p text:style-name="P29"><text:span text:style-name="T967">W</text:span><text:span text:style-name="T947">e`</text:span><text:span text:style-name="T948">ve been staying</text:span><text:span text:style-name="T947"> in this hotel since Tuesday. </text:span><text:span text:style-name="T968">— </text:span><text:span text:style-name="T947">Мы </text:span><text:span text:style-name="T948">находимся</text:span><text:span text:style-name="T947"> в этом отеле со вторника.</text:span></text:p>
      <text:p text:style-name="P331"/>
      <text:p text:style-name="P977"><text:span text:style-name="T682">В утверждениях глагол </text:span><text:span text:style-name="T536">have</text:span><text:span text:style-name="T682"> </text:span><text:span text:style-name="T683">часто</text:span><text:span text:style-name="T682"> сокращают до </text:span><text:span text:style-name="T536">`ve</text:span><text:span text:style-name="T682">, а </text:span><text:span text:style-name="T536">has</text:span><text:span text:style-name="T682"> — до </text:span><text:span text:style-name="T536">`s</text:span><text:span text:style-name="T682"> (лего перепутать с </text:span><text:span text:style-name="T536">is</text:span><text:span text:style-name="T682">, посему здесь вспомогательный глагол можно понять только по контексту).</text:span></text:p>
      <text:p text:style-name="P332"/>
      <text:p text:style-name="P976"><text:span text:style-name="T682">Е</text:span><text:span text:style-name="T670">сли используется глагол </text:span><text:span text:style-name="T534">be</text:span><text:span text:style-name="T670"> или глаголы состояния, которые не стоят в Continuous</text:span><text:span text:style-name="T692">,</text:span><text:span text:style-name="T670"> </text:span></text:p>
      <text:p text:style-name="P333">то предложение будет в Present Perfect. </text:p>
      <text:p text:style-name="P333"/>
      <text:p text:style-name="P32"><text:span text:style-name="T948">I </text:span><text:span text:style-name="T961">have known </text:span><text:span text:style-name="T948">(</text:span><text:span text:style-name="T956">а </text:span><text:span text:style-name="T948">не have been knowing)</text:span><text:span text:style-name="T947"> Alice for 3 years. </text:span><text:span text:style-name="T682">—</text:span><text:span text:style-name="T947"> Я </text:span><text:span text:style-name="T961">знаю</text:span><text:span text:style-name="T947"> Алису уже 3 года </text:span></text:p>
      <text:p text:style-name="P33"><text:span text:style-name="T947">I </text:span><text:span text:style-name="T961">haven`t seen</text:span><text:span text:style-name="T947"> Mary for years. </text:span><text:span text:style-name="T967">— </text:span><text:span text:style-name="T947">Я н</text:span><text:span text:style-name="T961">е видел</text:span><text:span text:style-name="T947"> Мэри много лет. </text:span></text:p>
      <text:p text:style-name="P333"/>
      <text:p text:style-name="P978"><text:span text:style-name="T691">Present Perfect Continuous можно упрощать до Present Perfect с пом</text:span><text:span text:style-name="T690">.</text:span><text:span text:style-name="T691"> глаголов </text:span><text:span text:style-name="T538">live</text:span><text:span text:style-name="T691"> </text:span><text:span text:style-name="T690">и</text:span><text:span text:style-name="T691"> </text:span><text:span text:style-name="T538">work</text:span><text:span text:style-name="T691">:</text:span></text:p>
      <text:p text:style-name="P31"><text:span text:style-name="T969">I</text:span><text:span text:style-name="T947">`ve </text:span><text:span text:style-name="T961">been working</text:span><text:span text:style-name="T947"> here for 2 years → I`ve </text:span><text:span text:style-name="T961">worked</text:span><text:span text:style-name="T947"> here for 2 years. </text:span><text:span text:style-name="T970">(смысл одинаковый)</text:span></text:p>
      <text:p text:style-name="P332"/>
      <text:p text:style-name="P3"><text:span text:style-name="T682">О</text:span><text:span text:style-name="T670">трицания в Present Perfect Continuous</text:span></text:p>
      <text:p text:style-name="P334"/>
      <text:p text:style-name="P975"><text:span text:style-name="T683">Использу</text:span><text:span text:style-name="T684">ю</text:span><text:span text:style-name="T683">тся, чтобы сказать, что что-то не происходит в течении указанного времени.</text:span></text:p>
      <text:p text:style-name="P335">Для этого добавляется частица <text:span text:style-name="T475">not</text:span> после вспомогательного глагола <text:span text:style-name="T475">have</text:span>.</text:p>
      <text:p text:style-name="P335"/>
      <text:p text:style-name="P30"><text:span text:style-name="T947">I </text:span><text:span text:style-name="T948">have not been waiting</text:span><text:span text:style-name="T947"> long. </text:span><text:span text:style-name="T968">—</text:span><text:span text:style-name="T947"> Я </text:span><text:span text:style-name="T948">не жду</text:span><text:span text:style-name="T947"> долго.</text:span></text:p>
      <text:p text:style-name="P324"/>
      <text:p text:style-name="P4"><text:span text:style-name="T670">Вопросы </text:span><text:span text:style-name="T685">в Present Perfect Continuous</text:span><text:span text:style-name="T670"> </text:span></text:p>
      <text:p text:style-name="P324"/>
      <text:p text:style-name="P336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336"/>
      <text:p text:style-name="P109"><text:span text:style-name="T947">Have you been waiting long? </text:span><text:span text:style-name="T968">— </text:span><text:span text:style-name="T947">Вы давно ждете? </text:span></text:p>
      <text:p text:style-name="P109"><text:span text:style-name="T947">How long have you been waiting? </text:span><text:span text:style-name="T968">—</text:span><text:span text:style-name="T947"> Как долго вы ждете?</text:span></text:p>
      <text:p text:style-name="P299"/>
      <text:p text:style-name="P299"><text:span text:style-name="T995">Прошедшее. </text:span>Past</text:p>
      <text:p text:style-name="P337"/>
      <text:p text:style-name="P349">Past Perfect и Past Perfect Continuous относительно редки и <text:span text:style-name="T1002">в</text:span> рамках начального курса </text:p>
      <text:p text:style-name="P349">не проходятся. <text:span text:style-name="T996">В художественной литературе почти всегда используется Past Simple.</text:span></text:p>
      <text:p text:style-name="P337"/>
      <text:p text:style-name="P297">Past Simple</text:p>
      <text:p text:style-name="P338"/>
      <text:p text:style-name="P340">Используется, чтобы:</text:p>
      <text:list xml:id="list1788474517" text:style-name="L29">
        <text:list-item>
          <text:p text:style-name="P1479"><text:span text:style-name="T693">сообщить факты </text:span><text:span text:style-name="T694">прошлого,</text:span><text:span text:style-name="T693"> рассказать историю, </text:span><text:span text:style-name="T701">биографию</text:span><text:span text:style-name="T693">; </text:span></text:p>
        </text:list-item>
        <text:list-item>
          <text:p text:style-name="P1428">описать действие из прошлого, результат которого не важен в настоящем.</text:p>
        </text:list-item>
      </text:list>
      <text:p text:style-name="P339"/>
      <text:p text:style-name="P982"><text:span text:style-name="T695">Для этого использются глаголы во 2й форме. </text:span><text:span text:style-name="T696">Вторая форма правильного глагола образуется добавлением окончания </text:span><text:span text:style-name="T539">-ed</text:span><text:span text:style-name="T696">. </text:span><text:span text:style-name="T704">Ф</text:span><text:span text:style-name="T696">орма </text:span><text:span text:style-name="T704">неправильного глагола </text:span><text:span text:style-name="T696">находится в таблице.</text:span></text:p>
      <text:p text:style-name="P339"/>
      <text:p text:style-name="P34"><text:soft-page-break/><text:span text:style-name="T947">Mozart </text:span><text:span text:style-name="T961">lived</text:span><text:span text:style-name="T947"> from 1756 to 1791 — Моцарт </text:span><text:span text:style-name="T961">жил</text:span><text:span text:style-name="T947"> с 1756 по 1791 год (факт прошлого). </text:span></text:p>
      <text:p text:style-name="P34"><text:span text:style-name="T947">I </text:span><text:span text:style-name="T961">visited</text:span><text:span text:style-name="T947"> my parents yesterday — Вчера я </text:span><text:span text:style-name="T961">навещал</text:span><text:span text:style-name="T947"> родителей (действие из прошлого).</text:span></text:p>
      <text:p text:style-name="P645"/>
      <text:p text:style-name="P646">Если глагол заканчивается на глухой звук, то <text:span text:style-name="T475">-ed</text:span> читается как <text:span text:style-name="T475">t</text:span>, а если на звконкий </text:p>
      <text:p text:style-name="P646">согласный или на гласный звук — то как <text:span text:style-name="T475">d</text:span>: <text:span text:style-name="T475">worked [воркт], played [плэйд]</text:span>.</text:p>
      <text:p text:style-name="P980"/>
      <text:p text:style-name="P644">Если глагол заканчивается на <text:span text:style-name="T475">d </text:span>или <text:span text:style-name="T475">t</text:span>, то <text:span text:style-name="T475">-ed</text:span> читается как <text:span text:style-name="T475">id</text:span>: <text:span text:style-name="T475">recorded [рикодид]</text:span>. </text:p>
      <text:p text:style-name="P647">Если глагол заканчивается на <text:span text:style-name="T475">-e</text:span>, то её не надо писать 2 раза: <text:span text:style-name="T475">chase</text:span> → <text:span text:style-name="T475">chased</text:span>.</text:p>
      <text:p text:style-name="P980"/>
      <text:p text:style-name="P979">Слова-маячки Past Simple:</text:p>
      <text:list xml:id="list834442537" text:style-name="L30">
        <text:list-item>
          <text:p text:style-name="P1480">ago — <text:span text:style-name="T997">тому назад</text:span>;</text:p>
        </text:list-item>
        <text:list-item>
          <text:p text:style-name="P1481">last — <text:span text:style-name="T997">прошлый</text:span>;</text:p>
        </text:list-item>
        <text:list-item>
          <text:p text:style-name="P1429">yesterday — вчера;</text:p>
        </text:list-item>
      </text:list>
      <text:p text:style-name="P359"/>
      <text:p text:style-name="P983"><text:span text:style-name="T702">Past Simple часто путают с Present Perfect, потому что на русский они переводятся </text:span><text:span text:style-name="T703">почти</text:span><text:span text:style-name="T702"> одинаково. Главное отличие в том, что Present Perfect всегда будет сообщать доп</text:span><text:span text:style-name="T703">олнительную</text:span><text:span text:style-name="T702"> информацию, указывающ</text:span><text:span text:style-name="T703">ую </text:span><text:span text:style-name="T702">на настоящее время </text:span><text:span text:style-name="T703">(</text:span><text:span text:style-name="T704">чтобы сообщить</text:span><text:span text:style-name="T703"> результат).</text:span></text:p>
      <text:p text:style-name="P346"/>
      <text:p text:style-name="P347">Past Simple используется когда известен момент в прошлом. Если мы знаешь, </text:p>
      <text:p text:style-name="P347">когда произошло событие, то Present Perfect использовать нельзя.</text:p>
      <text:p text:style-name="P347"/>
      <text:p text:style-name="P196">Tom has lost his key — Том потерал ключ (у него сейчас нет ключа, </text:p>
      <text:p text:style-name="P196">потому что он его потерян).</text:p>
      <text:p text:style-name="P196"/>
      <text:p text:style-name="P196">Tom lost his key last weak — Том потерял ключ на прошлой неделе </text:p>
      <text:p text:style-name="P196">(не важно, есть у него ключ или нет).</text:p>
      <text:p text:style-name="P343"/>
      <text:p text:style-name="P344">В английском, если вопрос задается в настоящем, то и ответ должен быть в настоящем. </text:p>
      <text:p text:style-name="P344">Если вопрос в прошлом, то ответ также должен быть в прошлом.</text:p>
      <text:p text:style-name="P344"/>
      <text:p text:style-name="P344">Но если вопрос был в Present Perfect, а в ответе дается информация, когда именно это случилось, тогда необходимо отвечать в Past Simple.</text:p>
      <text:p text:style-name="P344"/>
      <text:p text:style-name="P194">Have you already started to learn English? Yes, I started to learn it 3 month ago — </text:p>
      <text:p text:style-name="P194">Ты уже начал учить английский? Да, 3 месяца назад (информация о времени).</text:p>
      <text:p text:style-name="P193"/>
      <text:p text:style-name="P345">Если вопрос содержит слово <text:span text:style-name="T475">when</text:span>, то он автоматически привязывает нас к моменту </text:p>
      <text:p text:style-name="P345">в прошлом. <text:span text:style-name="T1001">Поэтому Present Perfect в вопросах с </text:span><text:span text:style-name="T485">when</text:span><text:span text:style-name="T1001"> не используется.</text:span></text:p>
      <text:p text:style-name="P345"/>
      <text:p text:style-name="P195">Have you met him before? <text:span text:style-name="T1000">—</text:span> Вы раньше с ним встречались?</text:p>
      <text:p text:style-name="P195">When did you meet him? <text:span text:style-name="T1000">—</text:span> Когда вы встречались с ним?</text:p>
      <text:p text:style-name="P343"/>
      <text:p text:style-name="P300">Отрицания и вопросы в Past Simple</text:p>
      <text:p text:style-name="P342"/>
      <text:p text:style-name="P985"><text:span text:style-name="T696">Отрицание представляет связку </text:span><text:span text:style-name="T539">did</text:span><text:span text:style-name="T696"> с частицей </text:span><text:span text:style-name="T539">not</text:span><text:span text:style-name="T696">, </text:span><text:span text:style-name="T706">которая ставится перед смысловым глаголом в начальной форме. </text:span><text:span text:style-name="T697">Обычно </text:span><text:span text:style-name="T706">эта связка</text:span><text:span text:style-name="T697"> сокращается до </text:span><text:span text:style-name="T540">didn`t</text:span><text:span text:style-name="T697">.</text:span></text:p>
      <text:p text:style-name="P352"/>
      <text:p text:style-name="P985"><text:span text:style-name="T705">В вопросах </text:span><text:span text:style-name="T696">вспомогательный глагол </text:span><text:span text:style-name="T539">did</text:span><text:span text:style-name="T696"> используется </text:span><text:span text:style-name="T706">по тем же грамматическим </text:span></text:p>
      <text:p text:style-name="P985"><text:span text:style-name="T706">правилам</text:span><text:span text:style-name="T696">, </text:span><text:span text:style-name="T697">как</text:span><text:span text:style-name="T696"> </text:span><text:span text:style-name="T539">do</text:span><text:span text:style-name="T696"> для Present Simple. </text:span></text:p>
      <text:p text:style-name="P341"/>
      <text:p text:style-name="P192"><text:span text:style-name="T927">Did</text:span> you <text:span text:style-name="T927">go</text:span> to Los Angeles last week? - Ты <text:span text:style-name="T927">ездил</text:span> в Лос Анжелес на прошлой неделе?</text:p>
      <text:p text:style-name="P192">I <text:span text:style-name="T927">didn`t go</text:span> to Los Angeles, I <text:span text:style-name="T927">went</text:span> to Bostom — Я <text:span text:style-name="T927">не ездил</text:span> в Лос Анжелес, я <text:span text:style-name="T927">ездил</text:span> в Бостон.</text:p>
      <text:p text:style-name="P1143"><text:soft-page-break/></text:p>
      <text:p text:style-name="P305">Past Continuous</text:p>
      <text:p text:style-name="P348"/>
      <text:p text:style-name="P988"><text:span text:style-name="T708">О</text:span><text:span text:style-name="T707">значает процесс или незаконченное действие, которое привязано к точному моменту </text:span></text:p>
      <text:p text:style-name="P988"><text:span text:style-name="T707">в </text:span><text:span text:style-name="T774">прошлом</text:span><text:span text:style-name="T707"> (т. е. действие происходило и не было закончено).</text:span></text:p>
      <text:p text:style-name="P350"/>
      <text:p text:style-name="P987"><text:span text:style-name="T707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11">обсуждаемая ситуация</text:span><text:span text:style-name="T707">).</text:span></text:p>
      <text:p text:style-name="P350"/>
      <text:p text:style-name="P989"><text:span text:style-name="T708">Состоит из 2х частей: вспомогательного глагола </text:span><text:span text:style-name="T542">be</text:span><text:span text:style-name="T708"> (</text:span><text:span text:style-name="T709">формы как в Past Simple</text:span><text:span text:style-name="T708">) и смыслового глагола с окончанием </text:span><text:span text:style-name="T542">-ing</text:span><text:span text:style-name="T708">. </text:span><text:span text:style-name="T707">На русский переводится глаголом в прошедшем времени.</text:span></text:p>
      <text:p text:style-name="P351"/>
      <text:p text:style-name="P197">Last Sunday at 5 I <text:span text:style-name="T927">was having</text:span> dinner with my friends — В прошлое воскресенье в 5 </text:p>
      <text:p text:style-name="P197">я <text:span text:style-name="T927">ужинал</text:span> со своими друзьями (привязка к точному моменту в прошлом).</text:p>
      <text:p text:style-name="P36"><text:span text:style-name="T972">My parents </text:span><text:span text:style-name="T963">were watching</text:span><text:span text:style-name="T972"> TV when I came home yesterday — Мои родители </text:span><text:span text:style-name="T963">смотрели</text:span><text:span text:style-name="T972"> телевизор, когда я пришел вчера домой (незаконченное действие </text:span><text:span text:style-name="T973">в тот момент</text:span><text:span text:style-name="T972">).</text:span></text:p>
      <text:p text:style-name="P198"/>
      <text:p text:style-name="P989"><text:span text:style-name="T709">В отрицаниях и вопросах </text:span><text:span text:style-name="T710">глагол </text:span><text:span text:style-name="T543">be</text:span><text:span text:style-name="T709"> ведет себя точно так же, как и </text:span><text:span text:style-name="T710">для</text:span><text:span text:style-name="T709"> Past Simple:</text:span></text:p>
      <text:p text:style-name="P37"><text:span text:style-name="T974">W</text:span><text:span text:style-name="T947">e weren`t reading — Мы не читали (именно тогда). Was I running? — Я бежал?</text:span></text:p>
      <text:p text:style-name="P200"/>
      <text:p text:style-name="P355">В одном предложении часто используются Past Continuous и Past Simple одновременно.</text:p>
      <text:p text:style-name="P992"><text:span text:style-name="T712">Действие, длящееся какое-то время (</text:span><text:span text:style-name="T713">Past Continuous</text:span><text:span text:style-name="T712">) может прерываться более коротким действием (</text:span><text:span text:style-name="T713">Past Simple</text:span><text:span text:style-name="T718">)</text:span><text:span text:style-name="T712"> </text:span><text:span text:style-name="T716">либо другим Past Continuous </text:span><text:span text:style-name="T719">(смотреть по контексту)</text:span><text:span text:style-name="T716">.</text:span></text:p>
      <text:p text:style-name="P353"/>
      <text:p text:style-name="P990"><text:span text:style-name="T712">В этом случае предложение может содержать слово </text:span><text:span text:style-name="T544">while</text:span><text:span text:style-name="T712"> </text:span><text:span text:style-name="T714">(в то время, как)</text:span><text:span text:style-name="T712"> в той части, которая относится к <text:s/></text:span><text:span text:style-name="T713">Past Continuous, </text:span><text:span text:style-name="T712">либо </text:span><text:span text:style-name="T544">when</text:span><text:span text:style-name="T712">, там, где используется Past Simple.</text:span></text:p>
      <text:p text:style-name="P353"/>
      <text:p text:style-name="P38"><text:span text:style-name="T964">While</text:span><text:span text:style-name="T975"> I was working in the garden, I </text:span><text:span text:style-name="T976">kicked</text:span><text:span text:style-name="T975"> my leg — Пока я работал в саду, я </text:span><text:span text:style-name="T977">пнул</text:span><text:span text:style-name="T975"> ногу.</text:span></text:p>
      <text:p text:style-name="P39"><text:span text:style-name="T947">I was working in the garden </text:span><text:span text:style-name="T961">when</text:span><text:span text:style-name="T947"> I kicked my leg — </text:span><text:span text:style-name="T976">Я работал в саду, когда </text:span><text:span text:style-name="T977">пнул</text:span><text:span text:style-name="T976"> ногу</text:span><text:span text:style-name="T947">.</text:span></text:p>
      <text:p text:style-name="P201"/>
      <text:p text:style-name="P40"><text:span text:style-name="T961">While</text:span><text:span text:style-name="T947"> Tom was reading, Amely was watching a documentary on TV — Пока </text:span><text:span text:style-name="T978">Т</text:span><text:span text:style-name="T947">ом читал, </text:span></text:p>
      <text:p text:style-name="P202">Эмили смотрела документальный фильм по телевизору.</text:p>
      <text:p text:style-name="P356"/>
      <text:p text:style-name="P991"><text:span text:style-name="T717">Если действия происходят не одновременно, а следуют одно за другим</text:span><text:span text:style-name="T715">, то в этом </text:span></text:p>
      <text:p text:style-name="P354">случае нужно использовать <text:span text:style-name="T1034">только</text:span> Past Simple.</text:p>
      <text:p text:style-name="P354"/>
      <text:p text:style-name="P199">I saw Jane in the street yesterday. I stopped and said hello — Я увидел Джейн вчера на улице. </text:p>
      <text:p text:style-name="P199">Я остановился и поздоровался (сказал «привет»).</text:p>
      <text:p text:style-name="P302"/>
      <text:p text:style-name="P302">Будущие. Future</text:p>
      <text:p text:style-name="P214"/>
      <text:p text:style-name="P219">В английском языке о будущем можно говорить не только с помощью формы Future, но и </text:p>
      <text:p text:style-name="P998"><text:span text:style-name="T733">с помощью </text:span><text:span text:style-name="T737">формы</text:span><text:span text:style-name="T733"> </text:span><text:span text:style-name="T735">Present</text:span><text:span text:style-name="T733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18"/>
      <text:p text:style-name="P997"><text:span text:style-name="T734">Другие варианты Future (кроме </text:span><text:span text:style-name="T736">Future </text:span><text:span text:style-name="T734">Simple) используются редко, </text:span><text:span text:style-name="T736">т. к.</text:span><text:span text:style-name="T734"> они громоздкие и довольно неудобные. В современном английском можно обойтись без них.</text:span></text:p>
      <text:p text:style-name="P218"/>
      <text:p text:style-name="P995"><text:span text:style-name="T234">На будущ</text:span><text:span text:style-name="T235">и</text:span><text:span text:style-name="T234">е могут также указы</text:span><text:span text:style-name="T235">вать</text:span><text:span text:style-name="T234"> модальные глаголы </text:span><text:span text:style-name="T236">и оборот </text:span><text:span text:style-name="T146">be going to</text:span><text:span text:style-name="T237">, </text:span><text:span text:style-name="T236">который </text:span></text:p>
      <text:p text:style-name="P995"><text:span text:style-name="T236">в основном</text:span><text:span text:style-name="T237"> встречается </text:span><text:span text:style-name="T236">в разговорной речи и нередко используется вместо Future Simple.</text:span></text:p>
      <text:p text:style-name="P218"/>
      <text:p text:style-name="P531"/>
      <text:p text:style-name="P1304">Present Continuous в значении будущего</text:p>
      <text:p text:style-name="P220"/>
      <text:p text:style-name="P220">Используется, чтобы сказать о личных планах. В предложении обычно указывается дата </text:p>
      <text:p text:style-name="P220">или время, связанные с будущим. Переводить можно как будущим так и настоящим.</text:p>
      <text:p text:style-name="P220"/>
      <text:p text:style-name="P842">What are you doing on Satureday? <text:span text:style-name="T375">—</text:span> Что ты делаешь в субботу? (какие у тебя планы?)</text:p>
      <text:p text:style-name="P851">I am flying to London tomorrow — <text:span text:style-name="T1035">Завтра я лечу в Лондон (личный план)</text:span></text:p>
      <text:p text:style-name="P851"/>
      <text:p text:style-name="P746">Present Simple в значении будущего</text:p>
      <text:p text:style-name="P852"/>
      <text:p text:style-name="P221"><text:span text:style-name="T325">Используется, чтобы сказать о том, что </text:span><text:span text:style-name="T327">что-то </text:span><text:span text:style-name="T325">должно произойти по рассписанию, либо </text:span></text:p>
      <text:p text:style-name="P221"><text:span text:style-name="T325">о собственном графике. </text:span><text:span text:style-name="T326">Переводить можно как будущим так и настоящим.</text:span></text:p>
      <text:p text:style-name="P757"/>
      <text:p text:style-name="P757">Ключевое отличие от Present Continuous в том, что расписание не зависит от говорящего, </text:p>
      <text:p text:style-name="P993"><text:span text:style-name="T155">т. е. речь может идти </text:span><text:span text:style-name="T156">о </text:span><text:span text:style-name="T155">рассписании транспорта, сеансов в кино и т. </text:span><text:span text:style-name="T156">п</text:span><text:span text:style-name="T155">.</text:span></text:p>
      <text:p text:style-name="P853">My airplane flies at 6 o`clock tomorrow — Мой самолет летит завтра в 6 (рассписание)</text:p>
      <text:p text:style-name="P1144"><text:span text:style-name="T104">What time do you finish work tommorow? </text:span><text:span text:style-name="T105">— </text:span><text:span text:style-name="T104">В какое время ты заканчиваешь работу завтра?</text:span></text:p>
      <text:p text:style-name="P855"/>
      <text:p text:style-name="P747">Оборот <text:span text:style-name="T475">be going to</text:span></text:p>
      <text:p text:style-name="P758"/>
      <text:p text:style-name="P994"><text:span text:style-name="T157">Подразумевает, что человек говорит не о спонтанном решении что-либо сделать, </text:span><text:span text:style-name="T160">а о заранее </text:span><text:span text:style-name="T161">продуманных</text:span><text:span text:style-name="T160"> действиях. </text:span><text:span text:style-name="T157">На русский переводится как «собираюсь сделать».</text:span></text:p>
      <text:p text:style-name="P758"/>
      <text:p text:style-name="P223"><text:span text:style-name="T324">Чтобы использовать, нужно поставить глагол </text:span><text:span text:style-name="T104">be</text:span><text:span text:style-name="T324"> в форму </text:span><text:span text:style-name="T104">am/is/are</text:span><text:span text:style-name="T324">, а смысловой глагол оставить в начальной форме, после </text:span><text:span text:style-name="T104">going to</text:span><text:span text:style-name="T324">.</text:span></text:p>
      <text:p text:style-name="P758"/>
      <text:p text:style-name="P854">I`m going to meet my friends tomorrow — Я собираюсь встретиться с друзьями завтра.</text:p>
      <text:p text:style-name="P1131"><text:span text:style-name="T41">I`m going to go</text:span><text:span text:style-name="T334"> out after I finish my work — Я собираюсь погулять после, как закончу работу.</text:span></text:p>
      <text:p text:style-name="P758"/>
      <text:p text:style-name="P996"><text:span text:style-name="T157">В разговорной </text:span><text:span text:style-name="T161">стиле</text:span><text:span text:style-name="T158"> </text:span><text:span text:style-name="T159">этот </text:span><text:span text:style-name="T158">оборот </text:span><text:span text:style-name="T157">очень часто </text:span><text:span text:style-name="T161">записывается</text:span><text:span text:style-name="T157"> как </text:span><text:span text:style-name="T106">gonna</text:span><text:span text:style-name="T157"> </text:span><text:span text:style-name="T106">[гона].</text:span></text:p>
      <text:p text:style-name="P856"/>
      <text:p text:style-name="P224"><text:span text:style-name="T324">Также его используют, когда очевидно, что вот-вот случится какое-то действие. В этом случае </text:span><text:span text:style-name="T104">be goin to </text:span><text:span text:style-name="T324">передает оттенок неизбежности происходящего и применяется по отношению </text:span></text:p>
      <text:p text:style-name="P759">к постороннему человеку или объетку.</text:p>
      <text:p text:style-name="P759"/>
      <text:p text:style-name="P857">Look! He`s going to fall — Смотри! Он сейчас упадет.</text:p>
      <text:p text:style-name="P857">The sky is dark. It`s going to rain — Небо темное. Сейчас пойдет дождь.</text:p>
      <text:p text:style-name="P749"/>
      <text:p text:style-name="P748">Future Simple</text:p>
      <text:p text:style-name="P760"/>
      <text:p text:style-name="P999"><text:span text:style-name="T162">Сообщает о будущих, еще не случившихся событиях. </text:span><text:span text:style-name="T163">Эта форма говорит о том, что человек сделает что-то в будущем, но решение он принял в момент речи, </text:span><text:span text:style-name="T164">т. е. описывает не спланированные, а спонтанные дейсвтия. </text:span></text:p>
      <text:p text:style-name="P763"/>
      <text:p text:style-name="P999"><text:span text:style-name="T165">В</text:span><text:span text:style-name="T164"> предложени</text:span><text:span text:style-name="T165">ях</text:span><text:span text:style-name="T164"> </text:span><text:span text:style-name="T165">будут </text:span><text:span text:style-name="T164">часто </text:span><text:span text:style-name="T165">попадаться слова</text:span><text:span text:style-name="T164">, </text:span><text:span text:style-name="T165">выражающие</text:span><text:span text:style-name="T164"> мнение: <text:s/></text:span><text:span text:style-name="T107">I think </text:span><text:span text:style-name="T108">(я думаю)</text:span><text:span text:style-name="T107">, </text:span></text:p>
      <text:p text:style-name="P999"><text:span text:style-name="T107">I`m sure </text:span><text:span text:style-name="T108">(я уверен), I hope (я надеюсь), </text:span><text:span text:style-name="T107">probably (возможно).</text:span><text:span text:style-name="T108"> </text:span></text:p>
      <text:p text:style-name="P767"/>
      <text:p text:style-name="P762">Схема состоит из 2х частей: вспомогательного глагола <text:span text:style-name="T475">will </text:span><text:span text:style-name="T1039">(заменяет </text:span><text:span text:style-name="T486">do/did</text:span><text:span text:style-name="T1039">)</text:span> </text:p>
      <text:p text:style-name="P762">и смыслового глагола в начальной форме. </text:p>
      <text:p text:style-name="P859"/>
      <text:p text:style-name="P762"><text:span text:style-name="T475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75">not</text:span>.</text:p>
      <text:p text:style-name="P761"><text:soft-page-break/>В речи и на письме <text:span text:style-name="T475">will</text:span> обычно сокращается до <text:span text:style-name="T475">`ll</text:span>, а отрицание <text:span text:style-name="T475">will</text:span> <text:span text:style-name="T475">not</text:span> д<text:span text:style-name="T1038">о</text:span> <text:span text:style-name="T475">won`t</text:span>.</text:p>
      <text:p text:style-name="P761"/>
      <text:p text:style-name="P858">We <text:span text:style-name="T927">will</text:span> proobably <text:span text:style-name="T927">meet</text:span> soon — Мы, возможно, скоро <text:span text:style-name="T927">встретимся</text:span>.</text:p>
      <text:p text:style-name="P858">I hope everything <text:span text:style-name="T927">will be</text:span> fine — Надеюсь, все <text:span text:style-name="T927">будет </text:span>хорошо.</text:p>
      <text:p text:style-name="P858"><text:span text:style-name="T927">Will</text:span> you <text:span text:style-name="T927">be</text:span> at home toworrow? No, I won`t — <text:span text:style-name="T1037">Ты </text:span><text:span text:style-name="T929">будешь</text:span><text:span text:style-name="T1037"> завтра дома? Нет</text:span>.</text:p>
      <text:p text:style-name="P761"/>
      <text:p text:style-name="P766">Чтобы правильно подобрать нужную форму, нужно отталкиваться от контекста:</text:p>
      <text:list xml:id="list3074498905" text:style-name="L31">
        <text:list-item>
          <text:p text:style-name="P1326">I will do — я сделаю (считаю/верю, что сделаю это);</text:p>
        </text:list-item>
        <text:list-item>
          <text:p text:style-name="P1327">I am doing — я сделаю (потому что уже спланировал это);</text:p>
        </text:list-item>
        <text:list-item>
          <text:p text:style-name="P1327">I am going to do — я собираюсь сделать (ключевое слово «собираюсь»).</text:p>
        </text:list-item>
      </text:list>
      <text:p text:style-name="P764"/>
      <text:p text:style-name="P765">Нередко, вместо will используется модальный глагол might:</text:p>
      <text:p text:style-name="P861">I might do it — Наверное, я сделаю это.</text:p>
      <text:p text:style-name="P860"/>
      <text:p text:style-name="P962">Модальные глаголы</text:p>
      <text:p text:style-name="P862"/>
      <text:p text:style-name="P770">Это особенные глаголы, которые одновременно:</text:p>
      <text:list xml:id="list1129045088" text:style-name="L32">
        <text:list-item>
          <text:p text:style-name="P1328">передают смысл (используются как смысловые глаголы);</text:p>
        </text:list-item>
        <text:list-item>
          <text:p text:style-name="P1328">передают время (привязывают дейсвтие к какому-то времени);</text:p>
        </text:list-item>
        <text:list-item>
          <text:p text:style-name="P1328">используются по тем же правилами, что и вспомогательные глаголы.</text:p>
        </text:list-item>
      </text:list>
      <text:p text:style-name="P768"/>
      <text:p text:style-name="P768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768">а в отрицаниях используются вместе с частицей <text:span text:style-name="T475">not</text:span>.</text:p>
      <text:p text:style-name="P768"/>
      <text:p text:style-name="P1008"><text:span text:style-name="T168">Модальные глаголы не имеют окончаний и дополнительных форм. </text:span><text:span text:style-name="T190">Т. е. </text:span><text:span text:style-name="T168">не меняются в зависимости от подлежащего </text:span><text:span text:style-name="T190">(нет окончания -s, если подлежащее he/she/it и </text:span><text:span text:style-name="T191">пр</text:span><text:span text:style-name="T190">)</text:span><text:span text:style-name="T168">. </text:span></text:p>
      <text:p text:style-name="P769"/>
      <text:p text:style-name="P776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776"/>
      <text:p text:style-name="P777"><text:span text:style-name="T1060">После модального глагола почти всегда </text:span><text:span text:style-name="T1062">идет</text:span><text:span text:style-name="T1060"> смысловой глагол в начальной форме, </text:span><text:span text:style-name="T1063">но </text:span><text:span text:style-name="T1060">без частицы </text:span><text:span text:style-name="T491">to. </text:span><text:span text:style-name="T1061">Также смысловой глагол в начальной форме идет после модальных кострукций.</text:span></text:p>
      <text:p text:style-name="P776"/>
      <text:p text:style-name="P1145"><text:span text:style-name="T190">М</text:span><text:span text:style-name="T154">одальные глаголы: </text:span><text:span text:style-name="T104">can, could, must, might, may, should, would, will, shall</text:span><text:span text:style-name="T154">.</text:span></text:p>
      <text:p text:style-name="P1036"><text:span text:style-name="T180">М</text:span><text:span text:style-name="T226">одальные конструкции: </text:span><text:span text:style-name="T138">be able to, have to, used to</text:span><text:span text:style-name="T226">.</text:span></text:p>
      <text:p text:style-name="P778"/>
      <text:p text:style-name="P1036"><text:span text:style-name="T322">Глаголы </text:span><text:span text:style-name="T149">w</text:span><text:span text:style-name="T150">ill</text:span><text:span text:style-name="T323"> и </text:span><text:span text:style-name="T149">s</text:span><text:span text:style-name="T150">hall</text:span></text:p>
      <text:p text:style-name="P779"/>
      <text:p text:style-name="P1146"><text:span text:style-name="T154">В Future Simple </text:span><text:span text:style-name="T104">will</text:span><text:span text:style-name="T154"> используется как вспомогательный глагол. Но иногда он также</text:span></text:p>
      <text:p text:style-name="P1146"><text:span text:style-name="T154">используется как модальный глагол. Это касается ситуац</text:span><text:span text:style-name="T166">и</text:span><text:span text:style-name="T154">й, когда нужно предложить свою помощь либо обратиться за помощью самому.</text:span></text:p>
      <text:p text:style-name="P780"/>
      <text:p text:style-name="P863">You luggage is heavy. I`ll help you — У вас тяжелый багаж. Я помогу вам.</text:p>
      <text:p text:style-name="P863">Will you help me? — Ты мне поможешь?</text:p>
      <text:p text:style-name="P780"/>
      <text:p text:style-name="P1001"><text:span text:style-name="T166">Ситуации с </text:span><text:span text:style-name="T109">will</text:span><text:span text:style-name="T166"> переводятся будущим, а с </text:span><text:span text:style-name="T109">won`t </text:span><text:span text:style-name="T166">— настоящим. </text:span><text:span text:style-name="T109">Won`t</text:span><text:span text:style-name="T166"> означает </text:span></text:p>
      <text:p text:style-name="P772">«отказывается» (не смотря на мои ожидание, действие не происходит).</text:p>
      <text:p text:style-name="P771"/>
      <text:p text:style-name="P864"/>
      <text:p text:style-name="P1312">What`s wrong? My Car won`t start — Что случилось? Моя машина не заводится. </text:p>
      <text:p text:style-name="P864">(отказывается заводиться)</text:p>
      <text:p text:style-name="P771"/>
      <text:p text:style-name="P1000"><text:span text:style-name="T167">Модальный глагол </text:span><text:span text:style-name="T110">shall</text:span><text:span text:style-name="T167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0">will</text:span><text:span text:style-name="T167">.</text:span></text:p>
      <text:p text:style-name="P773"/>
      <text:p text:style-name="P1000"><text:span text:style-name="T167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0">I</text:span><text:span text:style-name="T167"> или </text:span><text:span text:style-name="T110">we</text:span><text:span text:style-name="T167">.</text:span></text:p>
      <text:p text:style-name="P773"/>
      <text:p text:style-name="P865">Shall I close the door? - Я закрою дверь? (вы не против, если я закрою дверь?)</text:p>
      <text:p text:style-name="P41"><text:span text:style-name="T328">S</text:span><text:span text:style-name="T324">hall we dance? - Потанцуем? (вы не против потанцевать?)</text:span></text:p>
      <text:p text:style-name="P771"/>
      <text:p text:style-name="P750"><text:span text:style-name="T1045">Глаголы </text:span><text:span text:style-name="T488">c</text:span><text:span text:style-name="T475">an</text:span> и <text:span text:style-name="T488">c</text:span><text:span text:style-name="T475">ould</text:span></text:p>
      <text:p text:style-name="P773"/>
      <text:p text:style-name="P1006"><text:span text:style-name="T122">Can</text:span><text:span text:style-name="T169"> переводится как «умею», «могу», «смогу». </text:span><text:span text:style-name="T188">С</text:span><text:span text:style-name="T169"> частицей </text:span><text:span text:style-name="T122">not</text:span><text:span text:style-name="T169"> в пишется либо </text:span></text:p>
      <text:p text:style-name="P617"><text:span text:style-name="T169">слитно — </text:span><text:span text:style-name="T122">cannot</text:span><text:span text:style-name="T169">, либо сокращенно — </text:span><text:span text:style-name="T122">can`t</text:span><text:span text:style-name="T169">. </text:span><text:span text:style-name="T188">М</text:span><text:span text:style-name="T170">ожет передавать следующие значения:</text:span></text:p>
      <text:list xml:id="list2895640821" text:style-name="L33">
        <text:list-item>
          <text:p text:style-name="P1482"><text:span text:style-name="T169">у</text:span><text:span text:style-name="T170">мственные или физические возможности, умение что-то сделать;</text:span></text:p>
        </text:list-item>
        <text:list-item>
          <text:p text:style-name="P1329">разрешение или запрет что-то cделать;</text:p>
        </text:list-item>
        <text:list-item>
          <text:p text:style-name="P1329">просьба или предложение о помощи;</text:p>
        </text:list-item>
        <text:list-item>
          <text:p text:style-name="P1329">неуверенность в совершении действия (в вопросах).</text:p>
        </text:list-item>
      </text:list>
      <text:p text:style-name="P775"/>
      <text:p text:style-name="P42"><text:span text:style-name="T329">H</text:span><text:span text:style-name="T324">e can understand my English — Он может понимать мой английский.</text:span></text:p>
      <text:p text:style-name="P866">You can`t smoke here — Ты не можешь сдесь курить.</text:p>
      <text:p text:style-name="P866">Can I help you? - Я могу вам помочь?</text:p>
      <text:p text:style-name="P781"/>
      <text:p text:style-name="P1147"><text:span text:style-name="T169">В </text:span><text:span text:style-name="T154">разговорной речи </text:span><text:span text:style-name="T104">can</text:span><text:span text:style-name="T154"> широко используется именно, когда нужно спросить разрешение </text:span></text:p>
      <text:p text:style-name="P1148"><text:span text:style-name="T154">что-то сделать. </text:span><text:span text:style-name="T194">Е</text:span><text:span text:style-name="T192">сли нужно спросить разрешение вежливо, то используется may.</text:span></text:p>
      <text:p text:style-name="P817"/>
      <text:p text:style-name="P1009"><text:span text:style-name="T124">Can</text:span><text:span text:style-name="T125"> I use your phone? / May I use your phone? - Я мог</text:span><text:span text:style-name="T124">у</text:span><text:span text:style-name="T125"> воспольз</text:span><text:span text:style-name="T124">оваться</text:span><text:span text:style-name="T125"> </text:span></text:p>
      <text:p text:style-name="P1009"><text:span text:style-name="T124">твоим/</text:span><text:span text:style-name="T125">вашим телефоном?</text:span></text:p>
      <text:p text:style-name="P774"/>
      <text:p text:style-name="P1149"><text:span text:style-name="T104">Could [куд] </text:span><text:span text:style-name="T154">переводится как «мог», «мог бы» и является прошедшей формой от </text:span><text:span text:style-name="T104">can</text:span><text:span text:style-name="T154">. </text:span></text:p>
      <text:p text:style-name="P782">Его следует использовать, когда мы говорим о том, что что-то умели или могли в прошлом.</text:p>
      <text:p text:style-name="P816">Также <text:span text:style-name="T475">could</text:span> <text:span text:style-name="T1064">применяется</text:span> в качестве официальной формы обращения.</text:p>
      <text:p text:style-name="P782"/>
      <text:p text:style-name="P867">I could read at the age of 4 — Я мог читать в 4 года.</text:p>
      <text:p text:style-name="P867">This story could be true — Эта история могла бы быть правдой.</text:p>
      <text:p text:style-name="P755"/>
      <text:p text:style-name="P755"><text:span text:style-name="T1043">К</text:span>онструкция <text:span text:style-name="T475">be able to</text:span></text:p>
      <text:p text:style-name="P783"/>
      <text:p text:style-name="P784">Дублирует по значению модальные глаголы <text:span text:style-name="T475">can/could</text:span>. Говорит о возможности </text:p>
      <text:p text:style-name="P784">соверишить действие. <text:span text:style-name="T1058">В настоящем времени </text:span><text:span text:style-name="T1042">заменяется модальным глаголом </text:span><text:span text:style-name="T487">can</text:span><text:span text:style-name="T1058">.</text:span></text:p>
      <text:p text:style-name="P784"/>
      <text:p text:style-name="P785">В этой конструкции глагол <text:span text:style-name="T475">be</text:span> передает время:</text:p>
      <text:list xml:id="list1280789709" text:style-name="L34">
        <text:list-item>
          <text:p text:style-name="P1330">am/is/are able to — могу/может/могут (есть возможность);</text:p>
        </text:list-item>
        <text:list-item>
          <text:p text:style-name="P1330">was/were able to — смог/смогли;</text:p>
        </text:list-item>
        <text:list-item>
          <text:p text:style-name="P1330">will be able to — смогу/сможет/смогут.</text:p>
        </text:list-item>
      </text:list>
      <text:p text:style-name="P786"/>
      <text:p text:style-name="P1002"><text:span text:style-name="T111">B</text:span><text:span text:style-name="T112">e able to</text:span><text:span text:style-name="T171"> передает оттенок </text:span><text:span text:style-name="T172">того, что </text:span><text:span text:style-name="T175">человек</text:span><text:span text:style-name="T172"> обычно не может сделать, но именно тогда </text:span></text:p>
      <text:p text:style-name="P1002"><text:span text:style-name="T172">смог (в прошедшем) или сможет (в будущем).</text:span><text:span text:style-name="T171"> </text:span><text:span text:style-name="T172">Т</text:span><text:span text:style-name="T171">. е. не «мог</text:span><text:span text:style-name="T172">у</text:span><text:span text:style-name="T171">», а «</text:span><text:span text:style-name="T172">смогу</text:span><text:span text:style-name="T171">».</text:span></text:p>
      <text:p text:style-name="P787"/>
      <text:p text:style-name="P868"><text:soft-page-break/>Stacey talked rather quickly, but I was able to understand her — Стэйси говорила довольно быстро, но я смог понять её.</text:p>
      <text:p text:style-name="P868"/>
      <text:p text:style-name="P868">If I learn French, I will be able to understand it — Если я буду учить французский, </text:p>
      <text:p text:style-name="P868">я смогу понимать его.</text:p>
      <text:p text:style-name="P868"/>
      <text:p text:style-name="P751"><text:span text:style-name="T1045">Глаголы </text:span><text:span text:style-name="T488">m</text:span><text:span text:style-name="T475">ight</text:span> и <text:span text:style-name="T488">m</text:span><text:span text:style-name="T475">ay</text:span></text:p>
      <text:p text:style-name="P868"/>
      <text:p text:style-name="P1007"><text:span text:style-name="T189">M</text:span><text:span text:style-name="T115">ight [майт]</text:span><text:span text:style-name="T173"> переводится как «может» или «мог бы», </text:span><text:span text:style-name="T180">а</text:span><text:span text:style-name="T1047"> т</text:span>акже <text:span text:style-name="T173">наречием </text:span><text:span text:style-name="T178">«возможно», «вероятно», </text:span><text:span text:style-name="T179">«должно быть», </text:span><text:span text:style-name="T178">«наверное»</text:span><text:span text:style-name="T173">. </text:span></text:p>
      <text:p text:style-name="P813"/>
      <text:p text:style-name="P788">Он указывает на вероятность того, что ситуация может происходить сейчас или произойти </text:p>
      <text:p text:style-name="P788">в ближайшем будущем. Является синонимом фразе <text:span text:style-name="T475">it is possible that</text:span> (возможно, что).</text:p>
      <text:p text:style-name="P886"/>
      <text:p text:style-name="P1150"><text:span text:style-name="T104">Look at the sky. It might rain — Посмотри на небо. Возможно </text:span><text:span text:style-name="T114">пойдет дождь.</text:span></text:p>
      <text:p text:style-name="P1151"><text:span text:style-name="T114">M</text:span><text:span text:style-name="T104">ight Tom call in the evening? - Том может позвонить вечером? (может</text:span><text:span text:style-name="T116"> ли он позвонить</text:span><text:span text:style-name="T104">?)</text:span></text:p>
      <text:p text:style-name="P868"/>
      <text:p text:style-name="P1044"><text:span text:style-name="T189">Отрицание</text:span><text:span text:style-name="T174"> </text:span><text:span text:style-name="T113">might</text:span><text:span text:style-name="T174"> </text:span><text:span text:style-name="T113">not</text:span><text:span text:style-name="T174"> </text:span><text:span text:style-name="T189">сокращается до</text:span><text:span text:style-name="T174"> </text:span><text:span text:style-name="T113">mightn`t [майтэнт]</text:span><text:span text:style-name="T174">.</text:span></text:p>
      <text:p text:style-name="P814"/>
      <text:p text:style-name="P1044"><text:span text:style-name="T173">Модальный глагол </text:span><text:span text:style-name="T115">may</text:span><text:span text:style-name="T173"> в современном английском используется </text:span><text:span text:style-name="T174">редко</text:span><text:span text:style-name="T173">. Но его часто применяют, когда нужно предложить помощь незнакомому человеку. </text:span><text:span text:style-name="T193">Он п</text:span><text:span text:style-name="T173">ереводится как «иметь возможность» и по сути </text:span><text:span text:style-name="T174">взаимозаменяем с</text:span><text:span text:style-name="T173"> </text:span><text:span text:style-name="T115">might</text:span><text:span text:style-name="T173">.</text:span></text:p>
      <text:p text:style-name="P869"/>
      <text:p text:style-name="P869">May I help you, sir? Я могу вам помочь, сэр? (имею ли я возможность вам помочь?)</text:p>
      <text:p text:style-name="P815"/>
      <text:p text:style-name="P752"><text:span text:style-name="T1046">Глагол </text:span><text:span text:style-name="T489">m</text:span><text:span text:style-name="T475">ust</text:span></text:p>
      <text:p text:style-name="P789"/>
      <text:p text:style-name="P1010"><text:span text:style-name="T195">О</text:span><text:span text:style-name="T179">дин из самых распространенных в речи модальных глаголов. </text:span><text:span text:style-name="T196">И</text:span><text:span text:style-name="T179">спользуется в настоящем времени. Переводится как «должен», «обязан» или «должно быть», «</text:span><text:span text:style-name="T176">наверное»</text:span><text:span text:style-name="T179">.</text:span></text:p>
      <text:p text:style-name="P790"/>
      <text:p text:style-name="P616"><text:span text:style-name="T176">П</text:span><text:span text:style-name="T170">ереда</text:span><text:span text:style-name="T176">ет</text:span><text:span text:style-name="T170"> следующие значения</text:span><text:span text:style-name="T177">:</text:span></text:p>
      <text:list xml:id="list3749069245" text:style-name="L35">
        <text:list-item>
          <text:p text:style-name="P1331">необходимость, обязанность, долг;</text:p>
        </text:list-item>
        <text:list-item>
          <text:p text:style-name="P1332">настойчивый совет, приказ, запрет (в отрицаниях);</text:p>
        </text:list-item>
      </text:list>
      <text:p text:style-name="P887"/>
      <text:p text:style-name="P887">I must go — Я должен идти. </text:p>
      <text:p text:style-name="P872">He must not be at home now — <text:s/><text:span text:style-name="T1057">О</text:span>н не должен сейчас быть дома.</text:p>
      <text:p text:style-name="P1036"><text:span text:style-name="T139">Must we hurry? — Нам нужно торопиться? </text:span><text:span text:style-name="T140">(должны ли мы торопиться?)</text:span></text:p>
      <text:p text:style-name="P872"/>
      <text:p text:style-name="P1036"><text:span text:style-name="T177">Отрицание </text:span><text:span text:style-name="T123">must not</text:span><text:span text:style-name="T177"> </text:span><text:span text:style-name="T189">означает</text:span><text:span text:style-name="T177"> «нельзя», «запрещено». Сокращается до </text:span><text:span text:style-name="T123">musn`t [мазнт]</text:span><text:span text:style-name="T177">.</text:span></text:p>
      <text:p text:style-name="P870">You musn`t park here — Здесь нельзя парковаться.</text:p>
      <text:p text:style-name="P790"/>
      <text:p text:style-name="P791">Когда <text:span text:style-name="T475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791"/>
      <text:p text:style-name="P871">She has worked so hard these days. She must<text:span text:style-name="T927"> </text:span>be very tired — </text:p>
      <text:p text:style-name="P871">Она так много работала в эти дни. Она, наверное, очень <text:span text:style-name="T1044">уставшая.</text:span></text:p>
      <text:p text:style-name="P873"/>
      <text:p text:style-name="P753">Конструкция <text:span text:style-name="T475">have to</text:span></text:p>
      <text:p text:style-name="P792"/>
      <text:p text:style-name="P794">Дублирует по значению модальный глагол <text:span text:style-name="T475">must</text:span>. Говорит об обязанностях, </text:p>
      <text:p text:style-name="P794">которые человек вынежден выполнять <text:span text:style-name="T1059">не по свое воле</text:span>. </text:p>
      <text:p text:style-name="P793"/>
      <text:p text:style-name="P793"><text:soft-page-break/>В настоящем времени <text:span text:style-name="T475">have to</text:span> и <text:span text:style-name="T475">must</text:span> взаимозаменяемы и часто разницы между ними нет.</text:p>
      <text:p text:style-name="P793">Однако <text:span text:style-name="T475">must</text:span> означает необходимость, которая исходит от самого человека, </text:p>
      <text:p text:style-name="P793">а <text:span text:style-name="T475">have to</text:span> говорит о необходимости, исходящей извне.</text:p>
      <text:p text:style-name="P793"/>
      <text:p text:style-name="P874">I must do it — Я должен это сделать (это мой долг).</text:p>
      <text:p text:style-name="P874">I have to do it — Я должен это сделать (того требуют обстоятельства).</text:p>
      <text:p text:style-name="P793"/>
      <text:p text:style-name="P1003"><text:span text:style-name="T117">Have to</text:span><text:span text:style-name="T181">, в отличие от </text:span><text:span text:style-name="T117">must</text:span><text:span text:style-name="T181">, может употребляться во всех временах. Форма в будущем </text:span></text:p>
      <text:p text:style-name="P795">времени используется редко и ее предпочитают заменять на форму настоящего.</text:p>
      <text:p text:style-name="P795"/>
      <text:p text:style-name="P795">Отрицательная и вопросительная форма образуется с помощью вспомогательных </text:p>
      <text:p text:style-name="P1003"><text:span text:style-name="T181">глаголов </text:span><text:span text:style-name="T117">do/did/will</text:span><text:span text:style-name="T181">. (</text:span><text:span text:style-name="T197">здесь </text:span><text:span text:style-name="T117">have</text:span><text:span text:style-name="T181"> ведет себя как смысловой глагол).</text:span></text:p>
      <text:p text:style-name="P876"/>
      <text:p text:style-name="P875"><text:span text:style-name="T1067">I </text:span><text:span text:style-name="T324">had to go — Я должен был идти.</text:span></text:p>
      <text:p text:style-name="P874">He doesn`t have to go — Он не должен идти.</text:p>
      <text:p text:style-name="P888">Will they have to go? — Они должны будут идти?</text:p>
      <text:p text:style-name="P796"/>
      <text:p text:style-name="P1152"><text:span text:style-name="T181">В </text:span><text:span text:style-name="T154">отрицательных предложениях </text:span><text:span text:style-name="T104">have to</text:span><text:span text:style-name="T154"> и </text:span><text:span text:style-name="T104">must</text:span><text:span text:style-name="T154"> передают разный смысл. </text:span></text:p>
      <text:p text:style-name="P1152"><text:span text:style-name="T104">Must not</text:span><text:span text:style-name="T154"> выражает запрет, а </text:span><text:span text:style-name="T104">heve to</text:span><text:span text:style-name="T154"> — отсутсвие обязанности.</text:span></text:p>
      <text:p text:style-name="P839"/>
      <text:p text:style-name="P874">You mustn`t tell anyone — Ты не должен рассказывать никому.</text:p>
      <text:p text:style-name="P874">You don`t have to tell me everything — Можешь не рассказывать мне всего.</text:p>
      <text:p text:style-name="P795"/>
      <text:p text:style-name="P1011"><text:span text:style-name="T118">Have</text:span><text:span text:style-name="T182"> в значении «должен» всегда используется с частицей </text:span><text:span text:style-name="T118">to</text:span><text:span text:style-name="T182">. Если не поставить </text:span><text:span text:style-name="T118">to</text:span><text:span text:style-name="T182"> </text:span></text:p>
      <text:p text:style-name="P1011"><text:span text:style-name="T182">после </text:span><text:span text:style-name="T118">have</text:span><text:span text:style-name="T182">, то этот глагол будет ознать «иметь». </text:span></text:p>
      <text:p text:style-name="P795"/>
      <text:p text:style-name="P7"><text:span text:style-name="T238">Г</text:span><text:span text:style-name="T239">лагол </text:span><text:span text:style-name="T147">should</text:span></text:p>
      <text:p text:style-name="P797"/>
      <text:p text:style-name="P1012"><text:span text:style-name="T126">Should [шуд] </text:span><text:span text:style-name="T198">подходит</text:span><text:span text:style-name="T182">, чтобы дать</text:span><text:span text:style-name="T198"> вежливый</text:span><text:span text:style-name="T182"> совет. Переводится как «</text:span><text:span text:style-name="T199">следует сделать</text:span><text:span text:style-name="T182">» </text:span></text:p>
      <text:p text:style-name="P1012"><text:span text:style-name="T199">или «нужно (так поступить)». </text:span><text:span text:style-name="T201">С</text:span><text:span text:style-name="T199">вязан с на</text:span><text:span text:style-name="T201">с</text:span><text:span text:style-name="T199">тоящим и будущим временем. Грамматически использ</text:span><text:span text:style-name="T198">уется</text:span><text:span text:style-name="T199"> по тем же правилами, что и другие модальные глаголы.</text:span></text:p>
      <text:p text:style-name="P800"/>
      <text:p text:style-name="P63">You should be more attentive — Вам следует быть более внимательным.</text:p>
      <text:p text:style-name="P798"/>
      <text:p text:style-name="P1013"><text:span text:style-name="T200">Для</text:span><text:span text:style-name="T199"> совет</text:span><text:span text:style-name="T200">а</text:span><text:span text:style-name="T199">, помимо </text:span><text:span text:style-name="T126">should,</text:span><text:span text:style-name="T199"> можно также использовать обороты, помогающие </text:span></text:p>
      <text:p text:style-name="P1013"><text:span text:style-name="T199">выразить мненеие, например </text:span><text:span text:style-name="T126">I think, I don`t think</text:span><text:span text:style-name="T199">.</text:span></text:p>
      <text:p text:style-name="P799"/>
      <text:p text:style-name="P877">I think you should leave — Думаю, вам пора уйти.</text:p>
      <text:p text:style-name="P878"/>
      <text:p text:style-name="P1004"><text:span text:style-name="T119">Should</text:span><text:span text:style-name="T183"> также выражает: недоумение, удивление, возмущение. В этом случае </text:span><text:span text:style-name="T200">он</text:span><text:span text:style-name="T183"> передает эмоциональную окраску высказыванию. Отрицательная форма говорит о плохой зате</text:span><text:span text:style-name="T184">е</text:span><text:span text:style-name="T183">.</text:span></text:p>
      <text:p text:style-name="P798"/>
      <text:p text:style-name="P877">Why should I go there? - Скакой стати мне туда идти?</text:p>
      <text:p text:style-name="P877">You shouldn`t go there — Не нужно туда идти <text:span text:style-name="T1065">(это плохая идея)</text:span>.</text:p>
      <text:p text:style-name="P798"/>
      <text:p text:style-name="P8"><text:span text:style-name="T233">Глагол </text:span><text:span text:style-name="T145">would</text:span></text:p>
      <text:p text:style-name="P801"/>
      <text:p text:style-name="P803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049">Грамматически использ</text:span><text:span text:style-name="T1050">уется</text:span><text:span text:style-name="T1049"> по тем же правилами, что и другие модальные глаголы.</text:span></text:p>
      <text:p text:style-name="P802"/>
      <text:p text:style-name="P806"><text:soft-page-break/>При переводе <text:span text:style-name="T475">would</text:span>, <text:span text:style-name="T1050">по сути, </text:span>выпадает, а идущий после него смысловой глагол, используется с частицей<text:span text:style-name="T490"> </text:span><text:span text:style-name="T475">to</text:span>. <text:span text:style-name="T490">Would</text:span><text:span text:style-name="T1052"> часто сокращается до </text:span><text:span text:style-name="T490">`d</text:span><text:span text:style-name="T1052"> и произносится как одна буква (поэтому поначалу расслышать </text:span><text:span text:style-name="T490">would</text:span><text:span text:style-name="T1052"> в предложении довольно сложно).</text:span></text:p>
      <text:p text:style-name="P802"/>
      <text:p text:style-name="P804"><text:span text:style-name="T1048">В</text:span>стречается в вариантах, <text:span text:style-name="T1066">когда</text:span>:</text:p>
      <text:list xml:id="list4150706448" text:style-name="L36">
        <text:list-item>
          <text:p text:style-name="P1333">соответствует русской частице «бы» (когда представляют ситуацию);</text:p>
        </text:list-item>
        <text:list-item>
          <text:p text:style-name="P1333">сообщает о привычках прошлого (в этом случае может заменяться на <text:span text:style-name="T475">used to</text:span>).</text:p>
        </text:list-item>
      </text:list>
      <text:p text:style-name="P805"/>
      <text:p text:style-name="P879">I would like to live in New Your — Я бы хотел жить в Нью Йорке <text:span text:style-name="T1048">(представил)</text:span>.</text:p>
      <text:p text:style-name="P880">I wouldn`t watch this film with my child — Я бы не смотрела этот фильм с моим ребенком.</text:p>
      <text:p text:style-name="P881">Would you like to go <text:span text:style-name="T1051">to the party with us? </text:span>—<text:span text:style-name="T1051"> Ты бы хотел пойти с нами на вечеринку?</text:span></text:p>
      <text:p text:style-name="P807"/>
      <text:p text:style-name="P1045"><text:span text:style-name="T185">Фраза </text:span><text:span text:style-name="T120">would you like</text:span><text:span text:style-name="T185"> часто используется, когда хотят предложить человеку услугу</text:span><text:span text:style-name="T203">, </text:span><text:span text:style-name="T185">предмет </text:span></text:p>
      <text:p text:style-name="P1045"><text:span text:style-name="T185">и т. п. Если человек согласен, то он отвечает </text:span><text:span text:style-name="T120">I`d like to</text:span><text:span text:style-name="T185"> (</text:span><text:span text:style-name="T202">я бы хотел</text:span><text:span text:style-name="T185">) </text:span><text:span text:style-name="T202">или </text:span><text:span text:style-name="T128">I`d love to</text:span></text:p>
      <text:p text:style-name="P1045"><text:span text:style-name="T185">(с удовольствием). <text:s/></text:span><text:span text:style-name="T120">I`d like to </text:span><text:span text:style-name="T225">можно использовать вместо</text:span><text:span text:style-name="T137"> I want </text:span><text:span text:style-name="T141">(уточнить)</text:span><text:span text:style-name="T137">.</text:span></text:p>
      <text:p text:style-name="P808"/>
      <text:p text:style-name="P1014"><text:span text:style-name="T120">Would you like a cup of </text:span><text:span text:style-name="T127">tea</text:span><text:span text:style-name="T120">? Yes, I would — Вы бы хотили чашечку </text:span><text:span text:style-name="T127">чая</text:span><text:span text:style-name="T120">? Да, хотел бы.</text:span></text:p>
      <text:p text:style-name="P808"/>
      <text:p text:style-name="P882">What would you like, coffee or tea? I`d like some cofee — Чтобы вы хотели, </text:p>
      <text:p text:style-name="P882">кофе или чай? Я бы хотел кофе.</text:p>
      <text:p text:style-name="P808"/>
      <text:p text:style-name="P754">Конструкция <text:span text:style-name="T475">used to</text:span></text:p>
      <text:p text:style-name="P808"/>
      <text:p text:style-name="P809">Используется, когда говорят о регулярных вещах, происходящих в прошлом. </text:p>
      <text:p text:style-name="P1005"><text:span text:style-name="T186">Британцы </text:span><text:span text:style-name="T187">предпочитают</text:span><text:span text:style-name="T186"> </text:span><text:span text:style-name="T121">used to</text:span><text:span text:style-name="T186">, американцы чаще использую </text:span><text:span text:style-name="T121">would</text:span><text:span text:style-name="T186">.</text:span></text:p>
      <text:p text:style-name="P809"/>
      <text:p text:style-name="P809">На русский <text:span text:style-name="T475">would/used to</text:span> можно перевести как «имел привычку делать» <text:span text:style-name="T1054">или</text:span> «раньше».</text:p>
      <text:p text:style-name="P810"><text:span text:style-name="T1054">Также </text:span><text:span text:style-name="T475">would/used to</text:span> <text:span text:style-name="T1054">подразумевает, что сейчас человек уже не делает того, что делал раньше.</text:span></text:p>
      <text:p text:style-name="P810"/>
      <text:p text:style-name="P811">Как правило <text:span text:style-name="T475">would</text:span> используется в ситуациях, когда указан период во время которого </text:p>
      <text:p text:style-name="P811">человек так не поступал. </text:p>
      <text:p text:style-name="P811"/>
      <text:p text:style-name="P812">После <text:span text:style-name="T475">used to</text:span> стоит глагол в начальной форме. В настоящем времени эта констуркция </text:p>
      <text:p text:style-name="P812">не используется <text:span text:style-name="T1055">(для этого есть Present Simple) </text:span>и<text:span text:style-name="T1053"> </text:span>часто <text:span text:style-name="T1053">выпадает при переводе.</text:span></text:p>
      <text:p text:style-name="P812"/>
      <text:p text:style-name="P883">I used to live in Bristol — Раньше я жил <text:span text:style-name="T1056">в Бристоле (а сейчас нет).</text:span></text:p>
      <text:p text:style-name="P884">I didn`t use to drink tea — Раньше я не пил чай (а теперь пью).</text:p>
      <text:p text:style-name="P885">Did you use to play tennis? — Ты раньше играл в теннис?</text:p>
      <text:p text:style-name="P756"/>
      <text:p text:style-name="P963">Повелительно наклонение. Imperative</text:p>
      <text:p text:style-name="P818"/>
      <text:p text:style-name="P819">Это способ озвучить распоряжение, приказ, <text:span text:style-name="T1068">просьбу</text:span> или призыв к действию.</text:p>
      <text:p text:style-name="P819">В речи очень часто используются предложения в форме повелительного наклонения.</text:p>
      <text:p text:style-name="P819"/>
      <text:p text:style-name="P1015"><text:span text:style-name="T204">Чтобы выразить приказ или просьбу (</text:span><text:span text:style-name="T205">настойчиво</text:span><text:span text:style-name="T204">), нужно начать предложение с глагола </text:span></text:p>
      <text:p text:style-name="P820">в начальной форме (форма повелительного наклонения только одна).</text:p>
      <text:p text:style-name="P819"/>
      <text:p text:style-name="P64"><text:span text:style-name="T330">C</text:span><text:span text:style-name="T324">ome here — Подойдите сюда ( призыв к действию).</text:span></text:p>
      <text:p text:style-name="P889">Put your gun down! — Опусти оружие! (приказ).</text:p>
      <text:p text:style-name="P889">Help! — Помогите! (настойчивая просьба).</text:p>
      <text:p text:style-name="P821"/>
      <text:p text:style-name="P1153"><text:span text:style-name="T154">Чтобы просьба звучала вежливее, </text:span><text:span text:style-name="T206">используют слово please: </text:span><text:span text:style-name="T129">Come here, please</text:span><text:span text:style-name="T206">.</text:span></text:p>
      <text:p text:style-name="P1154"><text:soft-page-break/><text:span text:style-name="T206">Е</text:span><text:span text:style-name="T154">сли </text:span><text:span text:style-name="T207">человеку предлагают угоститься едой, то часто начинают предложение с </text:span><text:span text:style-name="T130">have</text:span><text:span text:style-name="T207">.</text:span></text:p>
      <text:p text:style-name="P890">Have a cake, please — Угощайтесь тортом, пожалуйста.</text:p>
      <text:p text:style-name="P822"/>
      <text:p text:style-name="P1188"><text:span text:style-name="T154">Глагол </text:span><text:span text:style-name="T104">have</text:span><text:span text:style-name="T154"> может входить в устойчивые обороты, связанные с пожеланием. </text:span></text:p>
      <text:p text:style-name="P822">В этом случае он обычно выпадает при переводе.</text:p>
      <text:p text:style-name="P823"/>
      <text:p text:style-name="P65"><text:span text:style-name="T331">H</text:span><text:span text:style-name="T324">ave a nice time — Приятно провести время.</text:span></text:p>
      <text:p text:style-name="P891">Have fun — Повеселитесь.</text:p>
      <text:p text:style-name="P891"/>
      <text:p text:style-name="P225"><text:span text:style-name="T324">Если нужно призвать человека или группу людей совершить что-то вместе, то нужно использовать </text:span><text:span text:style-name="T104">let`s (let us)</text:span><text:span text:style-name="T324"> перед глаголом. Это еще один способ говорить вежливее </text:span></text:p>
      <text:p text:style-name="P824">в повелительном наклонении.</text:p>
      <text:p text:style-name="P824"/>
      <text:p text:style-name="P891">Let`s do it — Давай сделаем это (досл. Позволь нам сделать это).</text:p>
      <text:p text:style-name="P891">Let`s not watch this movie — Давай не будем смотреть этот фильм.</text:p>
      <text:p text:style-name="P824"/>
      <text:p text:style-name="P225"><text:span text:style-name="T324">Если нужно попросить человека не делать что-либо, то нужно начать с </text:span><text:span text:style-name="T104">don`t</text:span><text:span text:style-name="T324">.</text:span></text:p>
      <text:p text:style-name="P891"/>
      <text:p text:style-name="P892">Don`t come here — Не подходи сюда. </text:p>
      <text:p text:style-name="P892">Don`t do it — Не делай этого.</text:p>
      <text:p text:style-name="P892"/>
      <text:p text:style-name="P964">Пассивный<text:span text:style-name="T1076"> </text:span>залог. <text:span text:style-name="T1077">Passive Voice</text:span></text:p>
      <text:p text:style-name="P825"/>
      <text:p text:style-name="P226"><text:span text:style-name="T324">В английском языке, как и в русском, </text:span><text:span text:style-name="T332">есть 2</text:span><text:span text:style-name="T324"> вида залога: активный и пассивный.</text:span></text:p>
      <text:p text:style-name="P1016"><text:span text:style-name="T208">Активный залог </text:span><text:span text:style-name="T209">по другому</text:span><text:span text:style-name="T208"> называется действительным (я сам совершаю действие), </text:span></text:p>
      <text:p text:style-name="P826">а пассивный — страдательным (надо мной совершают действие.)</text:p>
      <text:p text:style-name="P827"/>
      <text:p text:style-name="P828">Порядок слов у предложения в пассивном залоге: </text:p>
      <text:list xml:id="list4167950304" text:style-name="L37">
        <text:list-item>
          <text:p text:style-name="P1334">подлежащее;</text:p>
        </text:list-item>
        <text:list-item>
          <text:p text:style-name="P1334">сказуемое в пассивном залоге (что сделано?);</text:p>
        </text:list-item>
        <text:list-item>
          <text:p text:style-name="P1334">дополнение;</text:p>
        </text:list-item>
        <text:list-item>
          <text:p text:style-name="P1334">обстоятельство.</text:p>
        </text:list-item>
      </text:list>
      <text:p text:style-name="P829"/>
      <text:p text:style-name="P1017"><text:span text:style-name="T210">Сказуемое в пассивном залоге состоит из 2х частей: вспомогательного глагола </text:span><text:span text:style-name="T134">be</text:span><text:span text:style-name="T210"> </text:span></text:p>
      <text:p text:style-name="P1017"><text:span text:style-name="T210">и смыслового глагола в 3й форме </text:span><text:span text:style-name="T223">(для </text:span><text:span text:style-name="T224">группы </text:span><text:span text:style-name="T223">Simple)</text:span><text:span text:style-name="T210">.</text:span></text:p>
      <text:p text:style-name="P830"/>
      <text:p text:style-name="P66"><text:span text:style-name="T335">I finished my work</text:span><text:span text:style-name="T324"> yesterday — </text:span><text:span text:style-name="T335">Я закончил работу</text:span><text:span text:style-name="T324"> вчера (активный залог).</text:span></text:p>
      <text:p text:style-name="P66"><text:span text:style-name="T335">The work was finished</text:span><text:span text:style-name="T324"> yesterday — </text:span><text:span text:style-name="T335">Работа была закончена</text:span><text:span text:style-name="T324"> вчера (пассивный залог).</text:span></text:p>
      <text:p text:style-name="P840"/>
      <text:p text:style-name="P1022"><text:span text:style-name="T221">П</text:span><text:span text:style-name="T220">ассивный залог </text:span><text:span text:style-name="T221">обычно </text:span><text:span text:style-name="T220">используется, когда автор действия неизвестен, не важен </text:span></text:p>
      <text:p text:style-name="P227"><text:span text:style-name="T324">или намеренно скрыт. </text:span><text:span text:style-name="T333">Пассивный залог часто применяется в деловой речи.</text:span></text:p>
      <text:p text:style-name="P893"/>
      <text:p text:style-name="P894">This house is quite old. It was buil in 1990 — Дом старый. Он был простроен в 1990 году.</text:p>
      <text:p text:style-name="P894">(кто построил дом — неизвестно; известен только дом, и что с ним сделали — построили).</text:p>
      <text:p text:style-name="P895"/>
      <text:p text:style-name="P1018"><text:span text:style-name="T211">Если нужно указать </text:span><text:span text:style-name="T212">автора</text:span><text:span text:style-name="T211"> действи</text:span><text:span text:style-name="T212">я</text:span><text:span text:style-name="T211">, то это можно сделать в дополнении с использованием предлога </text:span><text:span text:style-name="T135">by</text:span><text:span text:style-name="T211"> (кем). </text:span><text:span text:style-name="T232">Автор действия стоит в конце предложения.</text:span></text:p>
      <text:p text:style-name="P831"/>
      <text:p text:style-name="P894">Ann Karenina was written by Leo Tolstoy — Анна Каренина была написана Львом Толстым.</text:p>
      <text:p text:style-name="P1019"><text:span text:style-name="T131">(</text:span><text:span text:style-name="T132">над книгой совершили действие — ее написали</text:span><text:span text:style-name="T131">)</text:span></text:p>
      <text:p text:style-name="P896"/>
      <text:p text:style-name="P832"/>
      <text:p text:style-name="P1310"><text:span text:style-name="T213">Подлежащие </text:span><text:span text:style-name="T133">I</text:span><text:span text:style-name="T213">, в предложении с пассивным залогом, часто переводится </text:span></text:p>
      <text:p text:style-name="P832">не как «я», а как «мне/мной/меня».</text:p>
      <text:p text:style-name="P833"/>
      <text:p text:style-name="P897">I am ignored all the time — Меня игнорируют все время.</text:p>
      <text:p text:style-name="P897">I was born in 1990 — Я родился в 1990 году (Меня родили в 1990 году).</text:p>
      <text:p text:style-name="P897"/>
      <text:p text:style-name="P1023"><text:span text:style-name="T213">При переводе </text:span><text:span text:style-name="T133">I was born</text:span><text:span text:style-name="T213">, не совсем понятно, что это пассивный залог </text:span><text:span text:style-name="T219">(</text:span><text:span text:style-name="T136">I</text:span><text:span text:style-name="T219"> переводится как «я»)</text:span><text:span text:style-name="T213">.</text:span></text:p>
      <text:p text:style-name="P618"><text:span text:style-name="T213">В английском таких фраз мног. </text:span><text:span text:style-name="T222">Их</text:span><text:span text:style-name="T213"> нужно просто </text:span><text:span text:style-name="T222">запомнить</text:span><text:span text:style-name="T213">, </text:span><text:span text:style-name="T214">например:</text:span></text:p>
      <text:list xml:id="list2778629977" text:style-name="L38">
        <text:list-item>
          <text:p text:style-name="P1335">be born — родился (в Past Simple);</text:p>
        </text:list-item>
        <text:list-item>
          <text:p text:style-name="P1335">be gone — умер (в Present Simple).</text:p>
        </text:list-item>
      </text:list>
      <text:p text:style-name="P834"/>
      <text:p text:style-name="P835">Present Simple Passive:</text:p>
      <text:p text:style-name="P898">Children are taught at school — Детей учат в школе.</text:p>
      <text:p text:style-name="P835"/>
      <text:p text:style-name="P835">Past Simple Passive:</text:p>
      <text:p text:style-name="P898">I was taught to ride a bike by my dadschool — Меня научил ездить на велосипеде папа.</text:p>
      <text:p text:style-name="P835"/>
      <text:p text:style-name="P835">Future Simple Passive:</text:p>
      <text:p text:style-name="P898">I will be taught English at university — Меня будут учить английскому в универе.</text:p>
      <text:p text:style-name="P898"/>
      <text:p text:style-name="P836">Present Perfect Passive <text:span text:style-name="T1073">требует дополнительно</text:span><text:span text:style-name="T1075">го</text:span><text:span text:style-name="T1073"> слов</text:span><text:span text:style-name="T1075">а</text:span><text:span text:style-name="T1073"> </text:span><text:span text:style-name="T492">been, </text:span><text:span text:style-name="T1075">после</text:span><text:span text:style-name="T493"> have</text:span><text:span text:style-name="T1073">. </text:span></text:p>
      <text:p text:style-name="P837"><text:span text:style-name="T1115">Е</text:span>сли его не указать, то предложение будет в форме активного залога (Present Perfect).</text:p>
      <text:p text:style-name="P899"/>
      <text:p text:style-name="P899">I have been taught an important lesson — Мне преподали важный урок.</text:p>
      <text:p text:style-name="P900">I have <text:span text:style-name="T1074">taught an important lesson — </text:span>Я преподал важный урок.</text:p>
      <text:p text:style-name="P838"/>
      <text:p text:style-name="P835">Предложение в Present Perfect Passive можно перепутать с Present Perfect Continuous.</text:p>
      <text:p text:style-name="P835">Здесь главное в том, что в Passive смысловой глагол стоит в 3й форме, </text:p>
      <text:p text:style-name="P228"><text:span text:style-name="T324">а в Continuous — с окончанием </text:span><text:span text:style-name="T104">ing</text:span><text:span text:style-name="T324">.</text:span></text:p>
      <text:p text:style-name="P835"/>
      <text:p text:style-name="P1020"><text:span text:style-name="T69">I have been </text:span><text:span text:style-name="T71">speaking</text:span><text:span text:style-name="T69"> English for 2 years. </text:span><text:span text:style-name="T70">—</text:span><text:span text:style-name="T69"> Я </text:span><text:span text:style-name="T71">говорю по</text:span><text:span text:style-name="T69"> английски уже 2 года.</text:span></text:p>
      <text:p text:style-name="P1020"><text:span text:style-name="T69">I </text:span><text:span text:style-name="T72">have been </text:span><text:span text:style-name="T71">spoken English — </text:span><text:span text:style-name="T73">Со мной</text:span><text:span text:style-name="T71"> говорили по английски.</text:span></text:p>
      <text:p text:style-name="P902"/>
      <text:p text:style-name="P1021"><text:span text:style-name="T241">Т</text:span><text:span text:style-name="T242">акже можно легко перепутать ситуации, когда be используется с прилагательным </text:span><text:span text:style-name="T243">и</text:span><text:span text:style-name="T242"> когда </text:span></text:p>
      <text:p text:style-name="P1021"><text:span text:style-name="T243">с</text:span><text:span text:style-name="T242"> пассивн</text:span><text:span text:style-name="T243">ым</text:span><text:span text:style-name="T242"> залог</text:span><text:span text:style-name="T243">ом</text:span><text:span text:style-name="T242">. Здесь важно отлич</text:span><text:span text:style-name="T243">а</text:span><text:span text:style-name="T242">ть прилагательное от глагола.</text:span></text:p>
      <text:p text:style-name="P903"/>
      <text:p text:style-name="P550"><text:span text:style-name="T100">I am interested in art — Я</text:span><text:span text:style-name="T101"> интересуюсь</text:span><text:span text:style-name="T102"> </text:span><text:span text:style-name="T101">искусством </text:span><text:span text:style-name="T99">(interested — прилагательное)</text:span><text:span text:style-name="T101">.</text:span></text:p>
      <text:p text:style-name="P1162"><text:span text:style-name="T71">I </text:span><text:span text:style-name="T68">am ignored all the time — Меня игнорируют все время (ignored — глагол в 3й форме).</text:span></text:p>
      <text:p text:style-name="P910"/>
      <text:p text:style-name="P965">Вопросительные предложения</text:p>
      <text:p text:style-name="P648"/>
      <text:p text:style-name="P650">Чтобы задать вопрос, нужно придерживаться обратного порядка слов, когда </text:p>
      <text:p text:style-name="P650">вспомогательный глагол стоит перед подлежащим (см. выше).</text:p>
      <text:p text:style-name="P650"/>
      <text:p text:style-name="P650">В вопросе может не быть вопросительного слова, смыслового глагола, дополнения, </text:p>
      <text:p text:style-name="P650">но в нем всегда есть вспомогательный глагол и подлежащее.</text:p>
      <text:p text:style-name="P650"/>
      <text:p text:style-name="P1093">В английском есть 5 типов вопросов: <text:span text:style-name="T1175">общий, разделительный, </text:span><text:span text:style-name="T1178">специальный, </text:span></text:p>
      <text:p text:style-name="P1230">вопрос к подлежащему и вопрос с альтернативой.</text:p>
      <text:p text:style-name="P652"/>
      <text:p text:style-name="P651"/>
      <text:p text:style-name="P1313">Общий вопрос</text:p>
      <text:p text:style-name="P651"/>
      <text:p text:style-name="P651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651"/>
      <text:p text:style-name="P1155"><text:span text:style-name="T244">Чтобы коротко ответить на </text:span><text:span text:style-name="T245">такой </text:span><text:span text:style-name="T244">вопрос, недостаточно просто написать </text:span><text:span text:style-name="T74">yes/no</text:span><text:span text:style-name="T244">. Нужно также добавить корешок — местоимение со вспомогательным глаголом. </text:span><text:span text:style-name="T246">Корешок</text:span><text:span text:style-name="T244"> будет указыват</text:span><text:span text:style-name="T246">ь</text:span><text:span text:style-name="T244"> на мысль, которая была сказана в предыдушем предложении:</text:span></text:p>
      <text:p text:style-name="P938"/>
      <text:p text:style-name="P936"><text:span text:style-name="T927">Do you play</text:span> the piano? <text:span text:style-name="T626">—</text:span> Yes, <text:span text:style-name="T928">I do</text:span><text:span text:style-name="T946">.</text:span></text:p>
      <text:p text:style-name="P937"><text:span text:style-name="T928">Does Rita play</text:span><text:span text:style-name="T946"> football? </text:span><text:span text:style-name="T626">— </text:span><text:span text:style-name="T946">No, </text:span><text:span text:style-name="T928">she doesn`t</text:span><text:span text:style-name="T946">.</text:span> </text:p>
      <text:p text:style-name="P649"/>
      <text:p text:style-name="P740">Разделительный вопрос</text:p>
      <text:p text:style-name="P651"/>
      <text:p text:style-name="P1027"><text:span text:style-name="T247">Вопрос, который часто используется в разговорной речи, когда собеседник пытается </text:span><text:span text:style-name="T253">начать или поддержать беседу. Также с помощью таких вопросов можно </text:span><text:span text:style-name="T247">выяснить какую-то информацию на основе имеющихся фактов.</text:span></text:p>
      <text:p text:style-name="P653"/>
      <text:p text:style-name="P1024"><text:span text:style-name="T247">С</text:span><text:span text:style-name="T248">остоит из 2х частей, разделенных запятой: утверждения и противоположного корешка. </text:span></text:p>
      <text:p text:style-name="P654">Корешок можно переводить словами: «правда?» «да?», «не так ли?», «верно?»</text:p>
      <text:p text:style-name="P67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654"/>
      <text:p text:style-name="P1024"><text:span text:style-name="T248">В </text:span><text:span text:style-name="T249">корешке </text:span><text:span text:style-name="T248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655"/>
      <text:p text:style-name="P657">Если в главной части отрицание, то в корешке должно быть утверждение (и наоборот). </text:p>
      <text:p text:style-name="P43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657"/>
      <text:p text:style-name="P1025"><text:span text:style-name="T250">Если в гланой части используется </text:span><text:span text:style-name="T75">I am</text:span><text:span text:style-name="T250">, то в корешке нужно говорить </text:span><text:span text:style-name="T75">aren`t I</text:span><text:span text:style-name="T250">, а не </text:span><text:span text:style-name="T75">amn`t I</text:span><text:span text:style-name="T250">.</text:span></text:p>
      <text:p text:style-name="P68"><text:span text:style-name="T48">I </text:span><text:span text:style-name="T45">am a famous artist, aren`t I? - Я знаменитая художница, да?</text:span></text:p>
      <text:p text:style-name="P657"/>
      <text:p text:style-name="P658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658"/>
      <text:p text:style-name="P1026"><text:span text:style-name="T251">П</text:span><text:span text:style-name="T252">осему на такие вопросы лучше отвечать так, чтобы ответ отражал реальное </text:span></text:p>
      <text:p text:style-name="P659">положение дел, а не форму вопроса.</text:p>
      <text:p text:style-name="P659"/>
      <text:p text:style-name="P44"><text:span text:style-name="T50">T</text:span><text:span text:style-name="T45">hat isn`t your car, is it? Yes, it is — Это не твоя машина, да? Нет, моя</text:span></text:p>
      <text:p text:style-name="P1034"><text:span text:style-name="T82">Можно</text:span><text:span text:style-name="T68"> ответить </text:span><text:span text:style-name="T82">и так</text:span><text:span text:style-name="T68">: Yes, it is my car — Да, это моя машина.</text:span></text:p>
      <text:p text:style-name="P656"/>
      <text:p text:style-name="P742">Специальный вопрос</text:p>
      <text:p text:style-name="P660"/>
      <text:p text:style-name="P661">Самый популярный тип вопроса. Используется для получения доп. информации, </text:p>
      <text:p text:style-name="P1156"><text:span text:style-name="T240">поэтому всегда начинается с вопросительного слова </text:span><text:span text:style-name="T255">или связки</text:span><text:span text:style-name="T240">.</text:span></text:p>
      <text:p text:style-name="P662"/>
      <text:p text:style-name="P663">Вопросительные слова:</text:p>
      <text:list xml:id="list3781563012" text:style-name="L39">
        <text:list-item>
          <text:p text:style-name="P1496"><text:span text:style-name="T240">who [ху] — </text:span><text:span text:style-name="T254">кто</text:span><text:span text:style-name="T240">;</text:span></text:p>
        </text:list-item>
        <text:list-item>
          <text:p text:style-name="P1496"><text:span text:style-name="T240">whom [хум] — </text:span><text:span text:style-name="T254">кого</text:span><text:span text:style-name="T240">;</text:span></text:p>
        </text:list-item>
        <text:list-item>
          <text:p text:style-name="P1496"><text:span text:style-name="T240">whose [хуз] — </text:span><text:span text:style-name="T254">чей</text:span><text:span text:style-name="T240">;</text:span></text:p>
        </text:list-item>
        <text:list-item>
          <text:p text:style-name="P1496"><text:span text:style-name="T240">what — </text:span><text:span text:style-name="T254">что, какой</text:span><text:span text:style-name="T240">;</text:span></text:p>
        </text:list-item>
        <text:list-item>
          <text:p text:style-name="P1496"><text:soft-page-break/><text:span text:style-name="T240">which — </text:span><text:span text:style-name="T254">который</text:span><text:span text:style-name="T240">;</text:span></text:p>
        </text:list-item>
        <text:list-item>
          <text:p text:style-name="P1496"><text:span text:style-name="T240">where [</text:span><text:span text:style-name="T254">вэа</text:span><text:span text:style-name="T240">] — </text:span><text:span text:style-name="T254">где, куда</text:span><text:span text:style-name="T240">;</text:span></text:p>
        </text:list-item>
        <text:list-item>
          <text:p text:style-name="P1496"><text:span text:style-name="T240">when — </text:span><text:span text:style-name="T254">когда</text:span><text:span text:style-name="T240">;</text:span></text:p>
        </text:list-item>
        <text:list-item>
          <text:p text:style-name="P1496"><text:span text:style-name="T240">why [</text:span><text:span text:style-name="T254">вай</text:span><text:span text:style-name="T240">] — </text:span><text:span text:style-name="T254">зачем, почему</text:span><text:span text:style-name="T240">;</text:span></text:p>
        </text:list-item>
        <text:list-item>
          <text:p text:style-name="P1337">how [хау] — как;</text:p>
        </text:list-item>
        <text:list-item>
          <text:p text:style-name="P1496"><text:span text:style-name="T240">how often [хау офэн] — </text:span><text:span text:style-name="T254">как часто</text:span><text:span text:style-name="T240">;</text:span></text:p>
        </text:list-item>
        <text:list-item>
          <text:p text:style-name="P1496"><text:span text:style-name="T240">how many — </text:span><text:span text:style-name="T254">сколько (исчисляемые существительные)</text:span><text:span text:style-name="T240">;</text:span></text:p>
        </text:list-item>
        <text:list-item>
          <text:p text:style-name="P1496"><text:span text:style-name="T240">how much — </text:span><text:span text:style-name="T254">сколько (неисчесляемые существительные)</text:span><text:span text:style-name="T240">;</text:span></text:p>
        </text:list-item>
        <text:list-item>
          <text:p text:style-name="P1496"><text:span text:style-name="T240">how long [хау лон] — </text:span><text:span text:style-name="T254">как долго</text:span><text:span text:style-name="T240">;</text:span></text:p>
        </text:list-item>
        <text:list-item>
          <text:p text:style-name="P1496"><text:span text:style-name="T240">how long ago — </text:span><text:span text:style-name="T254">как давно</text:span><text:span text:style-name="T240">;</text:span></text:p>
        </text:list-item>
        <text:list-item>
          <text:p text:style-name="P1496"><text:span text:style-name="T240">how old — </text:span><text:span text:style-name="T254">сколько лет</text:span><text:span text:style-name="T240">.</text:span></text:p>
        </text:list-item>
      </text:list>
      <text:p text:style-name="P655"/>
      <text:p text:style-name="P1157"><text:span text:style-name="T76">W</text:span><text:span text:style-name="T68">hat</text:span><text:span text:style-name="T240"> и </text:span><text:span text:style-name="T68">which</text:span><text:span text:style-name="T240"> могут использоваться отдельно или с уточняющим словом, обычно, существительным, и тогда переводятся как «какой» и «какой из» </text:span><text:span text:style-name="T255">соотв</text:span><text:span text:style-name="T240">. </text:span></text:p>
      <text:p text:style-name="P664"/>
      <text:p text:style-name="P904">What do you like? — Что ты любишь?</text:p>
      <text:p text:style-name="P904">What car have you got? — Какая у тебя машина?</text:p>
      <text:p text:style-name="P904">Which car is yours? — Какая из машин твоя? </text:p>
      <text:p text:style-name="P904"/>
      <text:p text:style-name="P69"><text:span text:style-name="T51">Which</text:span><text:span text:style-name="T255"> подразумевает выбор из нескольких вариантов.</text:span></text:p>
      <text:p text:style-name="P1028"><text:span text:style-name="T256">Слово </text:span><text:span text:style-name="T77">how</text:span><text:span text:style-name="T256"> чаще присутствует в </text:span><text:span text:style-name="T258">связке</text:span><text:span text:style-name="T256"> с прилагательным или наречием, но может употребляться и самостоятельно.</text:span></text:p>
      <text:p text:style-name="P665"/>
      <text:p text:style-name="P905">How old are you? — Сколько тебе лет?</text:p>
      <text:p text:style-name="P905">How are you? — Как ты?</text:p>
      <text:p text:style-name="P666"/>
      <text:p text:style-name="P70"><text:span text:style-name="T240">Вопрос с </text:span><text:span text:style-name="T45">how much</text:span><text:span text:style-name="T240"> задают, когда спрашивают о веществах, жидкостях или абстрактных понятиях </text:span><text:span text:style-name="T257">(что нельзя количественно посчитать)</text:span><text:span text:style-name="T240">. А с </text:span><text:span text:style-name="T45">how many</text:span><text:span text:style-name="T240">, когда спрашивают </text:span></text:p>
      <text:p text:style-name="P666">о нескольких предметах. </text:p>
      <text:p text:style-name="P665"/>
      <text:p text:style-name="P905">How much money have you got? — Сколько у тебя денег? (<text:span text:style-name="T1080">много, </text:span>абстракция).</text:p>
      <text:p text:style-name="P905">How many friends have you got? — Сколько у тебя друзей? (<text:span text:style-name="T1081">10, </text:span>количество).</text:p>
      <text:p text:style-name="P905"/>
      <text:p text:style-name="P741">Вопрос к подлежащему</text:p>
      <text:p text:style-name="P667"/>
      <text:p text:style-name="P1029"><text:span text:style-name="T259">Задается, когда хотят узнать кто или что совершает действие. Начинается со слова </text:span><text:span text:style-name="T78">who</text:span><text:span text:style-name="T259"> </text:span></text:p>
      <text:p text:style-name="P1029"><text:span text:style-name="T259">или </text:span><text:span text:style-name="T78">what</text:span><text:span text:style-name="T259">, которое заменяют собой подлежащее. При этом порядок слов остается таким же, что и в утрверждении. В</text:span><text:span text:style-name="T260">спомогательный глагол часто отсутсвует в таком вопросе.</text:span></text:p>
      <text:p text:style-name="P668"/>
      <text:p text:style-name="P906">Who is in the Room? — Кто в комнате?</text:p>
      <text:p text:style-name="P907">What was that? — Что это было?</text:p>
      <text:p text:style-name="P907"/>
      <text:p text:style-name="P1036"><text:span text:style-name="T79">W</text:span><text:span text:style-name="T68">ho/what</text:span><text:span text:style-name="T240"> </text:span><text:span text:style-name="T261">условно </text:span><text:span text:style-name="T240">являются 3м лицом единственного числа — т. е. </text:span><text:span text:style-name="T68">he/she/it</text:span><text:span text:style-name="T240">.</text:span></text:p>
      <text:p text:style-name="P669"/>
      <text:p text:style-name="P1030"><text:span text:style-name="T240">Если подлежащее предполагается во множественном числе, то </text:span><text:span text:style-name="T260">в форму множественного числа нужно поставить глагол.</text:span></text:p>
      <text:p text:style-name="P669"/>
      <text:p text:style-name="P71"><text:span text:style-name="T45">Who </text:span><text:span text:style-name="T64">are</text:span><text:span text:style-name="T45"> my best friends? → </text:span><text:span text:style-name="T64">Mike and Paul</text:span><text:span text:style-name="T45"> are my best friends.</text:span></text:p>
      <text:p text:style-name="P669"/>
      <text:p text:style-name="P670"/>
      <text:p text:style-name="P1314">Вопрос с альтернативой</text:p>
      <text:p text:style-name="P670"/>
      <text:p text:style-name="P1158"><text:span text:style-name="T240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8">or</text:span><text:span text:style-name="T240"> (в подлежащем, сказуемоем, дополнении или даже в слове </text:span><text:span text:style-name="T68">not</text:span><text:span text:style-name="T240">).</text:span></text:p>
      <text:p text:style-name="P941"/>
      <text:p text:style-name="P1031"><text:span text:style-name="T45">Does </text:span><text:span text:style-name="T64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1031"><text:span text:style-name="T80">Has he just </text:span><text:span text:style-name="T103">arrived or left</text:span><text:span text:style-name="T80">? (в смыслово</text:span><text:span text:style-name="T81">й</text:span><text:span text:style-name="T80"> глагол)</text:span></text:p>
      <text:p text:style-name="P1031"><text:span text:style-name="T80">Will you go to Kiev </text:span><text:span text:style-name="T103">by train or by plane</text:span><text:span text:style-name="T80">? (дополнени</text:span><text:span text:style-name="T81">е</text:span><text:span text:style-name="T80">)</text:span></text:p>
      <text:p text:style-name="P1031"><text:span text:style-name="T80">Do you like </text:span><text:span text:style-name="T103">sushi or not</text:span><text:span text:style-name="T80">? (слов</text:span><text:span text:style-name="T81">о</text:span><text:span text:style-name="T80"> not)</text:span></text:p>
      <text:p text:style-name="P673"/>
      <text:p text:style-name="P533"><text:span text:style-name="T67">В</text:span><text:span text:style-name="T44">опросы с предлогами</text:span></text:p>
      <text:p text:style-name="P671"/>
      <text:p text:style-name="P674">По началу вызывают много трудностей, т. к. в русском языке предлог и вопросительное </text:p>
      <text:p text:style-name="P674">слово стоят рядом, а в английском они находятся в разных местах. </text:p>
      <text:p text:style-name="P675"/>
      <text:p text:style-name="P675">В английском вопросе предлог стоит в самом конце, но при переводе </text:p>
      <text:p text:style-name="P675">относится к началу предложения.</text:p>
      <text:p text:style-name="P675"/>
      <text:p text:style-name="P1159"><text:span text:style-name="T40">W</text:span><text:span text:style-name="T39">ho</text:span><text:span text:style-name="T240"> do you meet </text:span><text:span text:style-name="T1078">with</text:span><text:span text:style-name="T240">? — </text:span><text:span text:style-name="T1078">С</text:span><text:span text:style-name="T240"> </text:span><text:span text:style-name="T39">кем</text:span><text:span text:style-name="T240"> ты встречаешься?</text:span></text:p>
      <text:p text:style-name="P1159"><text:span text:style-name="T40">W</text:span><text:span text:style-name="T39">hat</text:span><text:span text:style-name="T240"> are you looking </text:span><text:span text:style-name="T1078">at</text:span><text:span text:style-name="T240">? — </text:span><text:span text:style-name="T1078">На</text:span><text:span text:style-name="T240"> </text:span><text:span text:style-name="T39">что</text:span><text:span text:style-name="T240"> ты смотришь?</text:span></text:p>
      <text:p text:style-name="P676"/>
      <text:p text:style-name="P1032"><text:span text:style-name="T263">Ч</text:span><text:span text:style-name="T262">асто логика использования предлогов в русском и английском не совпадают. </text:span></text:p>
      <text:p text:style-name="P677">Поэтому лучше запомнить некоторые устойчивые сочетания предлогов с глаголами, </text:p>
      <text:p text:style-name="P678">которые встречаются достаточно часто:</text:p>
      <text:list xml:id="list3631907936" text:style-name="L40">
        <text:list-item>
          <text:p text:style-name="P1497"><text:span text:style-name="T240">what … like — на что похож (здесь </text:span><text:span text:style-name="T68">like</text:span><text:span text:style-name="T240"> не глагол, а предлог);</text:span></text:p>
        </text:list-item>
        <text:list-item>
          <text:p text:style-name="P1338">look at — стмотреть на;</text:p>
        </text:list-item>
        <text:list-item>
          <text:p text:style-name="P1338">look for — искать;</text:p>
        </text:list-item>
        <text:list-item>
          <text:p text:style-name="P1338">listen to — слушать;</text:p>
        </text:list-item>
        <text:list-item>
          <text:p text:style-name="P1338">wait for — ждать;</text:p>
        </text:list-item>
        <text:list-item>
          <text:p text:style-name="P1338">stay at — останавливаться (например, в отеле).</text:p>
        </text:list-item>
      </text:list>
      <text:p text:style-name="P1159"/>
      <text:p text:style-name="P908">What does he look like? — Как он выглядит?</text:p>
      <text:p text:style-name="P908">What are you looking at? — На что ты смотришь?</text:p>
      <text:p text:style-name="P676"/>
      <text:p text:style-name="P1033"><text:span text:style-name="T262">П</text:span><text:span text:style-name="T265">римеры </text:span><text:span text:style-name="T264">5</text:span><text:span text:style-name="T265"> типов вопросов во всех временах, а также с модальными глаголами </text:span></text:p>
      <text:p text:style-name="P680">можно найти на стр. 146.</text:p>
      <text:p text:style-name="P679"/>
      <text:p text:style-name="P966">Отрицательные предложения</text:p>
      <text:p text:style-name="P672"/>
      <text:p text:style-name="P682">Чтобы придать мысли отрицательное значение, используются 2 способа:</text:p>
      <text:list xml:id="list2767147164" text:style-name="L41">
        <text:list-item>
          <text:p text:style-name="P1339">отрицательная частица <text:span text:style-name="T475">not</text:span>;</text:p>
        </text:list-item>
        <text:list-item>
          <text:p text:style-name="P1339">слово <text:span text:style-name="T475">never</text:span> (и другие слова, придающие отрицательное значение).</text:p>
        </text:list-item>
      </text:list>
      <text:p text:style-name="P681"/>
      <text:p text:style-name="P683">Частица <text:span text:style-name="T475">not</text:span> стоит всегда в связке либо со вспомогательным глаголом, либо с модальным.</text:p>
      <text:p text:style-name="P683">Она является частью сказуемого. Переводится как «не».</text:p>
      <text:p text:style-name="P683"/>
      <text:p text:style-name="P909">I not like horror movies (неправильно, остуствует вспомогательный глагол)</text:p>
      <text:p text:style-name="P909">I do n<text:span text:style-name="T1082">o</text:span>t like horror movies (правильно <text:span text:style-name="T1083">для простых предложений</text:span>)</text:p>
      <text:p text:style-name="P683"/>
      <text:p text:style-name="P684"><text:soft-page-break/>В сложных предложениях, где несколько глаголов, используются другие правила.</text:p>
      <text:p text:style-name="P686"><text:span text:style-name="T1088">C</text:span>казуемым обычно является самый первый глагол. Если отрицатульную мысль сообщить </text:p>
      <text:p text:style-name="P686">в дополнении, то not будет стоять самостоятельно.</text:p>
      <text:p text:style-name="P685"/>
      <text:p text:style-name="P687">It`s quite impolite not to call me back — Очень не вежливо не перезванивать мне.</text:p>
      <text:p text:style-name="P687">(здесь сказуемым является первый глагол — is)</text:p>
      <text:p text:style-name="P687"/>
      <text:p text:style-name="P1222"><text:span text:style-name="T321">С</text:span><text:span text:style-name="T320">амые важные глаголы</text:span></text:p>
      <text:p text:style-name="P688"/>
      <text:p text:style-name="P689">Это <text:span text:style-name="T475">be</text:span>, <text:span text:style-name="T475">do</text:span>, <text:span text:style-name="T475">have</text:span> и <text:span text:style-name="T475">get</text:span>. Они могут быть как смысловыми, так и вспомогательными <text:span text:style-name="T1091">(кроме </text:span><text:span text:style-name="T499">get</text:span><text:span text:style-name="T1091">)</text:span>.</text:p>
      <text:p text:style-name="P689">Они могут входить в устойчивые сочетания, где меняют свое значение.</text:p>
      <text:p text:style-name="P689"/>
      <text:p text:style-name="P733">Глагол <text:span text:style-name="T475">be</text:span></text:p>
      <text:p text:style-name="P689"/>
      <text:p text:style-name="P626"><text:span text:style-name="T337">Э</text:span><text:span text:style-name="T338">то начальная форма глагола</text:span><text:span text:style-name="T339"> «быть». </text:span><text:span text:style-name="T344">В </text:span><text:span text:style-name="T337">Present Simple </text:span><text:span text:style-name="T351">be</text:span><text:span text:style-name="T337"> </text:span><text:span text:style-name="T336">изменяется</text:span><text:span text:style-name="T337"> на</text:span><text:span text:style-name="T339">: </text:span></text:p>
      <text:list xml:id="list2090320937" text:style-name="L42">
        <text:list-item>
          <text:p text:style-name="P1357"><text:span text:style-name="T638">a</text:span><text:span text:style-name="T633">m — если подлежащее в первом лице (</text:span><text:span text:style-name="T511">I</text:span><text:span text:style-name="T633">);</text:span></text:p>
        </text:list-item>
        <text:list-item>
          <text:p text:style-name="P1358">is — если подлежащее в третьем лице, единственном числе (<text:span text:style-name="T475">he/she/it</text:span>);</text:p>
        </text:list-item>
        <text:list-item>
          <text:p text:style-name="P1358">are — если подлежащее во множественном числе (<text:span text:style-name="T475">you/we/they</text:span>).</text:p>
        </text:list-item>
      </text:list>
      <text:p text:style-name="P943"/>
      <text:p text:style-name="P1137"><text:span text:style-name="T356">Г</text:span><text:span text:style-name="T357">лагол </text:span><text:span text:style-name="T148">be</text:span><text:span text:style-name="T357"> в форме </text:span><text:span text:style-name="T148">am/is/are</text:span><text:span text:style-name="T357"> является смысловым, но при переводе на русский выпадает. </text:span></text:p>
      <text:p text:style-name="P946"/>
      <text:p text:style-name="P960"><text:span text:style-name="T739">Одновременно с этим формы </text:span><text:span text:style-name="T1094">am/is/are</text:span><text:span text:style-name="T740"> </text:span><text:span text:style-name="T739">привязывают предложение к настоящему времени. </text:span><text:span text:style-name="T1020">(привязывает ко времени во всех формах)</text:span></text:p>
      <text:p text:style-name="P961"/>
      <text:p text:style-name="P946">После <text:span text:style-name="T475">be</text:span> обычно указывается характеристика (какой) или место (где).</text:p>
      <text:p text:style-name="P943"/>
      <text:p text:style-name="P942"><text:span text:style-name="T477">This dress is blue — </text:span><text:span text:style-name="T498">Это платье синие.</text:span></text:p>
      <text:p text:style-name="P1040"><text:span text:style-name="T345">I</text:span><text:span text:style-name="T346"> </text:span><text:span text:style-name="T345">am</text:span><text:span text:style-name="T346"> in </text:span><text:span text:style-name="T345">my</text:span><text:span text:style-name="T346"> office now — </text:span><text:span text:style-name="T345">Я</text:span><text:span text:style-name="T347"> у себя в офисе сейчас.</text:span></text:p>
      <text:p text:style-name="P944"/>
      <text:p text:style-name="P1185"><text:span text:style-name="T341">В русском языке предложение может </text:span><text:span text:style-name="T340">не иметь</text:span><text:span text:style-name="T341"> сказуемого. </text:span><text:span text:style-name="T340">Там где в русском сказуемое отсутсвует, в английском будет стоять глагол </text:span><text:span text:style-name="T345">be</text:span><text:span text:style-name="T340"> в форме </text:span><text:span text:style-name="T350">am/is/are</text:span><text:span text:style-name="T337"> </text:span><text:span text:style-name="T340">(т. к. для английского не характерно, когда в предложении нет сказуемого)</text:span><text:span text:style-name="T337">. </text:span></text:p>
      <text:p text:style-name="P943"/>
      <text:p text:style-name="P953"><text:span text:style-name="T530">I </text:span><text:span text:style-name="T513">am a doctor — Я (</text:span><text:span text:style-name="T514">есть</text:span><text:span text:style-name="T513">) доктор.</text:span></text:p>
      <text:p text:style-name="P954"><text:span text:style-name="T948">We are happy </text:span><text:span text:style-name="T951">— </text:span><text:span text:style-name="T948">Мы (есть) счастливы.</text:span></text:p>
      <text:p text:style-name="P948"/>
      <text:p text:style-name="P1194"><text:span text:style-name="T312">Глагол</text:span><text:span text:style-name="T313"> </text:span><text:span text:style-name="T95">be</text:span><text:span text:style-name="T313"> может использоваться в связке с прилагательным. </text:span><text:span text:style-name="T314">П</text:span><text:span text:style-name="T315">ри переводе такая связка </text:span></text:p>
      <text:p text:style-name="P1194"><text:span text:style-name="T315">может образовывать новый глагол, которого нет в </text:span><text:span text:style-name="T316">словаре</text:span><text:span text:style-name="T315">.</text:span></text:p>
      <text:p text:style-name="P949"/>
      <text:p text:style-name="P958"><text:span text:style-name="T515">I </text:span><text:span text:style-name="T532">am interested</text:span><text:span text:style-name="T515"> in art — Я</text:span><text:span text:style-name="T516"> </text:span><text:span text:style-name="T533">интересуюсь</text:span><text:span text:style-name="T525"> </text:span><text:span text:style-name="T516">искусством </text:span><text:span text:style-name="T525">(есть заинтересованный)</text:span><text:span text:style-name="T516">.</text:span></text:p>
      <text:p text:style-name="P958"><text:span text:style-name="T516">My hands </text:span><text:span text:style-name="T533">are cold</text:span><text:span text:style-name="T516"> — Мои руки</text:span><text:span text:style-name="T517"> </text:span><text:span text:style-name="T533">замерзли </text:span><text:span text:style-name="T525">(есть замерзшие)</text:span><text:span text:style-name="T517">.</text:span></text:p>
      <text:p text:style-name="P911"/>
      <text:p text:style-name="P715">В вопросительных предложениях глагол <text:span text:style-name="T475">be</text:span> меняется местами с подлежащим, </text:p>
      <text:p text:style-name="P715">а в отрицательных, используется с частицей <text:span text:style-name="T475">not</text:span>:</text:p>
      <text:p text:style-name="P715"/>
      <text:p text:style-name="P843"><text:span text:style-name="T949">I </text:span><text:span text:style-name="T948">am not a student — Я не студент.</text:span></text:p>
      <text:p text:style-name="P912">We are not English speakers — Они не англоговорящие люди.</text:p>
      <text:p text:style-name="P843"><text:span text:style-name="T949">I</text:span><text:span text:style-name="T948">s it dark? — Сейчас темно?</text:span></text:p>
      <text:p text:style-name="P912">Are they hungry? — Они голодны?</text:p>
      <text:p text:style-name="P912"/>
      <text:p text:style-name="P716">Если перед <text:span text:style-name="T484">am/is/are</text:span> нет вопросительного слова, то это общий вопрос. </text:p>
      <text:p text:style-name="P716">В корешке ответа вместо <text:span text:style-name="T475">do/does</text:span> используется <text:span text:style-name="T475">am/is/are</text:span>:</text:p>
      <text:p text:style-name="P716"><text:soft-page-break/></text:p>
      <text:p text:style-name="P844"><text:span text:style-name="T948">Am I in danger? Yes, you are. </text:span><text:span text:style-name="T950">—</text:span><text:span text:style-name="T948"> Я в опасности? Да.</text:span></text:p>
      <text:p text:style-name="P844"><text:span text:style-name="T948">Is John married? - No, he isn`t. </text:span><text:span text:style-name="T950">— </text:span><text:span text:style-name="T948">Джон женат? </text:span><text:span text:style-name="T950">— </text:span><text:span text:style-name="T948">Нет.</text:span></text:p>
      <text:p text:style-name="P913"><text:span text:style-name="T724">Специальный вопрос начинается с вопросительного слова </text:span><text:span text:style-name="T729">или связки</text:span><text:span text:style-name="T724">:</text:span> </text:p>
      <text:p text:style-name="P913">Where is Jill?<text:span text:style-name="T979"> </text:span>She is at school. <text:span text:style-name="T979">— </text:span>Где Джил? Она в школе.</text:p>
      <text:p text:style-name="P913"/>
      <text:p text:style-name="P958"><text:span text:style-name="T641">Очень часто </text:span><text:span text:style-name="T519">am/is/are</text:span><text:span text:style-name="T641"> сокращаются: </text:span><text:span text:style-name="T519">I am → I`m, he is → he`s, <text:s/></text:span></text:p>
      <text:p text:style-name="P958"><text:span text:style-name="T519">you are → you`re, John is → John`s, </text:span><text:span text:style-name="T521">t</text:span><text:span text:style-name="T519">hey are → </text:span><text:span text:style-name="T521">t</text:span><text:span text:style-name="T519">hey`re</text:span><text:span text:style-name="T520">. </text:span></text:p>
      <text:p text:style-name="P914"/>
      <text:p text:style-name="P958"><text:span text:style-name="T642">С</text:span><text:span text:style-name="T643">окращать можно как по </text:span><text:span text:style-name="T644">вспом.</text:span><text:span text:style-name="T643"> глаголу, так и по частице </text:span><text:span text:style-name="T522">not</text:span><text:span text:style-name="T643">: </text:span><text:span text:style-name="T522">he is not → he`s not</text:span><text:span text:style-name="T523"> или</text:span><text:span text:style-name="T522"> he isn`t.</text:span></text:p>
      <text:p text:style-name="P945"><text:span text:style-name="T1092">П</text:span>ри этом <text:span text:style-name="T475">am</text:span> сокращается только по <text:span text:style-name="T475">am</text:span> → <text:span text:style-name="T475">I`m not (I amn`t не существует).</text:span></text:p>
      <text:p text:style-name="P745"/>
      <text:p text:style-name="P959"><text:span text:style-name="T698">Глагол be</text:span><text:span text:style-name="T700"> </text:span><text:span text:style-name="T698">в Past Simple имеет 2 формы: </text:span></text:p>
      <text:list xml:id="list2423492945" text:style-name="L43">
        <text:list-item>
          <text:p text:style-name="P1361"><text:span text:style-name="T698">was — </text:span><text:span text:style-name="T699">если подлежащее в первом лице или множественном числе (</text:span><text:span text:style-name="T541">I, you, we, they</text:span><text:span text:style-name="T699">);</text:span></text:p>
        </text:list-item>
        <text:list-item>
          <text:p text:style-name="P1361"><text:span text:style-name="T699">were <text:s/>— если подлежащее в третьем лице, единственно</text:span><text:span text:style-name="T723">го</text:span><text:span text:style-name="T699"> числ</text:span><text:span text:style-name="T723">а </text:span><text:span text:style-name="T699">(</text:span><text:span text:style-name="T541">he, she, it</text:span><text:span text:style-name="T699">).</text:span></text:p>
        </text:list-item>
      </text:list>
      <text:p text:style-name="P743"/>
      <text:p text:style-name="P845"><text:span text:style-name="T971">I </text:span><text:span text:style-name="T948">was</text:span><text:span text:style-name="T947"> satisfied with my work — Я </text:span><text:span text:style-name="T948">был</text:span><text:span text:style-name="T947"> доволен своей работой.</text:span></text:p>
      <text:p text:style-name="P845"><text:span text:style-name="T948">Was</text:span><text:span text:style-name="T947"> the weather good? No, it </text:span><text:span text:style-name="T948">wasn`t</text:span><text:span text:style-name="T947"> — </text:span><text:span text:style-name="T948">Погода была хорош</text:span><text:span text:style-name="T957">ая</text:span><text:span text:style-name="T948">? Нет.</text:span></text:p>
      <text:p text:style-name="P690"/>
      <text:p text:style-name="P732">В Future Simple принимает только одну форму — <text:span text:style-name="T475">will be</text:span> (буду).</text:p>
      <text:p text:style-name="P1067"><text:span text:style-name="T96">I will be happy to eat — Я буду </text:span><text:span text:style-name="T97">рад </text:span><text:span text:style-name="T96">поесть.</text:span></text:p>
      <text:p text:style-name="P690"/>
      <text:p text:style-name="P735">Глагол <text:span text:style-name="T475">do</text:span></text:p>
      <text:p text:style-name="P691"/>
      <text:p text:style-name="P957"><text:span text:style-name="T779">Переводится как </text:span><text:span text:style-name="T778">«делать». В </text:span><text:span text:style-name="T780">одном предложении </text:span><text:span text:style-name="T778">может встречаться несколько раз, </text:span></text:p>
      <text:p text:style-name="P1138"><text:span text:style-name="T360">в качестве вспомогательного </text:span><text:span text:style-name="T361">глагола </text:span><text:span text:style-name="T360">и смыслового.</text:span><text:span text:style-name="T1093"> </text:span><text:span text:style-name="T358">Вспомогательным глаголом </text:span><text:span text:style-name="T359">он </text:span><text:span text:style-name="T358">может быть только в отрицаниях и вопросах, времен группы Simple.</text:span></text:p>
      <text:p text:style-name="P1140"/>
      <text:p text:style-name="P947"><text:span text:style-name="T496">What do you do? </text:span><text:span text:style-name="T497">— </text:span><text:span text:style-name="T496">Что ты делаешь?</text:span></text:p>
      <text:p text:style-name="P1139"><text:span text:style-name="T358">D</text:span><text:span text:style-name="T41">o you like pets? </text:span><text:span text:style-name="T358">—</text:span><text:span text:style-name="T41"> No, I don`t.</text:span></text:p>
      <text:p text:style-name="P1141"/>
      <text:p text:style-name="P222"><text:span text:style-name="T352">В</text:span><text:span text:style-name="T353"> </text:span><text:span text:style-name="T354">прошедшем времени</text:span><text:span text:style-name="T355"> преорбазуется в </text:span><text:span text:style-name="T349">did</text:span><text:span text:style-name="T355"> — «</text:span><text:span text:style-name="T353">делал» (2я форма </text:span><text:span text:style-name="T348">do</text:span><text:span text:style-name="T353">)</text:span><text:span text:style-name="T355">.</text:span></text:p>
      <text:p text:style-name="P744">Если в предложении появляется <text:span text:style-name="T475">was/were</text:span>, <text:span text:style-name="T1010">то </text:span><text:span text:style-name="T1005">did</text:span><text:span text:style-name="T1010"> уже не нужно использовать.</text:span></text:p>
      <text:p text:style-name="P737"/>
      <text:p text:style-name="P736">Глагол <text:span text:style-name="T475">have</text:span></text:p>
      <text:p text:style-name="P717"/>
      <text:p text:style-name="P1041"><text:span text:style-name="T280">Переводится как «иметь». </text:span><text:span text:style-name="T282">Д</text:span><text:span text:style-name="T280">ля времен группы Perfect </text:span><text:span text:style-name="T282">выступает в роли вспомогательного глагола</text:span><text:span text:style-name="T280">. </text:span><text:span text:style-name="T266">Также </text:span><text:span text:style-name="T280">может быть</text:span><text:span text:style-name="T266"> частью устойчивых словосотечаний. В </text:span><text:span text:style-name="T283">прошедшем </text:span></text:p>
      <text:p text:style-name="P1041"><text:span text:style-name="T283">времени</text:span><text:span text:style-name="T266"> преобразуется в </text:span><text:span text:style-name="T83">had</text:span><text:span text:style-name="T266"> </text:span><text:span text:style-name="T349">—</text:span><text:span text:style-name="T266"> «</text:span><text:span text:style-name="T283">имел</text:span><text:span text:style-name="T266">».</text:span></text:p>
      <text:p text:style-name="P719"/>
      <text:p text:style-name="P1037"><text:span text:style-name="T266">В некоторых ситуациях его можно не переводить (когда он смысловой). </text:span><text:span text:style-name="T267">Но при этом в предложении он обязан быть. </text:span><text:span text:style-name="T280">Это </text:span><text:span text:style-name="T267">из-за особенностей английской грамматики, которая требует, обязательного наличия подлежащего и сказуемого.</text:span></text:p>
      <text:p text:style-name="P692"/>
      <text:p text:style-name="P915">I have a lot of friends — У меня (есть) много друзей.</text:p>
      <text:p text:style-name="P916">We heave a big house — У нас (есть) большой дом.</text:p>
      <text:p text:style-name="P718"/>
      <text:p text:style-name="P1042"><text:span text:style-name="T284">Когда </text:span><text:span text:style-name="T86">have</text:span><text:span text:style-name="T284"> является смысловым глаголом, он </text:span><text:span text:style-name="T270">работает по тем же правилам что и </text:span><text:span text:style-name="T271">другие</text:span><text:span text:style-name="T270"> </text:span><text:span text:style-name="T284">смысловые </text:span><text:span text:style-name="T270">глаголы, т. е. требует вспомогательного </text:span><text:span text:style-name="T84">do</text:span><text:span text:style-name="T270"> для отрицаний и вопросов. </text:span></text:p>
      <text:p text:style-name="P1042"><text:span text:style-name="T282">В утверждениях </text:span><text:span text:style-name="T86">have</text:span><text:span text:style-name="T284"> </text:span><text:span text:style-name="T282">не пишется с окончанием </text:span><text:span text:style-name="T85">-s</text:span><text:span text:style-name="T282">, а преобразуется в </text:span><text:span text:style-name="T85">has</text:span><text:span text:style-name="T282">.</text:span></text:p>
      <text:p text:style-name="P692"/>
      <text:p text:style-name="P45"><text:span text:style-name="T53">Mike has </text:span><text:span text:style-name="T54">many friends</text:span><text:span text:style-name="T53"> — У Майка много друзей.</text:span></text:p>
      <text:p text:style-name="P46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72"><text:span text:style-name="T45">Do you have many friends? </text:span><text:span text:style-name="T55">—</text:span><text:span text:style-name="T45"> У тебя много друзей?</text:span></text:p>
      <text:p text:style-name="P925"/>
      <text:p text:style-name="P230"><text:span text:style-name="T45">Когда </text:span><text:span text:style-name="T68">have</text:span><text:span text:style-name="T45"> является вспомогательным глаголом, то для </text:span><text:span text:style-name="T68">he/she/it</text:span><text:span text:style-name="T45"> он всегда в форме </text:span><text:span text:style-name="T68">has</text:span><text:span text:style-name="T45">.</text:span></text:p>
      <text:p text:style-name="P73">He hasn`t lost his keys — Он не потерял свои ключи <text:span text:style-name="T1095">(has в отрицании)</text:span>.</text:p>
      <text:p text:style-name="P926"/>
      <text:p text:style-name="P693">Have в значении «иметь» не употребляется во временах группы Continuous.</text:p>
      <text:p text:style-name="P693"/>
      <text:p text:style-name="P917">I am having many friends now <text:span text:style-name="T1206">(н</text:span>еправильно<text:span text:style-name="T1206">)</text:span></text:p>
      <text:p text:style-name="P917">I have many friends <text:span text:style-name="T1206">(п</text:span>равильно<text:span text:style-name="T1206">)</text:span></text:p>
      <text:p text:style-name="P692"/>
      <text:p text:style-name="P1179"><text:span text:style-name="T240">В разговорной речи очесть часто используется оборот </text:span><text:span text:style-name="T68">have got</text:span><text:span text:style-name="T240">. </text:span><text:span text:style-name="T268">Он обозначает тоже самое, что и </text:span><text:span text:style-name="T87">have</text:span><text:span text:style-name="T268"> </text:span><text:span text:style-name="T240">(иметь/владеть/</text:span><text:span text:style-name="T318">есть</text:span><text:span text:style-name="T240">)</text:span><text:span text:style-name="T268">, но используется только в настоящем времени.</text:span></text:p>
      <text:p text:style-name="P700"/>
      <text:p text:style-name="P1179"><text:span text:style-name="T268">Г</text:span><text:span text:style-name="T240">рамматически, </text:span><text:span text:style-name="T68">have got</text:span><text:span text:style-name="T240"> — это Present Perfect, т. е. </text:span><text:span text:style-name="T68">have</text:span><text:span text:style-name="T240"> здесь вспомогательный глагол, </text:span></text:p>
      <text:p text:style-name="P1068"><text:span text:style-name="T281">а основное значение «</text:span><text:span text:style-name="T317">есть</text:span><text:span text:style-name="T281">» передает </text:span><text:span text:style-name="T88">got</text:span><text:span text:style-name="T281"> </text:span><text:span text:style-name="T269">(3я форма get)</text:span><text:span text:style-name="T281">. </text:span></text:p>
      <text:p text:style-name="P694"/>
      <text:p text:style-name="P918">Have you got a Mercedes? / Do you have a Mercedes? — У тебя есть мерседес?</text:p>
      <text:p text:style-name="P918">I haven`t got a Mercedes / I don`t have a Mercedes — У меня нет мерседеса.</text:p>
      <text:p text:style-name="P695"/>
      <text:p text:style-name="P1043"><text:span text:style-name="T272">Глагол </text:span><text:span text:style-name="T89">have</text:span><text:span text:style-name="T273"> может входить в состав устойчивых выражений и словосочетаний. </text:span></text:p>
      <text:p text:style-name="P697">В этом случае он может переводится по другому. Также здесь отменяется правило, </text:p>
      <text:p text:style-name="P696">по которому <text:span text:style-name="T475">have</text:span> нельзя употребять в Continuous:</text:p>
      <text:p text:style-name="P696"/>
      <text:list xml:id="list3796542836" text:style-name="L44">
        <text:list-item>
          <text:p text:style-name="P1340"><text:span text:style-name="T1116">в</text:span>ыражения, связанные с приемом пищи:</text:p>
        </text:list-item>
      </text:list>
      <text:list xml:id="list3049414333" text:style-name="L45">
        <text:list-item>
          <text:list>
            <text:list-item>
              <text:p text:style-name="P1341">have a coffee/tea/<text:span text:style-name="T1090">drink</text:span> — пить кофе/чай/<text:span text:style-name="T1090">напиток</text:span>;</text:p>
            </text:list-item>
            <text:list-item>
              <text:p text:style-name="P1341">have a meal — принимать пищу;</text:p>
            </text:list-item>
            <text:list-item>
              <text:p text:style-name="P1341">have a breakfast/luch/dinner — завтракать/обедать/ужинать.</text:p>
            </text:list-item>
          </text:list>
        </text:list-item>
      </text:list>
      <text:p text:style-name="P698"/>
      <text:list xml:id="list163913181286864" text:continue-list="list3796542836" text:style-name="L44">
        <text:list-item>
          <text:p text:style-name="P1498"><text:span text:style-name="T309">в</text:span><text:span text:style-name="T273">ыражения, связанные с времяпровождением:</text:span></text:p>
        </text:list-item>
      </text:list>
      <text:list xml:id="list3638669470" text:style-name="L46">
        <text:list-item>
          <text:list>
            <text:list-item>
              <text:p text:style-name="P1342">have a date — ходить на свидание;</text:p>
            </text:list-item>
            <text:list-item>
              <text:p text:style-name="P1342">have a good time — хорошо проводить время;</text:p>
            </text:list-item>
            <text:list-item>
              <text:p text:style-name="P1342">have a meeting / an appointment — назначать встречу;</text:p>
            </text:list-item>
            <text:list-item>
              <text:p text:style-name="P1342">have a nice day — удачного дня (пожелание);</text:p>
            </text:list-item>
            <text:list-item>
              <text:p text:style-name="P1342">have fun — веселиться.</text:p>
            </text:list-item>
          </text:list>
        </text:list-item>
      </text:list>
      <text:p text:style-name="P696"/>
      <text:list xml:id="list163913117685295" text:continue-list="list163913181286864" text:style-name="L44">
        <text:list-item>
          <text:p text:style-name="P1498"><text:span text:style-name="T309">в</text:span><text:span text:style-name="T273">ыражения, связанные </text:span><text:span text:style-name="T310">с внешностью:</text:span></text:p>
        </text:list-item>
      </text:list>
      <text:list xml:id="list2853522190" text:style-name="L47">
        <text:list-item>
          <text:list>
            <text:list-item>
              <text:p text:style-name="P1343">have a bath/shower/shave — принимать ванну/душ, побриться;</text:p>
            </text:list-item>
            <text:list-item>
              <text:p text:style-name="P1343">have a haircat — постричься.</text:p>
            </text:list-item>
          </text:list>
        </text:list-item>
      </text:list>
      <text:p text:style-name="P699"/>
      <text:list xml:id="list163913887459436" text:continue-list="list163913117685295" text:style-name="L44">
        <text:list-item>
          <text:p text:style-name="P1499"><text:span text:style-name="T309">в</text:span><text:span text:style-name="T310">ыражения, связанные с общением:</text:span></text:p>
        </text:list-item>
      </text:list>
      <text:list xml:id="list141034603" text:style-name="L48">
        <text:list-item>
          <text:list>
            <text:list-item>
              <text:p text:style-name="P1344">have a guess — угадывать, догадываться;</text:p>
            </text:list-item>
            <text:list-item>
              <text:p text:style-name="P1344">have a chat — болтать;</text:p>
            </text:list-item>
            <text:list-item>
              <text:p text:style-name="P1344">have a talk/discussion — беседовать/обсуждать;</text:p>
            </text:list-item>
            <text:list-item>
              <text:p text:style-name="P1344">have a call — позвонить.</text:p>
            </text:list-item>
          </text:list>
        </text:list-item>
      </text:list>
      <text:p text:style-name="P699"/>
      <text:list xml:id="list163913758638495" text:continue-list="list163913887459436" text:style-name="L44">
        <text:list-item>
          <text:p text:style-name="P1499"><text:span text:style-name="T309">в</text:span><text:span text:style-name="T310">ыражения связанные со здоровьем:</text:span></text:p>
        </text:list-item>
      </text:list>
      <text:list xml:id="list3598194808" text:style-name="L49">
        <text:list-item>
          <text:list>
            <text:list-item>
              <text:p text:style-name="P1345">have a baby — родить;</text:p>
            </text:list-item>
            <text:list-item>
              <text:p text:style-name="P1345">have a cold — простудиться;</text:p>
            </text:list-item>
            <text:list-item>
              <text:p text:style-name="P1345"><text:soft-page-break/>have a cough — кашлять;</text:p>
            </text:list-item>
            <text:list-item>
              <text:p text:style-name="P1345">have a headache — болит голова.</text:p>
            </text:list-item>
          </text:list>
        </text:list-item>
      </text:list>
      <text:p text:style-name="P699"/>
      <text:list xml:id="list163912851592831" text:continue-list="list163913758638495" text:style-name="L44">
        <text:list-item>
          <text:p text:style-name="P1499"><text:span text:style-name="T309">в</text:span><text:span text:style-name="T310">ыражения, связанные с отдыхом:</text:span></text:p>
          <text:list>
            <text:list-item>
              <text:p text:style-name="P1346">have a day off — взять выходной;</text:p>
            </text:list-item>
            <text:list-item>
              <text:p text:style-name="P1346">have a dream — видеть сон;</text:p>
            </text:list-item>
            <text:list-item>
              <text:p text:style-name="P1346">have a nightmare — видеть кошмар;</text:p>
            </text:list-item>
            <text:list-item>
              <text:p text:style-name="P1346">have a rest — отдыхать;</text:p>
            </text:list-item>
            <text:list-item>
              <text:p text:style-name="P1346">have a sleep — спать.</text:p>
            </text:list-item>
          </text:list>
        </text:list-item>
      </text:list>
      <text:p text:style-name="P699"/>
      <text:list xml:id="list163912942540457" text:continue-numbering="true" text:style-name="L44">
        <text:list-item>
          <text:p text:style-name="P1499"><text:span text:style-name="T309">в</text:span><text:span text:style-name="T310">ыражения, свяханые с физической активностью:</text:span></text:p>
        </text:list-item>
      </text:list>
      <text:list xml:id="list3596818307" text:style-name="L50">
        <text:list-item>
          <text:list>
            <text:list-item>
              <text:p text:style-name="P1347">have a good journey — добраться без проблем (пожелание);</text:p>
            </text:list-item>
            <text:list-item>
              <text:p text:style-name="P1347">have a good flight — хорошо долететь (пожелание);</text:p>
            </text:list-item>
            <text:list-item>
              <text:p text:style-name="P1347">have a lift — подвести (на машине);</text:p>
            </text:list-item>
            <text:list-item>
              <text:p text:style-name="P1348">have a ride — проехаться;</text:p>
            </text:list-item>
            <text:list-item>
              <text:p text:style-name="P1348">have a walk — пройтись (прогуляться);</text:p>
            </text:list-item>
            <text:list-item>
              <text:p text:style-name="P1348">have a swim — поплавать;</text:p>
            </text:list-item>
            <text:list-item>
              <text:p text:style-name="P1348">have a hug — обняться;</text:p>
            </text:list-item>
            <text:list-item>
              <text:p text:style-name="P1348">have a kiss — поцеловаться.</text:p>
            </text:list-item>
          </text:list>
        </text:list-item>
      </text:list>
      <text:p text:style-name="P699"/>
      <text:p text:style-name="P738">Глагол <text:span text:style-name="T475">get</text:span></text:p>
      <text:p text:style-name="P701"/>
      <text:p text:style-name="P1038"><text:span text:style-name="T275">Один и самых запутанных глаголов, который может переводится по разному,</text:span><text:span text:style-name="T274"> в записимости </text:span></text:p>
      <text:p text:style-name="P702">от слов, идущих после него. Поэтому его нужно переводить в связке с соседними словами.</text:p>
      <text:p text:style-name="P703"/>
      <text:p text:style-name="P1038"><text:span text:style-name="T275">Если после </text:span><text:span text:style-name="T90">get</text:span><text:span text:style-name="T275"> идет существительное, то он передает значение </text:span><text:span text:style-name="T274">«</text:span><text:span text:style-name="T275">получать, покупать</text:span><text:span text:style-name="T274">».</text:span></text:p>
      <text:p text:style-name="P702"/>
      <text:p text:style-name="P74"><text:span text:style-name="T56">I </text:span><text:span text:style-name="T45">got a new car — Я купил новую машину.</text:span></text:p>
      <text:p text:style-name="P919">I got an A today — Я получил пятерку сегодня. (A — <text:span text:style-name="T1095">это </text:span>оценка)</text:p>
      <text:p text:style-name="P1180"><text:span text:style-name="T274">Е</text:span><text:span text:style-name="T240">сли </text:span><text:span text:style-name="T68">get</text:span><text:span text:style-name="T240"> используется со средством передвижения, то он приобретает значение </text:span></text:p>
      <text:p text:style-name="P704">«сесть в транспорт». В этом случае он может использоваться с предлогом <text:span text:style-name="T475">on</text:span>.</text:p>
      <text:p text:style-name="P704"/>
      <text:p text:style-name="P919">I got on a bus at 5 o`clock — Я сел в автобус в 5 часов.</text:p>
      <text:p text:style-name="P919">I got a taxi — Я взял такси.</text:p>
      <text:p text:style-name="P702"/>
      <text:p text:style-name="P1180"><text:span text:style-name="T274">Е</text:span><text:span text:style-name="T240">сли после get идет прилагательное, то это означает «прийти к этому состоянию», </text:span></text:p>
      <text:p text:style-name="P704">например: <text:span text:style-name="T475">get hungry (проголодаться), get better (стать лучше), get cold (замерзнуть)</text:span> и т. д.</text:p>
      <text:p text:style-name="P704"/>
      <text:p text:style-name="P919">He got dressed quickly and left — Он оделся быстро и ушел.</text:p>
      <text:p text:style-name="P704"/>
      <text:p text:style-name="P704">Если <text:span text:style-name="T475">get</text:span> используется с частицей <text:span text:style-name="T475">to</text:span>, то это означает «прибывать в такое-то место».</text:p>
      <text:p text:style-name="P704"/>
      <text:p text:style-name="P919">I got to work late — Я приехал на работу поздно.</text:p>
      <text:p text:style-name="P919">I got to the airport by train — Я приехал в аэропорт на поезде.</text:p>
      <text:p text:style-name="P702"/>
      <text:p text:style-name="P702">В пассивном залоге может заменять глагол <text:span text:style-name="T475">be</text:span>. </text:p>
      <text:p text:style-name="P702"/>
      <text:p text:style-name="P702">Если <text:span text:style-name="T475">be</text:span> означает «быть в состоянии / обладать качеством», то <text:span text:style-name="T475">get</text:span> означает </text:p>
      <text:p text:style-name="P703">«входить в состояние / приобретать качество».</text:p>
      <text:p text:style-name="P703"/>
      <text:p text:style-name="P703">В отличии от <text:span text:style-name="T475">be, do, have</text:span>, этот глагол не может быть вспомогательным.</text:p>
      <text:p text:style-name="P705"><text:soft-page-break/>Почти для любого предложения с <text:span text:style-name="T475">get</text:span> можно найти замену с другим глаголом.</text:p>
      <text:p text:style-name="P703"/>
      <text:p text:style-name="P1186"><text:span text:style-name="T240">После </text:span><text:span text:style-name="T68">get</text:span><text:span text:style-name="T240"> могут стоять разные предлоги, в зависимости от которых он может сильно</text:span></text:p>
      <text:p text:style-name="P1187"><text:span text:style-name="T240">меняться. Такие измененя не всегда поддаются логике</text:span><text:span text:style-name="T276">:</text:span></text:p>
      <text:list xml:id="list2913592112" text:style-name="L51">
        <text:list-item>
          <text:p text:style-name="P1349">get along — ладить друг с другом;</text:p>
        </text:list-item>
        <text:list-item>
          <text:p text:style-name="P1349">get away — убираться прочь (грубо);</text:p>
        </text:list-item>
        <text:list-item>
          <text:p text:style-name="P1349">get back — вернуться;</text:p>
        </text:list-item>
        <text:list-item>
          <text:p text:style-name="P1349">get in — попасть внутрь;</text:p>
        </text:list-item>
        <text:list-item>
          <text:p text:style-name="P1349">get on — справиться с ситуацией.</text:p>
        </text:list-item>
      </text:list>
      <text:p text:style-name="P706"/>
      <text:p text:style-name="P846"><text:span text:style-name="T958">W</text:span><text:span text:style-name="T948">e get along well — Мы хорошо ладим.</text:span></text:p>
      <text:p text:style-name="P920">I`ll get away from work as soon as I can — Я свалю с этой работы, как только смогу.</text:p>
      <text:p text:style-name="P920">Get in the car quickly! — Быстро садись в машину!</text:p>
      <text:p text:style-name="P921">How are you getting on with your new job? — Как дела на новой работе?</text:p>
      <text:p text:style-name="P1135"/>
      <text:p text:style-name="P1135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134">Такие сочетания нельзя переводить по отдельности, а только в связке.</text:p>
      <text:p text:style-name="P703"/>
      <text:p text:style-name="P1134">Один и тот же фразовый глагол может иметь несколько значений.</text:p>
      <text:p text:style-name="P703"/>
      <text:p text:style-name="P734">Глаголы, в которых все путаются</text:p>
      <text:p text:style-name="P707"/>
      <text:p text:style-name="P708"><text:span text:style-name="T617">Tell и say</text:span> можно перевести как «сказать». Только первый означатает «рассказать», </text:p>
      <text:p text:style-name="P708">а второй - «сказать/говорить». </text:p>
      <text:p text:style-name="P708"/>
      <text:p text:style-name="P708">После <text:span text:style-name="T475">tell</text:span> нужно обязательно указать, кому адресована фраза, либо что именно </text:p>
      <text:p text:style-name="P708">говорится. После <text:span text:style-name="T475">tell</text:span> не нужен предлог.</text:p>
      <text:p text:style-name="P708"/>
      <text:p text:style-name="P922">Tell me the truth — Скажи мне правду.</text:p>
      <text:p text:style-name="P922">Tell Michael that I will be late — Скажи Майклу, что я опоздаю.</text:p>
      <text:p text:style-name="P708"/>
      <text:p text:style-name="P708">После <text:span text:style-name="T475">say</text:span> можно ничего не указывать, либо указать того, кто сказал фразу.</text:p>
      <text:p text:style-name="P708">Если мы говорим, кому адресована фраза, то после <text:span text:style-name="T475">say</text:span> нужен предлог <text:span text:style-name="T475">to</text:span>.</text:p>
      <text:p text:style-name="P708"/>
      <text:p text:style-name="P922">«You deserve more than this», I said to myself — Ты заслуживаешь большего, я сказал себе.</text:p>
      <text:p text:style-name="P708"/>
      <text:p text:style-name="P1181"><text:span text:style-name="T152">See, l</text:span><text:span text:style-name="T151">ook, watch</text:span><text:span text:style-name="T240"> передают значение «видеть», но с разными смысловыми оттенками.</text:span></text:p>
      <text:p text:style-name="P708"/>
      <text:p text:style-name="P709">Глагол <text:span text:style-name="T475">see</text:span> означает «видеть», как физическую возможность. Обычно <text:span text:style-name="T1096">он </text:span>не употребляется </text:p>
      <text:p text:style-name="P709">во временах Continuous.</text:p>
      <text:p text:style-name="P708"/>
      <text:p text:style-name="P922">I see a bird in the tree — Я вижу птицу на дереве.</text:p>
      <text:p text:style-name="P708"/>
      <text:p text:style-name="P708"><text:span text:style-name="T475">Look</text:span> означает «смотреть на что-либо». Если мы хотим узнать на какой объет смотрим — используется предлог <text:span text:style-name="T475">at</text:span>. В отличии от <text:span text:style-name="T475">see</text:span>, можно использовать в Continuous.</text:p>
      <text:p text:style-name="P708"/>
      <text:p text:style-name="P922">Don`t worry, I`m not looking — Не волнуйся, я не смотрю.</text:p>
      <text:p text:style-name="P922">I`m looking at the dog — Я смотрю на собаку.</text:p>
      <text:p text:style-name="P708"/>
      <text:p text:style-name="P1039"><text:span text:style-name="T68">Watch</text:span><text:span text:style-name="T240"> означает «</text:span><text:span text:style-name="T278">следить (взором)</text:span><text:span text:style-name="T240">» или «наблюдать» </text:span><text:span text:style-name="T277">за объектом</text:span><text:span text:style-name="T240">.</text:span></text:p>
      <text:p text:style-name="P710"/>
      <text:p text:style-name="P47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5"><text:span text:style-name="T59">I </text:span><text:span text:style-name="T45">like watching birds — Мне нравится наблюдать за птицами.</text:span></text:p>
      <text:p text:style-name="P710"/>
      <text:p text:style-name="P1039"><text:span text:style-name="T151">Hear, listen</text:span><text:span text:style-name="T240"> можно перевести как «слышать» и «слушать». Первый означает физическую возможность, а второй — осознанное действие.</text:span></text:p>
      <text:p text:style-name="P710"/>
      <text:p text:style-name="P923">Can you hear some noise? — Ты слышишь шум?</text:p>
      <text:p text:style-name="P923">I think I heard something — Кажется, я что-то слышал.</text:p>
      <text:p text:style-name="P710"/>
      <text:p text:style-name="P1182"><text:span text:style-name="T278">Когда мы говорим о том, что именно слушаем, то</text:span><text:span text:style-name="T240"> </text:span><text:span text:style-name="T278">п</text:span><text:span text:style-name="T240">осле </text:span><text:span text:style-name="T68">listen</text:span><text:span text:style-name="T240"> </text:span><text:span text:style-name="T278">ставится предлог </text:span><text:span text:style-name="T91">to</text:span><text:span text:style-name="T278">.</text:span></text:p>
      <text:p text:style-name="P711">При переводе на русский предлог выпадает.</text:p>
      <text:p text:style-name="P711"/>
      <text:p text:style-name="P923">Listen to me, please — Пожалуйста, послушай меня.</text:p>
      <text:p text:style-name="P923">What music do you listen to? - Какую музыку ты слушает?</text:p>
      <text:p text:style-name="P711"/>
      <text:p text:style-name="P1183"><text:span text:style-name="T151">Do, make</text:span><text:span text:style-name="T240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711"/>
      <text:p text:style-name="P712">Устойчивые выражения с do:</text:p>
      <text:list xml:id="list2523395378" text:style-name="L52">
        <text:list-item>
          <text:p text:style-name="P1350">do an exam/test — сдавать экзамен/тест;</text:p>
        </text:list-item>
        <text:list-item>
          <text:p text:style-name="P1350">do a course — пройти курс;</text:p>
        </text:list-item>
        <text:list-item>
          <text:p text:style-name="P1350">do work/homework/housework — делать работу / домашнюю работу / работу по дому;</text:p>
        </text:list-item>
        <text:list-item>
          <text:p text:style-name="P1350">do a favour — оказывать услугу;</text:p>
        </text:list-item>
        <text:list-item>
          <text:p text:style-name="P1350">do business — заниматься бизнесом;</text:p>
        </text:list-item>
        <text:list-item>
          <text:p text:style-name="P1350">do right/wrong — поступать правильно/неправильно;</text:p>
        </text:list-item>
        <text:list-item>
          <text:p text:style-name="P1352">do the shopping — делать покупки;</text:p>
        </text:list-item>
        <text:list-item>
          <text:p text:style-name="P1350">do the wassing up — мыть посуду;</text:p>
        </text:list-item>
      </text:list>
      <text:p text:style-name="P711"/>
      <text:p text:style-name="P712">Устойчивые выражения с make:</text:p>
      <text:list xml:id="list3697396987" text:style-name="L53">
        <text:list-item>
          <text:p text:style-name="P1351">make a noise — шуметь;</text:p>
        </text:list-item>
        <text:list-item>
          <text:p text:style-name="P1351">make a bed — застилать постель;</text:p>
        </text:list-item>
        <text:list-item>
          <text:p text:style-name="P1351">make a cake/tea/dinner — приготовить торт/чай/ужин;</text:p>
        </text:list-item>
        <text:list-item>
          <text:p text:style-name="P1502"><text:span text:style-name="T240">make a choice — сделать </text:span><text:span text:style-name="T279">выбор;</text:span></text:p>
        </text:list-item>
        <text:list-item>
          <text:p text:style-name="P1353">make a scision — принять решение;</text:p>
        </text:list-item>
        <text:list-item>
          <text:p text:style-name="P1353">make a promise — обещать, дать обещание;</text:p>
        </text:list-item>
        <text:list-item>
          <text:p text:style-name="P1353">make a friends — подружиться.</text:p>
        </text:list-item>
      </text:list>
      <text:p text:style-name="P713"/>
      <text:p text:style-name="P924">Could you do me a favour — Не мог бы ты оказать мне услугу? </text:p>
      <text:p text:style-name="P924">I belive she`ll make the right choice — Я верю, что она сделает правильный выбор.</text:p>
      <text:p text:style-name="P713"/>
      <text:p text:style-name="P1094"><text:span text:style-name="T364">Про и</text:span><text:span text:style-name="T365">нфинитив и герундий</text:span></text:p>
      <text:p text:style-name="P714"/>
      <text:p text:style-name="P721">Когда в английском предложении идет несколько глаголов <text:span text:style-name="T1098">подря</text:span><text:span text:style-name="T1099">д</text:span>, то первый является сказуемым<text:span text:style-name="T1097">, а следующий, свободный от времени, стоит в форме инфинитива </text:span></text:p>
      <text:p text:style-name="P1047"><text:span text:style-name="T299">или герундия </text:span><text:span text:style-name="T300">(</text:span><text:span text:style-name="T311">после сказуемоего</text:span><text:span text:style-name="T301"> </text:span><text:span text:style-name="T299">может быть несколько </text:span><text:span text:style-name="T311">глаголов</text:span><text:span text:style-name="T300">)</text:span><text:span text:style-name="T299">.</text:span></text:p>
      <text:p text:style-name="P720"/>
      <text:p text:style-name="P933">What do you want <text:span text:style-name="T927">to do</text:span>? — Что ты хочешь <text:span text:style-name="T927">делать</text:span>?</text:p>
      <text:p text:style-name="P933">I like <text:span text:style-name="T927">playing</text:span> cards — Я люблю <text:span text:style-name="T927">играть</text:span> в карты.</text:p>
      <text:p text:style-name="P934">Please don`t make me <text:span text:style-name="T927">worry</text:span> — Пожалуйста, не заставляй меня <text:span text:style-name="T927">волноваться</text:span>.</text:p>
      <text:p text:style-name="P935">I don`t mind <text:span text:style-name="T927">doing</text:span> it on my own — Я не против <text:span text:style-name="T927">сделать</text:span> это в одиночку.</text:p>
      <text:p text:style-name="P722"/>
      <text:p text:style-name="P1048"><text:soft-page-break/><text:span text:style-name="T285">И</text:span><text:span text:style-name="T286">нфинитив и герундий дополняют по смыслу </text:span><text:span text:style-name="T302">сказуемое</text:span><text:span text:style-name="T286">. </text:span><text:span text:style-name="T287">Они являются взаимозаменяемы </text:span></text:p>
      <text:p text:style-name="P1048"><text:span text:style-name="T295">и</text:span><text:span text:style-name="T287"> </text:span><text:span text:style-name="T295">в</text:span><text:span text:style-name="T287"> основном </text:span><text:span text:style-name="T295">и</text:span><text:span text:style-name="T287">спользуют</text:span><text:span text:style-name="T295">ся</text:span><text:span text:style-name="T287"> по наитию </text:span><text:span text:style-name="T302">либо</text:span><text:span text:style-name="T287"> в зависимости от диалекта.</text:span></text:p>
      <text:p text:style-name="P723"/>
      <text:p text:style-name="P724">На русский инфинитив и герундий переводятся несколькими способами:</text:p>
      <text:list xml:id="list3862564407" text:style-name="L54">
        <text:list-item>
          <text:p text:style-name="P1354">начальной формой глагола (делать);</text:p>
        </text:list-item>
        <text:list-item>
          <text:p text:style-name="P1354">причастием (делая);</text:p>
        </text:list-item>
        <text:list-item>
          <text:p text:style-name="P1354">придаточным предложением (чтобы сделать).</text:p>
        </text:list-item>
      </text:list>
      <text:p text:style-name="P723"/>
      <text:p text:style-name="P739">Инфинитив </text:p>
      <text:p text:style-name="P730"/>
      <text:p text:style-name="P1054"><text:span text:style-name="T308">Э</text:span><text:span text:style-name="T295">то глагол в начальной форме, </text:span><text:span text:style-name="T302">который </text:span><text:span text:style-name="T303">обычно </text:span><text:span text:style-name="T304">идет</text:span><text:span text:style-name="T302"> </text:span><text:span text:style-name="T295">с частицей </text:span><text:span text:style-name="T93">to</text:span><text:span text:style-name="T295">.</text:span></text:p>
      <text:p text:style-name="P928"><text:span text:style-name="T66">I don`t want </text:span><text:span text:style-name="T1114">to interface</text:span><text:span text:style-name="T66"> — Я не хочу </text:span><text:span text:style-name="T1114">вмешиваться</text:span><text:span text:style-name="T66">.</text:span></text:p>
      <text:p text:style-name="P731"/>
      <text:p text:style-name="P620"><text:span text:style-name="T295">Г</text:span><text:span text:style-name="T288">лаголы, после которых инфинитив всегда </text:span><text:span text:style-name="T296">с частицей </text:span><text:span text:style-name="T92">to</text:span><text:span text:style-name="T288">:</text:span></text:p>
      <text:list xml:id="list3811583160" text:style-name="L55">
        <text:list-item>
          <text:p text:style-name="P1355">want — хотеть;</text:p>
        </text:list-item>
        <text:list-item>
          <text:p text:style-name="P1355">need — нуждаться;</text:p>
        </text:list-item>
        <text:list-item>
          <text:p text:style-name="P1355">plan — планировать;</text:p>
        </text:list-item>
        <text:list-item>
          <text:p text:style-name="P1355">decide — принимать решение;</text:p>
        </text:list-item>
        <text:list-item>
          <text:p text:style-name="P1355">offer — предлагать;</text:p>
        </text:list-item>
        <text:list-item>
          <text:p text:style-name="P1355">hope — надеяться;</text:p>
        </text:list-item>
        <text:list-item>
          <text:p text:style-name="P1355">promise — обещать;</text:p>
        </text:list-item>
        <text:list-item>
          <text:p text:style-name="P1355">try — пытаться;</text:p>
        </text:list-item>
        <text:list-item>
          <text:p text:style-name="P1355">forget — забывать;</text:p>
        </text:list-item>
        <text:list-item>
          <text:p text:style-name="P1355">learn — изучать;</text:p>
        </text:list-item>
        <text:list-item>
          <text:p text:style-name="P1355">would like — хотел бы.</text:p>
        </text:list-item>
      </text:list>
      <text:p text:style-name="P927"/>
      <text:p text:style-name="P927">We promise <text:span text:style-name="T927">to get</text:span> the money — Мы обещали <text:span text:style-name="T927">достать</text:span> денег.</text:p>
      <text:p text:style-name="P927">Don`t forget <text:span text:style-name="T927">to write</text:span> importang things — Не забывай <text:span text:style-name="T927">записывать</text:span> самое главное.</text:p>
      <text:p text:style-name="P725"/>
      <text:p text:style-name="P1046"><text:span text:style-name="T289">Между смысловым глаголом и идущим за ним инфинитивом часто </text:span><text:span text:style-name="T306">стоит</text:span><text:span text:style-name="T289"> дополнение.</text:span></text:p>
      <text:p text:style-name="P621"><text:span text:style-name="T306">Обычно</text:span><text:span text:style-name="T307"> </text:span><text:span text:style-name="T293">дополнение указывает</text:span><text:span text:style-name="T294">ся</text:span><text:span text:style-name="T293"> после </text:span><text:span text:style-name="T306">следующих </text:span><text:span text:style-name="T293">глаголов:</text:span></text:p>
      <text:list xml:id="list3710904570" text:style-name="L56">
        <text:list-item>
          <text:p text:style-name="P1356">ask — спрашивать;</text:p>
        </text:list-item>
        <text:list-item>
          <text:p text:style-name="P1356">tell — говорить;</text:p>
        </text:list-item>
        <text:list-item>
          <text:p text:style-name="P1356">advice — советовать;</text:p>
        </text:list-item>
        <text:list-item>
          <text:p text:style-name="P1356">expect — ожидать;</text:p>
        </text:list-item>
        <text:list-item>
          <text:p text:style-name="P1356">pesuade — убеждать;</text:p>
        </text:list-item>
        <text:list-item>
          <text:p text:style-name="P1356">teach — обучать.</text:p>
        </text:list-item>
      </text:list>
      <text:p text:style-name="P728"/>
      <text:p text:style-name="P932"><text:span text:style-name="T1105">I </text:span><text:span text:style-name="T34">asked</text:span><text:span text:style-name="T1106"> </text:span><text:span text:style-name="T1136">Mike</text:span><text:span text:style-name="T1106"> </text:span><text:span text:style-name="T932">to come</text:span><text:span text:style-name="T1106"> in — Я просила Майка войти.</text:span></text:p>
      <text:p text:style-name="P77"><text:span text:style-name="T32">Tell</text:span><text:span text:style-name="T45"> </text:span><text:span text:style-name="T1137">them</text:span><text:span text:style-name="T45"> </text:span><text:span text:style-name="T64">to leave</text:span><text:span text:style-name="T45"> us alone — Попроси их оставить нас в покое.</text:span></text:p>
      <text:p text:style-name="P725"/>
      <text:p text:style-name="P1049"><text:span text:style-name="T289">Если после смыслового глагола </text:span><text:span text:style-name="T305">указано</text:span><text:span text:style-name="T290"> </text:span><text:span text:style-name="T289">дополне</text:span><text:span text:style-name="T290">ние, </text:span><text:span text:style-name="T291">то такие предложения удобней переводить с использованием придаточного предложения.</text:span></text:p>
      <text:p text:style-name="P729"/>
      <text:p text:style-name="P81"><text:span text:style-name="T60">I </text:span><text:span text:style-name="T33">promise</text:span><text:span text:style-name="T60"> </text:span><text:span text:style-name="T1138">you</text:span><text:span text:style-name="T60"> </text:span><text:span text:style-name="T65">to be</text:span><text:span text:style-name="T60"> there always — Я обещаю тебе, что буду рядом всегда.</text:span></text:p>
      <text:p text:style-name="P929"/>
      <text:p text:style-name="P1049"><text:span text:style-name="T307">(</text:span><text:span text:style-name="T298">п</text:span><text:span text:style-name="T291">ридаточно</text:span><text:span text:style-name="T292">е</text:span><text:span text:style-name="T291"> предложени</text:span><text:span text:style-name="T319">е</text:span><text:span text:style-name="T291"> — </text:span><text:span text:style-name="T307">это синтаксическая часть сложноподчиненного предложения, содержащая подчинительный союз или союзное слово: </text:span><text:span text:style-name="T98">Петя убежал с урока, </text:span><text:span text:style-name="T153">чтобы не пропустить концерт</text:span><text:span text:style-name="T307">. </text:span><text:span text:style-name="Emphasis"><text:span text:style-name="T63">Изобразить чувство, </text:span></text:span><text:span text:style-name="Emphasis"><text:span text:style-name="T362">которое я испытывал</text:span></text:span><text:span text:style-name="Emphasis"><text:span text:style-name="T63">, очень трудно</text:span></text:span><text:span text:style-name="T307">)</text:span><text:span text:style-name="T291">.</text:span></text:p>
      <text:p text:style-name="P929"/>
      <text:p text:style-name="P1049"><text:soft-page-break/><text:span text:style-name="T291">Т</text:span><text:span text:style-name="T297">акже придаточное предложение используется, когда вторая часть объясняет причину действия из главной части. </text:span><text:span text:style-name="T298">В этом случае инфинитив всегда используется с </text:span><text:span text:style-name="T94">to</text:span><text:span text:style-name="T298">.</text:span></text:p>
      <text:p text:style-name="P726"/>
      <text:p text:style-name="P82"><text:span text:style-name="T60">I </text:span><text:span text:style-name="T33">went out</text:span><text:span text:style-name="T65">,</text:span><text:span text:style-name="T60"> </text:span><text:span text:style-name="T65">to buy</text:span><text:span text:style-name="T60"> food — Я </text:span><text:span text:style-name="T33">вышел</text:span><text:span text:style-name="T60">,</text:span><text:span text:style-name="T62"> </text:span><text:span text:style-name="T65">чтобы</text:span><text:span text:style-name="T60"> </text:span><text:span text:style-name="T65">купить</text:span><text:span text:style-name="T60"> еды.</text:span></text:p>
      <text:p text:style-name="P83"><text:span text:style-name="T60">W</text:span><text:span text:style-name="T45">hy did I </text:span><text:span text:style-name="T32">come in</text:span><text:span text:style-name="T45">? </text:span><text:span text:style-name="T64">To drink</text:span><text:span text:style-name="T45"> cofee — Почему я </text:span><text:span text:style-name="T32">зашел</text:span><text:span text:style-name="T45">? </text:span><text:span text:style-name="T64">Чтобы выпить</text:span><text:span text:style-name="T45"> кофе.</text:span></text:p>
      <text:p text:style-name="P930"/>
      <text:p text:style-name="P239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8">for</text:span><text:span text:style-name="T45"> </text:span><text:span text:style-name="T61">(за, для)</text:span><text:span text:style-name="T45">.</text:span></text:p>
      <text:p text:style-name="P727"/>
      <text:p text:style-name="P931">I <text:span text:style-name="T23">went out</text:span> <text:span text:style-name="T927">for food</text:span> — Я <text:span text:style-name="T23">вышел</text:span><text:span text:style-name="T1104"> </text:span><text:span text:style-name="T927">за едой</text:span>.</text:p>
      <text:p text:style-name="P233"/>
      <text:p text:style-name="P233">Ес<text:span text:style-name="T1104">ть</text:span> глаголы, после которых инфинитив используется без частицы <text:span text:style-name="T475">to</text:span> («голый» инфитив). Таких глаголов немного. Самыми распространенные: <text:span text:style-name="T475">let </text:span>(позволять) и <text:span text:style-name="T475">make</text:span>.</text:p>
      <text:p text:style-name="P231"/>
      <text:p text:style-name="P79"><text:span text:style-name="T23">Let</text:span> <text:span text:style-name="T1133">Peter</text:span> <text:span text:style-name="T927">explain</text:span> himself — Позволь Питеру объясниться.</text:p>
      <text:p text:style-name="P80"><text:span text:style-name="T23">Let</text:span> <text:span text:style-name="T1133">us</text:span> (let`s) <text:span text:style-name="T927">watch</text:span> this movie — Давай<text:span text:style-name="T1101"> </text:span>посмотрим этот фильм.</text:p>
      <text:p text:style-name="P232"/>
      <text:p text:style-name="P234">Если после <text:span text:style-name="T475">make</text:span> стоит еще один глагол, то в этом случае <text:span text:style-name="T475">make</text:span> переводится не как «делать», </text:p>
      <text:p text:style-name="P234">а как «заставлять». После <text:span text:style-name="T475">make</text:span> нужно также указать дополнение.</text:p>
      <text:p text:style-name="P234"/>
      <text:p text:style-name="P203">I <text:span text:style-name="T3">can`t</text:span> <text:span text:style-name="T23">make</text:span> <text:span text:style-name="T1133">John</text:span> <text:span text:style-name="T927">work</text:span> — Я не могу заставить Джона работать.</text:p>
      <text:p text:style-name="P235"/>
      <text:p text:style-name="P237"><text:span text:style-name="T1102">Если инфинитив стоит после связки </text:span><text:span text:style-name="T503">it</text:span><text:span text:style-name="T1124"> + </text:span><text:span text:style-name="T500">be </text:span><text:span text:style-name="T1102">+ прилагательно</text:span><text:span text:style-name="T1103">е</text:span><text:span text:style-name="T1102">, то </text:span><text:span text:style-name="T1124">он </text:span><text:span text:style-name="T1102">используется </text:span></text:p>
      <text:p text:style-name="P237"><text:span text:style-name="T1102">с частицей </text:span><text:span text:style-name="T500">to</text:span><text:span text:style-name="T1102">. </text:span><text:span text:style-name="T1124">Такая связка выражает отношение к делу.</text:span></text:p>
      <text:p text:style-name="P236"/>
      <text:p text:style-name="P78">It <text:span text:style-name="T363">is difficult</text:span> to understand him — Его<text:span text:style-name="T1124"> </text:span>сложно понять.</text:p>
      <text:p text:style-name="P86">It was difficult to find a good job — Было трудно найти хорошую работу.</text:p>
      <text:p text:style-name="P49"><text:span text:style-name="T1124">It is nice to live here — Здесь </text:span><text:span text:style-name="T1125">приятно жить.</text:span></text:p>
      <text:p text:style-name="P236"/>
      <text:p text:style-name="P1201">По правилам английского языка после <text:span text:style-name="T475">be</text:span> всегда используется прилалагательное, при этом на русский, <text:span text:style-name="T475">be</text:span> + прилагательное будет переводиться наречием (где, куда, зачем, как).</text:p>
      <text:p text:style-name="P238"/>
      <text:p text:style-name="P1054"><text:span text:style-name="T919">Г</text:span><text:span text:style-name="T920">ерундий</text:span><text:span text:style-name="T745"> </text:span></text:p>
      <text:p text:style-name="P242"/>
      <text:p text:style-name="P1054"><text:span text:style-name="T748">Э</text:span><text:span text:style-name="T741">то нечно среднее между глаголом и существительным, </text:span><text:span text:style-name="T746">потому что м</text:span><text:span text:style-name="T741">ожет переводит</text:span><text:span text:style-name="T746">ь</text:span><text:span text:style-name="T741">ся </text:span></text:p>
      <text:p text:style-name="P1054"><text:span text:style-name="T746">и так и этак </text:span><text:span text:style-name="T749">(в зависимости от места)</text:span><text:span text:style-name="T741">.</text:span><text:span text:style-name="T747"> </text:span><text:span text:style-name="T742">Выглядит как глагол c окончанием </text:span><text:span text:style-name="T501">-ing</text:span><text:span text:style-name="T742">.</text:span></text:p>
      <text:p text:style-name="P245"/>
      <text:p text:style-name="P1055"><text:span text:style-name="T750">Герундий используется после предлогов </text:span><text:span text:style-name="T753">и</text:span><text:span text:style-name="T750"> некоторых глаголов. </text:span><text:span text:style-name="T752">Т</text:span><text:span text:style-name="T753">акже</text:span><text:span text:style-name="T750"> е</text:span><text:span text:style-name="T751">сли после </text:span></text:p>
      <text:p text:style-name="P246">первого глагола идет предлог, то второй всегда пишется в форме герундия.</text:p>
      <text:p text:style-name="P247"/>
      <text:p text:style-name="P244">Если герундий стоит в конце предложения, то он переводится глаголом.</text:p>
      <text:p text:style-name="P950"/>
      <text:p text:style-name="P847"><text:span text:style-name="T1013">I </text:span><text:span text:style-name="T31">ran</text:span><text:span text:style-name="T1012"> for a long time </text:span><text:span text:style-name="T1079">without</text:span><text:span text:style-name="T1012"> </text:span><text:span text:style-name="T1015">stopping</text:span><text:span text:style-name="T1012"> — Я долго бежал, не останавливаясь.</text:span></text:p>
      <text:p text:style-name="P847"><text:span text:style-name="T1013">D</text:span><text:span text:style-name="T1012">on`t stop. </text:span><text:span text:style-name="T31">Keep</text:span><text:span text:style-name="T1012"> </text:span><text:span text:style-name="T1079">on</text:span><text:span text:style-name="T1012"> </text:span><text:span text:style-name="T1015">running</text:span><text:span text:style-name="T1012">! </text:span><text:span text:style-name="T1014">— </text:span><text:span text:style-name="T1012">Не останавливайся. Продолжай бежать!</text:span></text:p>
      <text:p text:style-name="P848"><text:span text:style-name="T1079">Before</text:span><text:span text:style-name="T1012"> </text:span><text:span text:style-name="T1015">going</text:span><text:span text:style-name="T1012"> </text:span><text:span text:style-name="T1015">out</text:span><text:span text:style-name="T1012">, I phoned Jerry — Перед выходом я позвонил Джерри.</text:span></text:p>
      <text:p text:style-name="P950"/>
      <text:p text:style-name="P1050"><text:span text:style-name="T342">Глаголы, после которых </text:span><text:span text:style-name="T343">принято использовать</text:span><text:span text:style-name="T342"> герундий:</text:span></text:p>
      <text:p text:style-name="P951"/>
      <text:list xml:id="list644346063" text:style-name="L57">
        <text:list-item>
          <text:p text:style-name="P1359">обозначающие начало, продолжительность или конец процесса:</text:p>
          <text:list>
            <text:list-item>
              <text:p text:style-name="P1360">stop — прекращать;</text:p>
            </text:list-item>
            <text:list-item>
              <text:p text:style-name="P1360">finish — заканчивать;</text:p>
            </text:list-item>
            <text:list-item>
              <text:p text:style-name="P1360">give up — прекращать;</text:p>
            </text:list-item>
            <text:list-item>
              <text:p text:style-name="P1360"><text:soft-page-break/>carry on / go on / keep on — продолжать;</text:p>
            </text:list-item>
          </text:list>
          <text:p text:style-name="P1360"/>
        </text:list-item>
        <text:list-item>
          <text:p text:style-name="P1359">обозначающие отношение к чему-то:</text:p>
          <text:list>
            <text:list-item>
              <text:p text:style-name="P1360">dislike — нелюбить;</text:p>
            </text:list-item>
            <text:list-item>
              <text:p text:style-name="P1360">enjoy — нравиться;</text:p>
            </text:list-item>
          </text:list>
        </text:list-item>
        <text:list-item>
          <text:p text:style-name="P1359">глаголы чувственного восприятия:</text:p>
          <text:list>
            <text:list-item>
              <text:p text:style-name="P1360">see — видеть;</text:p>
            </text:list-item>
            <text:list-item>
              <text:p text:style-name="P1360">watch — смотреть;</text:p>
            </text:list-item>
            <text:list-item>
              <text:p text:style-name="P1360">hear — слышать;</text:p>
            </text:list-item>
            <text:list-item>
              <text:p text:style-name="P1360">listen to — слушать.</text:p>
            </text:list-item>
          </text:list>
        </text:list-item>
      </text:list>
      <text:p text:style-name="P952"/>
      <text:list xml:id="list163913286023337" text:continue-numbering="true" text:style-name="L57">
        <text:list-item>
          <text:p text:style-name="P1359">другие глаголы и словосочетания:</text:p>
          <text:list>
            <text:list-item>
              <text:p text:style-name="P1360">suggest — предлагать;</text:p>
            </text:list-item>
            <text:list-item>
              <text:p text:style-name="P1360">mind — иметь ввиду, возражать;</text:p>
            </text:list-item>
            <text:list-item>
              <text:p text:style-name="P1360">avoid — избегать;</text:p>
            </text:list-item>
            <text:list-item>
              <text:p text:style-name="P1360">practice — практиковаться;</text:p>
            </text:list-item>
            <text:list-item>
              <text:p text:style-name="P1360">can`t help — не мочь не делать;</text:p>
            </text:list-item>
            <text:list-item>
              <text:p text:style-name="P1360">can`t stand — не выносить, ненавидеть;</text:p>
            </text:list-item>
            <text:list-item>
              <text:p text:style-name="P1360">look forward to — ждать с нетерпением.</text:p>
            </text:list-item>
          </text:list>
        </text:list-item>
      </text:list>
      <text:p text:style-name="P951"/>
      <text:p text:style-name="P849">I enjoy <text:span text:style-name="T927">reading</text:span> very much — Я очень люблю читать.</text:p>
      <text:p text:style-name="P849">I can`t help <text:span text:style-name="T927">feeling</text:span> responsible — Я не могу не чувствовать ответственности.</text:p>
      <text:p text:style-name="P849">I look forward to <text:span text:style-name="T927">meeting</text:span> John — Я жд<text:span text:style-name="T1117">у</text:span> с нетерпением встечи с Джоном.</text:p>
      <text:p text:style-name="P240"/>
      <text:p text:style-name="P240">Сочетание сказуемого и герундия можно расш<text:span text:style-name="T1118">и</text:span>рить, добавив между ними дополнение.</text:p>
      <text:p text:style-name="P240"/>
      <text:p text:style-name="P48"><text:span text:style-name="T1107">I </text:span><text:span text:style-name="T35">saw</text:span><text:span text:style-name="T1107"> </text:span><text:span text:style-name="T1139">John</text:span><text:span text:style-name="T1107"> </text:span><text:span text:style-name="T933">working</text:span><text:span text:style-name="T1107"> in the garden — Я видел, как Джон работает в саду.</text:span></text:p>
      <text:p text:style-name="P84">He <text:span text:style-name="T3">can`t</text:span> <text:span text:style-name="T23">stand</text:span> <text:span text:style-name="T1133">his father</text:span> <text:span text:style-name="T927">drinking</text:span> — Он не может вынести того, что его отец пьет.</text:p>
      <text:p text:style-name="P231"/>
      <text:p text:style-name="P243">Когда нужно сказать про дейсвтие, которое регулярно совершается, то для этого используется</text:p>
      <text:p text:style-name="P622"><text:span text:style-name="T743">связка </text:span><text:span text:style-name="T502">go</text:span><text:span text:style-name="T743"> + герундий. Глагол </text:span><text:span text:style-name="T502">go</text:span><text:span text:style-name="T743"> в этом случае переводится как «занимаюсь этим делом»:</text:span></text:p>
      <text:list xml:id="list226658652" text:style-name="L58">
        <text:list-item>
          <text:p text:style-name="P1483"><text:span text:style-name="T743">go swimming — занима</text:span><text:span text:style-name="T744">ться</text:span><text:span text:style-name="T743"> плаваньем;</text:span></text:p>
        </text:list-item>
        <text:list-item>
          <text:p text:style-name="P1430">go running — бегать;</text:p>
        </text:list-item>
        <text:list-item>
          <text:p text:style-name="P1430">go fishing — рыбачить;</text:p>
        </text:list-item>
        <text:list-item>
          <text:p text:style-name="P1483">go skiing — кататься на лыжах;</text:p>
        </text:list-item>
        <text:list-item>
          <text:p text:style-name="P1503">go shopping — ходить по магазинам.</text:p>
        </text:list-item>
      </text:list>
      <text:p text:style-name="P1190"/>
      <text:p text:style-name="P1051"><text:span text:style-name="T1108">А связка </text:span><text:span text:style-name="T502">like</text:span><text:span text:style-name="T1108"> + герундий означает «</text:span><text:span text:style-name="T1109">люблю</text:span><text:span text:style-name="T1108"> заниматься этим </text:span><text:span text:style-name="T1109">делом</text:span><text:span text:style-name="T1108">».</text:span></text:p>
      <text:p text:style-name="P1190"/>
      <text:p text:style-name="P85">Would you like to <text:span text:style-name="T927">go skiing</text:span> this weekend? — Ты хочешь <text:span text:style-name="T927">покататься на лыжах</text:span> на выходных?</text:p>
      <text:p text:style-name="P85">I would rather <text:span text:style-name="T927">go shopp</text:span><text:span text:style-name="T934">i</text:span><text:span text:style-name="T927">ng</text:span> — Нет, я лучше <text:span text:style-name="T927">пойду по магазинам</text:span>.</text:p>
      <text:p text:style-name="P85">I <text:span text:style-name="T927">like shopping</text:span> with my girlfriends! — Я <text:span text:style-name="T927">люблю ходить по магазинам</text:span> с подру<text:span text:style-name="T1119">ж</text:span>ками!</text:p>
      <text:p text:style-name="P1190"/>
      <text:p text:style-name="P1053"><text:span text:style-name="T1111">Если герундий стоит в начале предложения, то он </text:span><text:span text:style-name="T1113">переводится не как глагол, а</text:span><text:span text:style-name="T1112"> как сущестительное </text:span><text:span text:style-name="T1113">(т. е. в этом случае он является подлежащим)</text:span><text:span text:style-name="T1111">.</text:span></text:p>
      <text:p text:style-name="P1052"/>
      <text:p text:style-name="P114">Swimming is very good for your health — Плаванье хорошо для здоровья</text:p>
      <text:p text:style-name="P114"><text:span text:style-name="T1110">L</text:span>earning English is not easy — Изучение английского — это нелегко.</text:p>
      <text:p text:style-name="P1052"/>
      <text:p text:style-name="P551">Глаголы, после который можно использовать как инфинитив так и герундий:</text:p>
      <text:p text:style-name="P551"><text:soft-page-break/></text:p>
      <text:list xml:id="list3589228822" text:style-name="L59">
        <text:list-item>
          <text:p text:style-name="P1466">обозначающие процесс:</text:p>
          <text:list>
            <text:list-item>
              <text:p text:style-name="P1467">start, begin — начинать;</text:p>
            </text:list-item>
            <text:list-item>
              <text:p text:style-name="P1467">continue — продолжать;</text:p>
            </text:list-item>
          </text:list>
        </text:list-item>
      </text:list>
      <text:p text:style-name="P551"/>
      <text:list xml:id="list163914239792194" text:continue-numbering="true" text:style-name="L59">
        <text:list-item>
          <text:p text:style-name="P1466">обозначающие отношение к чему-то:</text:p>
          <text:list>
            <text:list-item>
              <text:p text:style-name="P1468">love — любить;</text:p>
            </text:list-item>
            <text:list-item>
              <text:p text:style-name="P1468">like — нравиться;</text:p>
            </text:list-item>
            <text:list-item>
              <text:p text:style-name="P1468">hate — ненавидеть;</text:p>
            </text:list-item>
            <text:list-item>
              <text:p text:style-name="P1468">prefer — предпочитать;</text:p>
            </text:list-item>
          </text:list>
        </text:list-item>
      </text:list>
      <text:p text:style-name="P552"/>
      <text:p text:style-name="P115">I started to leart English at school / I started learning English at school.</text:p>
      <text:p text:style-name="P115">I love to play the piano / I love playing the piano.</text:p>
      <text:p text:style-name="P553"/>
      <text:p text:style-name="P1223">Формальное подлежащее. <text:span text:style-name="T1121">Dummy subject</text:span></text:p>
      <text:p text:style-name="P554"/>
      <text:p text:style-name="P555">В английском предложении обязательно должно присутствовать подлежащее и сказуемое.</text:p>
      <text:p text:style-name="P556">Это его грамматическая основа. В русском предложении подлежащее может отсутствовать.</text:p>
      <text:p text:style-name="P555">Из-за этого могут возн<text:span text:style-name="T1121">и</text:span>кать некоторые трудности при переводе.</text:p>
      <text:p text:style-name="P555"/>
      <text:p text:style-name="P557">Когда в русском предложении подлежащее отсутствует, в английском используется формальное подлежащее. Их всего 2: <text:span text:style-name="T475">there</text:span> и <text:span text:style-name="T475">it</text:span>, <text:span text:style-name="T1122">но </text:span><text:span text:style-name="T1126">еще </text:span><text:span text:style-name="T1122">могут</text:span><text:span text:style-name="T1126"> </text:span><text:span text:style-name="T1122">встретиться: </text:span><text:span text:style-name="T504">t</text:span><text:span text:style-name="T475">hey</text:span>, <text:span text:style-name="T475">this</text:span>, <text:span text:style-name="T475">that</text:span>.</text:p>
      <text:p text:style-name="P1083"><text:span text:style-name="T378">Т</text:span><text:span text:style-name="T379">акие предложения удобнее переводить с конца </text:span><text:span text:style-name="T450">(как и </text:span><text:span text:style-name="T451">все, в английском</text:span><text:span text:style-name="T450">)</text:span><text:span text:style-name="T379">. </text:span></text:p>
      <text:p text:style-name="P558"/>
      <text:p text:style-name="P1059"><text:span text:style-name="T386">П</text:span><text:span text:style-name="T384">одлежащее </text:span><text:span text:style-name="T552">there</text:span><text:span text:style-name="T384"> </text:span><text:span text:style-name="T386">всегда идет</text:span><text:span text:style-name="T384"> в связке с глаголом </text:span><text:span text:style-name="T552">be</text:span><text:span text:style-name="T384">. Оно необходимо, чтобы сказать </text:span></text:p>
      <text:p text:style-name="P1059"><text:span text:style-name="T384">о местоположении существительного, которое идет после </text:span><text:span text:style-name="T552">be</text:span><text:span text:style-name="T384"> </text:span><text:span text:style-name="T386">(как указатель)</text:span><text:span text:style-name="T384">.</text:span></text:p>
      <text:p text:style-name="P561"/>
      <text:p text:style-name="P116"><text:span text:style-name="T21">There</text:span><text:span text:style-name="T1123"> </text:span><text:span text:style-name="T37">is</text:span><text:span text:style-name="T1123"> </text:span><text:span text:style-name="T1140">a new restaurant</text:span><text:span text:style-name="T1123"> </text:span><text:span text:style-name="T12">in King Street</text:span><text:span text:style-name="T1123"> — На Кинг-стрит есть новый ресторан.</text:span></text:p>
      <text:p text:style-name="P117"><text:span text:style-name="T13">There</text:span> <text:span text:style-name="T23">was</text:span> <text:span text:style-name="T1133">a fight</text:span> <text:span text:style-name="T10">in the street today</text:span> — На улице сегодня была драка.</text:p>
      <text:p text:style-name="P562"/>
      <text:p text:style-name="P1057"><text:span text:style-name="T384">Иногда с помощью </text:span><text:span text:style-name="T552">there</text:span><text:span text:style-name="T384"> + </text:span><text:span text:style-name="T552">be</text:span><text:span text:style-name="T384"> говорят о существительном, которое не может совершать действий, но с которым связана дополнительная информация.</text:span></text:p>
      <text:p text:style-name="P562"/>
      <text:p text:style-name="P87"><text:span text:style-name="T378">T</text:span><text:span text:style-name="T384">here is something I want to tell you — Есть, кое-что, что я должен сказать тебе.</text:span></text:p>
      <text:p text:style-name="P563"/>
      <text:p text:style-name="P1058"><text:span text:style-name="T379">Связка </text:span><text:span text:style-name="T553">there</text:span><text:span text:style-name="T379"> + </text:span><text:span text:style-name="T553">be</text:span><text:span text:style-name="T379"> переводится по глаголу </text:span><text:span text:style-name="T553">be</text:span><text:span text:style-name="T379">, либо полностью выпадает при переводе.</text:span></text:p>
      <text:p text:style-name="P1192"><text:span text:style-name="T380">В Present Perfect, </text:span><text:span text:style-name="T554">be</text:span><text:span text:style-name="T380"> преобразуется в </text:span><text:span text:style-name="T554">have/has been</text:span><text:span text:style-name="T380">.</text:span></text:p>
      <text:p text:style-name="P563"/>
      <text:p text:style-name="P1056"><text:span text:style-name="T380">В вопросах </text:span><text:span text:style-name="T554">be</text:span><text:span text:style-name="T380"> </text:span><text:span text:style-name="T381">ставится</text:span><text:span text:style-name="T380"> перед </text:span><text:span text:style-name="T554">there</text:span><text:span text:style-name="T380">. Вопрос не обязательно </text:span><text:span text:style-name="T385">должен быть </text:span><text:span text:style-name="T380">общи</text:span><text:span text:style-name="T385">м</text:span><text:span text:style-name="T380">. </text:span></text:p>
      <text:p text:style-name="P560">Он может начинаться и с вопросительного слова. </text:p>
      <text:p text:style-name="P565"/>
      <text:p text:style-name="P118">What is there in the box? — Что находится в коробке? (Что есть в коробке?)</text:p>
      <text:p text:style-name="P565"/>
      <text:p text:style-name="P1056"><text:span text:style-name="T381">Отрицание образуется</text:span><text:span text:style-name="T380"> </text:span><text:span text:style-name="T381">с помощью частицы </text:span><text:span text:style-name="T555">not</text:span><text:span text:style-name="T381"> после </text:span><text:span text:style-name="T555">be</text:span><text:span text:style-name="T381">. Также </text:span><text:span text:style-name="T383">можно</text:span><text:span text:style-name="T381"> использовать отрицательное местоимение </text:span><text:span text:style-name="T555">no</text:span><text:span text:style-name="T381">, </text:span><text:span text:style-name="T1129">которое стоит перед существительным, как отдельное слово</text:span><text:span text:style-name="T381">.</text:span></text:p>
      <text:p text:style-name="P565"/>
      <text:p text:style-name="P88"><text:span text:style-name="T370">There aren`t any challenges in his life / T</text:span><text:span text:style-name="T382">here are no challenges in his life</text:span><text:span text:style-name="T370"> — </text:span></text:p>
      <text:p text:style-name="P118">В его жизни нет испытаний.</text:p>
      <text:p text:style-name="P565"/>
      <text:p text:style-name="P1059"><text:span text:style-name="T386">Подлежащее </text:span><text:span text:style-name="T556">it</text:span><text:span text:style-name="T386"> </text:span><text:span text:style-name="T395">обычно </text:span><text:span text:style-name="T386">используется, когда надо сообщить время или сказать о погоде.</text:span></text:p>
      <text:p text:style-name="P569"/>
      <text:p text:style-name="P1060"><text:soft-page-break/><text:span text:style-name="T389">После </text:span><text:span text:style-name="T557">it</text:span><text:span text:style-name="T389"> может идти не только существительное </text:span><text:span text:style-name="T391">(в отличие от </text:span><text:span text:style-name="T559">there</text:span><text:span text:style-name="T391">)</text:span><text:span text:style-name="T389">, но </text:span><text:span text:style-name="T391">также </text:span><text:span text:style-name="T389">прилагательное </text:span><text:span text:style-name="T391">или глагол</text:span><text:span text:style-name="T389"> </text:span><text:span text:style-name="T391">(обычно идет прилагательное).</text:span></text:p>
      <text:p text:style-name="P119"/>
      <text:p text:style-name="P568"><text:span text:style-name="T505">It</text:span><text:span text:style-name="T1128"> может идти в связке с любым глаголом, а не только с </text:span><text:span text:style-name="T505">be</text:span><text:span text:style-name="T1128">.</text:span></text:p>
      <text:p text:style-name="P569"/>
      <text:p text:style-name="P1207"><text:span text:style-name="T16">It</text:span><text:span text:style-name="T550"> </text:span><text:span text:style-name="T27">is</text:span><text:span text:style-name="T550"> 5 o`clock — Сейчас 5 часов.</text:span></text:p>
      <text:p text:style-name="P89"><text:span text:style-name="T17">It</text:span><text:span text:style-name="T370"> </text:span><text:span text:style-name="T36">is</text:span><text:span text:style-name="T370"> warm — Тепло.</text:span></text:p>
      <text:p text:style-name="P89"><text:span text:style-name="T17">It</text:span><text:span text:style-name="T370"> often </text:span><text:span text:style-name="T36">snows</text:span><text:span text:style-name="T370"> </text:span><text:span text:style-name="T387">in the winter — Зимой часто идет снег.</text:span></text:p>
      <text:p text:style-name="P570"/>
      <text:p text:style-name="P623"><text:span text:style-name="T387">Е</text:span><text:span text:style-name="T390">ще </text:span><text:span text:style-name="T558">it</text:span><text:span text:style-name="T390"> является подлежащим в таких конструкциях:</text:span></text:p>
      <text:list xml:id="list1539286739" text:style-name="L60">
        <text:list-item>
          <text:p text:style-name="P1504"><text:span text:style-name="T550">It`s time</text:span><text:span text:style-name="T370"> — пора (после используется инфинитив для указания действия, </text:span></text:p>
          <text:p text:style-name="P1469">которое пришло время сделать);</text:p>
        </text:list-item>
        <text:list-item>
          <text:p text:style-name="P1505"><text:span text:style-name="T555">I</text:span><text:span text:style-name="T550">t</text:span><text:span text:style-name="T370"> + </text:span><text:span text:style-name="T550">be</text:span><text:span text:style-name="T370"> + прилагательное + инфинитив</text:span><text:span text:style-name="T388"> (отношение к делу);</text:span></text:p>
        </text:list-item>
        <text:list-item>
          <text:p text:style-name="P1506"><text:span text:style-name="T388">в </text:span><text:span text:style-name="T370">пассивном залоге, в оборотах </text:span><text:span text:style-name="T550">it is known</text:span><text:span text:style-name="T370"> (известно) и </text:span><text:span text:style-name="T550">it is said</text:span><text:span text:style-name="T370"> (говорят).</text:span></text:p>
        </text:list-item>
      </text:list>
      <text:p text:style-name="P566"/>
      <text:p text:style-name="P1071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566"/>
      <text:p text:style-name="P1206"><text:span text:style-name="T382">Т</text:span><text:span text:style-name="T370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567"/>
      <text:p text:style-name="P955"><text:span text:style-name="T377">They say this film is interesting / </text:span><text:span text:style-name="T376">This film is said to be interesting</text:span><text:span text:style-name="T377"> — </text:span></text:p>
      <text:p text:style-name="P956">Говорят, этот фильминтересный.</text:p>
      <text:p text:style-name="P1193"/>
      <text:p text:style-name="P1170"><text:span text:style-name="T1127">М</text:span>естоимение. Pronoun</text:p>
      <text:p text:style-name="P564"/>
      <text:p text:style-name="P1169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571"/>
      <text:p text:style-name="P572">Все местоимения можно разбить на несколько группы:</text:p>
      <text:list xml:id="list2350572778" text:style-name="L61">
        <text:list-item>
          <text:p text:style-name="P1470">личные местоимения (Personal Pronouns);</text:p>
        </text:list-item>
        <text:list-item>
          <text:p text:style-name="P1470">притяжательные местоимения (Possessive Pronouns);</text:p>
        </text:list-item>
        <text:list-item>
          <text:p text:style-name="P1470">возвратные местоимения (Reflexive Pronouns);</text:p>
        </text:list-item>
        <text:list-item>
          <text:p text:style-name="P1470">указательные местоимения (Demonstrative Pronouns);</text:p>
        </text:list-item>
        <text:list-item>
          <text:p text:style-name="P1470"><text:span text:style-name="T1159">неопределенные </text:span>местоимения <text:span text:style-name="T1163">(</text:span>some, any, no и их производные<text:span text:style-name="T1163">)</text:span>.</text:p>
        </text:list-item>
      </text:list>
      <text:p text:style-name="P559"/>
      <text:p text:style-name="P9">Личные местоимения</text:p>
      <text:p text:style-name="P573"/>
      <text:p text:style-name="P1076"><text:span text:style-name="T392">Имеют только 2 формы: </text:span>именительный паде<text:span text:style-name="T1164">ж и </text:span><text:span text:style-name="T392">объектные падеж.</text:span></text:p>
      <text:p text:style-name="P574">Объектный падеж соответсвует любому косвенному падежу русского языка.</text:p>
      <text:p text:style-name="P574">(косвенный падежы — это все падежы, кроме именительного)</text:p>
      <text:p text:style-name="P574"/>
      <text:p text:style-name="P624"><text:span text:style-name="T392">Личные местоимения в именительном падеже </text:span><text:span text:style-name="T405">заменяют</text:span><text:span text:style-name="T401"> подлежащее </text:span><text:span text:style-name="T409">(кто/</text:span><text:span text:style-name="T410">что</text:span><text:span text:style-name="T409">)</text:span><text:span text:style-name="T401">:</text:span></text:p>
      <table:table table:name="Table10" table:style-name="Table10">
        <table:table-column table:style-name="Table10.A" table:number-columns-repeated="3"/>
        <table:table-row table:style-name="TableLine94764952606864">
          <table:table-cell table:style-name="Table10.A1" office:value-type="string">
            <text:p text:style-name="P1256">Лицо</text:p>
          </table:table-cell>
          <table:table-cell table:style-name="Table10.A1" office:value-type="string">
            <text:p text:style-name="P1256">Единственное число</text:p>
          </table:table-cell>
          <table:table-cell table:style-name="Table10.C1" office:value-type="string">
            <text:p text:style-name="P1256">Множественное число</text:p>
          </table:table-cell>
        </table:table-row>
        <table:table-row table:style-name="TableLine94764950012672">
          <table:table-cell table:style-name="Table10.A2" office:value-type="string">
            <text:p text:style-name="P1295">1</text:p>
          </table:table-cell>
          <table:table-cell table:style-name="Table10.A2" office:value-type="string">
            <text:p text:style-name="P1295">I</text:p>
          </table:table-cell>
          <table:table-cell table:style-name="Table10.C2" office:value-type="string">
            <text:p text:style-name="P1296">we</text:p>
          </table:table-cell>
        </table:table-row>
        <table:table-row table:style-name="TableLine94764950034432">
          <table:table-cell table:style-name="Table10.A2" office:value-type="string">
            <text:p text:style-name="P1295">2</text:p>
          </table:table-cell>
          <table:table-cell table:style-name="Table10.A2" office:value-type="string">
            <text:p text:style-name="P1295">you</text:p>
          </table:table-cell>
          <table:table-cell table:style-name="Table10.C2" office:value-type="string">
            <text:p text:style-name="P1296">you</text:p>
          </table:table-cell>
        </table:table-row>
        <table:table-row table:style-name="TableLine94764950038080">
          <table:table-cell table:style-name="Table10.A2" office:value-type="string">
            <text:p text:style-name="P1295">3</text:p>
          </table:table-cell>
          <table:table-cell table:style-name="Table10.A2" office:value-type="string">
            <text:p text:style-name="P1295">he/she/<text:span text:style-name="T1130">it</text:span></text:p>
          </table:table-cell>
          <table:table-cell table:style-name="Table10.C2" office:value-type="string">
            <text:p text:style-name="P1296">they</text:p>
          </table:table-cell>
        </table:table-row>
      </table:table>
      <text:p text:style-name="P574"><text:soft-page-break/></text:p>
      <text:p text:style-name="P576">Местоимения <text:span text:style-name="T475">he</text:span> <text:span text:style-name="T1143">(он)</text:span> и <text:span text:style-name="T475">she</text:span> <text:span text:style-name="T1143">(она)</text:span> заменяют <text:span text:style-name="T1098">человека</text:span>.</text:p>
      <text:p text:style-name="P576">Они не могут заменить неодушевленный предмет или животное.</text:p>
      <text:p text:style-name="P575"/>
      <text:p text:style-name="P1065">Местоимение you заменяет 2 лицо <text:span text:style-name="T1153">(ты/</text:span>вы<text:span text:style-name="T1153">)</text:span>. По умолчанию you означает «вы» <text:span text:style-name="T393">и лишь </text:span></text:p>
      <text:p text:style-name="P1065"><text:span text:style-name="T393">по тону и </text:span><text:span text:style-name="T394">словам</text:span><text:span text:style-name="T393"> можно догадаться что вместо «вы», хотят сказать «ты».</text:span></text:p>
      <text:p text:style-name="P575"/>
      <text:p text:style-name="P120">Hey you, kid! Come to me — Эй ты, пацан, подойди сюда. (грубо)</text:p>
      <text:p text:style-name="P120">Would you like some tea? — Не хотите ли вы чаю? (вежливо)</text:p>
      <text:p text:style-name="P575"/>
      <text:p text:style-name="P579">Местоимение <text:span text:style-name="T475">it</text:span> <text:span text:style-name="T1131">переводится как «он/она/оно».</text:span> <text:span text:style-name="T1131">З</text:span>аменяет все неодушевленный </text:p>
      <text:p text:style-name="P580">предметы <text:span text:style-name="T1152">(</text:span>независимо от их рода<text:span text:style-name="T1152">)</text:span>, а также животных.</text:p>
      <text:p text:style-name="P577"/>
      <text:p text:style-name="P121">Where is the <text:span text:style-name="T927">book</text:span>? <text:span text:style-name="T927">It</text:span> is on the table — Где <text:span text:style-name="T927">книга</text:span>? <text:span text:style-name="T927">Она</text:span> на столе.</text:p>
      <text:p text:style-name="P121">My <text:span text:style-name="T927">cat</text:span> is funny. <text:span text:style-name="T927">It</text:span> plays all day long — Мой <text:span text:style-name="T927">кот</text:span> смешной. <text:span text:style-name="T927">Он</text:span> играет целый день.</text:p>
      <text:p text:style-name="P577"/>
      <text:p text:style-name="P579">Местоимение <text:span text:style-name="T475">they</text:span> переводится как «они». <text:span text:style-name="T1131">Может заменять как людей,</text:span> </text:p>
      <text:p text:style-name="P579"><text:span text:style-name="T1131">так и </text:span>неодушевленные предметы.</text:p>
      <text:p text:style-name="P578"/>
      <text:p text:style-name="P122">Where are the <text:span text:style-name="T927">keys</text:span>? <text:span text:style-name="T927">They</text:span> are on the table — Где <text:span text:style-name="T927">ключи</text:span>? <text:span text:style-name="T927">Они</text:span> на столе.</text:p>
      <text:p text:style-name="P579"/>
      <text:p text:style-name="P1061"><text:span text:style-name="T396">Местоимение </text:span><text:span text:style-name="T560">we</text:span><text:span text:style-name="T396"> переводится как «мы». </text:span><text:span text:style-name="T399">И </text:span><text:span text:style-name="T561">they</text:span><text:span text:style-name="T399">, и </text:span><text:span text:style-name="T561">we</text:span><text:span text:style-name="T396"> </text:span><text:span text:style-name="T399">могут </text:span><text:span text:style-name="T396">заменять связки из </text:span></text:p>
      <text:p text:style-name="P582">нескольких слов, которые используются как одно подлежащее.</text:p>
      <text:p text:style-name="P583"/>
      <text:p text:style-name="P50"><text:span text:style-name="T935">S</text:span><text:span text:style-name="T936">ue and I</text:span><text:span text:style-name="T397"> are good friends — </text:span><text:span text:style-name="T937">Мы со Сью</text:span><text:span text:style-name="T398"> хорошие друзья </text:span><text:span text:style-name="T400">(</text:span><text:span text:style-name="T402">я</text:span><text:span text:style-name="T400"> </text:span><text:span text:style-name="T402">+</text:span><text:span text:style-name="T400"> Сью = we)</text:span><text:span text:style-name="T397">.</text:span></text:p>
      <text:p text:style-name="P123"><text:span text:style-name="T370">Where are </text:span><text:span text:style-name="T927">Tom and Jerry</text:span><text:span text:style-name="T370">? </text:span><text:span text:style-name="T927">They</text:span><text:span text:style-name="T370"> are in the garden — Где </text:span><text:span text:style-name="T927">Том и Джерри</text:span><text:span text:style-name="T370">? </text:span><text:span text:style-name="T927">Они</text:span><text:span text:style-name="T370"> в саду.</text:span></text:p>
      <text:p text:style-name="P584"/>
      <text:p text:style-name="P1202"><text:span text:style-name="T394">It — </text:span><text:span text:style-name="T429">переводится как «</text:span><text:span text:style-name="T394">это»? </text:span><text:span text:style-name="T430">(</text:span><text:span text:style-name="T394">I</text:span><text:span text:style-name="T431">t</text:span><text:span text:style-name="T394"> is in the garden — Это в саду</text:span><text:span text:style-name="T430">)</text:span><text:span text:style-name="T394">.</text:span></text:p>
      <text:p text:style-name="P1203"><text:span text:style-name="T394">(</text:span><text:span text:style-name="T432">после it может стоять указание на место, где происходит ситуация, стр. 192</text:span><text:span text:style-name="T428">)</text:span></text:p>
      <text:p text:style-name="P585"/>
      <text:p text:style-name="P625"><text:span text:style-name="T403">Личные местоимения в объектном падеже </text:span><text:span text:style-name="T405">заменяют</text:span><text:span text:style-name="T403"> дополнени</text:span><text:span text:style-name="T404">е </text:span><text:span text:style-name="T409">(кого, кому, кем)</text:span><text:span text:style-name="T403">:</text:span></text:p>
      <text:list xml:id="list3928086899" text:style-name="L62">
        <text:list-item>
          <text:p text:style-name="P1545">me — меня, мне, мной;</text:p>
        </text:list-item>
        <text:list-item>
          <text:p text:style-name="P1545">you — тебя, тебе, тобой / вас, вам, вами;</text:p>
        </text:list-item>
        <text:list-item>
          <text:p text:style-name="P1546">him — его, ему, <text:span text:style-name="T1149">им;</text:span></text:p>
        </text:list-item>
        <text:list-item>
          <text:p text:style-name="P1546">her — ее, ей;</text:p>
        </text:list-item>
        <text:list-item>
          <text:p text:style-name="P1547"><text:span text:style-name="T1016">it — </text:span><text:span text:style-name="T1017">этого</text:span><text:span text:style-name="T1016">, </text:span><text:span text:style-name="T1017">этому, этим </text:span><text:span text:style-name="T1019">(неодушевлен.)</text:span><text:span text:style-name="T1018">;</text:span></text:p>
        </text:list-item>
        <text:list-item>
          <text:p text:style-name="P1546">us — нас, нам, нами;</text:p>
        </text:list-item>
        <text:list-item>
          <text:p text:style-name="P1546">them — их, им, ими.</text:p>
          <text:p text:style-name="P1548"/>
        </text:list-item>
      </text:list>
      <text:p text:style-name="P124"><text:span text:style-name="T13">I</text:span> <text:span text:style-name="T23">love</text:span> <text:span text:style-name="T1133">Jave</text:span> — Я люблю Джейн</text:p>
      <text:p text:style-name="P124"><text:span text:style-name="T13">Jane</text:span> <text:span text:style-name="T23">loves</text:span> <text:span text:style-name="T1133">me</text:span> — Джейн любит меня</text:p>
      <text:p text:style-name="P586"/>
      <text:p text:style-name="P10">Притяжательные местоимения</text:p>
      <text:p text:style-name="P587"/>
      <text:p text:style-name="P1063"><text:span text:style-name="T406">Овечают на вопрос «чей?». </text:span><text:span text:style-name="T407">И</text:span><text:span text:style-name="T417">х особенность </text:span><text:span text:style-name="T416">в</text:span><text:span text:style-name="T417"> то</text:span><text:span text:style-name="T416">м</text:span><text:span text:style-name="T417">, что они заменяют артикли.</text:span></text:p>
      <text:p text:style-name="P125">The dress is blue →<text:span text:style-name="T1155"> </text:span>Her dress is blue.</text:p>
      <text:p text:style-name="P588"/>
      <text:p text:style-name="P1200"><text:span text:style-name="T406">А</text:span><text:span text:style-name="T370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589"/>
      <text:p text:style-name="P1062"><text:span text:style-name="T412">П</text:span><text:span text:style-name="T408">ритяжательные местоимения первого типа — это местоимен</text:span><text:span text:style-name="T411">ия</text:span><text:span text:style-name="T408">, </text:span><text:span text:style-name="T411">которые </text:span><text:span text:style-name="T406">употребляются</text:span><text:span text:style-name="T411"> </text:span></text:p>
      <text:p text:style-name="P596"><text:soft-page-break/>в связке с существительным (существительное идет после, обязательно):</text:p>
      <text:list xml:id="list603906189" text:style-name="L63">
        <text:list-item>
          <text:p text:style-name="P1471">my — <text:span text:style-name="T1144">мо</text:span><text:span text:style-name="T1145">й</text:span>; </text:p>
        </text:list-item>
        <text:list-item>
          <text:p text:style-name="P1471">your — <text:span text:style-name="T1144">твой/ваш</text:span>; </text:p>
        </text:list-item>
        <text:list-item>
          <text:p text:style-name="P1471">his — <text:span text:style-name="T1145">его</text:span>;</text:p>
        </text:list-item>
        <text:list-item>
          <text:p text:style-name="P1471">her — <text:span text:style-name="T1145">ее</text:span>;</text:p>
        </text:list-item>
        <text:list-item>
          <text:p text:style-name="P1484"><text:span text:style-name="T408">its — </text:span><text:span text:style-name="T421">этого</text:span><text:span text:style-name="T408">.</text:span></text:p>
        </text:list-item>
        <text:list-item>
          <text:p text:style-name="P1472">our — <text:span text:style-name="T1144">наш</text:span>; </text:p>
        </text:list-item>
        <text:list-item>
          <text:p text:style-name="P1471">their — <text:span text:style-name="T1145">их</text:span>; </text:p>
        </text:list-item>
      </text:list>
      <text:p text:style-name="P591"/>
      <text:p text:style-name="P51"><text:span text:style-name="T938">I</text:span><text:span text:style-name="T411"> like </text:span><text:span text:style-name="T938">my</text:span><text:span text:style-name="T411"> </text:span><text:span text:style-name="T424">work</text:span><text:span text:style-name="T411"> — Мне нравится моя </text:span><text:span text:style-name="T424">работа</text:span><text:span text:style-name="T411">.</text:span></text:p>
      <text:p text:style-name="P52"><text:span text:style-name="T938">He</text:span><text:span text:style-name="T411"> likes </text:span><text:span text:style-name="T938">his</text:span><text:span text:style-name="T411"> </text:span><text:span text:style-name="T424">work</text:span><text:span text:style-name="T411"> — Ему нравится его </text:span><text:span text:style-name="T424">работа</text:span><text:span text:style-name="T411">.</text:span></text:p>
      <text:p text:style-name="P598"/>
      <text:p text:style-name="P1066"><text:span text:style-name="T423">С</text:span><text:span text:style-name="T425">ледует обратить внимание, в каком контексте используется </text:span><text:span text:style-name="T562">its</text:span><text:span text:style-name="T425">.</text:span></text:p>
      <text:p text:style-name="P599"/>
      <text:p text:style-name="P90"><text:span text:style-name="T420">T</text:span><text:span text:style-name="T370">he </text:span><text:span text:style-name="T939">plant</text:span><text:span text:style-name="T422"> likes </text:span><text:span text:style-name="T939">its</text:span><text:span text:style-name="T422"> soil — Растению нравится его почва.</text:span></text:p>
      <text:p text:style-name="P1082"><text:span text:style-name="T576">The</text:span><text:span text:style-name="T619"> </text:span><text:span text:style-name="T620">dog</text:span><text:span text:style-name="T577"> likes </text:span><text:span text:style-name="T619">his</text:span><text:span text:style-name="T577"> food — </text:span><text:span text:style-name="T578">Собаке</text:span><text:span text:style-name="T577"> нратися е</text:span><text:span text:style-name="T578">е</text:span><text:span text:style-name="T577"> </text:span><text:span text:style-name="T579">корм </text:span><text:span text:style-name="T580">(так выдает google-переводчик)</text:span><text:span text:style-name="T577">.</text:span></text:p>
      <text:p text:style-name="P590"/>
      <text:p text:style-name="P1064"><text:span text:style-name="T409">Иногда </text:span><text:span text:style-name="T418">такие</text:span><text:span text:style-name="T411"> местоимения удобнее переводить словом «свой» </text:span><text:span text:style-name="T412">и его вариантами</text:span><text:span text:style-name="T411">.</text:span></text:p>
      <text:p text:style-name="P593"/>
      <text:p text:style-name="P126">I love <text:span text:style-name="T927">my</text:span> native town — Я люблю <text:span text:style-name="T927">свой</text:span> родной город.</text:p>
      <text:p text:style-name="P126">He loves <text:span text:style-name="T927">his</text:span> native town — Он любит <text:span text:style-name="T927">свой</text:span> родной город.</text:p>
      <text:p text:style-name="P592"/>
      <text:p text:style-name="P594">Бывают ситуации, когда после притяжательного местоимения существительного нет.</text:p>
      <text:p text:style-name="P595">В этом случае используются притяжательные местоимения второго типа. </text:p>
      <text:p text:style-name="P595"/>
      <text:p text:style-name="P600">Они употребляются самостоятельно, в конце предложения:</text:p>
      <text:list xml:id="list3195945734" text:style-name="L64">
        <text:list-item>
          <text:p text:style-name="P1473"><text:span text:style-name="T1150">m</text:span>ine — <text:span text:style-name="T1150">мой</text:span>;</text:p>
        </text:list-item>
        <text:list-item>
          <text:p text:style-name="P1473">yours — <text:span text:style-name="T1150">твой/ваш</text:span>;</text:p>
        </text:list-item>
        <text:list-item>
          <text:p text:style-name="P1473">his — <text:span text:style-name="T1150">его</text:span>;</text:p>
        </text:list-item>
        <text:list-item>
          <text:p text:style-name="P1473">hers — <text:span text:style-name="T1150">ее</text:span>;</text:p>
        </text:list-item>
        <text:list-item>
          <text:p text:style-name="P1485"><text:span text:style-name="T413">its — </text:span><text:span text:style-name="T419">э</text:span><text:span text:style-name="T414">того</text:span><text:span text:style-name="T413">;</text:span></text:p>
        </text:list-item>
        <text:list-item>
          <text:p text:style-name="P1473">ours — <text:span text:style-name="T1150">наш</text:span>; </text:p>
        </text:list-item>
        <text:list-item>
          <text:p text:style-name="P1474">theirs — их.</text:p>
        </text:list-item>
      </text:list>
      <text:p text:style-name="P601"/>
      <text:p text:style-name="P53"><text:span text:style-name="T414">Don`t touch it. It`s </text:span><text:span text:style-name="T418">mine</text:span><text:span text:style-name="T414"> — </text:span><text:span text:style-name="T415">Не трогай это. Это </text:span><text:span text:style-name="T418">мое</text:span><text:span text:style-name="T415">.</text:span></text:p>
      <text:p text:style-name="P127">It`s my money (это мои деньги) → It`s mine (они мои).</text:p>
      <text:p text:style-name="P581"/>
      <text:p text:style-name="P11">Возвратные местоимения</text:p>
      <text:p text:style-name="P597"/>
      <text:p text:style-name="P1069"><text:span text:style-name="T426">Показывают, что человек совершает действие по отношению к самому себе. </text:span><text:span text:style-name="T781">С</text:span><text:span text:style-name="T783">остоят из </text:span></text:p>
      <text:p text:style-name="P1077"><text:span text:style-name="T783">2х частей: слова </text:span><text:span text:style-name="T563">my/your/him/her/it/our/them</text:span><text:span text:style-name="T783"> и хвостика </text:span><text:span text:style-name="T563">-self</text:span><text:span text:style-name="T783"> или </text:span><text:span text:style-name="T563">-selves</text:span><text:span text:style-name="T783"> </text:span><text:span text:style-name="T798">(</text:span><text:span text:style-name="T783">для множеств. числа</text:span><text:span text:style-name="T798">)</text:span><text:span text:style-name="T783">.</text:span><text:span text:style-name="T427"> </text:span></text:p>
      <text:p text:style-name="P405"/>
      <text:p text:style-name="P1077"><text:span text:style-name="T781">В</text:span><text:span text:style-name="T782">сегда </text:span><text:span text:style-name="T783">идут</text:span><text:span text:style-name="T782"> после глаголов. </text:span><text:span text:style-name="T754">На русский переводятся словами «себя, себе, собой», </text:span></text:p>
      <text:p text:style-name="P249">либо появляются у глаголов в виде окончания -сь, -ся.</text:p>
      <text:p text:style-name="P248"/>
      <text:p text:style-name="P91"><text:span text:style-name="T1165">I </text:span>looked at <text:span text:style-name="T927">myself</text:span> in the mirror — Я посмотрела на <text:span text:style-name="T927">себя</text:span> в зеркало.</text:p>
      <text:p text:style-name="P128">He had to explain <text:span text:style-name="T927">himself</text:span> — Ему пришлось объяснить<text:span text:style-name="T927">ся</text:span></text:p>
      <text:p text:style-name="P367"/>
      <text:p text:style-name="P602"><text:span text:style-name="T724">Местоимение, образованное от you имеет 2 варианта: </text:span><text:span text:style-name="T475">yourself</text:span><text:span text:style-name="T724"> и </text:span><text:span text:style-name="T475">yourselves</text:span><text:span text:style-name="T724">. Это практически единственный слу</text:span><text:span text:style-name="T755">ч</text:span><text:span text:style-name="T724">ай в английском, когда видны отличия между «ты» и «вы».</text:span></text:p>
      <text:p text:style-name="P367"/>
      <text:p text:style-name="P129"><text:soft-page-break/>You talk to yourself when you sleep — Ты говоришь с собой, когда спишь.</text:p>
      <text:p text:style-name="P129">You should belive in yourselves — Вы должны верить в себя. (во множественном)</text:p>
      <text:p text:style-name="P368"/>
      <text:p text:style-name="P368">Местоимение <text:span text:style-name="T475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68"/>
      <text:p text:style-name="P129">I hope crisis resolves itself — Я надеюсь, кризис разрешится сам собой.</text:p>
      <text:p text:style-name="P368"/>
      <text:p text:style-name="P370">Глаголы, после которых возвратные местоимения не используются:</text:p>
      <text:list xml:id="list3330863821" text:style-name="L65">
        <text:list-item>
          <text:p text:style-name="P1366">concentrate — сконцентрироваться;</text:p>
        </text:list-item>
        <text:list-item>
          <text:p text:style-name="P1366">relax — расслабиться;</text:p>
        </text:list-item>
        <text:list-item>
          <text:p text:style-name="P1366">feel — чувствовать (себя);</text:p>
        </text:list-item>
        <text:list-item>
          <text:p text:style-name="P1366">meet — встретиться.</text:p>
        </text:list-item>
      </text:list>
      <text:p text:style-name="P369"/>
      <text:p text:style-name="P130">I can`t concentrate — Я не могу сконцентрировать<text:span text:style-name="T927">ся</text:span>.</text:p>
      <text:p text:style-name="P130">I feel good — Я чувствую <text:span text:style-name="T927">себя</text:span> хорошо.</text:p>
      <text:p text:style-name="P131">You need to relax — Тебе нужно расслабить<text:span text:style-name="T927">ся</text:span>.</text:p>
      <text:p text:style-name="P371"/>
      <text:p text:style-name="P371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71"/>
      <text:p text:style-name="P92">I did it <text:span text:style-name="T927">myself</text:span> — Я <text:span text:style-name="T927">сам</text:span> это сделал.</text:p>
      <text:p text:style-name="P54"><text:span text:style-name="T1156">If you want to do it well, do it </text:span><text:span text:style-name="T940">yourself</text:span><text:span text:style-name="T1156"> — Хочешь сделать хорошо, делай это </text:span><text:span text:style-name="T940">сам</text:span><text:span text:style-name="T1156">.</text:span></text:p>
      <text:p text:style-name="P371"/>
      <text:p text:style-name="P1078"><text:span text:style-name="T805">Также, в этом случае перед местоимением можно поставить предлог </text:span><text:span text:style-name="T564">by</text:span><text:span text:style-name="T805">. </text:span><text:span text:style-name="T803">Он лишь указывает на то, кто же сделал это самостоятельно </text:span><text:span text:style-name="T804">(здесь </text:span><text:span text:style-name="T565">by</text:span><text:span text:style-name="T804"> — это отсылка к пассивному залогу)</text:span><text:span text:style-name="T803">.</text:span></text:p>
      <text:p text:style-name="P372"/>
      <text:p text:style-name="P132">I did it by myself — Я сам это сделал (обратите внимание на меня).</text:p>
      <text:p text:style-name="P372"/>
      <text:p text:style-name="P532">Указательные местоимения</text:p>
      <text:p text:style-name="P373"/>
      <text:p text:style-name="P627"><text:span text:style-name="T777">Нужны, чтобы указать на человека, предмет </text:span><text:span text:style-name="T784">или идею</text:span><text:span text:style-name="T789">.</text:span></text:p>
      <text:list xml:id="list2882644422" text:style-name="L66">
        <text:list-item>
          <text:p text:style-name="P1367">this — этот;</text:p>
        </text:list-item>
        <text:list-item>
          <text:p text:style-name="P1367">that — тот;</text:p>
        </text:list-item>
        <text:list-item>
          <text:p text:style-name="P1367">these — эти;</text:p>
        </text:list-item>
        <text:list-item>
          <text:p text:style-name="P1367">those — те.</text:p>
        </text:list-item>
      </text:list>
      <text:p text:style-name="P374"/>
      <text:p text:style-name="P375">Они связаны с расстоянием и показывают близко ли объект или далеко. Если объект близко, </text:p>
      <text:p text:style-name="P375">то используют <text:span text:style-name="T475">this</text:span> и <text:span text:style-name="T475">these</text:span>. Если объект далеко, и до него не дотянуться — то <text:span text:style-name="T475">that</text:span> и <text:span text:style-name="T475">thas</text:span>. </text:p>
      <text:p text:style-name="P375">После <text:span text:style-name="T475">these</text:span> и <text:span text:style-name="T475">those</text:span> нужно использовать глагол во множественном числе.</text:p>
      <text:p text:style-name="P375"/>
      <text:p text:style-name="P55"><text:span text:style-name="T435">T</text:span><text:span text:style-name="T436">his is my friend Joe — Это мой друг Джо (</text:span><text:span text:style-name="T437">досл. </text:span><text:span text:style-name="T438">Этот есть мой друг</text:span><text:span text:style-name="T436">).</text:span></text:p>
      <text:p text:style-name="P133">Those pictures on the wall are very beautiful — Те картины на стене очень красивые.</text:p>
      <text:p text:style-name="P375"/>
      <text:p text:style-name="P1079"><text:span text:style-name="T806">Данные</text:span><text:span text:style-name="T784"> местоимения могут использоватьс в связке с существительным или самостоятельно.</text:span></text:p>
      <text:p text:style-name="P376">Если используются самостоятельно, то могут быть как подлежащим, так и дополнением.</text:p>
      <text:p text:style-name="P376"/>
      <text:p text:style-name="P1070"><text:span text:style-name="T786">Очень часто </text:span><text:span text:style-name="T566">this</text:span><text:span text:style-name="T786"> и </text:span><text:span text:style-name="T566">that</text:span><text:span text:style-name="T786"> указывают именно на идею, </text:span><text:span text:style-name="T787">выступа</text:span><text:span text:style-name="T788">я</text:span><text:span text:style-name="T785"> формальн</text:span><text:span text:style-name="T787">ым</text:span><text:span text:style-name="T785"> подлежа</text:span><text:span text:style-name="T787">щим</text:span><text:span text:style-name="T786">. </text:span></text:p>
      <text:p text:style-name="P377">В этом случае <text:span text:style-name="T475">this</text:span> соответствует тому, что человек видит сейчас, а <text:span text:style-name="T475">that</text:span> — тому, что человек видел или слышал раньше. Также <text:span text:style-name="T475">that</text:span> может указывать на событие прошлого.</text:p>
      <text:p text:style-name="P378"/>
      <text:p text:style-name="P93"><text:soft-page-break/><text:span text:style-name="T439">T</text:span><text:span text:style-name="T370">hanks for help. That was really nice of you — Спасибо за помощь. Это было мило </text:span></text:p>
      <text:p text:style-name="P134">с вашей стороны (that указывает на ранее произошедшее событие).</text:p>
      <text:p text:style-name="P380"/>
      <text:p text:style-name="P134">I`ve got a new job! That`s good news — Я получил работу. Это хорошие новости </text:p>
      <text:p text:style-name="P134">(that указывает на озвученную ранее мысл).</text:p>
      <text:p text:style-name="P380"/>
      <text:p text:style-name="P135">That`s OK — Все в порядке (формальное подлежащее, </text:p>
      <text:p text:style-name="P56"><text:span text:style-name="T440">я </text:span><text:span text:style-name="T1100">вижу</text:span><text:span text:style-name="T440"> что все хорошо / </text:span><text:span text:style-name="T960">идея</text:span><text:span text:style-name="T440"> хороша</text:span><text:span text:style-name="T441">).</text:span></text:p>
      <text:p text:style-name="P381"/>
      <text:p text:style-name="P134">This is Kerry — Это Кэри (подлежащее).</text:p>
      <text:p text:style-name="P378"/>
      <text:p text:style-name="P379">Указательные местоимения можно заменить определенным артиклем <text:span text:style-name="T475">the</text:span>.</text:p>
      <text:p text:style-name="P136">This food is delicious → The food is delicious (Эта еда очень вкусная).</text:p>
      <text:p text:style-name="P382"/>
      <text:p text:style-name="P383">Когда необходимо указать на человека или предмет, то это можно сделать и через <text:span text:style-name="T475">it is</text:span>. Разницы между <text:span text:style-name="T475">this is</text:span> и <text:span text:style-name="T475">it is</text:span> в этом случае нет. Но обычно используют вариант с <text:span text:style-name="T475">it</text:span>, </text:p>
      <text:p text:style-name="P384">т. к. он короче и является более разговорным: </text:p>
      <text:p text:style-name="P384"/>
      <text:p text:style-name="P57"><text:span text:style-name="T442">T</text:span><text:span text:style-name="T430">his is my book / </text:span><text:span text:style-name="T442">I</text:span><text:span text:style-name="T430">t is my book — </text:span><text:span text:style-name="T442">Это моя книга</text:span><text:span text:style-name="T430">. </text:span></text:p>
      <text:p text:style-name="P383"/>
      <text:p text:style-name="P12"><text:span text:style-name="T756">Н</text:span><text:span text:style-name="T724">еопределенные местоимения</text:span></text:p>
      <text:p text:style-name="P385"/>
      <text:p text:style-name="P386">Местоимения <text:span text:style-name="T475">some</text:span> и <text:span text:style-name="T475">any</text:span> означают «какой-то», «какое-то количество», «некоторый». </text:p>
      <text:p text:style-name="P386">Они связаны с чем-то неопределенным и часто выпадают при переводе.</text:p>
      <text:p text:style-name="P1196"/>
      <text:p text:style-name="P1073"><text:span text:style-name="T796">Они стоят перед существительном во множественно числе или перед неисчисляемым существительным: </text:span><text:span text:style-name="T567">s</text:span><text:span text:style-name="T568">ome water</text:span><text:span text:style-name="T790">, </text:span><text:span text:style-name="T567">some</text:span><text:span text:style-name="T568"> friends</text:span><text:span text:style-name="T790"> </text:span><text:span text:style-name="T795">и т. д.</text:span></text:p>
      <text:p text:style-name="P387"/>
      <text:p text:style-name="P388">Разница между <text:span text:style-name="T475">some</text:span> и <text:span text:style-name="T475">any</text:span> в том, что <text:span text:style-name="T475">some</text:span> используется в утверждениях, а <text:span text:style-name="T475">any</text:span> — </text:p>
      <text:p text:style-name="P388">в отрицаниях (в связке с <text:span text:style-name="T475">not</text:span>). Связка <text:span text:style-name="T475">not + any</text:span> <text:span text:style-name="T1162">обычно </text:span>переводится двойным отрицанием.</text:p>
      <text:p text:style-name="P386"/>
      <text:p text:style-name="P137">I have some friends — У меня есть друзья. (какое-то количество)</text:p>
      <text:p text:style-name="P137">I haven`t got any friends — У меня нет (никаких) друзей.</text:p>
      <text:p text:style-name="P387"/>
      <text:p text:style-name="P389">В утвержениях <text:span text:style-name="T475">some</text:span> ставить не обязательно. Его часто не указывают.</text:p>
      <text:p text:style-name="P138">I have some friends / I have friends (одно и тоже).</text:p>
      <text:p text:style-name="P389"/>
      <text:p text:style-name="P389">В вопросах можно использовать оба местоимения, но смысл они будут передавать разный.</text:p>
      <text:p text:style-name="P391"/>
      <text:p text:style-name="P391"><text:span text:style-name="T475">Some</text:span> имеет позитивный оттенок <text:span text:style-name="T1158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91"/>
      <text:p text:style-name="P1080"><text:span text:style-name="T569">Would you like some </text:span><text:span text:style-name="T570">milk</text:span><text:span text:style-name="T569">? </text:span><text:span text:style-name="T568">—</text:span><text:span text:style-name="T569"> Вы хотите </text:span><text:span text:style-name="T570">молока</text:span><text:span text:style-name="T569">? (он</text:span><text:span text:style-name="T571">о</text:span><text:span text:style-name="T569"> у нас есть)</text:span></text:p>
      <text:p text:style-name="P58"><text:span text:style-name="T443">Could you give me some </text:span><text:span text:style-name="T444">milk</text:span><text:span text:style-name="T443">? </text:span><text:span text:style-name="T445">— </text:span><text:span text:style-name="T443">Я могу попросить </text:span><text:span text:style-name="T444">молока</text:span><text:span text:style-name="T443">? (поделитесь </text:span><text:span text:style-name="T446">пожалуйста</text:span><text:span text:style-name="T443">)</text:span></text:p>
      <text:p text:style-name="P392"/>
      <text:p text:style-name="P1072"><text:span text:style-name="T572">Any</text:span><text:span text:style-name="T791"> передает сомнение </text:span><text:span text:style-name="T792">в наличии объектов, о которых спрашивают, поэтому обычно используется в вопросах, </text:span><text:span text:style-name="T793">где нужно получить </text:span><text:span text:style-name="T806">дополнительную</text:span><text:span text:style-name="T793"> информаци</text:span><text:span text:style-name="T794">ю</text:span><text:span text:style-name="T792">.</text:span></text:p>
      <text:p text:style-name="P393"/>
      <text:p text:style-name="P94"><text:span text:style-name="T447">H</text:span><text:span text:style-name="T370">ave you </text:span><text:span text:style-name="T446">got any milk in the fridge? </text:span><text:span text:style-name="T448">—</text:span><text:span text:style-name="T446"> У тебя есть молоко в холодильнике?</text:span></text:p>
      <text:p text:style-name="P95"><text:span text:style-name="T446">H</text:span><text:span text:style-name="T370">ave you bought </text:span><text:span text:style-name="T927">any</text:span><text:span text:style-name="T370"> new closes? — Ты купила </text:span><text:span text:style-name="T927">какую-нибудь</text:span><text:span text:style-name="T370"> новую одежду?</text:span></text:p>
      <text:p text:style-name="P390"/>
      <text:p text:style-name="P1081"><text:span text:style-name="T793">Если зада</text:span><text:span text:style-name="T795">ется вопрос и ожидается положительный ответ, то используется </text:span><text:span text:style-name="T567">some</text:span><text:span text:style-name="T795">.</text:span></text:p>
      <text:p text:style-name="P1195"><text:soft-page-break/>Are you wainting for somebody? — Ты кого-то ждешь? (не так ли).<text:span text:style-name="T1011"> <text:s/></text:span><text:span text:style-name="T1030">(привести другой пример)</text:span></text:p>
      <text:p text:style-name="P1195"/>
      <text:p text:style-name="P1074"><text:span text:style-name="T797">Местоимение </text:span><text:span text:style-name="T573">no</text:span><text:span text:style-name="T797"> </text:span><text:span text:style-name="T802">также </text:span><text:span text:style-name="T797">используется в отрицаниях. Им можно заменить связку </text:span><text:span text:style-name="T573">not</text:span><text:span text:style-name="T797"> + </text:span><text:span text:style-name="T573">any</text:span><text:span text:style-name="T797">.</text:span></text:p>
      <text:p text:style-name="P394">В предложениях с <text:span text:style-name="T475">no</text:span> первая половина выглядит, как утверждение. </text:p>
      <text:p text:style-name="P394"/>
      <text:p text:style-name="P396">Местоимение <text:span text:style-name="T475">no</text:span> стоит перед существительным, а частица <text:span text:style-name="T475">not</text:span> идет вместе со вспомогательны<text:span text:style-name="T1160">м</text:span> глаголом. <text:span text:style-name="T1160">Они не могут использоваться вместе в одном предложении.</text:span></text:p>
      <text:p text:style-name="P397"/>
      <text:p text:style-name="P139">There are no shops here / There aren`t any shops here — Здесь нет<text:span text:style-name="T1161"> </text:span>магазинов.</text:p>
      <text:p text:style-name="P395"/>
      <text:p text:style-name="P1100"><text:span text:style-name="T798">Неопределенные местоимения, </text:span><text:span text:style-name="T800">как и</text:span><text:span text:style-name="T798"> возвратны</text:span><text:span text:style-name="T800">е</text:span><text:span text:style-name="T798">, могут объединяться с некоторыми словами. </text:span><text:span text:style-name="T799">Здесь п</text:span><text:span text:style-name="T798">ервой половинкой будет: </text:span><text:span text:style-name="T574">some</text:span><text:span text:style-name="T798">, </text:span><text:span text:style-name="T574">any</text:span><text:span text:style-name="T798">, </text:span><text:span text:style-name="T574">no</text:span><text:span text:style-name="T798">, а второй — </text:span><text:span text:style-name="T574">b</text:span><text:span text:style-name="T575">ody/one</text:span><text:span text:style-name="T799"> (если человек), </text:span></text:p>
      <text:p text:style-name="P1100"><text:span text:style-name="T575">thing</text:span><text:span text:style-name="T799"> (если предмет) или </text:span><text:span text:style-name="T575">where</text:span><text:span text:style-name="T799"> (если мест</text:span><text:span text:style-name="T832">о</text:span><text:span text:style-name="T799">).</text:span></text:p>
      <text:p text:style-name="P398"/>
      <text:p text:style-name="P399">Переводятся они как: «кто-то», «что-то», «где-то», «никто», «ничто», «нигде».</text:p>
      <text:p text:style-name="P400">Могут заменять как подлежащее, так и дополнение. <text:span text:style-name="T1167">И</text:span><text:span text:style-name="T1166">спользуются по тем же правилам.</text:span></text:p>
      <text:p text:style-name="P398"/>
      <text:p text:style-name="P96"><text:span text:style-name="T449">T</text:span><text:span text:style-name="T370">here is somebody in the street — Кто-то на улице.</text:span></text:p>
      <text:p text:style-name="P140">Is there anybody in the street? — Есть кто на улице?</text:p>
      <text:p text:style-name="P140">There is nobody in the street / There isn`t anybody in the street — Никого нет на улице.</text:p>
      <text:p text:style-name="P398"/>
      <text:p text:style-name="P398">Если в предложении стоит <text:span text:style-name="T475">nobody</text:span>/<text:span text:style-name="T475">nothing</text:span>/<text:span text:style-name="T475">nowthere</text:span>, то отрицательная частица <text:span text:style-name="T475">not</text:span> уже </text:p>
      <text:p text:style-name="P1075"><text:span text:style-name="T799">не нужна, подобно тому как она не используется </text:span><text:span text:style-name="T801">вместе с</text:span><text:span text:style-name="T799"> </text:span><text:span text:style-name="T575">no</text:span><text:span text:style-name="T799">.</text:span></text:p>
      <text:p text:style-name="P398"/>
      <text:p text:style-name="P1211"><text:span text:style-name="T799">М</text:span><text:span text:style-name="T777">естоимения с окончанием </text:span><text:span text:style-name="T550">-body</text:span><text:span text:style-name="T777"> и </text:span><text:span text:style-name="T550">-one</text:span><text:span text:style-name="T777"> взаимозаменяемы.</text:span></text:p>
      <text:p text:style-name="P401"/>
      <text:p text:style-name="P1225">Притяжательный падеж. Possessive Case</text:p>
      <text:p text:style-name="P406"/>
      <text:p text:style-name="P1087"><text:span text:style-name="T807">Сообщает информацию о том, </text:span><text:span text:style-name="T776">кому</text:span><text:span text:style-name="T807"> принадлежит </text:span><text:span text:style-name="T811">объект</text:span><text:span text:style-name="T807">, </text:span><text:span text:style-name="T808">т. е. указывает на владельца.</text:span></text:p>
      <text:p text:style-name="P408"/>
      <text:p text:style-name="P1213"><text:span text:style-name="T777">Существительно в притяжательном падеже, как и </text:span><text:span text:style-name="T808">притяжательное</text:span><text:span text:style-name="T777"> местоимение, </text:span></text:p>
      <text:p text:style-name="P1085"><text:span text:style-name="T807">отвечает </text:span><text:span text:style-name="T777">на вопрос «чей?». </text:span><text:span text:style-name="T808">Они взаимозаменяемы.</text:span></text:p>
      <text:p text:style-name="P409"/>
      <text:p text:style-name="P410"><text:span text:style-name="T808">Чтобы поставить существительное в этот падеж, нужно добавить к нему окончание </text:span><text:span text:style-name="T475">`s</text:span><text:span text:style-name="T808">.</text:span></text:p>
      <text:p text:style-name="P407"/>
      <text:p text:style-name="P59"><text:span text:style-name="T452">This is </text:span><text:span text:style-name="T941">Tom`s</text:span><text:span text:style-name="T453"> friend — </text:span><text:span text:style-name="T452">Это друг </text:span><text:span text:style-name="T942">Тома</text:span><text:span text:style-name="T452"> (существительное в притяжательном падеже)</text:span></text:p>
      <text:p text:style-name="P142">This is <text:span text:style-name="T927">his</text:span> friend — Это <text:span text:style-name="T927">его</text:span> друг (притяжательное местоимение)</text:p>
      <text:p text:style-name="P407"/>
      <text:p text:style-name="P408"><text:span text:style-name="T1168">Если существительное </text:span><text:span text:style-name="T1169">только </text:span><text:span text:style-name="T1168">подразумевается, то его можно не указывать.</text:span></text:p>
      <text:p text:style-name="P142">This isn`t my car. It`s my brothers`s — Это не моя машина. Она брата.</text:p>
      <text:p text:style-name="P409"/>
      <text:p text:style-name="P411">Если существительное идет в связке с прилагательным или местоимением, то <text:span text:style-name="T475">`s</text:span> </text:p>
      <text:p text:style-name="P411">ставиться в концей всей связки: <text:span text:style-name="T475">a </text:span><text:span text:style-name="T618">big dog`s</text:span><text:span text:style-name="T475"> owner</text:span>, <text:span text:style-name="T618">my friend`s</text:span><text:span text:style-name="T475"> house</text:span>.</text:p>
      <text:p text:style-name="P411"/>
      <text:p text:style-name="P411">Если владельцев несколько то <text:span text:style-name="T475">`s</text:span> ставится в конце словосочетания: </text:p>
      <text:p text:style-name="P143"><text:span text:style-name="T927">Rick and Kate`s</text:span> wedding — Свадьба Рика и Кейт.</text:p>
      <text:p text:style-name="P411"/>
      <text:p text:style-name="P411">Если существительное во множественном числе, то в конце пишется только апостроф, </text:p>
      <text:p text:style-name="P1086"><text:span text:style-name="T809">без </text:span><text:span text:style-name="T581">s</text:span><text:span text:style-name="T809">: </text:span><text:span text:style-name="T581">my </text:span><text:span text:style-name="T621">friends`</text:span><text:span text:style-name="T581"> school</text:span><text:span text:style-name="T809">. Но если во множественном числе слово-исключение, </text:span></text:p>
      <text:p text:style-name="P1086"><text:span text:style-name="T809">то применяются обычные правила: </text:span><text:span text:style-name="T621">men`s</text:span><text:span text:style-name="T581"> clothes</text:span><text:span text:style-name="T809"> (мужская одежда).</text:span></text:p>
      <text:p text:style-name="P411"/>
      <text:p text:style-name="P1214"><text:span text:style-name="T809">П</text:span><text:span text:style-name="T777">орядок слов следующий: сначала указывается владелец в притяжательном падеже, </text:span></text:p>
      <text:p text:style-name="P412"><text:soft-page-break/>а потом то, чем он владеет (в русском языке все наоборот).</text:p>
      <text:p text:style-name="P412"/>
      <text:p text:style-name="P1087"><text:span text:style-name="T810">Если </text:span><text:span text:style-name="T811">предмет</text:span><text:span text:style-name="T810"> является частью другого </text:span><text:span text:style-name="T811">предмета</text:span><text:span text:style-name="T810">, то вместо притяжательного падежа используется предлог </text:span><text:span text:style-name="T582">of</text:span><text:span text:style-name="T810">. Т. к. владельцем может быть кто-то живой.</text:span></text:p>
      <text:p text:style-name="P412"/>
      <text:p text:style-name="P97"><text:span text:style-name="T454">T</text:span><text:span text:style-name="T370">he wheel of the car — Колесо машины (Car`s wheel неправильно).</text:span></text:p>
      <text:p text:style-name="P60"><text:span text:style-name="T454">The door of the house — Двер дома </text:span><text:span text:style-name="T455">(предмет + of + больший предмет)</text:span><text:span text:style-name="T454">.</text:span></text:p>
      <text:p text:style-name="P413"/>
      <text:p text:style-name="P1216"><text:span text:style-name="T810">С</text:span><text:span text:style-name="T777">ловосочетания с предлогом </text:span><text:span text:style-name="T550">of</text:span><text:span text:style-name="T777">:</text:span></text:p>
      <text:list xml:id="list3111724715" text:style-name="L67">
        <text:list-item>
          <text:p text:style-name="P1368">the beginning/end of — начало/конец чего-то;</text:p>
        </text:list-item>
        <text:list-item>
          <text:p text:style-name="P1368">the top/middle/bottom of — вершина/середина/дно чего-то;</text:p>
        </text:list-item>
        <text:list-item>
          <text:p text:style-name="P1368">the side of — сторона чего-то.</text:p>
        </text:list-item>
      </text:list>
      <text:p text:style-name="P1215"/>
      <text:p text:style-name="P1224">Существительное. Noun</text:p>
      <text:p text:style-name="P1217"/>
      <text:p text:style-name="P1088"><text:span text:style-name="T1179">Ч</text:span>асть речи, обознача<text:span text:style-name="T1179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170">в предложении. </text:span></text:p>
      <text:p text:style-name="P1218"/>
      <text:p text:style-name="P1089"><text:span text:style-name="T1170">В русском языке существительное меняется по падежам. В английском </text:span><text:span text:style-name="T1174">все</text:span><text:span text:style-name="T1170"> по другому. </text:span></text:p>
      <text:p text:style-name="P1089"><text:span text:style-name="T1170">Там за падежи отвечают предлоги, а не окончания:</text:span><text:span text:style-name="T943"> </text:span><text:span text:style-name="T624">to</text:span><text:span text:style-name="T508"> the table </text:span><text:span text:style-name="T586">—</text:span><text:span text:style-name="T508"> </text:span><text:span text:style-name="T624">к</text:span><text:span text:style-name="T508"> стол</text:span><text:span text:style-name="T624">у</text:span><text:span text:style-name="T1170">.</text:span></text:p>
      <text:p text:style-name="P1089"/>
      <text:p text:style-name="P1123"><text:span text:style-name="T367">И</text:span><text:span text:style-name="T368">менительным и объектный падеж </text:span><text:span text:style-name="T369">распростанаются</text:span><text:span text:style-name="T368"> только </text:span><text:span text:style-name="T369">на</text:span><text:span text:style-name="T368"> местоимения!</text:span></text:p>
      <text:p text:style-name="P1218"/>
      <text:p text:style-name="P13">Множественное <text:span text:style-name="T1171">число. Plural</text:span></text:p>
      <text:p text:style-name="P1218"/>
      <text:p text:style-name="P1231">Распространяется только на существительные, и не касается прилагательных.</text:p>
      <text:p text:style-name="P1092"><text:span text:style-name="T1172">Образуется с помощью окончания </text:span><text:span text:style-name="T506">-s</text:span><text:span text:style-name="T1172"> или </text:span><text:span text:style-name="T506">-es.</text:span></text:p>
      <text:p text:style-name="P100"/>
      <text:p text:style-name="P1092"><text:span text:style-name="T507">a </text:span><text:span text:style-name="T506">blue ballon</text:span><text:span text:style-name="T623">s</text:span><text:span text:style-name="T506"> — </text:span><text:span text:style-name="T507">г</text:span><text:span text:style-name="T506">олуб</text:span><text:span text:style-name="T623">ые</text:span><text:span text:style-name="T506"> шарик</text:span><text:span text:style-name="T623">и</text:span><text:span text:style-name="T506">.</text:span></text:p>
      <text:p text:style-name="P1215"/>
      <text:p text:style-name="P414">Окончание <text:span text:style-name="T475">-es</text:span> ставится, когда:</text:p>
      <text:p text:style-name="P414"/>
      <text:list xml:id="list3996455751" text:style-name="L68">
        <text:list-item>
          <text:p text:style-name="P1369">слово заканчивается на <text:span text:style-name="T475">-s</text:span> или шипящий <text:span text:style-name="T475">-sh</text:span>, <text:span text:style-name="T475">-ch</text:span>, <text:span text:style-name="T475">-x</text:span>:</text:p>
          <text:p text:style-name="P1507">box/boxes, watch/watches, dish/dishes, bus/buses;</text:p>
          <text:p text:style-name="P1369"/>
        </text:list-item>
        <text:list-item>
          <text:p text:style-name="P1369">слово заканчивается на <text:span text:style-name="T475">-o</text:span> <text:span text:style-name="T1173">(</text:span>кроме исключений<text:span text:style-name="T1173">)</text:span>:</text:p>
          <text:p text:style-name="P1507">potato/potatoes, piano/pianos;</text:p>
          <text:p text:style-name="P1369"/>
        </text:list-item>
        <text:list-item>
          <text:p text:style-name="P1486"><text:span text:style-name="T812">слово заканчивается на </text:span><text:span text:style-name="T587">-f</text:span><text:span text:style-name="T812"> или </text:span><text:span text:style-name="T587">-fe</text:span><text:span text:style-name="T812">, </text:span><text:span text:style-name="T813">где</text:span><text:span text:style-name="T812"> </text:span><text:span text:style-name="T587">-f</text:span><text:span text:style-name="T812"> </text:span><text:span text:style-name="T813">также </text:span><text:span text:style-name="T812">заменяется на </text:span><text:span text:style-name="T587">-v</text:span><text:span text:style-name="T812"> </text:span><text:span text:style-name="T813">(кроме исключений)</text:span><text:span text:style-name="T812">:</text:span></text:p>
          <text:p text:style-name="P1514"><text:span text:style-name="T456">s</text:span><text:span text:style-name="T370">helf/shelves, wife/wives, proof/proofs.</text:span></text:p>
        </text:list-item>
      </text:list>
      <text:p text:style-name="P415"/>
      <text:p text:style-name="P416">Слова-исключения, которые меняются не по правилам:</text:p>
      <text:list xml:id="list3062890906" text:style-name="L69">
        <text:list-item>
          <text:p text:style-name="P1370">man/men — мужчина/мужчины;</text:p>
        </text:list-item>
        <text:list-item>
          <text:p text:style-name="P1370">child/children — ребенок/дети;</text:p>
        </text:list-item>
        <text:list-item>
          <text:p text:style-name="P1370">woman/women [вимен] — женщина/женщины;</text:p>
        </text:list-item>
        <text:list-item>
          <text:p text:style-name="P1370">foot/feet — нога/ноги;</text:p>
        </text:list-item>
        <text:list-item>
          <text:p text:style-name="P1370">mouse/mice — мышь/мыши;</text:p>
        </text:list-item>
        <text:list-item>
          <text:p text:style-name="P1370">sheep/sheep — овца/овцы;</text:p>
        </text:list-item>
        <text:list-item>
          <text:p text:style-name="P1516"><text:span text:style-name="T777">tooth/teeth — </text:span><text:span text:style-name="T814">зуб/</text:span><text:span text:style-name="T777">зубы;</text:span></text:p>
        </text:list-item>
        <text:list-item>
          <text:p text:style-name="P1371">fish/fish — рыба/рыбы;</text:p>
        </text:list-item>
        <text:list-item>
          <text:p text:style-name="P1516"><text:span text:style-name="T814">goose/geese — гусь/гуси.</text:span><text:span text:style-name="T777"> </text:span></text:p>
        </text:list-item>
      </text:list>
      <text:p text:style-name="P14"><text:soft-page-break/><text:span text:style-name="T757">И</text:span><text:span text:style-name="T724">счисляемые и неисчисляемые существительные</text:span></text:p>
      <text:p text:style-name="P417"/>
      <text:p text:style-name="P418">Исчисляемые существительные можно пересчитать. У них есть форма единственного </text:p>
      <text:p text:style-name="P1091"><text:span text:style-name="T815">и множественного числа. Количество можно указать числом, наречием </text:span><text:span text:style-name="T817">или артиклем </text:span><text:span text:style-name="T584">a</text:span><text:span text:style-name="T817"> (one).</text:span></text:p>
      <text:p text:style-name="P419"/>
      <text:p text:style-name="P144"><text:span text:style-name="T927">3</text:span> apples — 3 яблока;</text:p>
      <text:p text:style-name="P144"><text:span text:style-name="T927">many</text:span> books — много книг;</text:p>
      <text:p text:style-name="P1090"><text:span text:style-name="T583">I want </text:span><text:span text:style-name="T622">a</text:span><text:span text:style-name="T583"> banana — </text:span><text:span text:style-name="T585">я</text:span><text:span text:style-name="T583"> хочу банан.</text:span></text:p>
      <text:p text:style-name="P419"/>
      <text:p text:style-name="P1219"><text:span text:style-name="T777">Неисчисляемые существительные невозможно посчитать. К ним относятся вещества, жидкости, явления, ощущуне</text:span><text:span text:style-name="T817">н</text:span><text:span text:style-name="T777">ия, </text:span><text:span text:style-name="T818">абстрактные </text:span><text:span text:style-name="T777">понятия. </text:span><text:span text:style-name="T820">Они и</text:span><text:span text:style-name="T777">меют только одну форму единственного числа и заменяются местоимнием </text:span><text:span text:style-name="T550">it</text:span><text:span text:style-name="T777">.</text:span></text:p>
      <text:p text:style-name="P419"/>
      <text:p text:style-name="P419">Чтобы выразить количество, используется дополнительная мерка: </text:p>
      <text:p text:style-name="P419"/>
      <text:list xml:id="list362303162" text:style-name="L70">
        <text:list-item>
          <text:p text:style-name="P1372">для жидкостей:</text:p>
          <text:list>
            <text:list-item>
              <text:p text:style-name="P1374"><text:span text:style-name="T1181">a </text:span>glass of — стакан;</text:p>
            </text:list-item>
            <text:list-item>
              <text:p text:style-name="P1374"><text:span text:style-name="T1181">a </text:span>cup of — чашка;</text:p>
            </text:list-item>
            <text:list-item>
              <text:p text:style-name="P1374"><text:span text:style-name="T1181">a</text:span> jar of — банка;</text:p>
            </text:list-item>
            <text:list-item>
              <text:p text:style-name="P1374"><text:span text:style-name="T1181">a </text:span>jug of — кувшин;</text:p>
            </text:list-item>
            <text:list-item>
              <text:p text:style-name="P1374"><text:span text:style-name="T1181">a </text:span>bottle of — бутылка;</text:p>
            </text:list-item>
          </text:list>
          <text:p text:style-name="P1373"/>
        </text:list-item>
        <text:list-item>
          <text:p text:style-name="P1372">для сыпучих веществ:</text:p>
          <text:list>
            <text:list-item>
              <text:p text:style-name="P1374"><text:span text:style-name="T1181">a </text:span>packet of — упаковка;</text:p>
            </text:list-item>
            <text:list-item>
              <text:p text:style-name="P1374"><text:span text:style-name="T1181">a </text:span>bowl of — миска;</text:p>
            </text:list-item>
            <text:list-item>
              <text:p text:style-name="P1374"><text:span text:style-name="T1181">a </text:span>bag of — мешок;</text:p>
            </text:list-item>
            <text:list-item>
              <text:p text:style-name="P1374"><text:span text:style-name="T1181">a </text:span>kilo of — килограм;</text:p>
            </text:list-item>
          </text:list>
          <text:p text:style-name="P1377"/>
        </text:list-item>
        <text:list-item>
          <text:p text:style-name="P1376">для продуктов, которые режут:</text:p>
          <text:list>
            <text:list-item>
              <text:p text:style-name="P1517"><text:span text:style-name="T822">a </text:span><text:span text:style-name="T777">piece/</text:span><text:span text:style-name="T816">slice</text:span><text:span text:style-name="T777"> of — кусо</text:span><text:span text:style-name="T816">чек</text:span><text:span text:style-name="T777">;</text:span></text:p>
            </text:list-item>
            <text:list-item>
              <text:p text:style-name="P1374"><text:span text:style-name="T1181">a </text:span>loaf of — буханка;</text:p>
            </text:list-item>
          </text:list>
        </text:list-item>
      </text:list>
      <text:p text:style-name="P420"/>
      <text:p text:style-name="P61"><text:span text:style-name="T457">2 loafs of bread — </text:span><text:span text:style-name="T458">д</text:span><text:span text:style-name="T457">ве буханки хлеба.</text:span></text:p>
      <text:p text:style-name="P101"><text:span text:style-name="T460">a </text:span><text:span text:style-name="T457">c</text:span><text:span text:style-name="T370">up of tea — (одна) чашка чая</text:span></text:p>
      <text:p text:style-name="P420"/>
      <text:p text:style-name="P421">Существительные, которые всегда неислисляемые:</text:p>
      <text:list xml:id="list4273411028" text:style-name="L71">
        <text:list-item>
          <text:p text:style-name="P1375">news — новости;</text:p>
        </text:list-item>
        <text:list-item>
          <text:p text:style-name="P1375">money — деньги;</text:p>
        </text:list-item>
        <text:list-item>
          <text:p text:style-name="P1375">bad luck — неудача;</text:p>
        </text:list-item>
        <text:list-item>
          <text:p text:style-name="P1375">traffic — транспорт на дороге;</text:p>
        </text:list-item>
        <text:list-item>
          <text:p text:style-name="P1375">f<text:span text:style-name="T1180">u</text:span>rniture — мебель;</text:p>
        </text:list-item>
        <text:list-item>
          <text:p text:style-name="P1375">progress — прогресс;</text:p>
        </text:list-item>
        <text:list-item>
          <text:p text:style-name="P1375">information — информация;</text:p>
        </text:list-item>
        <text:list-item>
          <text:p text:style-name="P1375">advice — совет;</text:p>
        </text:list-item>
        <text:list-item>
          <text:p text:style-name="P1375">hair — волосы;</text:p>
        </text:list-item>
        <text:list-item>
          <text:p text:style-name="P1375">paper — бумага;</text:p>
        </text:list-item>
        <text:list-item>
          <text:p text:style-name="P1375">food — еда;</text:p>
        </text:list-item>
      </text:list>
      <text:p text:style-name="P420"/>
      <text:p text:style-name="P98"><text:span text:style-name="T370">It is good news — Это хорошие новости </text:span><text:span text:style-name="T459">(без артикля)</text:span><text:span text:style-name="T370">.</text:span></text:p>
      <text:p text:style-name="P99"><text:span text:style-name="T370">I need good advice — Мне нужен хороший совет </text:span><text:span text:style-name="T459">(без артикля)</text:span><text:span text:style-name="T370">.</text:span></text:p>
      <text:p text:style-name="P15"><text:soft-page-break/><text:span text:style-name="T724">Два </text:span><text:span text:style-name="T758">(и более) </text:span><text:span text:style-name="T724">существительный рядом</text:span></text:p>
      <text:p text:style-name="P422"/>
      <text:p text:style-name="P1095"><text:span text:style-name="T819">Такая цепочка обозначает один предмет, идею </text:span><text:span text:style-name="T821">или </text:span><text:span text:style-name="T819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823">ь</text:span><text:span text:style-name="T819">ся прилагательным </text:span><text:span text:style-name="T821">или</text:span><text:span text:style-name="T819"> существительным с предлогом).</text:span></text:p>
      <text:p text:style-name="P423"/>
      <text:p text:style-name="P145">a tennis ball — теннисный мяч / мяч для тенниса;</text:p>
      <text:p text:style-name="P145">a income tax — подоходный налог / налог на прибыль;</text:p>
      <text:p text:style-name="P424"/>
      <text:p text:style-name="P426">Первое существительное всегда стоит в единственном числе.</text:p>
      <text:p text:style-name="P426"/>
      <text:p text:style-name="P146">tennis balls — теннисные мячи;</text:p>
      <text:p text:style-name="P147">two part question (question of two parts) — <text:span text:style-name="T1182">вопрос из 2х частей;</text:span></text:p>
      <text:p text:style-name="P424"/>
      <text:p text:style-name="P1220"><text:span text:style-name="T819">И</text:span><text:span text:style-name="T777">ногда первое существительное имеет окончание </text:span><text:span text:style-name="T550">-ing</text:span><text:span text:style-name="T777">.</text:span></text:p>
      <text:p text:style-name="P425"/>
      <text:p text:style-name="P145">a swimming pool — плавательный бассейн;</text:p>
      <text:p text:style-name="P147">working hours — рабочие часы;</text:p>
      <text:p text:style-name="P425"/>
      <text:p text:style-name="P1226">Артикли. Articles</text:p>
      <text:p text:style-name="P427"/>
      <text:p text:style-name="P428">Это маленькие слова перед существительными, которые передают оттенки смысла.</text:p>
      <text:p text:style-name="P428">Есть 2 вида артикля: неопределенный <text:span text:style-name="T1185">(</text:span><text:span text:style-name="T475">a/an</text:span><text:span text:style-name="T1185">)</text:span> и определенный <text:span text:style-name="T1185">(</text:span><text:span text:style-name="T475">the</text:span><text:span text:style-name="T1185">)</text:span>.</text:p>
      <text:p text:style-name="P428"/>
      <text:p text:style-name="P534">Неопределенный артикль</text:p>
      <text:p text:style-name="P428"/>
      <text:p text:style-name="P1096"><text:span text:style-name="T824">Артикль </text:span><text:span text:style-name="T588">a</text:span><text:span text:style-name="T824"> </text:span><text:span text:style-name="T833">указывает на</text:span><text:span text:style-name="T824"> </text:span><text:span text:style-name="T825">один </text:span><text:span text:style-name="T824">предмет. Причем не конкретный предмет, а</text:span><text:span text:style-name="T825"> </text:span><text:span text:style-name="T824">неопределенный. </text:span><text:span text:style-name="T825">К</text:span><text:span text:style-name="T824">аждый </text:span><text:span text:style-name="T825">человек </text:span><text:span text:style-name="T824">может представлять </text:span><text:span text:style-name="T825">такой предмет </text:span><text:span text:style-name="T824">по своему.</text:span></text:p>
      <text:p text:style-name="P429"/>
      <text:p text:style-name="P148">a house — дом (один представит большой особняк, другой — маленький домик).</text:p>
      <text:p text:style-name="P429"/>
      <text:p text:style-name="P1099"><text:span text:style-name="T825">Его можно условно заменить на числительное </text:span><text:span text:style-name="T594">one </text:span><text:span text:style-name="T831">(какой-то один)</text:span><text:span text:style-name="T825">. </text:span><text:span text:style-name="T664">Поэтому о</text:span><text:span text:style-name="T665">н ставится перед исчисляемыми существительными в единственном числе.</text:span></text:p>
      <text:p text:style-name="P430"/>
      <text:p text:style-name="P1102"><text:span text:style-name="T589">I have </text:span><text:span text:style-name="T625">a</text:span><text:span text:style-name="T589"> cat / I have </text:span><text:span text:style-name="T625">one</text:span><text:span text:style-name="T589"> cat — У меня есть </text:span><text:span text:style-name="T596">(одна такая </text:span><text:span text:style-name="T602">прикольная</text:span><text:span text:style-name="T596">) </text:span><text:span text:style-name="T589">кошка.</text:span></text:p>
      <text:p text:style-name="P435"/>
      <text:p text:style-name="P431"><text:span text:style-name="T475">A</text:span> ставится перед согласными, а <text:span text:style-name="T475">an</text:span> — перед гласными. Оба означают одно и тоже.</text:p>
      <text:p text:style-name="P431"/>
      <text:p text:style-name="P603"><text:span text:style-name="T773">Если гласная читается как двойной звук с первым [</text:span>йи<text:span text:style-name="T773">], то ставится </text:span><text:span text:style-name="T510">a</text:span><text:span text:style-name="T773">: </text:span><text:span text:style-name="T510">a union</text:span><text:span text:style-name="T773">, </text:span><text:span text:style-name="T510">a European</text:span><text:span text:style-name="T773">.</text:span></text:p>
      <text:p text:style-name="P431"/>
      <text:p text:style-name="P1097"><text:span text:style-name="T827">Если первая согласная (после которой гласная) не произносится, то ставится </text:span><text:span text:style-name="T592">an</text:span><text:span text:style-name="T827">: </text:span></text:p>
      <text:p text:style-name="P1097"><text:span text:style-name="T592">an hour </text:span><text:span text:style-name="T827">(аувер), </text:span><text:span text:style-name="T592">an honesty </text:span><text:span text:style-name="T827">(анэсти).</text:span></text:p>
      <text:p text:style-name="P431"/>
      <text:p text:style-name="P628"><text:span text:style-name="T827">Т</text:span><text:span text:style-name="T828">акже артикль </text:span><text:span text:style-name="T593">a</text:span><text:span text:style-name="T828"> </text:span><text:span text:style-name="T830">ставится</text:span><text:span text:style-name="T828">, когда:</text:span></text:p>
      <text:list xml:id="list303595547" text:style-name="L72">
        <text:list-item>
          <text:p text:style-name="P1518"><text:span text:style-name="T777">говорят о профессии (</text:span><text:span text:style-name="T550">I`m a doctor)</text:span><text:span text:style-name="T777">;</text:span></text:p>
        </text:list-item>
        <text:list-item>
          <text:p text:style-name="P1519"><text:span text:style-name="T777">впервые упоминяют человека или предмет в разговоре </text:span><text:span text:style-name="T829">(</text:span><text:span text:style-name="T589">I have a cat</text:span><text:span text:style-name="T829">);</text:span></text:p>
        </text:list-item>
        <text:list-item>
          <text:p text:style-name="P1487"><text:span text:style-name="T829">дается определение предмету (</text:span><text:span text:style-name="T590">He is a good man «</text:span><text:span text:style-name="T591">О</text:span><text:span text:style-name="T590">н относится к хорошим людям»</text:span><text:span text:style-name="T829">)</text:span></text:p>
        </text:list-item>
      </text:list>
      <text:p text:style-name="P436"/>
      <text:p text:style-name="P1098">Если перед существительным сто<text:span text:style-name="T1184">и</text:span>т прилагательн<text:span text:style-name="T1184">ое</text:span>, то артикль <text:span text:style-name="T509">a</text:span><text:span text:style-name="T1188"> </text:span>ставится перед ним.</text:p>
      <text:p text:style-name="P434"/>
      <text:p text:style-name="P1098">a big old house — большой старый дом.</text:p>
      <text:p text:style-name="P149">a black and white cat — черно-белый кот.</text:p>
      <text:p text:style-name="P430"><text:soft-page-break/></text:p>
      <text:p text:style-name="P432">При этом перед прилагательным без существительного артикль <text:span text:style-name="T509">a</text:span><text:span text:style-name="T1188"> </text:span>не ставится.</text:p>
      <text:p text:style-name="P432"/>
      <text:p text:style-name="P150">This book is a good (неправильно).</text:p>
      <text:p text:style-name="P150">Th<text:span text:style-name="T1183">i</text:span>s book is good (правильно).</text:p>
      <text:p text:style-name="P430"/>
      <text:p text:style-name="P535">Определенный артикль</text:p>
      <text:p text:style-name="P433"/>
      <text:p text:style-name="P438">Артикль <text:span text:style-name="T475">the</text:span> указывает на конкретный предмет или понятие.</text:p>
      <text:p text:style-name="P438">Т. е. на то, что выделяется из общей массы.</text:p>
      <text:p text:style-name="P439"/>
      <text:p text:style-name="P440">Его можно заменить указательным местоимением (<text:span text:style-name="T475">this, that, these, those</text:span>) </text:p>
      <text:p text:style-name="P1106"><text:span text:style-name="T834">и</text:span><text:span text:style-name="T833"> часто удобнее </text:span><text:span text:style-name="T836">им же </text:span><text:span text:style-name="T845">и </text:span><text:span text:style-name="T833">переводить.</text:span></text:p>
      <text:p text:style-name="P439"/>
      <text:p text:style-name="P439">Он может стоять как перед единственным числом, так и перед множественным; </text:p>
      <text:p text:style-name="P439">как перед исчисляемыми, так и неисчисляемыми существительными.</text:p>
      <text:p text:style-name="P441"/>
      <text:p text:style-name="P1101"><text:span text:style-name="T834">Е</text:span><text:span text:style-name="T826">сли предмет или человек упоминаются в </text:span><text:span text:style-name="T837">речи </text:span><text:span text:style-name="T826">впервые, то обычно о них ничего не известно, поэтому </text:span><text:span text:style-name="T835">сначала</text:span><text:span text:style-name="T826"> использ</text:span><text:span text:style-name="T835">уется</text:span><text:span text:style-name="T826"> неопределенный артикль </text:span><text:span text:style-name="T595">a/an</text:span><text:span text:style-name="T826"> </text:span><text:span text:style-name="T834">(при условии, что он нужен</text:span><text:span text:style-name="T826">).</text:span></text:p>
      <text:p text:style-name="P1234"><text:span text:style-name="T826">Н</text:span><text:span text:style-name="T777">о если </text:span><text:span text:style-name="T846">этот </text:span><text:span text:style-name="T777">предмет или человек упоминаются в речи повторно, то уже используется определенный артикль </text:span><text:span text:style-name="T550">the</text:span><text:span text:style-name="T777">.</text:span></text:p>
      <text:p text:style-name="P437"/>
      <text:p text:style-name="P102"><text:span text:style-name="T463">I </text:span><text:span text:style-name="T370">have got </text:span><text:span text:style-name="T927">a</text:span><text:span text:style-name="T370"> puppy. </text:span><text:span text:style-name="T927">The</text:span><text:span text:style-name="T370"> puppy is white — У меня есть щенок. (Этот) щенок белый.</text:span></text:p>
      <text:p text:style-name="P442"/>
      <text:p text:style-name="P442">Определенный артикль может стоять не только перед существительным, но и перед прилагательным. <text:span text:style-name="T1189">В этом случае прилагательное становится существительным.</text:span></text:p>
      <text:p text:style-name="P442"/>
      <text:p text:style-name="P153">rich people — богатые люди.</text:p>
      <text:p text:style-name="P102"><text:span text:style-name="T464">t</text:span><text:span text:style-name="T370">he rich — богачи.</text:span></text:p>
      <text:p text:style-name="P442"/>
      <text:p text:style-name="P443">Также артикль <text:span text:style-name="T475">the</text:span> ставится, когда:</text:p>
      <text:p text:style-name="P443"/>
      <text:list xml:id="list3883954634" text:style-name="L73">
        <text:list-item>
          <text:p text:style-name="P1378">говорят о части помещения:</text:p>
          <text:list>
            <text:list-item>
              <text:p text:style-name="P1382">in the room — в комнате;</text:p>
            </text:list-item>
            <text:list-item>
              <text:p text:style-name="P1382">on the floor — на полу;</text:p>
            </text:list-item>
          </text:list>
          <text:p text:style-name="P1380"/>
        </text:list-item>
        <text:list-item>
          <text:p text:style-name="P1379">говорят, на каком музыкальном инструменте играют:</text:p>
          <text:list>
            <text:list-item>
              <text:p text:style-name="P1383">play the piano — играть на фортепиано;</text:p>
            </text:list-item>
          </text:list>
          <text:p text:style-name="P1380"/>
        </text:list-item>
        <text:list-item>
          <text:p text:style-name="P1378">человек напрявляется в конкретное место:</text:p>
          <text:list>
            <text:list-item>
              <text:p text:style-name="P1382">go to the bank — идти в банк;</text:p>
            </text:list-item>
            <text:list-item>
              <text:p text:style-name="P1382">drive to the shop — поехать на машине в магазин;</text:p>
            </text:list-item>
          </text:list>
          <text:p text:style-name="P1380"/>
        </text:list-item>
        <text:list-item>
          <text:p text:style-name="P1387">объект, о котором идет речь, уникальный (другого такого нет):</text:p>
          <text:list>
            <text:list-item>
              <text:p text:style-name="P1386">природные объекты или явления:</text:p>
              <text:list>
                <text:list-item>
                  <text:p text:style-name="P1383">the equator — экватор;</text:p>
                </text:list-item>
                <text:list-item>
                  <text:p text:style-name="P1383">the sky — небо;</text:p>
                </text:list-item>
                <text:list-item>
                  <text:p text:style-name="P1386">the moon — луна;</text:p>
                </text:list-item>
              </text:list>
            </text:list-item>
            <text:list-item>
              <text:p text:style-name="P1386">объекты созданные человеком</text:p>
              <text:list>
                <text:list-item>
                  <text:p text:style-name="P1383"><text:soft-page-break/>the Bible (the Book) — Библия;</text:p>
                </text:list-item>
                <text:list-item>
                  <text:p text:style-name="P1383">the Internet — Интернет;</text:p>
                </text:list-item>
                <text:list-item>
                  <text:p text:style-name="P1386">the radio — радио;</text:p>
                </text:list-item>
              </text:list>
            </text:list-item>
            <text:list-item>
              <text:p text:style-name="P1386"><text:span text:style-name="T1190">с </text:span>превосходн<text:span text:style-name="T1190">ой</text:span> степень<text:span text:style-name="T1190">ю</text:span> прилагательных:</text:p>
              <text:list>
                <text:list-item>
                  <text:p text:style-name="P1383">the longest — самый длинный;</text:p>
                </text:list-item>
                <text:list-item>
                  <text:p text:style-name="P1386">the hottest — самый жаркий;</text:p>
                </text:list-item>
              </text:list>
            </text:list-item>
            <text:list-item>
              <text:p text:style-name="P1384"><text:span text:style-name="T1191">со </text:span>словосочетани<text:span text:style-name="T1191">ем</text:span><text:span text:style-name="T475"> the same</text:span> (такой же, одинаковый):</text:p>
              <text:p text:style-name="P1508">These two photos are the same — Эти 2 фото одинаковые;</text:p>
            </text:list-item>
          </text:list>
          <text:p text:style-name="P1385"/>
        </text:list-item>
        <text:list-item>
          <text:p text:style-name="P1378">перед порядковым числительным:</text:p>
          <text:list>
            <text:list-item>
              <text:p text:style-name="P1388">the first — первый;</text:p>
            </text:list-item>
            <text:list-item>
              <text:p text:style-name="P1388">the second — второй;</text:p>
            </text:list-item>
          </text:list>
          <text:p text:style-name="P1380"/>
        </text:list-item>
        <text:list-item>
          <text:p text:style-name="P1381">перед фамилией (чтобы показать что люди принадлежат одной семье):</text:p>
          <text:p text:style-name="P1515"><text:span text:style-name="T461">The Jachsons </text:span><text:span text:style-name="T462">are very nice people — Джексоны очень милые люди;</text:span></text:p>
          <text:p text:style-name="P1380"/>
        </text:list-item>
        <text:list-item>
          <text:p text:style-name="P1389">в словосочетаниях, касающихся сторон:</text:p>
          <text:list>
            <text:list-item>
              <text:p text:style-name="P1390">the top of — верхушка (чего-то);</text:p>
            </text:list-item>
            <text:list-item>
              <text:p text:style-name="P1390">on the left — слева.</text:p>
            </text:list-item>
          </text:list>
        </text:list-item>
      </text:list>
      <text:p text:style-name="P444"/>
      <text:p text:style-name="P538">Случаи, когда артикли не используются</text:p>
      <text:p text:style-name="P444"/>
      <text:p text:style-name="P445">Такие ситуации зачастую не имеют логического объяснения и их нужно просто запомнить.</text:p>
      <text:p text:style-name="P445"/>
      <text:list xml:id="list3578824169" text:style-name="L74">
        <text:list-item>
          <text:p text:style-name="P1391">в выражениях со словами <text:span text:style-name="T475">breakfast</text:span>, <text:span text:style-name="T475">lunch</text:span>, <text:span text:style-name="T475">dinner</text:span>:</text:p>
          <text:p text:style-name="P1509">When do you usually have breakfast? — Когда ты обычно завтракаешь?</text:p>
          <text:p text:style-name="P1392"/>
        </text:list-item>
        <text:list-item>
          <text:p text:style-name="P1393">когда говорят о направлении или местонахождении словами:</text:p>
          <text:list>
            <text:list-item>
              <text:p text:style-name="P1392">work <text:span text:style-name="T1201">(</text:span><text:span text:style-name="T475">go to work, start work</text:span><text:span text:style-name="T1201">)</text:span>;</text:p>
            </text:list-item>
            <text:list-item>
              <text:p text:style-name="P1392">school, university, college <text:span text:style-name="T1201">(</text:span><text:span text:style-name="T475">go to school, start school</text:span>);</text:p>
            </text:list-item>
            <text:list-item>
              <text:p text:style-name="P1392">church, hospital, prison <text:span text:style-name="T1201">(</text:span><text:span text:style-name="T475">go to church, be at hospital</text:span><text:span text:style-name="T1201">)</text:span>;</text:p>
            </text:list-item>
            <text:list-item>
              <text:p text:style-name="P1392">home, bed <text:span text:style-name="T1201">(</text:span><text:span text:style-name="T475">go home, go to bed</text:span><text:span text:style-name="T1201">)</text:span>;</text:p>
            </text:list-item>
          </text:list>
          <text:p text:style-name="P1392"/>
        </text:list-item>
        <text:list-item>
          <text:p text:style-name="P1391">в словосочетаниях <text:span text:style-name="T475">play</text:span> + вид спорта или игры:</text:p>
          <text:p text:style-name="P1509">I play football — Я играю в футбол;</text:p>
          <text:p text:style-name="P1392"/>
        </text:list-item>
        <text:list-item>
          <text:p text:style-name="P1391">перед названием языков или учебных дисциплин (котор. всегда с большой буквы):</text:p>
          <text:p text:style-name="P1509">I want to speak <text:span text:style-name="T1186">English well — Я хочу хорошо говорить по-английски;</text:span></text:p>
          <text:p text:style-name="P1392"/>
        </text:list-item>
        <text:list-item>
          <text:p text:style-name="P1394">перед именами людей и фамилями:</text:p>
          <text:p text:style-name="P1510">My name is Bond, James Bond — Меня зовут Бонд, Джеймс Бонд.</text:p>
        </text:list-item>
      </text:list>
      <text:p text:style-name="P446"/>
      <text:p text:style-name="P536">Артикли в географических названиях</text:p>
      <text:p text:style-name="P447"/>
      <text:p text:style-name="P1103"><text:span text:style-name="T838">Артикли не </text:span><text:span text:style-name="T840">ставятся</text:span><text:span text:style-name="T838"> </text:span><text:span text:style-name="T840">с</text:span><text:span text:style-name="T838"> названиями континентов:</text:span></text:p>
      <text:p text:style-name="P151">I live in Western Europe — Я живу в западной Европе.</text:p>
      <text:p text:style-name="P448"/>
      <text:p text:style-name="P448">Артикли не ставятся с названиям<text:span text:style-name="T1187">и</text:span> стран из 1 слова и с названиями городов:</text:p>
      <text:p text:style-name="P151">Washington is the capital of America — Вашингтон — столица Америки.</text:p>
      <text:p text:style-name="P151"><text:soft-page-break/></text:p>
      <text:p text:style-name="P152"><text:span text:style-name="T724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448"/>
      <text:p text:style-name="P1103"><text:span text:style-name="T838">Артикли не нужны в названиях горных вершин, а также там, где присутсв</text:span><text:span text:style-name="T839">ует</text:span><text:span text:style-name="T838"> слово Mount: </text:span></text:p>
      <text:p text:style-name="P1103"><text:span text:style-name="T597">Everest / Mount Everest, Makalu</text:span><text:span text:style-name="T838">. Но </text:span><text:span text:style-name="T839">в</text:span><text:span text:style-name="T838"> названия</text:span><text:span text:style-name="T839">х</text:span><text:span text:style-name="T838"> горных цепей ставится </text:span><text:span text:style-name="T597">the</text:span><text:span text:style-name="T838">: </text:span><text:span text:style-name="T597">the Himalayas</text:span><text:span text:style-name="T838">.</text:span></text:p>
      <text:p text:style-name="P448"/>
      <text:p text:style-name="P1232"><text:span text:style-name="T777">Артикль </text:span><text:span text:style-name="T550">the</text:span><text:span text:style-name="T777"> не нужен с прилагательными, образованными от частей света или когда часть света указана вместе с названием страны: </text:span><text:span text:style-name="T550">North America, Eastern Europe.</text:span></text:p>
      <text:p text:style-name="P451"/>
      <text:p text:style-name="P1232"><text:span text:style-name="T777">Артикль </text:span><text:span text:style-name="T550">the</text:span><text:span text:style-name="T777"> не нужен в названиях улиц, дорог, скверов, парков:</text:span></text:p>
      <text:p text:style-name="P155">Fifth Avenue (5я Авеню), Broadway, Times Square.</text:p>
      <text:p text:style-name="P448"/>
      <text:p text:style-name="P1103"><text:span text:style-name="T838">А</text:span><text:span text:style-name="T841">ртикль </text:span><text:span text:style-name="T599">the</text:span><text:span text:style-name="T841"> нужен в названиях водных объектов (океан, море, река, канал): </text:span><text:span text:style-name="T599">the Thames River, the Amazon (Амазонка), the Pacific (Тихий океан), the Baltic Sea. </text:span><text:span text:style-name="T840">Но с названиями озер он </text:span></text:p>
      <text:p text:style-name="P1103"><text:span text:style-name="T840">не используется: </text:span><text:span text:style-name="T598">Lake Superior (Верхнее озеро).</text:span></text:p>
      <text:p text:style-name="P453"/>
      <text:p text:style-name="P449">Также <text:span text:style-name="T475">the</text:span> нужен в названиях частей света: <text:span text:style-name="T475">the north, the south, the east, the west</text:span>.</text:p>
      <text:p text:style-name="P152">We should go to the north — Нам нужно идти на север.</text:p>
      <text:p text:style-name="P450"/>
      <text:p text:style-name="P1103"><text:span text:style-name="T847">Следует</text:span><text:span text:style-name="T848"> </text:span><text:span text:style-name="T847">знать</text:span><text:span text:style-name="T848">, что на картах не печатают артикль </text:span><text:span text:style-name="T603">the</text:span><text:span text:style-name="T848">, даже когда он нужен.</text:span></text:p>
      <text:p text:style-name="P450"/>
      <text:p text:style-name="P537">Артикли в других названиях</text:p>
      <text:p text:style-name="P450"/>
      <text:p text:style-name="P452">Артикль не ставится в названиях административных зданий или комплексов из 2х слов.</text:p>
      <text:p text:style-name="P154"/>
      <text:p text:style-name="P154">Cambridge University, JFK Airport, Buckingham Palace.</text:p>
      <text:p text:style-name="P154">(порядок слов: сначала уникальное название, а затем категория <text:s/>объекта).</text:p>
      <text:p text:style-name="P452"/>
      <text:p text:style-name="P1104"><text:span text:style-name="T842">Артикль </text:span><text:span text:style-name="T600">the</text:span><text:span text:style-name="T842"> ставится в названиях отелей, театров, галерей, а также в названиях всемирно известных зданий:</text:span><text:span text:style-name="T600"> the Hilton Hotel, the Red Lion (бар), the White House.</text:span></text:p>
      <text:p text:style-name="P452"/>
      <text:p text:style-name="P1233"><text:span text:style-name="T777">В названиях, где присутствует предлог </text:span><text:span text:style-name="T550">of</text:span><text:span text:style-name="T777">, артикль </text:span><text:span text:style-name="T550">the</text:span><text:span text:style-name="T777"> ставится всегда: </text:span></text:p>
      <text:p text:style-name="P154">the Bank of England, the Great Wall of China, the Tower of London.</text:p>
      <text:p text:style-name="P452"/>
      <text:p text:style-name="P539">Какой артикль выбрать</text:p>
      <text:p text:style-name="P454"/>
      <text:p text:style-name="P1105"><text:span text:style-name="T843">Мысленно предсавить перед существительным слово «один», «один такой (</text:span><text:span text:style-name="T844">прикольный</text:span><text:span text:style-name="T843">)», </text:span></text:p>
      <text:p text:style-name="P1105"><text:span text:style-name="T843">«один из» и т. д. Если логика предложения не нарушена, то скорее всего нужен </text:span><text:span text:style-name="T601">a/an</text:span><text:span text:style-name="T843">.</text:span></text:p>
      <text:p text:style-name="P454"/>
      <text:p text:style-name="P156">I`ve got a window in my room — У меня в комнате есть окно. (обычное окно, каких много)</text:p>
      <text:p text:style-name="P454"/>
      <text:p text:style-name="P1105"><text:span text:style-name="T843">Мысленно представить перед существительным слова: </text:span><text:span text:style-name="T601">this, that, these, those</text:span><text:span text:style-name="T843"> или «тот самый», «именно тот», «конкретное этот» и т. д. Если смысл предложения в целом не изменился, </text:span></text:p>
      <text:p text:style-name="P1105"><text:span text:style-name="T843">то можно ставить </text:span><text:span text:style-name="T601">the</text:span><text:span text:style-name="T843">.</text:span></text:p>
      <text:p text:style-name="P454"/>
      <text:p text:style-name="P156">Look at the window. It`s broken — Посмотри на окно. Оно разбито. (посмотри на это конкретное окно, именно оно разбито).</text:p>
      <text:p text:style-name="P454"/>
      <text:p text:style-name="P455"/>
      <text:p text:style-name="P1317">Прилагательное. Adjective</text:p>
      <text:p text:style-name="P455"/>
      <text:p text:style-name="P1107"><text:span text:style-name="T850">Ч</text:span><text:span text:style-name="T849">асть речи, которая описывает качества и свойства объектов, и отвечает на вопрос «какой?».</text:span></text:p>
      <text:p text:style-name="P456"/>
      <text:p text:style-name="P1108"><text:span text:style-name="T849">П</text:span><text:span text:style-name="T850">рилагательное стоит перед существительным, но может появиться и без него если используется после глагола </text:span><text:span text:style-name="T604">be</text:span><text:span text:style-name="T850">. В этом случае </text:span><text:span text:style-name="T858">оно</text:span><text:span text:style-name="T850"> </text:span><text:span text:style-name="T858">обычно</text:span><text:span text:style-name="T850"> переводиться глаголом.</text:span></text:p>
      <text:p text:style-name="P457"/>
      <text:p text:style-name="P1108"><text:span text:style-name="T850">Если перед прилагательным стоит артикль </text:span><text:span text:style-name="T604">the</text:span><text:span text:style-name="T850">, то оно </text:span><text:span text:style-name="T851">становится</text:span><text:span text:style-name="T850"> существительным.</text:span></text:p>
      <text:p text:style-name="P1109"><text:span text:style-name="T850">Прилагательн</text:span><text:span text:style-name="T852">ые</text:span><text:span text:style-name="T850"> не меняется по родам, числам и падежам.</text:span></text:p>
      <text:p text:style-name="P457"/>
      <text:p text:style-name="P1235"><text:span text:style-name="T850">П</text:span><text:span text:style-name="T777">рилагательные делятся на 2 группы:</text:span></text:p>
      <text:p text:style-name="P459"/>
      <text:list xml:id="list2368632551" text:style-name="L75">
        <text:list-item>
          <text:p text:style-name="P1395">оценочные прилагательные; они выражают личное мнение человека о предмете:</text:p>
          <text:p text:style-name="P1511">a funny cat — смешной кот (мнение, с которым можно не соглашаться)</text:p>
          <text:p text:style-name="P1395"/>
        </text:list-item>
        <text:list-item>
          <text:p text:style-name="P1395">фактовые прилагательные; они указывают на визуальную информацию, либо факты, </text:p>
          <text:p text:style-name="P1395">которые известны об объекте: размер, возраст, цвет, происхождение, состав и пр.:</text:p>
          <text:p text:style-name="P1511">a gray cat — серый кот (характеристика, которая не зависит от мнения)</text:p>
        </text:list-item>
      </text:list>
      <text:p text:style-name="P459"/>
      <text:p text:style-name="P459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459"/>
      <text:p text:style-name="P157">a gray funny cat (неправильно)</text:p>
      <text:p text:style-name="P157">a funny gray cat (правильно)</text:p>
      <text:p text:style-name="P459"/>
      <text:p text:style-name="P629"><text:span text:style-name="T854">Глаголы, после которых </text:span><text:span text:style-name="T870">всегда</text:span><text:span text:style-name="T854"> </text:span><text:span text:style-name="T870">идут</text:span><text:span text:style-name="T854"> прилагательн</text:span><text:span text:style-name="T853">ые</text:span><text:span text:style-name="T854">:</text:span></text:p>
      <text:list xml:id="list2464841939" text:style-name="L76">
        <text:list-item>
          <text:p text:style-name="P1396">be — быть;</text:p>
        </text:list-item>
        <text:list-item>
          <text:p text:style-name="P1396">get — становиться;</text:p>
        </text:list-item>
        <text:list-item>
          <text:p text:style-name="P1396">become — становиться;</text:p>
        </text:list-item>
        <text:list-item>
          <text:p text:style-name="P1396">seem — казаться;</text:p>
        </text:list-item>
        <text:list-item>
          <text:p text:style-name="P1396">look — выглядеть;</text:p>
        </text:list-item>
        <text:list-item>
          <text:p text:style-name="P1396">feel — чувствовать (себя);</text:p>
        </text:list-item>
        <text:list-item>
          <text:p text:style-name="P1396">sound — звучать;</text:p>
        </text:list-item>
        <text:list-item>
          <text:p text:style-name="P1520"><text:span text:style-name="T777">taste — </text:span><text:span text:style-name="T853">иметь вкус</text:span><text:span text:style-name="T777">;</text:span></text:p>
        </text:list-item>
        <text:list-item>
          <text:p text:style-name="P1520"><text:span text:style-name="T777">smell — </text:span><text:span text:style-name="T853">иметь запах</text:span><text:span text:style-name="T777">;</text:span></text:p>
        </text:list-item>
      </text:list>
      <text:p text:style-name="P459"/>
      <text:p text:style-name="P1111"><text:span text:style-name="T227">Обычно, в английском </text:span><text:span text:style-name="T228">языке </text:span><text:span text:style-name="T227">после глаголов стоят наречия. </text:span><text:span text:style-name="T229">Но даже если стоит прилагательное, то оно все равно будет перводится наречием (кроме случае с глаголом be).</text:span></text:p>
      <text:p text:style-name="P841"/>
      <text:p text:style-name="P850"><text:span text:style-name="T370">You look nice! </text:span><text:span text:style-name="T465">— </text:span><text:span text:style-name="T370">Ты прекрасно выглядишь!</text:span></text:p>
      <text:p text:style-name="P901">I feel bad — Я плохо себя чувствую.</text:p>
      <text:p text:style-name="P458"/>
      <text:p text:style-name="P1205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205"/>
      <text:p text:style-name="P1204"><text:span text:style-name="T370">He </text:span><text:span text:style-name="T927">looked at</text:span><text:span text:style-name="T370"> me angrily — Он посмотрел на меня злобно</text:span></text:p>
      <text:p text:style-name="P458"/>
      <text:p text:style-name="P540">Степени сравнения прилагательных</text:p>
      <text:p text:style-name="P462"/>
      <text:p text:style-name="P463">Их всего 2: сравнительная и превосходная.</text:p>
      <text:p text:style-name="P460"/>
      <text:p text:style-name="P1110">Сравнительная степень нужна, когда сравниваются 2 альтернативы. Вторая альтернатива </text:p>
      <text:p text:style-name="P461"><text:soft-page-break/>не обязательно должна указываться напрямую. Она может подразумеваться.</text:p>
      <text:p text:style-name="P461"/>
      <text:p text:style-name="P464">Сравнительная степень образуется с помощью суффикса <text:span text:style-name="T475">-er</text:span> или слова <text:span text:style-name="T475">more</text:span>.</text:p>
      <text:p text:style-name="P465">Суффикс <text:span text:style-name="T475">-er</text:span> ставится, когда слово состоит из 1 слога, или 2х, но заканчивается на <text:span text:style-name="T475">-y</text:span>:</text:p>
      <text:p text:style-name="P1171">small → smaller (маленький → еще меньше); </text:p>
      <text:p text:style-name="P1171">funny → funnier (смешной → смешнее);</text:p>
      <text:p text:style-name="P1171"/>
      <text:p text:style-name="P632"><text:span text:style-name="T1021">Если сло</text:span><text:span text:style-name="T1022">г</text:span><text:span text:style-name="T1021"> с 1 гласной, после которой </text:span><text:span text:style-name="T1022">1 </text:span><text:span text:style-name="T1021">согласная, то эта согласная удваивается:</text:span></text:p>
      <text:p text:style-name="P1176">big → bigger (большой → больше);</text:p>
      <text:p text:style-name="P1176">hot → hotter (горячий → горячее);</text:p>
      <text:p text:style-name="P464"/>
      <text:p text:style-name="P1111"><text:span text:style-name="T859">С</text:span><text:span text:style-name="T856">лово </text:span><text:span text:style-name="T606">more</text:span><text:span text:style-name="T856"> </text:span><text:span text:style-name="T859">(более) ставится</text:span><text:span text:style-name="T856">, когда сло</text:span><text:span text:style-name="T857">в</text:span><text:span text:style-name="T856">о </text:span><text:span text:style-name="T858">состоит </text:span><text:span text:style-name="T856">из 2х и более слогов. </text:span></text:p>
      <text:p text:style-name="P632"><text:span text:style-name="T878">Здесь с</text:span><text:span text:style-name="T856">уффикс </text:span><text:span text:style-name="T606">-er</text:span><text:span text:style-name="T856"> уже не </text:span><text:span text:style-name="T859">используется</text:span><text:span text:style-name="T865">:</text:span></text:p>
      <text:p text:style-name="P1174">useful → more useful (полезный → более полезный)</text:p>
      <text:p text:style-name="P1175"><text:span text:style-name="T1192">i</text:span>nteresting → more interesting (интересный → более интересный)</text:p>
      <text:p text:style-name="P464"/>
      <text:p text:style-name="P467">Есть прилагательные, для которых сравнительная степень образовывается и так и эдак:</text:p>
      <text:p text:style-name="P1164">quiet (тихий), clever (умный), narrow (узкий), simple (простой).</text:p>
      <text:p text:style-name="P1197"/>
      <text:p text:style-name="P1164">Be quiet<text:span text:style-name="T927">er</text:span>, please / Be <text:span text:style-name="T927">more</text:span> quiet, please — Веди себя <text:span text:style-name="T927">тише</text:span>, пожалуйста.</text:p>
      <text:p text:style-name="P464"/>
      <text:p text:style-name="P466"><text:span text:style-name="T1031">П</text:span><text:span text:style-name="T1003">ри сравнении двух прилагательных часто используется слово </text:span><text:span text:style-name="T1009">than</text:span><text:span text:style-name="T1003"> (чем).</text:span></text:p>
      <text:p text:style-name="P1172"/>
      <text:p text:style-name="P1167"><text:span text:style-name="T370">New York is </text:span><text:span text:style-name="T927">bigger than</text:span><text:span text:style-name="T370"> Manchester — Нью Йорк </text:span><text:span text:style-name="T927">больше, чем</text:span><text:span text:style-name="T370"> Манчестер.</text:span></text:p>
      <text:p text:style-name="P1112"><text:span text:style-name="T1006">Apples are </text:span><text:span text:style-name="T1008">testier than</text:span><text:span text:style-name="T1006"> cherries — Яблоки </text:span><text:span text:style-name="T1008">слаще</text:span><text:span text:style-name="T1006"> вишен.</text:span></text:p>
      <text:p text:style-name="P1165"/>
      <text:p text:style-name="P1177"><text:span text:style-name="T855">Иногда после </text:span><text:span text:style-name="T605">than</text:span><text:span text:style-name="T855"> может идти местоимение в объектной форме (</text:span><text:span text:style-name="T605">me, you, him, her</text:span><text:span text:style-name="T855"> и т. д.).</text:span></text:p>
      <text:p text:style-name="P1112"><text:span text:style-name="T1028">Сложность этой ситуации в том, </text:span><text:span text:style-name="T1029">что при переводе</text:span><text:span text:style-name="T1028"> местоимен. </text:span><text:span text:style-name="T1023">будет </text:span><text:span text:style-name="T1028">в именительном падеже.</text:span></text:p>
      <text:p text:style-name="P1172"/>
      <text:p text:style-name="P1167"><text:span text:style-name="T370">I`m more attentive </text:span><text:span text:style-name="T927">than him</text:span><text:span text:style-name="T370"> — Я внимательней, </text:span><text:span text:style-name="T927">чем он</text:span><text:span text:style-name="T370">.</text:span></text:p>
      <text:p text:style-name="P1164"/>
      <text:p text:style-name="P1112"><text:span text:style-name="T1023">В качестве альтернативы</text:span><text:span text:style-name="T1024"> </text:span><text:span text:style-name="T1023">м</text:span><text:span text:style-name="T1024">ожно поставить местоимение в начальной форме, а после </text:span></text:p>
      <text:p text:style-name="P1173">него вспомогательный или модальный глагол из первой части предложения.</text:p>
      <text:p text:style-name="P1166"/>
      <text:p text:style-name="P1168"><text:span text:style-name="T370">I am more attentive </text:span><text:span text:style-name="T927">than he is</text:span><text:span text:style-name="T370"> — Я внимательне, </text:span><text:span text:style-name="T927">чем он</text:span><text:span text:style-name="T370">.</text:span></text:p>
      <text:p text:style-name="P1166">I can jump higher <text:span text:style-name="T927">than he can</text:span> — Я прыгаю выше, <text:span text:style-name="T927">чем он</text:span>.</text:p>
      <text:p text:style-name="P464"/>
      <text:p text:style-name="P1113"><text:span text:style-name="T860">Прилагательн</text:span><text:span text:style-name="T861">ые</text:span><text:span text:style-name="T860"> в сравнительной степени </text:span><text:span text:style-name="T861">могут</text:span><text:span text:style-name="T860"> переводиться одинаково, будь он</text:span><text:span text:style-name="T861">и</text:span><text:span text:style-name="T860"> </text:span><text:span text:style-name="T1025">с суффиксом </text:span><text:span text:style-name="T1007">-er</text:span><text:span text:style-name="T1025"> или с</text:span><text:span text:style-name="T1026">о</text:span><text:span text:style-name="T1025"> словом </text:span><text:span text:style-name="T1007">more</text:span><text:span text:style-name="T1025">. Тоже самое касается и </text:span><text:span text:style-name="T1007">than</text:span><text:span text:style-name="T1025"> </text:span><text:span text:style-name="T1027">(см. внимательно примеры)</text:span><text:span text:style-name="T1025">.</text:span></text:p>
      <text:p text:style-name="P158"/>
      <text:p text:style-name="P250"><text:span text:style-name="T370">Превосходная степень </text:span><text:span text:style-name="T466">обозначает наивысшую степень качества, которая в русском соответствует усилительн</text:span><text:span text:style-name="T469">о</text:span><text:span text:style-name="T466">м</text:span><text:span text:style-name="T469">у</text:span><text:span text:style-name="T466"> суффикс</text:span><text:span text:style-name="T469">у</text:span><text:span text:style-name="T466"> </text:span><text:span text:style-name="T467">-ший</text:span><text:span text:style-name="T466"> или слову «самый».</text:span></text:p>
      <text:p text:style-name="P468"/>
      <text:p text:style-name="P251"><text:span text:style-name="T370">Она используется, когда сравнивают 3 и более объектов. Общее количество может подразумеваться или выражаться местоимением </text:span><text:span text:style-name="T550">all</text:span><text:span text:style-name="T370"> или </text:span><text:span text:style-name="T550">every</text:span><text:span text:style-name="T370">.</text:span></text:p>
      <text:p text:style-name="P469"/>
      <text:p text:style-name="P471">Превосходная степень образуется по тем же правилам, что и сравнительная, только вместо</text:p>
      <text:p text:style-name="P253"><text:span text:style-name="T370">суффикса </text:span><text:span text:style-name="T550">-er</text:span><text:span text:style-name="T370"> используется </text:span><text:span text:style-name="T550">-est</text:span><text:span text:style-name="T370">, а вместо слова more используется </text:span><text:span text:style-name="T550">-most</text:span><text:span text:style-name="T370"> (самый).</text:span></text:p>
      <text:p text:style-name="P159">strong → the strongest (сильный → сильнейший / самый сильный);</text:p>
      <text:p text:style-name="P159">reasonable → the most reasonable (разумный → разумнейший / самый разумный);</text:p>
      <text:p text:style-name="P470"><text:soft-page-break/></text:p>
      <text:p text:style-name="P1114"><text:span text:style-name="T862">П</text:span><text:span text:style-name="T863">еред прилогательным </text:span><text:span text:style-name="T862">в превосходной степени</text:span><text:span text:style-name="T864"> </text:span><text:span text:style-name="T863">почти всегда </text:span><text:span text:style-name="T862">стоит</text:span><text:span text:style-name="T863"> артикль </text:span><text:span text:style-name="T607">the</text:span><text:span text:style-name="T863"> </text:span><text:span text:style-name="T862">(т. к. эта степень подчеркивает уникальность). А после прилагательного — 2 предлога: </text:span><text:span text:style-name="T608">in</text:span><text:span text:style-name="T862"> и </text:span><text:span text:style-name="T608">of</text:span><text:span text:style-name="T862">.</text:span></text:p>
      <text:p text:style-name="P472"/>
      <text:p text:style-name="P1236"><text:span text:style-name="T777">Предлог </text:span><text:span text:style-name="T550">in</text:span><text:span text:style-name="T777"> указывает на место, или группу людей, в которых выделяется объект.</text:span></text:p>
      <text:p text:style-name="P1114"><text:span text:style-name="T862">А предлог </text:span><text:span text:style-name="T608">of</text:span><text:span text:style-name="T862"> — на период времени, в котором выделяется объект.</text:span></text:p>
      <text:p text:style-name="P472"/>
      <text:p text:style-name="P103"><text:span text:style-name="T468">W</text:span><text:span text:style-name="T370">hat is the longest river in the world? — Какая самая длинная река в мире?</text:span></text:p>
      <text:p text:style-name="P1115"><text:span text:style-name="T609">It</text:span><text:span text:style-name="T610"> was the happiest day of </text:span><text:span text:style-name="T609">my</text:span><text:span text:style-name="T610"> life — </text:span><text:span text:style-name="T609">Это</text:span><text:span text:style-name="T610"> был самый счастливый день </text:span><text:span text:style-name="T609">в моей</text:span><text:span text:style-name="T610"> жизни.</text:span></text:p>
      <text:p text:style-name="P470"/>
      <text:p text:style-name="P252"><text:span text:style-name="T370">Слова-исключения </text:span><text:span text:style-name="T470">с особой сравнительной и превосходной степен</text:span><text:span text:style-name="T471">ью</text:span><text:span text:style-name="T470">:</text:span></text:p>
      <text:p text:style-name="P473">good → better → the best (хороший → лучше → самый лучший);</text:p>
      <text:p text:style-name="P473">bad → worse → the worst (плохой → хуже → самый плохой);</text:p>
      <text:p text:style-name="P473">far → farther → the farthest (далекий → дальше → самый далекий);</text:p>
      <text:p text:style-name="P160"/>
      <text:p text:style-name="P1227">Наречие. Adverb</text:p>
      <text:p text:style-name="P473"/>
      <text:p text:style-name="P475">Часть речи, которая отвечает на вопросы «как?», «каким образом?». </text:p>
      <text:p text:style-name="P1117"><text:span text:style-name="T870">Оно п</text:span><text:span text:style-name="T869">омогает описать действие и дает его более точную характеристику.</text:span></text:p>
      <text:p text:style-name="P474"/>
      <text:p text:style-name="P1116"><text:span text:style-name="T1194">Е</text:span>сли наречие относится к глаголу, то оно ст<text:span text:style-name="T1197">ои</text:span>т после него <text:span text:style-name="T1193">(</text:span><text:span text:style-name="T1032">обычно </text:span><text:span text:style-name="T1003">в </text:span><text:span text:style-name="T1033">самом</text:span><text:span text:style-name="T1003"> </text:span><text:span text:style-name="T1032">конце</text:span><text:span text:style-name="T1193">)</text:span>. </text:p>
      <text:p text:style-name="P1116"><text:span text:style-name="T1195">Е</text:span><text:span text:style-name="T866">сли наречие относится к прилагательному, то оно сто</text:span><text:span text:style-name="T875">и</text:span><text:span text:style-name="T866">т перед ним.</text:span></text:p>
      <text:p text:style-name="P476"/>
      <text:p text:style-name="P161">I kwon him <text:span text:style-name="T927">well</text:span> — Я <text:span text:style-name="T927">хорошо</text:span> его знаю.</text:p>
      <text:p text:style-name="P161">He is <text:span text:style-name="T927">very</text:span> serious — Он <text:span text:style-name="T927">очень</text:span> серьезный.</text:p>
      <text:p text:style-name="P161"/>
      <text:p text:style-name="P478">В английском, начерия делятся на 2 группы: </text:p>
      <text:list xml:id="list2974607361" text:style-name="L77">
        <text:list-item>
          <text:p text:style-name="P1397">наречия, образованые от прилагательных;</text:p>
        </text:list-item>
        <text:list-item>
          <text:p text:style-name="P1397">самобытне наречия, которые существуют с давних времен.</text:p>
        </text:list-item>
      </text:list>
      <text:p text:style-name="P477"/>
      <text:p text:style-name="P541">Наречия, образованные от прилагательных</text:p>
      <text:p text:style-name="P477"/>
      <text:p text:style-name="P479"><text:span text:style-name="T1196">О</text:span>ни <text:span text:style-name="T1196">о</text:span>бразуются при помощи суффикса <text:span text:style-name="T475">-ly</text:span>:</text:p>
      <text:p text:style-name="P480">quick → quickly (быстрый → быстро);</text:p>
      <text:p text:style-name="P480">serious → seriously (серьезный → серьезно);</text:p>
      <text:p text:style-name="P480"/>
      <text:p text:style-name="P630"><text:span text:style-name="T873">Н</text:span><text:span text:style-name="T867">аречи</text:span><text:span text:style-name="T868">я</text:span><text:span text:style-name="T867">, которые </text:span><text:span text:style-name="T872">пишутся</text:span><text:span text:style-name="T867"> также, как </text:span><text:span text:style-name="T871">и </text:span><text:span text:style-name="T867">прилагательные</text:span><text:span text:style-name="T871">:</text:span></text:p>
      <text:list xml:id="list3794022331" text:style-name="L78">
        <text:list-item>
          <text:p text:style-name="P1521"><text:span text:style-name="T777">fast — </text:span><text:span text:style-name="T868">быстрый, быстро</text:span><text:span text:style-name="T777">;</text:span></text:p>
        </text:list-item>
        <text:list-item>
          <text:p text:style-name="P1521"><text:span text:style-name="T777">late — </text:span><text:span text:style-name="T868">поздний, поздно</text:span><text:span text:style-name="T777">;</text:span></text:p>
        </text:list-item>
        <text:list-item>
          <text:p text:style-name="P1521"><text:span text:style-name="T777">hard — </text:span><text:span text:style-name="T868">тяжелый, тяжело</text:span><text:span text:style-name="T777">.</text:span></text:p>
        </text:list-item>
      </text:list>
      <text:p text:style-name="P484"/>
      <text:p text:style-name="P104"><text:span text:style-name="T370">Jack is a very </text:span><text:span text:style-name="T927">fast runner</text:span><text:span text:style-name="T370"> — Джек очень быстрый бегут. (fast — это прилагательное, </text:span></text:p>
      <text:p text:style-name="P163">т. к. стоит перед существительным; см. раздел «Прилагательное»)</text:p>
      <text:p text:style-name="P163"/>
      <text:p text:style-name="P104"><text:span text:style-name="T370">Jack can </text:span><text:span text:style-name="T927">run fast</text:span><text:span text:style-name="T370"> — Джек быстро бегает. (fast — это наречие, т. к. стоит после глагола)</text:span></text:p>
      <text:p text:style-name="P163"/>
      <text:p text:style-name="P485"/>
      <text:p text:style-name="P1311"><text:span text:style-name="T874">Наречие </text:span><text:span text:style-name="T611">well</text:span><text:span text:style-name="T874"> (хорошо) можно использовать как прилагательное, если оно </text:span><text:span text:style-name="T882">идет в связке </text:span></text:p>
      <text:p text:style-name="P1119"><text:span text:style-name="T874">с глаголом </text:span><text:span text:style-name="T611">be</text:span><text:span text:style-name="T874"> или </text:span><text:span text:style-name="T611">get </text:span><text:span text:style-name="T874">(в разговор</text:span><text:span text:style-name="T885">ах</text:span><text:span text:style-name="T874"> о здоровь</text:span><text:span text:style-name="T884">и</text:span><text:span text:style-name="T874"> и самочувствии).</text:span></text:p>
      <text:p text:style-name="P164"/>
      <text:p text:style-name="P105"><text:span text:style-name="T472">H</text:span><text:span text:style-name="T370">ow are you? I`m </text:span><text:span text:style-name="T927">well</text:span><text:span text:style-name="T370"> — Как ты? Я в </text:span><text:span text:style-name="T927">порядке</text:span><text:span text:style-name="T370">.</text:span></text:p>
      <text:p text:style-name="P105"><text:span text:style-name="T370">He got </text:span><text:span text:style-name="T927">well</text:span><text:span text:style-name="T370"> after the accident — Он </text:span><text:span text:style-name="T927">поправился</text:span><text:span text:style-name="T370"> после аварии.</text:span></text:p>
      <text:p text:style-name="P485"/>
      <text:p text:style-name="P542">Самобытные наречия</text:p>
      <text:p text:style-name="P486"/>
      <text:p text:style-name="P1237"><text:span text:style-name="T870">О</text:span><text:span text:style-name="T777">ни имеют собственную форму и используются по особым правилам или в особых случаях.</text:span></text:p>
      <text:p text:style-name="P487">Ниже приведены списки самых распространенных самобытных наречий.</text:p>
      <text:p text:style-name="P482"/>
      <text:p text:style-name="P483">Наречия, указывающие на степень чего-либо:</text:p>
      <text:list xml:id="list2508919513" text:style-name="L79">
        <text:list-item>
          <text:p text:style-name="P1522"><text:span text:style-name="T777">enough — </text:span><text:span text:style-name="T876">достаточно</text:span><text:span text:style-name="T777">;</text:span></text:p>
        </text:list-item>
        <text:list-item>
          <text:p text:style-name="P1522"><text:span text:style-name="T777">a lot, much, many - </text:span><text:span text:style-name="T876">много</text:span><text:span text:style-name="T777">;</text:span></text:p>
        </text:list-item>
        <text:list-item>
          <text:p text:style-name="P1522"><text:span text:style-name="T777">almost — </text:span><text:span text:style-name="T876">почти</text:span><text:span text:style-name="T777">;</text:span></text:p>
        </text:list-item>
        <text:list-item>
          <text:p text:style-name="P1398">pretty, very — довольно (очень);</text:p>
        </text:list-item>
        <text:list-item>
          <text:p text:style-name="P1398">too — слишком;</text:p>
        </text:list-item>
      </text:list>
      <text:p text:style-name="P488"/>
      <text:p text:style-name="P489">Наречия, помогающие акцентироваться на чем-либо:</text:p>
      <text:list xml:id="list3274162420" text:style-name="L80">
        <text:list-item>
          <text:p text:style-name="P1399">just — всего лишь;</text:p>
        </text:list-item>
        <text:list-item>
          <text:p text:style-name="P1399">only — только;</text:p>
        </text:list-item>
        <text:list-item>
          <text:p text:style-name="P1399">simply — просто;</text:p>
        </text:list-item>
        <text:list-item>
          <text:p text:style-name="P1399">especially — особенно.</text:p>
        </text:list-item>
      </text:list>
      <text:p text:style-name="P474"/>
      <text:p text:style-name="P631"><text:span text:style-name="T876">Другие</text:span><text:span text:style-name="T877"> распространенные наречи</text:span><text:span text:style-name="T876">я</text:span><text:span text:style-name="T877">:</text:span></text:p>
      <text:list xml:id="list1031480692" text:style-name="L81">
        <text:list-item>
          <text:p text:style-name="P1523"><text:span text:style-name="T777">quite - </text:span><text:span text:style-name="T876">совсем</text:span><text:span text:style-name="T777">;</text:span></text:p>
        </text:list-item>
        <text:list-item>
          <text:p text:style-name="P1523"><text:span text:style-name="T777">so - </text:span><text:span text:style-name="T876">такой</text:span><text:span text:style-name="T777">;</text:span></text:p>
        </text:list-item>
        <text:list-item>
          <text:p text:style-name="P1400">soon - <text:span text:style-name="T1198">скоро</text:span>;</text:p>
        </text:list-item>
      </text:list>
      <text:p text:style-name="P481"/>
      <text:p text:style-name="P62">Marry is pretty smart — Мэри очень умная;</text:p>
      <text:p text:style-name="P162">I almost finished my work yesterday — Я почти закончил вчера работу.</text:p>
      <text:p text:style-name="P162">We just want to ask you a question — Мы всего лишь хотим задать вам вопрос.</text:p>
      <text:p text:style-name="P106"><text:span text:style-name="T473">W</text:span><text:span text:style-name="T370">hy are you so sad? — Почему ты такой грусный?</text:span></text:p>
      <text:p text:style-name="P165">See you soon — Скоро увидимся.</text:p>
      <text:p text:style-name="P490"/>
      <text:p text:style-name="P543">Наречия <text:span text:style-name="T475">much</text:span>, <text:span text:style-name="T475">many</text:span>, <text:span text:style-name="T475">a lot</text:span>, <text:span text:style-name="T475">little</text:span>, <text:span text:style-name="T475">few</text:span></text:p>
      <text:p text:style-name="P487"/>
      <text:p text:style-name="P491">Наречия <text:span text:style-name="T475">much</text:span> и <text:span text:style-name="T475">many</text:span> стоят перед существительными. <text:span text:style-name="T475">Much</text:span> — перед неисчисляемыми, </text:p>
      <text:p text:style-name="P491">а <text:span text:style-name="T475">many</text:span> — перед исчисляемыми: <text:span text:style-name="T475">much work, many books</text:span>.</text:p>
      <text:p text:style-name="P491"/>
      <text:p text:style-name="P491">Связка <text:span text:style-name="T475">a lot of</text:span> (или <text:span text:style-name="T475">lots of</text:span>) может стоять как перед исчисляемыми, так и неисчисляемыми существительными: <text:span text:style-name="T475">a lot of coffee, a lot of cars</text:span>.</text:p>
      <text:p text:style-name="P491"/>
      <text:p text:style-name="P492">Англоговорящие избегают использовать <text:span text:style-name="T475">much</text:span> в утвердительных предложениях. </text:p>
      <text:p text:style-name="P492">Они заменяют его на <text:span text:style-name="T475">a lof of</text:span> <text:span text:style-name="T1199">в этих случаях</text:span>.</text:p>
      <text:p text:style-name="P492"/>
      <text:p text:style-name="P166">There is a lot of juice in the jug — В кувшине много сока.</text:p>
      <text:p text:style-name="P166">There isn`t much coffee in the cup — В чашке не много кофе.</text:p>
      <text:p text:style-name="P491"/>
      <text:p text:style-name="P493"/>
      <text:p text:style-name="P1306">Слова <text:span text:style-name="T475">little</text:span> и <text:span text:style-name="T475">few</text:span> переводятся как «мало». <text:span text:style-name="T475">Little</text:span> — это антоним <text:span text:style-name="T475">much</text:span>, </text:p>
      <text:p text:style-name="P493">а <text:span text:style-name="T475">few</text:span> — антоним <text:span text:style-name="T475">many</text:span>: <text:span text:style-name="T475">little work, few books</text:span>.</text:p>
      <text:p text:style-name="P493"/>
      <text:p text:style-name="P544">Наречия частности</text:p>
      <text:p text:style-name="P494"/>
      <text:p text:style-name="P1118"><text:span text:style-name="T879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883">я</text:span><text:span text:style-name="T879">ть правильное время)</text:span></text:p>
      <text:p text:style-name="P495"/>
      <text:p text:style-name="P1120"><text:span text:style-name="T880">Они могут стоять почти в любой позиции в предложении, </text:span><text:span text:style-name="T881">но </text:span><text:span text:style-name="T886">чаще всего стоят </text:span></text:p>
      <text:p text:style-name="P500">между подлежащим и сказуемым <text:span text:style-name="T1201">(после вспомогательного глагола)</text:span>.</text:p>
      <text:p text:style-name="P497"/>
      <text:p text:style-name="P167"><text:span text:style-name="T13">I</text:span> <text:span text:style-name="T3">don`t</text:span> <text:span text:style-name="T927">usually</text:span> <text:span text:style-name="T23">drive</text:span> to work — Обычно, я не еду (на машине) на работу.</text:p>
      <text:p text:style-name="P168"><text:span text:style-name="T13">You</text:span> <text:span text:style-name="T3">can</text:span> <text:span text:style-name="T927">always</text:span> <text:span text:style-name="T23">call</text:span> me — Ты всегда можешь позвонить мне.</text:p>
      <text:p text:style-name="P496"/>
      <text:p text:style-name="P509">Если в предложении есть глагол <text:span text:style-name="T475">be</text:span>, то наречие частности будет стоять после него.</text:p>
      <text:p text:style-name="P171">He <text:span text:style-name="T23">was</text:span> <text:span text:style-name="T927">sometimes</text:span> very lazy — Иногда он был очень ленивым.</text:p>
      <text:p text:style-name="P498"/>
      <text:p text:style-name="P508">Если наречие частотности стоит в связке с другим словом, то вся связка </text:p>
      <text:p text:style-name="P508">должна быть в конце предложения.</text:p>
      <text:p text:style-name="P508"/>
      <text:p text:style-name="P172">I <text:span text:style-name="T927">often</text:span> buy coffee on my way to work — Я часто покупаю кофе по дороге на работу.</text:p>
      <text:p text:style-name="P172">I buy coffee on my way to work <text:span text:style-name="T927">very often</text:span> — Я очень часто покупаю кофе по дороге на работу.</text:p>
      <text:p text:style-name="P498"/>
      <text:p text:style-name="P1228">Порядок слов в предложении</text:p>
      <text:p text:style-name="P499"/>
      <text:p text:style-name="P501">Любое английское предложение <text:span text:style-name="T1200">обязано</text:span> иметь подлежащее и сказуемое.</text:p>
      <text:p text:style-name="P501">Если подлежащее отсутсвует, то на его место ставят формальное подлежащее.</text:p>
      <text:p text:style-name="P501"/>
      <text:p text:style-name="P501">Сказуемое всегда передает время. В вопросах и отрицаниях оно разделяется </text:p>
      <text:p text:style-name="P501">на вспомогательный и смысловой глаголы.</text:p>
      <text:p text:style-name="P501"/>
      <text:p text:style-name="P1121"><text:span text:style-name="T887">Если в предло</text:span><text:span text:style-name="T888">жении несколько смысловых глаголов, то </text:span><text:span text:style-name="T889">лишь </text:span><text:span text:style-name="T888">первый будет сказуемым, </text:span></text:p>
      <text:p text:style-name="P502">а остальные, в форме инфинитива или герундия, будут дополнять его.</text:p>
      <text:p text:style-name="P496"/>
      <text:p text:style-name="P1122"><text:span text:style-name="T891">Наречие</text:span><text:span text:style-name="T890"> обычно стоит после смыслового глагола, в конце предложения. </text:span></text:p>
      <text:p text:style-name="P503"/>
      <text:p text:style-name="P1122"><text:span text:style-name="T890">Т</text:span><text:span text:style-name="T891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505"/>
      <text:p text:style-name="P505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505"/>
      <text:p text:style-name="P545">В разговоре о месте и времени</text:p>
      <text:p text:style-name="P506"/>
      <text:p text:style-name="P507">Если после глагола указан человек, то сначала указывают человека, а потом говорят </text:p>
      <text:p text:style-name="P507">о месте, где все происходит.</text:p>
      <text:p text:style-name="P507"/>
      <text:p text:style-name="P507">Обстоятельство времени обычно идет в конце, после слов, связанных с местом.</text:p>
      <text:p text:style-name="P507">Но если оно состоит из нескольких слов, то может переехать в самое начало предложения.</text:p>
      <text:p text:style-name="P507"/>
      <text:p text:style-name="P169">Tom walks to work <text:span text:style-name="T10">every morning</text:span> / <text:span text:style-name="T10">Every morning</text:span> Tom walks to work — </text:p>
      <text:p text:style-name="P169">Том ходит на работу каждое утро.</text:p>
      <text:p text:style-name="P507"><text:soft-page-break/></text:p>
      <text:p text:style-name="P170">I`m going to Paris <text:span text:style-name="T10">on Monday</text:span> / <text:span text:style-name="T10">On Monday</text:span> I`m going to Paris — </text:p>
      <text:p text:style-name="P170">В понедельник я поеду в Париж.</text:p>
      <text:p text:style-name="P173"/>
      <text:p text:style-name="P546">Глаголы, которые требуют 2х дополнений</text:p>
      <text:p text:style-name="P510"/>
      <text:p text:style-name="P633"><text:span text:style-name="T892">Эт</text:span><text:span text:style-name="T893">и</text:span><text:span text:style-name="T892"> глаголы могут направлять действие и на человека, и на предмет одновременно:</text:span></text:p>
      <text:list xml:id="list3578020517" text:style-name="L82">
        <text:list-item>
          <text:p text:style-name="P1401">give — давать, дарить;</text:p>
        </text:list-item>
        <text:list-item>
          <text:p text:style-name="P1401">lend — одалживать;</text:p>
        </text:list-item>
        <text:list-item>
          <text:p text:style-name="P1401">pass — передавать;</text:p>
        </text:list-item>
        <text:list-item>
          <text:p text:style-name="P1401">send — посылать;</text:p>
        </text:list-item>
        <text:list-item>
          <text:p text:style-name="P1401">show — показывать.</text:p>
        </text:list-item>
      </text:list>
      <text:p text:style-name="P510"/>
      <text:p text:style-name="P510">Дополнения могут указ<text:span text:style-name="T1203">ываться</text:span> двумя способами:</text:p>
      <text:p text:style-name="P510"/>
      <text:list xml:id="list474325360" text:style-name="L83">
        <text:list-item>
          <text:p text:style-name="P1402"><text:span text:style-name="T1202">п</text:span>осле глагола указать человека, а затем предмет; без предлогов:</text:p>
          <text:p text:style-name="P1512">I lent <text:span text:style-name="T1133">Mike</text:span> some <text:span text:style-name="T1133">money </text:span><text:span text:style-name="T41">— Я одолжил</text:span><text:span text:style-name="T1133"> Майку деньги</text:span><text:span text:style-name="T41">.</text:span></text:p>
          <text:p text:style-name="P1513"><text:span text:style-name="T41">You lent </text:span><text:span text:style-name="T1133">me</text:span><text:span text:style-name="T41"> some </text:span><text:span text:style-name="T1133">money</text:span><text:span text:style-name="T41"> — Ты </text:span><text:span text:style-name="T366">одолжил </text:span><text:span text:style-name="T1141">мне деньги</text:span><text:span text:style-name="T366">.</text:span></text:p>
          <text:p text:style-name="P1336"/>
        </text:list-item>
        <text:list-item>
          <text:p text:style-name="P1488"><text:span text:style-name="T231">п</text:span><text:span text:style-name="T230">осле глагола указать предмет, а затем человека; перед человеком будет предлог </text:span><text:span text:style-name="T144">to:</text:span></text:p>
          <text:p text:style-name="P1524"><text:span text:style-name="T144">I </text:span><text:span text:style-name="T104">lent some </text:span><text:span text:style-name="T1135">money </text:span><text:span text:style-name="T104">to</text:span><text:span text:style-name="T1135"> Mike</text:span><text:span text:style-name="T104"> — Я одолжил </text:span><text:span text:style-name="T1135">деньги Майку</text:span><text:span text:style-name="T104">.</text:span></text:p>
        </text:list-item>
      </text:list>
      <text:p text:style-name="P510"/>
      <text:p text:style-name="P1229">Предлог. Preposition</text:p>
      <text:p text:style-name="P511"/>
      <text:p text:style-name="P1124"><text:span text:style-name="T894">В английском языке предлоги заменяют падежи для существительных. </text:span><text:span text:style-name="T895">При этом нет четкого соответствия. К одному падежу могут вести разные предлоги или вообще никаких.</text:span></text:p>
      <text:p text:style-name="P516"/>
      <text:p text:style-name="P1199"><text:span text:style-name="T895">П</text:span><text:span text:style-name="T777">редлог to в основном указывает на направление, отвечая на вопрос «куда?»</text:span></text:p>
      <text:p text:style-name="P1198">Это максимально соответствует винительному падежу.</text:p>
      <text:p text:style-name="P1198"/>
      <text:p text:style-name="P1198">go to the village — поехать (куда? во что?) в деревню.</text:p>
      <text:p text:style-name="P1198">walk to school — пойти в школу.</text:p>
      <text:p text:style-name="P517"/>
      <text:p text:style-name="P16"><text:span text:style-name="T724">Предлоги времени </text:span><text:span text:style-name="T475">at</text:span><text:span text:style-name="T724">, </text:span><text:span text:style-name="T475">on</text:span><text:span text:style-name="T724">, </text:span><text:span text:style-name="T475">in</text:span></text:p>
      <text:p text:style-name="P518"/>
      <text:p text:style-name="P519">Отвечают на вопрос «когда?». Каждый из них обозначает разный момент времни.</text:p>
      <text:p text:style-name="P519"/>
      <text:p text:style-name="P1238"><text:span text:style-name="T777">Предлог </text:span><text:span text:style-name="T550">at</text:span><text:span text:style-name="T777"> используется для указания </text:span><text:span text:style-name="T905">точного </text:span><text:span text:style-name="T777">времени </text:span><text:span text:style-name="T905">(</text:span><text:span text:style-name="T777">на часах</text:span><text:span text:style-name="T905">)</text:span><text:span text:style-name="T777">. Иногда с помощью </text:span></text:p>
      <text:p text:style-name="P636"><text:span text:style-name="T896">него указываются периоды дня и праздники </text:span><text:span text:style-name="T906">(в качестве исключени</text:span><text:span text:style-name="T907">й</text:span><text:span text:style-name="T906">)</text:span><text:span text:style-name="T896">:</text:span></text:p>
      <text:list xml:id="list2868740043" text:style-name="L84">
        <text:list-item>
          <text:p text:style-name="P1403">at 5 o`clock — в 5 часов;</text:p>
        </text:list-item>
        <text:list-item>
          <text:p text:style-name="P1403">at noon — днем;</text:p>
        </text:list-item>
        <text:list-item>
          <text:p text:style-name="P1403">at night — ночью;</text:p>
        </text:list-item>
        <text:list-item>
          <text:p text:style-name="P1403">at luchtime — во время обеда;</text:p>
        </text:list-item>
        <text:list-item>
          <text:p text:style-name="P1403">at sunset — на рассвете;</text:p>
        </text:list-item>
        <text:list-item>
          <text:p text:style-name="P1403">at the weekdays — в будние дни;</text:p>
        </text:list-item>
        <text:list-item>
          <text:p text:style-name="P1403">at the weekend — в выходные;</text:p>
        </text:list-item>
        <text:list-item>
          <text:p text:style-name="P1403">at the moment — в данный момент;</text:p>
        </text:list-item>
        <text:list-item>
          <text:p text:style-name="P1403">at the end (of) — в конце;</text:p>
        </text:list-item>
        <text:list-item>
          <text:p text:style-name="P1403">at Christmas — на Рождество;</text:p>
        </text:list-item>
        <text:list-item>
          <text:p text:style-name="P1403">at Easter — на Пасху.</text:p>
        </text:list-item>
      </text:list>
      <text:p text:style-name="P519"/>
      <text:p text:style-name="P634"><text:soft-page-break/><text:span text:style-name="T897">Предлог </text:span><text:span text:style-name="T612">on</text:span><text:span text:style-name="T899"> </text:span><text:span text:style-name="T897">указывает на конкретный день. Обычно это дни недели или точные даты.</text:span></text:p>
      <text:list xml:id="list3600260051" text:style-name="L85">
        <text:list-item>
          <text:p text:style-name="P1525"><text:span text:style-name="T777">on Sunday — </text:span><text:span text:style-name="T899">в воскресенье / по воскресеньям</text:span><text:span text:style-name="T777">;</text:span></text:p>
        </text:list-item>
        <text:list-item>
          <text:p text:style-name="P1525"><text:span text:style-name="T777">on Monday — </text:span><text:span text:style-name="T899">в понедельник / по понелеьникам</text:span><text:span text:style-name="T777">;</text:span></text:p>
        </text:list-item>
        <text:list-item>
          <text:p text:style-name="P1404">on Tuesday — во вторник / по вторникам;</text:p>
        </text:list-item>
        <text:list-item>
          <text:p text:style-name="P1404">on Wednesday — в срезу / по средам;</text:p>
        </text:list-item>
        <text:list-item>
          <text:p text:style-name="P1404">on Thursday — в четверг;</text:p>
        </text:list-item>
        <text:list-item>
          <text:p text:style-name="P1404">on Friday — в пятницу;</text:p>
        </text:list-item>
        <text:list-item>
          <text:p text:style-name="P1405">on Saturday — в субботу;</text:p>
        </text:list-item>
        <text:list-item>
          <text:p text:style-name="P1404">on the 8th of March — 8го марта;</text:p>
        </text:list-item>
        <text:list-item>
          <text:p text:style-name="P1405">on April, 10 — 10го апреля;</text:p>
        </text:list-item>
        <text:list-item>
          <text:p text:style-name="P1404">on my birthday — на мой день рождения;</text:p>
        </text:list-item>
        <text:list-item>
          <text:p text:style-name="P1404">on Christmas day — в день Рождества.</text:p>
        </text:list-item>
      </text:list>
      <text:p text:style-name="P520"/>
      <text:p text:style-name="P521">В английском языке дни недели, месяцы, и названия праздников пишутся с большой буквы.</text:p>
      <text:p text:style-name="P1239"><text:span text:style-name="T898">Первым днем недели является не понедельник, а воскресенье. </text:span><text:span text:style-name="T777">Если </text:span><text:span text:style-name="T908">в названии </text:span><text:span text:style-name="T777">праздник</text:span><text:span text:style-name="T908">а</text:span><text:span text:style-name="T777"> содержит</text:span><text:span text:style-name="T908">ся</text:span><text:span text:style-name="T777"> слово </text:span><text:span text:style-name="T550">day</text:span><text:span text:style-name="T777">, то он </text:span><text:span text:style-name="T900">также </text:span><text:span text:style-name="T777">пишется с предлогом </text:span><text:span text:style-name="T550">on</text:span><text:span text:style-name="T777">, а не </text:span><text:span text:style-name="T550">at</text:span><text:span text:style-name="T777">.</text:span></text:p>
      <text:p text:style-name="P520"/>
      <text:p text:style-name="P635"><text:span text:style-name="T902">Предлог </text:span><text:span text:style-name="T613">in</text:span><text:span text:style-name="T902"> </text:span><text:span text:style-name="T901">указывает на</text:span><text:span text:style-name="T900"> </text:span><text:span text:style-name="T901">большие</text:span><text:span text:style-name="T900"> период</text:span><text:span text:style-name="T901">ы</text:span><text:span text:style-name="T900">: </text:span><text:span text:style-name="T901">месяцы</text:span><text:span text:style-name="T900">, </text:span><text:span text:style-name="T901">сезоны,</text:span><text:span text:style-name="T900"> год</text:span><text:span text:style-name="T901">ы</text:span><text:span text:style-name="T900">:</text:span></text:p>
      <text:list xml:id="list1495190866" text:style-name="L86">
        <text:list-item>
          <text:p text:style-name="P1526"><text:span text:style-name="T777">In January — </text:span><text:span text:style-name="T903">в январе</text:span><text:span text:style-name="T777">;</text:span></text:p>
        </text:list-item>
        <text:list-item>
          <text:p text:style-name="P1526"><text:span text:style-name="T777">in February — </text:span><text:span text:style-name="T903">в феврале</text:span><text:span text:style-name="T777">;</text:span></text:p>
        </text:list-item>
        <text:list-item>
          <text:p text:style-name="P1526"><text:span text:style-name="T777">in March — </text:span><text:span text:style-name="T903">в марте</text:span><text:span text:style-name="T777">;</text:span></text:p>
        </text:list-item>
        <text:list-item>
          <text:p text:style-name="P1526"><text:span text:style-name="T777">in April — </text:span><text:span text:style-name="T903">в апреле</text:span><text:span text:style-name="T777">;</text:span></text:p>
        </text:list-item>
        <text:list-item>
          <text:p text:style-name="P1526"><text:span text:style-name="T777">in May — </text:span><text:span text:style-name="T903">в мае</text:span><text:span text:style-name="T777">;</text:span></text:p>
        </text:list-item>
        <text:list-item>
          <text:p text:style-name="P1526"><text:span text:style-name="T777">in June — </text:span><text:span text:style-name="T903">в июне</text:span><text:span text:style-name="T777">;</text:span></text:p>
        </text:list-item>
        <text:list-item>
          <text:p text:style-name="P1406">in July — в июле;</text:p>
        </text:list-item>
        <text:list-item>
          <text:p text:style-name="P1526"><text:span text:style-name="T777">in August — </text:span><text:span text:style-name="T903">в авгесте</text:span><text:span text:style-name="T777">;</text:span></text:p>
        </text:list-item>
        <text:list-item>
          <text:p text:style-name="P1526"><text:span text:style-name="T777">in September — </text:span><text:span text:style-name="T903">в сентябре</text:span><text:span text:style-name="T777">;</text:span></text:p>
        </text:list-item>
        <text:list-item>
          <text:p text:style-name="P1526"><text:span text:style-name="T777">in October — </text:span><text:span text:style-name="T903">в октябре</text:span><text:span text:style-name="T777">;</text:span></text:p>
        </text:list-item>
        <text:list-item>
          <text:p text:style-name="P1526"><text:span text:style-name="T777">in November — </text:span><text:span text:style-name="T903">в ноябре</text:span><text:span text:style-name="T777">;</text:span></text:p>
        </text:list-item>
        <text:list-item>
          <text:p text:style-name="P1527"><text:span text:style-name="T777">in December — </text:span><text:span text:style-name="T903">в декабре</text:span><text:span text:style-name="T777">;</text:span></text:p>
        </text:list-item>
        <text:list-item>
          <text:p text:style-name="P1526"><text:span text:style-name="T777">in winter — </text:span><text:span text:style-name="T903">зимой</text:span><text:span text:style-name="T777">;</text:span></text:p>
        </text:list-item>
        <text:list-item>
          <text:p text:style-name="P1526"><text:span text:style-name="T777">in spring — </text:span><text:span text:style-name="T903">весной</text:span><text:span text:style-name="T777">;</text:span></text:p>
        </text:list-item>
        <text:list-item>
          <text:p text:style-name="P1526"><text:span text:style-name="T777">in summer — </text:span><text:span text:style-name="T903">летом</text:span><text:span text:style-name="T777">;</text:span></text:p>
        </text:list-item>
        <text:list-item>
          <text:p text:style-name="P1527"><text:span text:style-name="T777">in autumn — </text:span><text:span text:style-name="T903">осенью</text:span><text:span text:style-name="T777">;</text:span></text:p>
        </text:list-item>
        <text:list-item>
          <text:p text:style-name="P1526"><text:span text:style-name="T777">in the evening — </text:span><text:span text:style-name="T903">вечером</text:span><text:span text:style-name="T777">;</text:span></text:p>
        </text:list-item>
        <text:list-item>
          <text:p text:style-name="P1527"><text:span text:style-name="T777">in the morning — </text:span><text:span text:style-name="T903">утром</text:span><text:span text:style-name="T777">;</text:span></text:p>
        </text:list-item>
        <text:list-item>
          <text:p text:style-name="P1489"><text:span text:style-name="T900">in </text:span><text:span text:style-name="T904">2065</text:span><text:span text:style-name="T900"> — </text:span><text:span text:style-name="T903">в </text:span><text:span text:style-name="T904">2065</text:span><text:span text:style-name="T903"> году</text:span><text:span text:style-name="T900">;</text:span></text:p>
        </text:list-item>
        <text:list-item>
          <text:p text:style-name="P1526"><text:span text:style-name="T777">in the 1970s — </text:span><text:span text:style-name="T903">в 1970х годах</text:span><text:span text:style-name="T777">;</text:span></text:p>
        </text:list-item>
        <text:list-item>
          <text:p text:style-name="P1526"><text:span text:style-name="T777">in the 20th century — </text:span><text:span text:style-name="T903">в 20м веке</text:span><text:span text:style-name="T777">;</text:span></text:p>
        </text:list-item>
        <text:list-item>
          <text:p text:style-name="P1526"><text:span text:style-name="T777">in the past — </text:span><text:span text:style-name="T903">в прошлом</text:span><text:span text:style-name="T777">;</text:span></text:p>
        </text:list-item>
        <text:list-item>
          <text:p text:style-name="P1526"><text:span text:style-name="T777">in the future — </text:span><text:span text:style-name="T903">в будущем</text:span><text:span text:style-name="T777">;</text:span></text:p>
        </text:list-item>
      </text:list>
      <text:p text:style-name="P519"/>
      <text:p text:style-name="P522">Предлог <text:span text:style-name="T475">in</text:span> в связке со временем означает «через»:</text:p>
      <text:list xml:id="list3597963264" text:style-name="L87">
        <text:list-item>
          <text:p text:style-name="P1407">in 5 minutes — через 5 минут;</text:p>
        </text:list-item>
        <text:list-item>
          <text:p text:style-name="P1407">in two weeks — через две недели;</text:p>
        </text:list-item>
        <text:list-item>
          <text:p text:style-name="P1407">in no time — мигом.</text:p>
        </text:list-item>
      </text:list>
      <text:p text:style-name="P504"/>
      <text:p text:style-name="P512">Предлоги времени не используются перед словами: <text:span text:style-name="T475">last, next, this, that, each, every</text:span>.</text:p>
      <text:p text:style-name="P174"><text:soft-page-break/>See you next Friday — Увидимся в следующую пятницу (next заменяет on).</text:p>
      <text:p text:style-name="P174">I didn`t have breakfast this morning — Я не завтракал этим утром (this вместо in the).</text:p>
      <text:p text:style-name="P174"/>
      <text:p text:style-name="P514"><text:span text:style-name="T1204">Эти п</text:span>редлоги имеют множество не логичных исключений. Так, напрамер <text:span text:style-name="T475">in</text:span> и <text:span text:style-name="T475">at</text:span> принятно говорить с некоторыми переодами дня и пр. Это нужно просто заучить.</text:p>
      <text:p text:style-name="P513"/>
      <text:p text:style-name="P547">Предлоги времени <text:span text:style-name="T475">since, for, from … to, until</text:span></text:p>
      <text:p text:style-name="P515"/>
      <text:p text:style-name="P523">Они связаны с большими отрезками времени. Отвечают на вопрос «в какой период?»</text:p>
      <text:p text:style-name="P523"/>
      <text:p text:style-name="P1128"><text:span text:style-name="T909">Предлог </text:span><text:span text:style-name="T614">since</text:span><text:span text:style-name="T909"> </text:span><text:span text:style-name="T910">означает</text:span><text:span text:style-name="T909"> «с». Он указывает на начало периода:</text:span></text:p>
      <text:p text:style-name="P524">(с какого времени действие происходит)</text:p>
      <text:list xml:id="list1784540498" text:style-name="L88">
        <text:list-item>
          <text:p text:style-name="P1408">since Wednesday — со среды;</text:p>
        </text:list-item>
        <text:list-item>
          <text:p text:style-name="P1408">since 1984 — с 1984 года;</text:p>
        </text:list-item>
        <text:list-item>
          <text:p text:style-name="P1408">since Monday — с понедельника.</text:p>
        </text:list-item>
      </text:list>
      <text:p text:style-name="P523"/>
      <text:p text:style-name="P1125"><text:span text:style-name="T909">Предлог </text:span><text:span text:style-name="T614">for</text:span><text:span text:style-name="T909"> </text:span><text:span text:style-name="T917">означает</text:span><text:span text:style-name="T909"> «</text:span><text:span text:style-name="T910">уже</text:span><text:span text:style-name="T909">», «в течение». Он указывает, как долго длится дейс</text:span><text:span text:style-name="T910">т</text:span><text:span text:style-name="T909">вие. </text:span></text:p>
      <text:p text:style-name="P637"><text:span text:style-name="T909">После </text:span><text:span text:style-name="T614">for</text:span><text:span text:style-name="T909"> ставится время, в течении которого</text:span><text:span text:style-name="T912"> это</text:span><text:span text:style-name="T909"> </text:span><text:span text:style-name="T912">действие длится</text:span><text:span text:style-name="T909">:</text:span></text:p>
      <text:list xml:id="list2384088797" text:style-name="L89">
        <text:list-item>
          <text:p text:style-name="P1528"><text:span text:style-name="T777">for 10 hours — </text:span><text:span text:style-name="T911">(</text:span><text:span text:style-name="T777">уже</text:span><text:span text:style-name="T911">)</text:span><text:span text:style-name="T777"> 10 часов / в течении 10 часов</text:span></text:p>
        </text:list-item>
        <text:list-item>
          <text:p text:style-name="P1528"><text:span text:style-name="T909">f</text:span><text:span text:style-name="T777">or two weeks — </text:span><text:span text:style-name="T911">(</text:span><text:span text:style-name="T777">уже</text:span><text:span text:style-name="T911">)</text:span><text:span text:style-name="T777"> две недели / в течении 2х недель</text:span></text:p>
        </text:list-item>
      </text:list>
      <text:p text:style-name="P523"/>
      <text:p text:style-name="P523">Предлоги <text:span text:style-name="T475">since</text:span> и <text:span text:style-name="T475">for</text:span> используются в Present Perfect Continuous.</text:p>
      <text:p text:style-name="P523"/>
      <text:p text:style-name="P1126">Составной предлог <text:span text:style-name="T475">from … to</text:span> означает «с … до». Он указыват с какого и по какое время</text:p>
      <text:p text:style-name="P526">происходит / происходило действие, <text:span text:style-name="T1205">т. е. границы периода:</text:span></text:p>
      <text:list xml:id="list3832439355" text:style-name="L90">
        <text:list-item>
          <text:p text:style-name="P1409">from 9 to 5 — с девяти до пяти (часов);</text:p>
        </text:list-item>
        <text:list-item>
          <text:p text:style-name="P1409">from January to March — с января по март;</text:p>
        </text:list-item>
      </text:list>
      <text:p text:style-name="P527"/>
      <text:p text:style-name="P638"><text:span text:style-name="T913">Предлог </text:span><text:span text:style-name="T615">until</text:span><text:span text:style-name="T913"> (</text:span><text:span text:style-name="T615">till</text:span><text:span text:style-name="T913">) означает «до того момента, как». Он </text:span><text:span text:style-name="T915">обозначает</text:span><text:span text:style-name="T913"> конец </text:span><text:span text:style-name="T914">периода</text:span><text:span text:style-name="T918">:</text:span></text:p>
      <text:list xml:id="list2400412444" text:style-name="L91">
        <text:list-item>
          <text:p text:style-name="P1410">until Wednesday — до среды;</text:p>
        </text:list-item>
        <text:list-item>
          <text:p text:style-name="P1410">until I come — до того, как я вернусь;</text:p>
        </text:list-item>
      </text:list>
      <text:p text:style-name="P528"/>
      <text:p text:style-name="P107"><text:span text:style-name="T370">You should come back </text:span><text:span text:style-name="T927">till</text:span><text:span text:style-name="T370"> 10 o`clock — Ты должен вернуться </text:span><text:span text:style-name="T927">до</text:span><text:span text:style-name="T370"> 10 часов.</text:span></text:p>
      <text:p text:style-name="P525"/>
      <text:p text:style-name="P1127"><text:span text:style-name="T916">После </text:span><text:span text:style-name="T616">until</text:span><text:span text:style-name="T916"> можно указывать целое предложение, которое отвечает на вопрос </text:span></text:p>
      <text:p text:style-name="P1127"><text:span text:style-name="T916">«до какого времени?», «когда закончится / закончилось ?». В этом случае </text:span><text:span text:style-name="T616">until</text:span><text:span text:style-name="T916"> будет </text:span></text:p>
      <text:p text:style-name="P529">работать как союз перед придаточным предложением.</text:p>
      <text:p text:style-name="P529"/>
      <text:p text:style-name="P108"><text:span text:style-name="T474">W</text:span><text:span text:style-name="T370">ait for me </text:span><text:span text:style-name="T927">until</text:span><text:span text:style-name="T370"> I finish my work — Подожди меня </text:span><text:span text:style-name="T927">до того момента, как</text:span><text:span text:style-name="T370"> я закончу работу.</text:span></text:p>
      <text:p text:style-name="P529"/>
      <text:p text:style-name="P17"><text:span text:style-name="T759">П</text:span><text:span text:style-name="T724">редлоги места </text:span><text:span text:style-name="T475">at</text:span><text:span text:style-name="T724">, </text:span><text:span text:style-name="T475">on</text:span><text:span text:style-name="T724">, </text:span><text:span text:style-name="T475">in</text:span></text:p>
      <text:p text:style-name="P529"/>
      <text:p text:style-name="P1129"><text:span text:style-name="T760">Помимо времени </text:span><text:span text:style-name="T764">они </text:span><text:span text:style-name="T760">также используются для указания местоположения.</text:span></text:p>
      <text:p text:style-name="P254"/>
      <text:p text:style-name="P1431">Предлог in переводится как «в», «внутри». Он обозначает положение в определенном месте,</text:p>
      <text:p text:style-name="P639"><text:span text:style-name="T760">зоне, области, пространстве (место, ограниченное какими-то рамками или барьером)</text:span><text:span text:style-name="T761">:</text:span></text:p>
      <text:list xml:id="list4206400887" text:style-name="L92">
        <text:list-item>
          <text:p text:style-name="P1529"><text:span text:style-name="T760">i</text:span><text:span text:style-name="T724">n the house — в доме;</text:span></text:p>
        </text:list-item>
        <text:list-item>
          <text:p text:style-name="P1432">in a box — в коробке;</text:p>
        </text:list-item>
        <text:list-item>
          <text:p text:style-name="P1432">in the garden — в саду;</text:p>
        </text:list-item>
        <text:list-item>
          <text:p text:style-name="P1432">in a country — в стране;</text:p>
        </text:list-item>
      </text:list>
      <text:p text:style-name="P1240"><text:soft-page-break/><text:span text:style-name="T724">Предлог on обозначает поверхность или линию, </text:span><text:span text:style-name="T670">на</text:span><text:span text:style-name="T724"> которой располагается объект:</text:span></text:p>
      <text:list xml:id="list1303191785" text:style-name="L93">
        <text:list-item>
          <text:p text:style-name="P1530"><text:span text:style-name="T724">on the table — </text:span><text:span text:style-name="T764">на столе</text:span><text:span text:style-name="T724">;</text:span></text:p>
        </text:list-item>
        <text:list-item>
          <text:p text:style-name="P1531"><text:span text:style-name="T724">on the ceiling — </text:span><text:span text:style-name="T764">на потолке (на поверхности потолка)</text:span><text:span text:style-name="T724">;</text:span></text:p>
        </text:list-item>
        <text:list-item>
          <text:p text:style-name="P1530"><text:span text:style-name="T724">on the floor — </text:span><text:span text:style-name="T764">на полу</text:span><text:span text:style-name="T724">;</text:span></text:p>
        </text:list-item>
        <text:list-item>
          <text:p text:style-name="P1530"><text:span text:style-name="T724">on the head — </text:span><text:span text:style-name="T764">на голове</text:span><text:span text:style-name="T724">;</text:span></text:p>
        </text:list-item>
        <text:list-item>
          <text:p text:style-name="P1434">on the page — на странице (что-то есть, например буквы).</text:p>
        </text:list-item>
      </text:list>
      <text:p text:style-name="P1433"/>
      <text:p text:style-name="P640"><text:span text:style-name="T761">Предлог at обозначает конкретное место/точку, </text:span><text:span text:style-name="T762">где</text:span><text:span text:style-name="T761"> находится предмет</text:span><text:span text:style-name="T763">:</text:span></text:p>
      <text:list xml:id="list2038761868" text:style-name="L94">
        <text:list-item>
          <text:p text:style-name="P1532"><text:span text:style-name="T761">a</text:span><text:span text:style-name="T724">t the bus stop — на автобусной остановке;</text:span></text:p>
        </text:list-item>
        <text:list-item>
          <text:p text:style-name="P1436">at the top/bottom - наверху/внизу;</text:p>
        </text:list-item>
        <text:list-item>
          <text:p text:style-name="P1436">at the end — в конце;</text:p>
        </text:list-item>
        <text:list-item>
          <text:p text:style-name="P1436">at school — в школе;</text:p>
        </text:list-item>
      </text:list>
      <text:p text:style-name="P1433"/>
      <text:p text:style-name="P255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255">on the cornet, и at the corner.</text:p>
      <text:p text:style-name="P255"/>
      <text:p text:style-name="P1130"><text:span text:style-name="T764">Очень часто предлог in переводится как «на», </text:span><text:span text:style-name="T765">а on — наоборот, как «в» или похожим вариантом. </text:span><text:span text:style-name="T766">Особенно это касается случаев, когда те используются с транспортом:</text:span></text:p>
      <text:p text:style-name="P255"/>
      <text:list xml:id="list3836916531" text:style-name="L95">
        <text:list-item>
          <text:p text:style-name="P1435">in the sky — на небе;</text:p>
        </text:list-item>
        <text:list-item>
          <text:p text:style-name="P1435">in the street — на улице;</text:p>
        </text:list-item>
        <text:list-item>
          <text:p text:style-name="P1533"><text:span text:style-name="T724">in a photo — на фото</text:span><text:span text:style-name="T765">;</text:span></text:p>
        </text:list-item>
        <text:list-item>
          <text:p text:style-name="P1534"><text:span text:style-name="T724">on the list — </text:span><text:span text:style-name="T766">в списке</text:span><text:span text:style-name="T724">;</text:span></text:p>
        </text:list-item>
        <text:list-item>
          <text:p text:style-name="P1534"><text:span text:style-name="T724">on the menu — </text:span><text:span text:style-name="T766">в меню</text:span><text:span text:style-name="T724">;</text:span></text:p>
        </text:list-item>
        <text:list-item>
          <text:p text:style-name="P1534"><text:span text:style-name="T724">on the left - </text:span><text:span text:style-name="T766">слева</text:span><text:span text:style-name="T724">;</text:span></text:p>
        </text:list-item>
        <text:list-item>
          <text:p text:style-name="P1535"><text:span text:style-name="T724">on the way — </text:span><text:span text:style-name="T766">по дороге;</text:span></text:p>
        </text:list-item>
        <text:list-item>
          <text:p text:style-name="P1437">on a bus — в автобусе;</text:p>
        </text:list-item>
        <text:list-item>
          <text:p text:style-name="P1437">on a plain — в самолете;</text:p>
        </text:list-item>
        <text:list-item>
          <text:p text:style-name="P1437">in a car — на машине;</text:p>
        </text:list-item>
        <text:list-item>
          <text:p text:style-name="P1437">in a taxi — на такси.</text:p>
        </text:list-item>
      </text:list>
      <text:p text:style-name="P1438"/>
      <text:p text:style-name="P1456">Другие предлоги места</text:p>
      <text:p text:style-name="P1439"/>
      <text:p text:style-name="P1441">Помогают определить нахождение объекта в пространсте:</text:p>
      <text:list xml:id="list2986456396" text:style-name="L96">
        <text:list-item>
          <text:p text:style-name="P1440">above — над;</text:p>
        </text:list-item>
        <text:list-item>
          <text:p text:style-name="P1440">under — под;</text:p>
        </text:list-item>
        <text:list-item>
          <text:p text:style-name="P1440">in front of — перед;</text:p>
        </text:list-item>
        <text:list-item>
          <text:p text:style-name="P1440">behind — позади;</text:p>
        </text:list-item>
        <text:list-item>
          <text:p text:style-name="P1440">between — между;</text:p>
        </text:list-item>
        <text:list-item>
          <text:p text:style-name="P1440">next to — рядом с.</text:p>
        </text:list-item>
      </text:list>
      <text:p text:style-name="P1439"/>
      <text:p text:style-name="P1439">The cat is under the ball — Кот под клубком.</text:p>
      <text:p text:style-name="P1439">The cat is in front of the ball — Кот перед клубком.</text:p>
      <text:p text:style-name="P1439"/>
      <text:p text:style-name="P18"><text:span text:style-name="T724">Предллог направления </text:span><text:span text:style-name="T475">to</text:span></text:p>
      <text:p text:style-name="P1439"/>
      <text:p text:style-name="P1442">Указывает в какое место хочет попасть человек. Отвечает на вопрос «куда?»</text:p>
      <text:p text:style-name="P1442"/>
      <text:p text:style-name="P1442">Используется после глаголов движения:</text:p>
      <text:list xml:id="list4133180741" text:style-name="L97">
        <text:list-item>
          <text:p text:style-name="P1443"><text:soft-page-break/>go — ехать, идти, направляться;</text:p>
        </text:list-item>
        <text:list-item>
          <text:p text:style-name="P1443">walk — идти пешком;</text:p>
        </text:list-item>
        <text:list-item>
          <text:p text:style-name="P1443">drive — ехать на машине (в качестве водителя);</text:p>
        </text:list-item>
        <text:list-item>
          <text:p text:style-name="P1443">come — приходить;</text:p>
        </text:list-item>
        <text:list-item>
          <text:p text:style-name="P1443">travel — путешествовать;</text:p>
        </text:list-item>
        <text:list-item>
          <text:p text:style-name="P1443">return — возвращаться;</text:p>
        </text:list-item>
        <text:list-item>
          <text:p text:style-name="P1443">send — посылать;</text:p>
        </text:list-item>
        <text:list-item>
          <text:p text:style-name="P1443">get to — добираться.</text:p>
        </text:list-item>
      </text:list>
      <text:p text:style-name="P1433"/>
      <text:p text:style-name="P1241"><text:span text:style-name="T724">I want to go </text:span><text:span text:style-name="T777">to</text:span><text:span text:style-name="T724"> New York — Я хочу поехать </text:span><text:span text:style-name="T777">в</text:span><text:span text:style-name="T724"> Нью Йорк.</text:span></text:p>
      <text:p text:style-name="P1442">Did they get to London? — Они добрались до Лондона?</text:p>
      <text:p text:style-name="P1442"/>
      <text:p text:style-name="P1444">Если в качестве направления используется слово home, то перед ним to не нужен. </text:p>
      <text:p text:style-name="P1444"/>
      <text:p text:style-name="P1444">Go to home (неправильно).</text:p>
      <text:p text:style-name="P1444">Go home (правильно).</text:p>
      <text:p text:style-name="P1444"/>
      <text:p text:style-name="P1445">Если нужно сказать о том, что бывали в каком-то месте, например, в стране или городе, </text:p>
      <text:p text:style-name="P1242"><text:span text:style-name="T724">то нужно использовать Present Perfect с </text:span><text:span text:style-name="T475">to</text:span><text:span text:style-name="T724"> (</text:span><text:span text:style-name="T767">PP т. к. это </text:span><text:span text:style-name="T724">имеющийся опыт из прошлого).</text:span></text:p>
      <text:p text:style-name="P1433"/>
      <text:p text:style-name="P1446">The have been to Italy — Они бывали в Италии.</text:p>
      <text:p text:style-name="P1446">Have you ever been to Mexico? — Ты когда-то бывал в Мексике.</text:p>
      <text:p text:style-name="P1446"/>
      <text:p text:style-name="P19"><text:span text:style-name="T724">Предлог </text:span><text:span text:style-name="T475">by</text:span></text:p>
      <text:p text:style-name="P1447"/>
      <text:p text:style-name="P1490"><text:span text:style-name="T768">Может переводится по-разному. Не нужно использовать только 1 вариант перевода.</text:span></text:p>
      <text:p text:style-name="P1448"/>
      <text:p text:style-name="P1500"><text:span text:style-name="T768">Он помогает сказать, </text:span><text:span text:style-name="T775">как</text:span><text:span text:style-name="T768"> что-</text:span><text:span text:style-name="T771">то</text:span><text:span text:style-name="T768"> делается или случается:</text:span></text:p>
      <text:list xml:id="list2131014067" text:style-name="L98">
        <text:list-item>
          <text:p text:style-name="P1450">send by post — <text:span text:style-name="T1207">отправиться почтой</text:span>;</text:p>
        </text:list-item>
        <text:list-item>
          <text:p text:style-name="P1449">happen by mistake — <text:span text:style-name="T1207">случиться по ошибке.</text:span></text:p>
        </text:list-item>
      </text:list>
      <text:p text:style-name="P1448"/>
      <text:p text:style-name="P1451">Did you play for the meal by credit card — Ты заплатил за еду кредиткой?</text:p>
      <text:p text:style-name="P1451"/>
      <text:p text:style-name="P1501"><text:span text:style-name="T769">Таже </text:span><text:span text:style-name="T772">применяется</text:span><text:span text:style-name="T769">, когда говорят, каким транспортом воспользовались:</text:span></text:p>
      <text:list xml:id="list2816255398" text:style-name="L99">
        <text:list-item>
          <text:p text:style-name="P1452">go by car — ехать <text:span text:style-name="T1208">на машине (машиной)</text:span>;</text:p>
        </text:list-item>
        <text:list-item>
          <text:p text:style-name="P1491"><text:span text:style-name="T769">travel by bu</text:span><text:span text:style-name="T770">s</text:span><text:span text:style-name="T769"> — </text:span><text:span text:style-name="T770">путешествовать на автобусе (автобусом);</text:span></text:p>
        </text:list-item>
        <text:list-item>
          <text:p text:style-name="P1454">fly by plane — лететь на самолете (самолетом);</text:p>
        </text:list-item>
      </text:list>
      <text:p text:style-name="P1453"/>
      <text:p text:style-name="P1455">I prefer to travel <text:span text:style-name="T927">by bus</text:span> than <text:span text:style-name="T927">by car</text:span> — Я больше люблю путешествовать </text:p>
      <text:p text:style-name="P1455"><text:span text:style-name="T927">на автобусе</text:span> (автобусом), а не <text:span text:style-name="T927">на машине</text:span> (машиной).</text:p>
      <text:p text:style-name="P1453"/>
      <text:p text:style-name="P1492">Предлог by может использоваться <text:span text:style-name="T1209">в пассивном залоге, когда указывают автора действия, </text:span></text:p>
      <text:p text:style-name="P1493"><text:span text:style-name="T1209">а также в значении «рядом», «около». </text:span></text:p>
      <text:p text:style-name="P1493"/>
      <text:p text:style-name="P1493"><text:span text:style-name="T1210">Sit by me — Посиди рядом со мной (около меня).</text:span></text:p>
      <text:p text:style-name="P1493"/>
      <text:p text:style-name="P1537">Устойчивые связки существительных и предлогов</text:p>
      <text:p text:style-name="P1536"/>
      <text:p text:style-name="P1539">Иногда принятно использовать определенные предлоги после некоторых существительных.</text:p>
      <text:p text:style-name="P1539">Такие связки нужно просто запомнить. При переводе на русский предлог может выпадать.</text:p>
      <text:p text:style-name="P1494"><text:span text:style-name="T1211">После предлога в связке обычно идет либо еще одно существительное, либо герундий:</text:span></text:p>
      <text:list xml:id="list3366715202" text:style-name="L100">
        <text:list-item>
          <text:p text:style-name="P1540"><text:soft-page-break/>a need for — нужда в;</text:p>
        </text:list-item>
        <text:list-item>
          <text:p text:style-name="P1542">a reason for — причина (для) чего-либо;</text:p>
        </text:list-item>
        <text:list-item>
          <text:p text:style-name="P1540">an advantage of — преимущество чего-либо;</text:p>
        </text:list-item>
        <text:list-item>
          <text:p text:style-name="P1540">a disadvantage of — <text:span text:style-name="T1212">недостаток чего-либо</text:span>;</text:p>
        </text:list-item>
        <text:list-item>
          <text:p text:style-name="P1540">a cause of — <text:span text:style-name="T1212">причина чего-либо</text:span>;</text:p>
        </text:list-item>
        <text:list-item>
          <text:p text:style-name="P1540">a photograph of — <text:span text:style-name="T1212">фото чего-либо</text:span>;</text:p>
        </text:list-item>
        <text:list-item>
          <text:p text:style-name="P1540">a picture of — <text:span text:style-name="T1212">изображение чего-либо</text:span>;</text:p>
        </text:list-item>
        <text:list-item>
          <text:p text:style-name="P1542">a map of — <text:span text:style-name="T1212">карта чего-либо</text:span>.</text:p>
        </text:list-item>
        <text:list-item>
          <text:p text:style-name="P1540">an invitation to — <text:span text:style-name="T1212">приглашение на</text:span>;</text:p>
        </text:list-item>
        <text:list-item>
          <text:p text:style-name="P1540">a solution to — <text:span text:style-name="T1212">решение какой-то проблемы</text:span>;</text:p>
        </text:list-item>
        <text:list-item>
          <text:p text:style-name="P1495"><text:span text:style-name="T1211">a key to — </text:span><text:span text:style-name="T1212">ключ к/от чего-либо</text:span><text:span text:style-name="T1211">;</text:span></text:p>
        </text:list-item>
        <text:list-item>
          <text:p text:style-name="P1540">an answer to — <text:span text:style-name="T1212">ответ на</text:span>;</text:p>
        </text:list-item>
        <text:list-item>
          <text:p text:style-name="P1540">a reaction to — <text:span text:style-name="T1212">реакция на</text:span>;</text:p>
        </text:list-item>
        <text:list-item>
          <text:p text:style-name="P1542">an attitude to — <text:span text:style-name="T1212">отношение к</text:span>;</text:p>
        </text:list-item>
        <text:list-item>
          <text:p text:style-name="P1541">a contact with/between — <text:span text:style-name="T1212">контакт с/между</text:span>;</text:p>
        </text:list-item>
        <text:list-item>
          <text:p text:style-name="P1541">a connection with/between — <text:span text:style-name="T1212">связь с/между</text:span>;</text:p>
        </text:list-item>
        <text:list-item>
          <text:p text:style-name="P1540">a relationship with/between — <text:span text:style-name="T1212">взаимосвязь с/между</text:span>;</text:p>
        </text:list-item>
      </text:list>
      <text:p text:style-name="P1475"/>
      <text:p text:style-name="P1475">There must be a reason for his actions — Должна быть какая-то причина его действий.</text:p>
      <text:p text:style-name="P1476">What`s the advantage of living in a big city? — В чем преимущество жизни в большом городе?</text:p>
      <text:p text:style-name="P1476">We`ll find a solution to the problem — Мы найдем решение этой проблемы.</text:p>
      <text:p text:style-name="P1476">She has an emotion connection with him — У нее эмоциональная связь с ним.</text:p>
      <text:p text:style-name="P1543"/>
      <text:p text:style-name="P1538">Устойчивые связки прилагательных и предлогов</text:p>
      <text:p text:style-name="P1544"/>
      <text:p text:style-name="P1544"/>
      <text:p text:style-name="P1307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764952901072">
          <table:table-cell table:style-name="Table7.A1" office:value-type="string">
            <text:p text:style-name="P1259"/>
          </table:table-cell>
          <table:table-cell table:style-name="Table7.A1" office:value-type="string">
            <text:p text:style-name="P1243">Past</text:p>
          </table:table-cell>
          <table:table-cell table:style-name="Table7.A1" office:value-type="string">
            <text:p text:style-name="P1243">Present</text:p>
          </table:table-cell>
          <table:table-cell table:style-name="Table7.D1" office:value-type="string">
            <text:p text:style-name="P1243">Future</text:p>
          </table:table-cell>
        </table:table-row>
        <table:table-row table:style-name="TableLine94764950369392">
          <table:table-cell table:style-name="Table7.A2" office:value-type="string">
            <text:p text:style-name="P1250">+</text:p>
          </table:table-cell>
          <table:table-cell table:style-name="Table7.A2" office:value-type="string">
            <text:p text:style-name="P1281">I/y<text:span text:style-name="T1041">ou</text:span>/w<text:span text:style-name="T1041">e</text:span>/t<text:span text:style-name="T1041">hey</text:span>/he/she/it started</text:p>
          </table:table-cell>
          <table:table-cell table:style-name="Table7.A2" office:value-type="string">
            <text:p text:style-name="P1272">I/you/we/they start</text:p>
            <text:p text:style-name="P1272">He/she/it starts</text:p>
          </table:table-cell>
          <table:table-cell table:style-name="Table7.D2" office:value-type="string">
            <text:p text:style-name="P1284">I/y<text:span text:style-name="T1041">ou</text:span>/w<text:span text:style-name="T1041">e</text:span>/t<text:span text:style-name="T1041">hey</text:span>/he/she/it </text:p>
            <text:p text:style-name="P1284">will start</text:p>
          </table:table-cell>
        </table:table-row>
        <table:table-row table:style-name="TableLine94764950465696">
          <table:table-cell table:style-name="Table7.A2" office:value-type="string">
            <text:p text:style-name="P1244">-</text:p>
          </table:table-cell>
          <table:table-cell table:style-name="Table7.A2" office:value-type="string">
            <text:p text:style-name="P1281">I/y<text:span text:style-name="T1041">ou</text:span>/w<text:span text:style-name="T1041">e</text:span>/t<text:span text:style-name="T1041">hey</text:span>/he/she/it</text:p>
            <text:p text:style-name="P1281">didn`t start</text:p>
          </table:table-cell>
          <table:table-cell table:style-name="Table7.A2" office:value-type="string">
            <text:p text:style-name="P1272">I/you/we/they don`t start</text:p>
            <text:p text:style-name="P1272">He/she/it doesn`t start</text:p>
          </table:table-cell>
          <table:table-cell table:style-name="Table7.D2" office:value-type="string">
            <text:p text:style-name="P1284">I/y<text:span text:style-name="T1041">ou</text:span>/w<text:span text:style-name="T1041">e</text:span>/t<text:span text:style-name="T1041">hey</text:span>/he/she/it</text:p>
            <text:p text:style-name="P1284">won`t start</text:p>
          </table:table-cell>
        </table:table-row>
        <table:table-row table:style-name="TableLine94764950461536">
          <table:table-cell table:style-name="Table7.A2" office:value-type="string">
            <text:p text:style-name="P1244">?</text:p>
          </table:table-cell>
          <table:table-cell table:style-name="Table7.A2" office:value-type="string">
            <text:p text:style-name="P1282">Did I/y<text:span text:style-name="T1041">ou</text:span>/w<text:span text:style-name="T1041">e</text:span>/t<text:span text:style-name="T1041">hey</text:span>/he</text:p>
            <text:p text:style-name="P1282">/she/it start?</text:p>
          </table:table-cell>
          <table:table-cell table:style-name="Table7.A2" office:value-type="string">
            <text:p text:style-name="P1272">Do I/you/we/they start?</text:p>
            <text:p text:style-name="P1272">Does he/she/it start?</text:p>
          </table:table-cell>
          <table:table-cell table:style-name="Table7.D2" office:value-type="string">
            <text:p text:style-name="P1285">Will I/y<text:span text:style-name="T1041">ou</text:span>/w<text:span text:style-name="T1041">e</text:span>/t<text:span text:style-name="T1041">hey</text:span>/he</text:p>
            <text:p text:style-name="P1285">/she/it start?</text:p>
          </table:table-cell>
        </table:table-row>
      </table:table>
      <text:p text:style-name="P213"/>
      <text:p text:style-name="P614"><text:span text:style-name="T730">Таблица времен группы Continu</text:span><text:span text:style-name="T731">ou</text:span><text:span text:style-name="T730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764950543920">
          <table:table-cell table:style-name="Table8.A1" office:value-type="string">
            <text:p text:style-name="P1271"/>
          </table:table-cell>
          <table:table-cell table:style-name="Table8.A1" office:value-type="string">
            <text:p text:style-name="P1243">Past</text:p>
          </table:table-cell>
          <table:table-cell table:style-name="Table8.A1" office:value-type="string">
            <text:p text:style-name="P1243">Present</text:p>
          </table:table-cell>
          <table:table-cell table:style-name="Table8.D1" office:value-type="string">
            <text:p text:style-name="P1243">Future</text:p>
          </table:table-cell>
        </table:table-row>
        <table:table-row table:style-name="TableLine94764950940992">
          <table:table-cell table:style-name="Table8.A2" office:value-type="string">
            <text:p text:style-name="P1244">+</text:p>
          </table:table-cell>
          <table:table-cell table:style-name="Table8.A2" office:value-type="string">
            <text:p text:style-name="P1283">I/<text:span text:style-name="T1040">he/she/it</text:span> <text:span text:style-name="T1040">was starting</text:span></text:p>
            <text:p text:style-name="P1283"><text:span text:style-name="T1040">Y</text:span><text:span text:style-name="T1041">ou</text:span><text:span text:style-name="T1040">/w</text:span><text:span text:style-name="T1041">e</text:span><text:span text:style-name="T1040">/t</text:span><text:span text:style-name="T1041">hey</text:span><text:span text:style-name="T1040"> were starting</text:span></text:p>
          </table:table-cell>
          <table:table-cell table:style-name="Table8.A2" office:value-type="string">
            <text:p text:style-name="P1274">I am starting</text:p>
            <text:p text:style-name="P1275">He/she/it is starting</text:p>
            <text:p text:style-name="P1274">You/we/they are starting</text:p>
          </table:table-cell>
          <table:table-cell table:style-name="Table8.D2" office:value-type="string">
            <text:p text:style-name="P1259"/>
          </table:table-cell>
        </table:table-row>
        <table:table-row table:style-name="TableLine94764950509024">
          <table:table-cell table:style-name="Table8.A2" office:value-type="string">
            <text:p text:style-name="P1244">-</text:p>
          </table:table-cell>
          <table:table-cell table:style-name="Table8.A2" office:value-type="string">
            <text:p text:style-name="P1284">I/he/she/it wasn`t starting</text:p>
            <text:p text:style-name="P1284">Y<text:span text:style-name="T1041">ou</text:span>/w<text:span text:style-name="T1041">e</text:span>/t<text:span text:style-name="T1041">hey</text:span> weren`t starting</text:p>
          </table:table-cell>
          <table:table-cell table:style-name="Table8.A2" office:value-type="string">
            <text:p text:style-name="P1274">I`m not starting</text:p>
            <text:p text:style-name="P1275">He/she/it isn`t starting</text:p>
            <text:p text:style-name="P1274">You/we/they aren`t starting</text:p>
          </table:table-cell>
          <table:table-cell table:style-name="Table8.D2" office:value-type="string">
            <text:p text:style-name="P1259"/>
          </table:table-cell>
        </table:table-row>
        <table:table-row table:style-name="TableLine94764950991520">
          <table:table-cell table:style-name="Table8.A2" office:value-type="string">
            <text:p text:style-name="P1244">?</text:p>
          </table:table-cell>
          <table:table-cell table:style-name="Table8.A2" office:value-type="string">
            <text:p text:style-name="P1284">Was I/he/she/it starting?</text:p>
            <text:p text:style-name="P1284">Were y<text:span text:style-name="T1041">ou</text:span>/w<text:span text:style-name="T1041">e</text:span>/t<text:span text:style-name="T1041">hey</text:span> starting?</text:p>
          </table:table-cell>
          <table:table-cell table:style-name="Table8.A2" office:value-type="string">
            <text:p text:style-name="P1274">Am I starting?</text:p>
            <text:p text:style-name="P1275">Is he/she/it starting?</text:p>
            <text:p text:style-name="P1274">Are you/we/they starting?</text:p>
          </table:table-cell>
          <table:table-cell table:style-name="Table8.D2" office:value-type="string">
            <text:p text:style-name="P1259"/>
          </table:table-cell>
        </table:table-row>
      </table:table>
      <text:p text:style-name="P213"/>
      <text:p text:style-name="P215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764950996432">
          <table:table-cell table:style-name="Table9.A1" office:value-type="string">
            <text:p text:style-name="P1271"/>
          </table:table-cell>
          <table:table-cell table:style-name="Table9.A1" office:value-type="string">
            <text:p text:style-name="P1243">Past</text:p>
          </table:table-cell>
          <table:table-cell table:style-name="Table9.A1" office:value-type="string">
            <text:p text:style-name="P1243">Present</text:p>
          </table:table-cell>
          <table:table-cell table:style-name="Table9.D1" office:value-type="string">
            <text:p text:style-name="P1243">Future</text:p>
          </table:table-cell>
        </table:table-row>
        <table:table-row table:style-name="TableLine94764951228256">
          <table:table-cell table:style-name="Table9.A2" office:value-type="string">
            <text:p text:style-name="P1244">+</text:p>
          </table:table-cell>
          <table:table-cell table:style-name="Table9.A2" office:value-type="string">
            <text:p text:style-name="P1259"/>
          </table:table-cell>
          <table:table-cell table:style-name="Table9.A2" office:value-type="string">
            <text:p text:style-name="P1274">I/you/we/they have started</text:p>
            <text:p text:style-name="P1274">He/she/it has started</text:p>
          </table:table-cell>
          <table:table-cell table:style-name="Table9.D2" office:value-type="string">
            <text:p text:style-name="P1259"/>
          </table:table-cell>
        </table:table-row>
        <table:table-row table:style-name="TableLine94764951254576">
          <table:table-cell table:style-name="Table9.A2" office:value-type="string">
            <text:p text:style-name="P1244">-</text:p>
          </table:table-cell>
          <table:table-cell table:style-name="Table9.A2" office:value-type="string">
            <text:p text:style-name="P1259"/>
          </table:table-cell>
          <table:table-cell table:style-name="Table9.A2" office:value-type="string">
            <text:p text:style-name="P1274">I/y<text:span text:style-name="T990">ou</text:span>/w<text:span text:style-name="T990">e</text:span>/t<text:span text:style-name="T990">hey</text:span> haven`t started</text:p>
            <text:p text:style-name="P1274">He/she/it hasn`t started</text:p>
          </table:table-cell>
          <table:table-cell table:style-name="Table9.D2" office:value-type="string">
            <text:p text:style-name="P1259"/>
          </table:table-cell>
        </table:table-row>
        <table:table-row table:style-name="TableLine94764951259104">
          <table:table-cell table:style-name="Table9.A2" office:value-type="string">
            <text:p text:style-name="P1244">?</text:p>
          </table:table-cell>
          <table:table-cell table:style-name="Table9.A2" office:value-type="string">
            <text:p text:style-name="P1259"/>
          </table:table-cell>
          <table:table-cell table:style-name="Table9.A2" office:value-type="string">
            <text:p text:style-name="P1274">Have I/y<text:span text:style-name="T991">ou</text:span>/w<text:span text:style-name="T991">e</text:span>/t<text:span text:style-name="T991">hey</text:span> started?</text:p>
            <text:p text:style-name="P1274">Has he/she/it started?</text:p>
          </table:table-cell>
          <table:table-cell table:style-name="Table9.D2" office:value-type="string">
            <text:p text:style-name="P1259"/>
          </table:table-cell>
        </table:table-row>
      </table:table>
      <text:p text:style-name="P215"/>
      <text:p text:style-name="P216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64951309600">
          <table:table-cell table:style-name="Table1.A1" office:value-type="string">
            <text:p text:style-name="P1273"/>
          </table:table-cell>
          <table:table-cell table:style-name="Table1.A1" office:value-type="string">
            <text:p text:style-name="P1245">Past</text:p>
          </table:table-cell>
          <table:table-cell table:style-name="Table1.A1" office:value-type="string">
            <text:p text:style-name="P1245">Present</text:p>
          </table:table-cell>
          <table:table-cell table:style-name="Table1.D1" office:value-type="string">
            <text:p text:style-name="P1245">Future</text:p>
          </table:table-cell>
        </table:table-row>
        <table:table-row table:style-name="TableLine94764951431200">
          <table:table-cell table:style-name="Table1.A2" office:value-type="string">
            <text:p text:style-name="P1245">+</text:p>
          </table:table-cell>
          <table:table-cell table:style-name="Table1.A2" office:value-type="string">
            <text:p text:style-name="P1260"/>
          </table:table-cell>
          <table:table-cell table:style-name="Table1.A2" office:value-type="string">
            <text:p text:style-name="P1280">I/y<text:span text:style-name="T1041">ou</text:span>/w<text:span text:style-name="T1041">e</text:span>/t<text:span text:style-name="T1041">hey</text:span> have been starting</text:p>
            <text:p text:style-name="P1280">He/she/it has been starting</text:p>
          </table:table-cell>
          <table:table-cell table:style-name="Table1.D2" office:value-type="string">
            <text:p text:style-name="P1260"/>
          </table:table-cell>
        </table:table-row>
        <table:table-row table:style-name="TableLine94764951479248">
          <table:table-cell table:style-name="Table1.A2" office:value-type="string">
            <text:p text:style-name="P1245">-</text:p>
          </table:table-cell>
          <table:table-cell table:style-name="Table1.A2" office:value-type="string">
            <text:p text:style-name="P1260"/>
          </table:table-cell>
          <table:table-cell table:style-name="Table1.A2" office:value-type="string">
            <text:p text:style-name="P1280">I/y<text:span text:style-name="T1041">ou</text:span>/w<text:span text:style-name="T1041">e</text:span>/t<text:span text:style-name="T1041">hey</text:span> haven`t been starting</text:p>
            <text:p text:style-name="P1280">He/she/it hasn`t been starting</text:p>
          </table:table-cell>
          <table:table-cell table:style-name="Table1.D2" office:value-type="string">
            <text:p text:style-name="P1260"/>
          </table:table-cell>
        </table:table-row>
        <table:table-row table:style-name="TableLine94764951482144">
          <table:table-cell table:style-name="Table1.A2" office:value-type="string">
            <text:p text:style-name="P1245">?</text:p>
          </table:table-cell>
          <table:table-cell table:style-name="Table1.A2" office:value-type="string">
            <text:p text:style-name="P1260"/>
          </table:table-cell>
          <table:table-cell table:style-name="Table1.A2" office:value-type="string">
            <text:p text:style-name="P1280">Have I/y<text:span text:style-name="T1041">ou</text:span>/w<text:span text:style-name="T1041">e</text:span>/t<text:span text:style-name="T1041">hey</text:span> been starting?</text:p>
            <text:p text:style-name="P1280">Has he/she/it been starting?</text:p>
          </table:table-cell>
          <table:table-cell table:style-name="Table1.D2" office:value-type="string">
            <text:p text:style-name="P1260"/>
          </table:table-cell>
        </table:table-row>
      </table:table>
      <text:p text:style-name="P1308"><text:span text:style-name="T647">Таблица </text:span><text:span text:style-name="T659">форм </text:span><text:span text:style-name="T647">пассивно</text:span><text:span text:style-name="T660">го</text:span><text:span text:style-name="T647"> залог</text:span><text:span text:style-name="T660">а</text:span><text:span text:style-name="T647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764951542128">
          <table:table-cell table:style-name="Table4.A1" office:value-type="string">
            <text:p text:style-name="P1262"/>
          </table:table-cell>
          <table:table-cell table:style-name="Table4.A1" office:value-type="string">
            <text:p text:style-name="P1254">Past</text:p>
          </table:table-cell>
          <table:table-cell table:style-name="Table4.A1" office:value-type="string">
            <text:p text:style-name="P1254">Present</text:p>
          </table:table-cell>
          <table:table-cell table:style-name="Table4.D1" office:value-type="string">
            <text:p text:style-name="P1254">Future</text:p>
          </table:table-cell>
        </table:table-row>
        <table:table-row table:style-name="TableLine94764952022128">
          <table:table-cell table:style-name="Table4.A2" office:value-type="string">
            <text:p text:style-name="P1255">Simple</text:p>
          </table:table-cell>
          <table:table-cell table:style-name="Table4.A2" office:value-type="string">
            <text:p text:style-name="P1262"><text:span text:style-name="T1069">I/</text:span><text:span text:style-name="T1070">he/she/it</text:span><text:span text:style-name="T1069"> </text:span><text:span text:style-name="T1070">was</text:span><text:span text:style-name="T1069"> </text:span><text:span text:style-name="T215">taught</text:span></text:p>
            <text:p text:style-name="P1292">You/we/they were <text:span text:style-name="T215">taught</text:span></text:p>
          </table:table-cell>
          <table:table-cell table:style-name="Table4.A2" office:value-type="string">
            <text:p text:style-name="P1293">I am <text:span text:style-name="T215">taught</text:span></text:p>
            <text:p text:style-name="P1292">He/she/it is <text:span text:style-name="T215">taught</text:span></text:p>
            <text:p text:style-name="P1292">You/we/the<text:span text:style-name="T1071">y</text:span> are <text:span text:style-name="T215">taught</text:span></text:p>
          </table:table-cell>
          <table:table-cell table:style-name="Table4.D2" office:value-type="string">
            <text:p text:style-name="P1291">I/you/we/they/he/she/it</text:p>
            <text:p text:style-name="P1291">will be <text:span text:style-name="T215">taught</text:span></text:p>
          </table:table-cell>
        </table:table-row>
        <table:table-row table:style-name="TableLine94764952068080">
          <table:table-cell table:style-name="Table4.A2" office:value-type="string">
            <text:p text:style-name="P1255">Contin.</text:p>
          </table:table-cell>
          <table:table-cell table:style-name="Table4.A2" office:value-type="string">
            <text:p text:style-name="P1262"><text:span text:style-name="T1071">I/he/she/it was being </text:span><text:span text:style-name="T215">taught</text:span></text:p>
            <text:p text:style-name="P1262"><text:span text:style-name="T217">You/we/the</text:span><text:span text:style-name="T216">y</text:span><text:span text:style-name="T217"> </text:span><text:span text:style-name="T216">were</text:span><text:span text:style-name="T217"> </text:span><text:span text:style-name="T216">being</text:span><text:span text:style-name="T217"> </text:span><text:span text:style-name="T215">taught</text:span></text:p>
          </table:table-cell>
          <table:table-cell table:style-name="Table4.A2" office:value-type="string">
            <text:p text:style-name="P1291">I am being <text:span text:style-name="T215">taught</text:span></text:p>
            <text:p text:style-name="P1291"><text:span text:style-name="T215">H</text:span><text:span text:style-name="T154">e/she/it is being taught</text:span></text:p>
            <text:p text:style-name="P1292"><text:span text:style-name="T154">You/we/the</text:span><text:span text:style-name="T216">y</text:span><text:span text:style-name="T154"> are </text:span><text:span text:style-name="T216">being</text:span><text:span text:style-name="T154"> </text:span><text:span text:style-name="T215">taught</text:span></text:p>
          </table:table-cell>
          <table:table-cell table:style-name="Table4.D2" office:value-type="string">
            <text:p text:style-name="P1291">— </text:p>
          </table:table-cell>
        </table:table-row>
        <table:table-row table:style-name="TableLine94764952149776">
          <table:table-cell table:style-name="Table4.A2" office:value-type="string">
            <text:p text:style-name="P1255">Perfect</text:p>
          </table:table-cell>
          <table:table-cell table:style-name="Table4.A2" office:value-type="string">
            <text:p text:style-name="P1262"><text:span text:style-name="T1072">I/you/we/they/</text:span><text:span text:style-name="T218">he/she/it</text:span><text:span text:style-name="T1072"> </text:span></text:p>
            <text:p text:style-name="P1262"><text:span text:style-name="T1072">had been </text:span><text:span text:style-name="T215">taught</text:span></text:p>
          </table:table-cell>
          <table:table-cell table:style-name="Table4.A2" office:value-type="string">
            <text:p text:style-name="P1294">I/you/we/they have been <text:span text:style-name="T215">taught</text:span></text:p>
            <text:p text:style-name="P1294"><text:span text:style-name="T215">H</text:span><text:span text:style-name="T154">e/she/it has been </text:span><text:span text:style-name="T215">taught</text:span></text:p>
          </table:table-cell>
          <table:table-cell table:style-name="Table4.D2" office:value-type="string">
            <text:p text:style-name="P1262"><text:span text:style-name="T1072">I/you/we/they/</text:span><text:span text:style-name="T218">he/she/it</text:span><text:span text:style-name="T1072"> </text:span></text:p>
            <text:p text:style-name="P1262"><text:span text:style-name="T1072">will have been </text:span><text:span text:style-name="T215">taught</text:span></text:p>
          </table:table-cell>
        </table:table-row>
      </table:table>
      <text:p text:style-name="P281"/>
      <text:p text:style-name="P619"><text:span text:style-name="T647">Таблица </text:span><text:span text:style-name="T648">форм</text:span><text:span text:style-name="T647"> глагола </text:span><text:span text:style-name="T657">b</text:span><text:span text:style-name="T647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764952220320">
          <table:table-cell table:style-name="Table5.A1" office:value-type="string">
            <text:p text:style-name="P1249">Подлежащее</text:p>
          </table:table-cell>
          <table:table-cell table:style-name="Table5.A1" office:value-type="string">
            <text:p text:style-name="P1246">Past</text:p>
          </table:table-cell>
          <table:table-cell table:style-name="Table5.A1" office:value-type="string">
            <text:p text:style-name="P1246">Present</text:p>
          </table:table-cell>
          <table:table-cell table:style-name="Table5.D1" office:value-type="string">
            <text:p text:style-name="P1246">Future</text:p>
          </table:table-cell>
        </table:table-row>
        <table:table-row table:style-name="TableLine94764952387168">
          <table:table-cell table:style-name="Table5.A2" office:value-type="string">
            <text:p text:style-name="P1279">I</text:p>
          </table:table-cell>
          <table:table-cell table:style-name="Table5.A2" office:value-type="string">
            <text:p text:style-name="P1280">was</text:p>
          </table:table-cell>
          <table:table-cell table:style-name="Table5.A2" office:value-type="string">
            <text:p text:style-name="P1276">am</text:p>
          </table:table-cell>
          <table:table-cell table:style-name="Table5.D2" office:value-type="string">
            <text:p text:style-name="P1286">will be</text:p>
          </table:table-cell>
        </table:table-row>
        <table:table-row table:style-name="TableLine94764952485456">
          <table:table-cell table:style-name="Table5.A2" office:value-type="string">
            <text:p text:style-name="P1278">he/she/<text:span text:style-name="T998">it</text:span></text:p>
          </table:table-cell>
          <table:table-cell table:style-name="Table5.A2" office:value-type="string">
            <text:p text:style-name="P1280">was</text:p>
          </table:table-cell>
          <table:table-cell table:style-name="Table5.A2" office:value-type="string">
            <text:p text:style-name="P1277">is</text:p>
          </table:table-cell>
          <table:table-cell table:style-name="Table5.D2" office:value-type="string">
            <text:p text:style-name="P1286">will be</text:p>
          </table:table-cell>
        </table:table-row>
        <table:table-row table:style-name="TableLine94764952479936">
          <table:table-cell table:style-name="Table5.A2" office:value-type="string">
            <text:p text:style-name="P1278">you/we/they</text:p>
          </table:table-cell>
          <table:table-cell table:style-name="Table5.A2" office:value-type="string">
            <text:p text:style-name="P1280">were</text:p>
          </table:table-cell>
          <table:table-cell table:style-name="Table5.A2" office:value-type="string">
            <text:p text:style-name="P1277">are</text:p>
          </table:table-cell>
          <table:table-cell table:style-name="Table5.D2" office:value-type="string">
            <text:p text:style-name="P1286">will be</text:p>
          </table:table-cell>
        </table:table-row>
      </table:table>
      <text:p text:style-name="P278"/>
      <text:p text:style-name="P278">Таблица модальных глаголов:</text:p>
      <table:table table:name="Table2" table:style-name="Table2">
        <table:table-column table:style-name="Table2.A" table:number-columns-repeated="3"/>
        <table:table-row table:style-name="TableLine94764952498544">
          <table:table-cell table:style-name="Table2.A1" office:value-type="string">
            <text:p text:style-name="P1252">Глагол</text:p>
          </table:table-cell>
          <table:table-cell table:style-name="Table2.A1" office:value-type="string">
            <text:p text:style-name="P1261"><text:span text:style-name="T930">З</text:span><text:span text:style-name="T931">начение</text:span></text:p>
          </table:table-cell>
          <table:table-cell table:style-name="Table2.C1" office:value-type="string">
            <text:p text:style-name="P1261"><text:span text:style-name="T930">В</text:span><text:span text:style-name="T931">рем</text:span><text:span text:style-name="T930">я</text:span></text:p>
          </table:table-cell>
        </table:table-row>
        <table:table-row table:style-name="TableLine94764952893936">
          <table:table-cell table:style-name="Table2.A2" office:value-type="string">
            <text:p text:style-name="P1287">can</text:p>
          </table:table-cell>
          <table:table-cell table:style-name="Table2.A2" office:value-type="string">
            <text:p text:style-name="P1287">могу, умею, смогу;</text:p>
            <text:p text:style-name="P1287">(часто используется в просьбах и предложениях)</text:p>
          </table:table-cell>
          <table:table-cell table:style-name="Table2.C2" office:value-type="string">
            <text:p text:style-name="P1287">настоящее и будущее</text:p>
          </table:table-cell>
        </table:table-row>
        <table:table-row table:style-name="TableLine94764952914224">
          <table:table-cell table:style-name="Table2.A2" office:value-type="string">
            <text:p text:style-name="P1287">could</text:p>
          </table:table-cell>
          <table:table-cell table:style-name="Table2.A2" office:value-type="string">
            <text:p text:style-name="P1287">мог, умел</text:p>
          </table:table-cell>
          <table:table-cell table:style-name="Table2.C2" office:value-type="string">
            <text:p text:style-name="P1287">прошедшее</text:p>
          </table:table-cell>
        </table:table-row>
        <table:table-row table:style-name="TableLine94764952916144">
          <table:table-cell table:style-name="Table2.A2" office:value-type="string">
            <text:p text:style-name="P1287">might, may</text:p>
          </table:table-cell>
          <table:table-cell table:style-name="Table2.A2" office:value-type="string">
            <text:p text:style-name="P1287">может быть, мог бы, возможно, наверное</text:p>
          </table:table-cell>
          <table:table-cell table:style-name="Table2.C2" office:value-type="string">
            <text:p text:style-name="P1287">настоящее и будущие</text:p>
          </table:table-cell>
        </table:table-row>
        <table:table-row table:style-name="TableLine94764952926208">
          <table:table-cell table:style-name="Table2.A2" office:value-type="string">
            <text:p text:style-name="P1287">must</text:p>
          </table:table-cell>
          <table:table-cell table:style-name="Table2.A2" office:value-type="string">
            <text:p text:style-name="P1287">должен, обязан, нужно, запрет, нельзя</text:p>
          </table:table-cell>
          <table:table-cell table:style-name="Table2.C2" office:value-type="string">
            <text:p text:style-name="P1287">настоящее</text:p>
          </table:table-cell>
        </table:table-row>
        <table:table-row table:style-name="TableLine94764952943936">
          <table:table-cell table:style-name="Table2.A2" office:value-type="string">
            <text:p text:style-name="P1287">should</text:p>
          </table:table-cell>
          <table:table-cell table:style-name="Table2.A2" office:value-type="string">
            <text:p text:style-name="P1287">следует сделать, следовало бы сделать; (совет)</text:p>
          </table:table-cell>
          <table:table-cell table:style-name="Table2.C2" office:value-type="string">
            <text:p text:style-name="P1287">настоящее и будущие</text:p>
          </table:table-cell>
        </table:table-row>
        <table:table-row table:style-name="TableLine94764952948192">
          <table:table-cell table:style-name="Table2.A2" office:value-type="string">
            <text:p text:style-name="P1287">would</text:p>
          </table:table-cell>
          <table:table-cell table:style-name="Table2.A2" office:value-type="string">
            <text:p text:style-name="P1287">частица «бы», предложение услуги, привычка прошлого</text:p>
          </table:table-cell>
          <table:table-cell table:style-name="Table2.C2" office:value-type="string">
            <text:p text:style-name="P1287">настоящее, прошедшее, будущие</text:p>
          </table:table-cell>
        </table:table-row>
      </table:table>
      <text:p text:style-name="P279"/>
      <text:p text:style-name="P27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64952965776">
          <table:table-cell table:style-name="Table3.A1" office:value-type="string">
            <text:p text:style-name="P1253">Конструкция</text:p>
          </table:table-cell>
          <table:table-cell table:style-name="Table3.A1" office:value-type="string">
            <text:p text:style-name="P1253">Значение</text:p>
          </table:table-cell>
          <table:table-cell table:style-name="Table3.C1" office:value-type="string">
            <text:p text:style-name="P1253">Время</text:p>
          </table:table-cell>
        </table:table-row>
        <table:table-row table:style-name="TableLine94764952997312">
          <table:table-cell table:style-name="Table3.A2" office:value-type="string">
            <text:p text:style-name="P1288">be able to</text:p>
          </table:table-cell>
          <table:table-cell table:style-name="Table3.A2" office:value-type="string">
            <text:p text:style-name="P1288">могу (близко к can)</text:p>
          </table:table-cell>
          <table:table-cell table:style-name="Table3.C2" office:value-type="string">
            <text:p text:style-name="P1288">be меняется по временам</text:p>
          </table:table-cell>
        </table:table-row>
        <table:table-row table:style-name="TableLine94764953014912">
          <table:table-cell table:style-name="Table3.A2" office:value-type="string">
            <text:p text:style-name="P1288">have to</text:p>
          </table:table-cell>
          <table:table-cell table:style-name="Table3.A2" office:value-type="string">
            <text:p text:style-name="P1288">должен (близко к must)</text:p>
          </table:table-cell>
          <table:table-cell table:style-name="Table3.C2" office:value-type="string">
            <text:p text:style-name="P1288">have меняется по временам</text:p>
          </table:table-cell>
        </table:table-row>
        <table:table-row table:style-name="TableLine94764953039424">
          <table:table-cell table:style-name="Table3.A2" office:value-type="string">
            <text:p text:style-name="P1288">used to</text:p>
          </table:table-cell>
          <table:table-cell table:style-name="Table3.A2" office:value-type="string">
            <text:p text:style-name="P1288">делал раньше, имел привычку делать (близко к would)</text:p>
          </table:table-cell>
          <table:table-cell table:style-name="Table3.C2" office:value-type="string">
            <text:p text:style-name="P1288">всегда стоит в прошедшем;</text:p>
            <text:p text:style-name="P1288">меняется как Past Simple</text:p>
          </table:table-cell>
        </table:table-row>
      </table:table>
      <text:p text:style-name="P280"/>
      <text:p text:style-name="P285"/>
      <text:p text:style-name="P1309"><text:span text:style-name="T416">Таблица </text:span><text:span text:style-name="T433">личны</text:span><text:span text:style-name="T434">х</text:span><text:span text:style-name="T433"> и притяжательных </text:span><text:span text:style-name="T416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764953075424">
          <table:table-cell table:style-name="Table11.A1" table:number-columns-spanned="2" office:value-type="string">
            <text:p text:style-name="P1257">Личные местоимения</text:p>
          </table:table-cell>
          <table:covered-table-cell/>
          <table:table-cell table:style-name="Table11.C1" table:number-columns-spanned="2" office:value-type="string">
            <text:p text:style-name="P1257">Притяжательные местоимения</text:p>
          </table:table-cell>
          <table:covered-table-cell/>
        </table:table-row>
        <table:table-row table:style-name="TableLine94764953147520">
          <table:table-cell table:style-name="Table11.A2" office:value-type="string">
            <text:p text:style-name="P1263"><text:span text:style-name="T1157">и</text:span><text:span text:style-name="T1151">менительный падеж</text:span></text:p>
            <text:p text:style-name="P1298"><text:span text:style-name="T1154">(</text:span>кто/что<text:span text:style-name="T1154">)</text:span></text:p>
          </table:table-cell>
          <table:table-cell table:style-name="Table11.A2" office:value-type="string">
            <text:p text:style-name="P1263"><text:span text:style-name="T1157">о</text:span><text:span text:style-name="T1151">бъектный падеж</text:span></text:p>
            <text:p text:style-name="P1298"><text:span text:style-name="T1154">(</text:span>кого, <text:span text:style-name="T1154">к</text:span>ому, кем<text:span text:style-name="T1154">)</text:span></text:p>
          </table:table-cell>
          <table:table-cell table:style-name="Table11.A2" office:value-type="string">
            <text:p text:style-name="P1297"><text:span text:style-name="T1154">с</text:span> существительным</text:p>
            <text:p text:style-name="P1299">(чей)</text:p>
          </table:table-cell>
          <table:table-cell table:style-name="Table11.D2" office:value-type="string">
            <text:p text:style-name="P1263"><text:span text:style-name="T1154">о</text:span><text:span text:style-name="T1151">тдельно</text:span></text:p>
            <text:p text:style-name="P1299">(чей)</text:p>
          </table:table-cell>
        </table:table-row>
        <table:table-row table:style-name="TableLine94764953167408">
          <table:table-cell table:style-name="Table11.A2" office:value-type="string">
            <text:p text:style-name="P1302">I</text:p>
          </table:table-cell>
          <table:table-cell table:style-name="Table11.A2" office:value-type="string">
            <text:p text:style-name="P1302">me</text:p>
          </table:table-cell>
          <table:table-cell table:style-name="Table11.A2" office:value-type="string">
            <text:p text:style-name="P1300">my</text:p>
          </table:table-cell>
          <table:table-cell table:style-name="Table11.D2" office:value-type="string">
            <text:p text:style-name="P1300">mine</text:p>
          </table:table-cell>
        </table:table-row>
        <table:table-row table:style-name="TableLine94764953171088">
          <table:table-cell table:style-name="Table11.A2" office:value-type="string">
            <text:p text:style-name="P1302">you</text:p>
          </table:table-cell>
          <table:table-cell table:style-name="Table11.A2" office:value-type="string">
            <text:p text:style-name="P1302">you</text:p>
          </table:table-cell>
          <table:table-cell table:style-name="Table11.A2" office:value-type="string">
            <text:p text:style-name="P1300">your</text:p>
          </table:table-cell>
          <table:table-cell table:style-name="Table11.D2" office:value-type="string">
            <text:p text:style-name="P1300">yours</text:p>
          </table:table-cell>
        </table:table-row>
        <table:table-row table:style-name="TableLine94764953189632">
          <table:table-cell table:style-name="Table11.A2" office:value-type="string">
            <text:p text:style-name="P1302">he</text:p>
          </table:table-cell>
          <table:table-cell table:style-name="Table11.A2" office:value-type="string">
            <text:p text:style-name="P1302">him</text:p>
          </table:table-cell>
          <table:table-cell table:style-name="Table11.A2" office:value-type="string">
            <text:p text:style-name="P1300">his</text:p>
          </table:table-cell>
          <table:table-cell table:style-name="Table11.D2" office:value-type="string">
            <text:p text:style-name="P1301">his</text:p>
          </table:table-cell>
        </table:table-row>
        <table:table-row table:style-name="TableLine94764953202928">
          <table:table-cell table:style-name="Table11.A2" office:value-type="string">
            <text:p text:style-name="P1302">she</text:p>
          </table:table-cell>
          <table:table-cell table:style-name="Table11.A2" office:value-type="string">
            <text:p text:style-name="P1300">her</text:p>
          </table:table-cell>
          <table:table-cell table:style-name="Table11.A2" office:value-type="string">
            <text:p text:style-name="P1300">her</text:p>
          </table:table-cell>
          <table:table-cell table:style-name="Table11.D2" office:value-type="string">
            <text:p text:style-name="P1300">hers</text:p>
          </table:table-cell>
        </table:table-row>
        <table:table-row table:style-name="TableLine94764953207728">
          <table:table-cell table:style-name="Table11.A2" office:value-type="string">
            <text:p text:style-name="P1302">it</text:p>
          </table:table-cell>
          <table:table-cell table:style-name="Table11.A2" office:value-type="string">
            <text:p text:style-name="P1300">it</text:p>
          </table:table-cell>
          <table:table-cell table:style-name="Table11.A2" office:value-type="string">
            <text:p text:style-name="P1300">its</text:p>
          </table:table-cell>
          <table:table-cell table:style-name="Table11.D2" office:value-type="string">
            <text:p text:style-name="P1301">its</text:p>
          </table:table-cell>
        </table:table-row>
        <table:table-row table:style-name="TableLine94764953210960">
          <table:table-cell table:style-name="Table11.A2" office:value-type="string">
            <text:p text:style-name="P1302">we</text:p>
          </table:table-cell>
          <table:table-cell table:style-name="Table11.A2" office:value-type="string">
            <text:p text:style-name="P1300">us</text:p>
          </table:table-cell>
          <table:table-cell table:style-name="Table11.A2" office:value-type="string">
            <text:p text:style-name="P1300">our</text:p>
          </table:table-cell>
          <table:table-cell table:style-name="Table11.D2" office:value-type="string">
            <text:p text:style-name="P1300">ours</text:p>
          </table:table-cell>
        </table:table-row>
        <table:table-row table:style-name="TableLine94764953213568">
          <table:table-cell table:style-name="Table11.A2" office:value-type="string">
            <text:p text:style-name="P1302">they</text:p>
          </table:table-cell>
          <table:table-cell table:style-name="Table11.A2" office:value-type="string">
            <text:p text:style-name="P1300">them</text:p>
          </table:table-cell>
          <table:table-cell table:style-name="Table11.A2" office:value-type="string">
            <text:p text:style-name="P1300">their</text:p>
          </table:table-cell>
          <table:table-cell table:style-name="Table11.D2" office:value-type="string">
            <text:p text:style-name="P1300">theirs</text:p>
          </table:table-cell>
        </table:table-row>
      </table:table>
      <text:p text:style-name="P286"/>
      <text:p text:style-name="P402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764953219040">
          <table:table-cell table:style-name="Table12.A1" office:value-type="string">
            <text:p text:style-name="P1251"/>
          </table:table-cell>
          <table:table-cell table:style-name="Table12.A1" office:value-type="string">
            <text:p text:style-name="P1258">body/one</text:p>
          </table:table-cell>
          <table:table-cell table:style-name="Table12.A1" office:value-type="string">
            <text:p text:style-name="P1258">thing</text:p>
          </table:table-cell>
          <table:table-cell table:style-name="Table12.D1" office:value-type="string">
            <text:p text:style-name="P1258">where</text:p>
          </table:table-cell>
        </table:table-row>
        <table:table-row table:style-name="TableLine94764953244144">
          <table:table-cell table:style-name="Table12.A2" office:value-type="string">
            <text:p text:style-name="P1258">some </text:p>
          </table:table-cell>
          <table:table-cell table:style-name="Table12.A2" office:value-type="string">
            <text:p text:style-name="P1303">somebody/someone (кто-то)</text:p>
          </table:table-cell>
          <table:table-cell table:style-name="Table12.A2" office:value-type="string">
            <text:p text:style-name="P1303">something </text:p>
            <text:p text:style-name="P1303">(что-то)</text:p>
          </table:table-cell>
          <table:table-cell table:style-name="Table12.D2" office:value-type="string">
            <text:p text:style-name="P1303">somewhere </text:p>
            <text:p text:style-name="P1303">(где-то)</text:p>
          </table:table-cell>
        </table:table-row>
        <table:table-row table:style-name="TableLine94764953249472">
          <table:table-cell table:style-name="Table12.A2" office:value-type="string">
            <text:p text:style-name="P1258">any</text:p>
          </table:table-cell>
          <table:table-cell table:style-name="Table12.A2" office:value-type="string">
            <text:p text:style-name="P1303">anybody/anyone </text:p>
            <text:p text:style-name="P1303">(кто-то)</text:p>
          </table:table-cell>
          <table:table-cell table:style-name="Table12.A2" office:value-type="string">
            <text:p text:style-name="P1303">anything </text:p>
            <text:p text:style-name="P1303">(что-то)</text:p>
          </table:table-cell>
          <table:table-cell table:style-name="Table12.D2" office:value-type="string">
            <text:p text:style-name="P1303">anywhere </text:p>
            <text:p text:style-name="P1303">(где-то)</text:p>
          </table:table-cell>
        </table:table-row>
        <table:table-row table:style-name="TableLine94764953250800">
          <table:table-cell table:style-name="Table12.A2" office:value-type="string">
            <text:p text:style-name="P1258">no</text:p>
          </table:table-cell>
          <table:table-cell table:style-name="Table12.A2" office:value-type="string">
            <text:p text:style-name="P1303">nobody/noone </text:p>
            <text:p text:style-name="P1303">(никто)</text:p>
          </table:table-cell>
          <table:table-cell table:style-name="Table12.A2" office:value-type="string">
            <text:p text:style-name="P1303">nothing </text:p>
            <text:p text:style-name="P1303">(ничто)</text:p>
          </table:table-cell>
          <table:table-cell table:style-name="Table12.D2" office:value-type="string">
            <text:p text:style-name="P1303">nowhere </text:p>
            <text:p text:style-name="P1303">(нигде)</text:p>
          </table:table-cell>
        </table:table-row>
      </table:table>
      <text:p text:style-name="P290"/>
      <text:p text:style-name="P287">Таблица сокращений:</text:p>
      <text:p text:style-name="P288">Таблица предлогов: времени, места и др.</text:p>
      <text:p text:style-name="P1305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764953257440">
          <table:table-cell table:style-name="Table6.A1" office:value-type="string">
            <text:p text:style-name="P1248">Перевод</text:p>
          </table:table-cell>
          <table:table-cell table:style-name="Table6.A1" office:value-type="string">
            <text:p text:style-name="P1247">Начальная форма</text:p>
          </table:table-cell>
          <table:table-cell table:style-name="Table6.A1" office:value-type="string">
            <text:p text:style-name="P1247">2я форма</text:p>
          </table:table-cell>
          <table:table-cell table:style-name="Table6.D1" office:value-type="string">
            <text:p text:style-name="P1248">3я форма</text:p>
          </table:table-cell>
        </table:table-row>
        <table:table-row table:style-name="TableLine94764953578944">
          <table:table-cell table:style-name="Table6.A2" office:value-type="string">
            <text:p text:style-name="P1264">начинать</text:p>
          </table:table-cell>
          <table:table-cell table:style-name="Table6.A2" office:value-type="string">
            <text:p text:style-name="P1265">begin</text:p>
          </table:table-cell>
          <table:table-cell table:style-name="Table6.A2" office:value-type="string">
            <text:p text:style-name="P1265">began</text:p>
          </table:table-cell>
          <table:table-cell table:style-name="Table6.D2" office:value-type="string">
            <text:p text:style-name="P1264">begun</text:p>
          </table:table-cell>
        </table:table-row>
        <table:table-row table:style-name="TableLine94764953600096">
          <table:table-cell table:style-name="Table6.A2" office:value-type="string">
            <text:p text:style-name="P1264">ломать</text:p>
          </table:table-cell>
          <table:table-cell table:style-name="Table6.A2" office:value-type="string">
            <text:p text:style-name="P1265">break</text:p>
          </table:table-cell>
          <table:table-cell table:style-name="Table6.A2" office:value-type="string">
            <text:p text:style-name="P1265">broke</text:p>
          </table:table-cell>
          <table:table-cell table:style-name="Table6.D2" office:value-type="string">
            <text:p text:style-name="P1264">broken</text:p>
          </table:table-cell>
        </table:table-row>
        <table:table-row table:style-name="TableLine94764953616656">
          <table:table-cell table:style-name="Table6.A2" office:value-type="string">
            <text:p text:style-name="P1264">приносить</text:p>
          </table:table-cell>
          <table:table-cell table:style-name="Table6.A2" office:value-type="string">
            <text:p text:style-name="P1265">bring</text:p>
          </table:table-cell>
          <table:table-cell table:style-name="Table6.A2" office:value-type="string">
            <text:p text:style-name="P1265">brought</text:p>
          </table:table-cell>
          <table:table-cell table:style-name="Table6.D2" office:value-type="string">
            <text:p text:style-name="P1264">brought</text:p>
          </table:table-cell>
        </table:table-row>
        <table:table-row table:style-name="TableLine94764953620672">
          <table:table-cell table:style-name="Table6.A2" office:value-type="string">
            <text:p text:style-name="P1264">покупать</text:p>
          </table:table-cell>
          <table:table-cell table:style-name="Table6.A2" office:value-type="string">
            <text:p text:style-name="P1265">buy</text:p>
          </table:table-cell>
          <table:table-cell table:style-name="Table6.A2" office:value-type="string">
            <text:p text:style-name="P1265">bought</text:p>
          </table:table-cell>
          <table:table-cell table:style-name="Table6.D2" office:value-type="string">
            <text:p text:style-name="P1264">bought</text:p>
          </table:table-cell>
        </table:table-row>
        <table:table-row table:style-name="TableLine94764953651136">
          <table:table-cell table:style-name="Table6.A2" office:value-type="string">
            <text:p text:style-name="P1264">приходить</text:p>
          </table:table-cell>
          <table:table-cell table:style-name="Table6.A2" office:value-type="string">
            <text:p text:style-name="P1265">come</text:p>
          </table:table-cell>
          <table:table-cell table:style-name="Table6.A2" office:value-type="string">
            <text:p text:style-name="P1265">came</text:p>
          </table:table-cell>
          <table:table-cell table:style-name="Table6.D2" office:value-type="string">
            <text:p text:style-name="P1264">come</text:p>
          </table:table-cell>
        </table:table-row>
        <table:table-row table:style-name="TableLine94764953641360">
          <table:table-cell table:style-name="Table6.A2" office:value-type="string">
            <text:p text:style-name="P1264">делать</text:p>
          </table:table-cell>
          <table:table-cell table:style-name="Table6.A2" office:value-type="string">
            <text:p text:style-name="P1265">do</text:p>
          </table:table-cell>
          <table:table-cell table:style-name="Table6.A2" office:value-type="string">
            <text:p text:style-name="P1265">did</text:p>
          </table:table-cell>
          <table:table-cell table:style-name="Table6.D2" office:value-type="string">
            <text:p text:style-name="P1264">done</text:p>
          </table:table-cell>
        </table:table-row>
        <table:table-row table:style-name="TableLine94764953668752">
          <table:table-cell table:style-name="Table6.A2" office:value-type="string">
            <text:p text:style-name="P1264">пить</text:p>
          </table:table-cell>
          <table:table-cell table:style-name="Table6.A2" office:value-type="string">
            <text:p text:style-name="P1265">drink</text:p>
          </table:table-cell>
          <table:table-cell table:style-name="Table6.A2" office:value-type="string">
            <text:p text:style-name="P1265">drank</text:p>
          </table:table-cell>
          <table:table-cell table:style-name="Table6.D2" office:value-type="string">
            <text:p text:style-name="P1264">drunk</text:p>
          </table:table-cell>
        </table:table-row>
        <table:table-row table:style-name="TableLine94764953674928">
          <table:table-cell table:style-name="Table6.A2" office:value-type="string">
            <text:p text:style-name="P1264">есть</text:p>
          </table:table-cell>
          <table:table-cell table:style-name="Table6.A2" office:value-type="string">
            <text:p text:style-name="P1265">eat</text:p>
          </table:table-cell>
          <table:table-cell table:style-name="Table6.A2" office:value-type="string">
            <text:p text:style-name="P1265">ate</text:p>
          </table:table-cell>
          <table:table-cell table:style-name="Table6.D2" office:value-type="string">
            <text:p text:style-name="P1264">eaten</text:p>
          </table:table-cell>
        </table:table-row>
        <table:table-row table:style-name="TableLine94764953690288">
          <table:table-cell table:style-name="Table6.A2" office:value-type="string">
            <text:p text:style-name="P1264">падать</text:p>
          </table:table-cell>
          <table:table-cell table:style-name="Table6.A2" office:value-type="string">
            <text:p text:style-name="P1266">fall</text:p>
          </table:table-cell>
          <table:table-cell table:style-name="Table6.A2" office:value-type="string">
            <text:p text:style-name="P1266">fell</text:p>
          </table:table-cell>
          <table:table-cell table:style-name="Table6.D2" office:value-type="string">
            <text:p text:style-name="P1264">fallen</text:p>
          </table:table-cell>
        </table:table-row>
        <table:table-row table:style-name="TableLine94764953693744">
          <table:table-cell table:style-name="Table6.A2" office:value-type="string">
            <text:p text:style-name="P1264">летать</text:p>
          </table:table-cell>
          <table:table-cell table:style-name="Table6.A2" office:value-type="string">
            <text:p text:style-name="P1266">fly</text:p>
          </table:table-cell>
          <table:table-cell table:style-name="Table6.A2" office:value-type="string">
            <text:p text:style-name="P1266">flew</text:p>
          </table:table-cell>
          <table:table-cell table:style-name="Table6.D2" office:value-type="string">
            <text:p text:style-name="P1264">flown</text:p>
          </table:table-cell>
        </table:table-row>
        <table:table-row table:style-name="TableLine94764953708720">
          <table:table-cell table:style-name="Table6.A2" office:value-type="string">
            <text:p text:style-name="P1264">забывать</text:p>
          </table:table-cell>
          <table:table-cell table:style-name="Table6.A2" office:value-type="string">
            <text:p text:style-name="P1266">forget</text:p>
          </table:table-cell>
          <table:table-cell table:style-name="Table6.A2" office:value-type="string">
            <text:p text:style-name="P1266">forgot</text:p>
          </table:table-cell>
          <table:table-cell table:style-name="Table6.D2" office:value-type="string">
            <text:p text:style-name="P1264">forgotten</text:p>
          </table:table-cell>
        </table:table-row>
        <table:table-row table:style-name="TableLine94764953714448">
          <table:table-cell table:style-name="Table6.A2" office:value-type="string">
            <text:p text:style-name="P1264">получать</text:p>
          </table:table-cell>
          <table:table-cell table:style-name="Table6.A2" office:value-type="string">
            <text:p text:style-name="P1266">get</text:p>
          </table:table-cell>
          <table:table-cell table:style-name="Table6.A2" office:value-type="string">
            <text:p text:style-name="P1266">got</text:p>
          </table:table-cell>
          <table:table-cell table:style-name="Table6.D2" office:value-type="string">
            <text:p text:style-name="P1264">got</text:p>
          </table:table-cell>
        </table:table-row>
        <table:table-row table:style-name="TableLine94764953721936">
          <table:table-cell table:style-name="Table6.A2" office:value-type="string">
            <text:p text:style-name="P1267">давать</text:p>
          </table:table-cell>
          <table:table-cell table:style-name="Table6.A2" office:value-type="string">
            <text:p text:style-name="P1268">give</text:p>
          </table:table-cell>
          <table:table-cell table:style-name="Table6.A2" office:value-type="string">
            <text:p text:style-name="P1268">gave</text:p>
          </table:table-cell>
          <table:table-cell table:style-name="Table6.D2" office:value-type="string">
            <text:p text:style-name="P1267">given</text:p>
          </table:table-cell>
        </table:table-row>
        <table:table-row table:style-name="TableLine94764953733776">
          <table:table-cell table:style-name="Table6.A2" office:value-type="string">
            <text:p text:style-name="P1267">идти</text:p>
          </table:table-cell>
          <table:table-cell table:style-name="Table6.A2" office:value-type="string">
            <text:p text:style-name="P1268">go</text:p>
          </table:table-cell>
          <table:table-cell table:style-name="Table6.A2" office:value-type="string">
            <text:p text:style-name="P1268">went</text:p>
          </table:table-cell>
          <table:table-cell table:style-name="Table6.D2" office:value-type="string">
            <text:p text:style-name="P1267">gone</text:p>
          </table:table-cell>
        </table:table-row>
        <table:table-row table:style-name="TableLine94764953761232">
          <table:table-cell table:style-name="Table6.A2" office:value-type="string">
            <text:p text:style-name="P1269">иметь </text:p>
          </table:table-cell>
          <table:table-cell table:style-name="Table6.A2" office:value-type="string">
            <text:p text:style-name="P1270">have</text:p>
          </table:table-cell>
          <table:table-cell table:style-name="Table6.A2" office:value-type="string">
            <text:p text:style-name="P1270">had</text:p>
          </table:table-cell>
          <table:table-cell table:style-name="Table6.D2" office:value-type="string">
            <text:p text:style-name="P1269">had</text:p>
          </table:table-cell>
        </table:table-row>
        <table:table-row table:style-name="TableLine94764953766144">
          <table:table-cell table:style-name="Table6.A2" office:value-type="string">
            <text:p text:style-name="P1269">слышать</text:p>
          </table:table-cell>
          <table:table-cell table:style-name="Table6.A2" office:value-type="string">
            <text:p text:style-name="P1270">hear</text:p>
          </table:table-cell>
          <table:table-cell table:style-name="Table6.A2" office:value-type="string">
            <text:p text:style-name="P1270">heard</text:p>
          </table:table-cell>
          <table:table-cell table:style-name="Table6.D2" office:value-type="string">
            <text:p text:style-name="P1269">heard</text:p>
          </table:table-cell>
        </table:table-row>
        <table:table-row table:style-name="TableLine94764953803072">
          <table:table-cell table:style-name="Table6.A2" office:value-type="string">
            <text:p text:style-name="P1269">знать</text:p>
          </table:table-cell>
          <table:table-cell table:style-name="Table6.A2" office:value-type="string">
            <text:p text:style-name="P1270">know</text:p>
          </table:table-cell>
          <table:table-cell table:style-name="Table6.A2" office:value-type="string">
            <text:p text:style-name="P1270">knew</text:p>
          </table:table-cell>
          <table:table-cell table:style-name="Table6.D2" office:value-type="string">
            <text:p text:style-name="P1269">known</text:p>
          </table:table-cell>
        </table:table-row>
        <table:table-row table:style-name="TableLine94764953807648">
          <table:table-cell table:style-name="Table6.A2" office:value-type="string">
            <text:p text:style-name="P1269">терять</text:p>
          </table:table-cell>
          <table:table-cell table:style-name="Table6.A2" office:value-type="string">
            <text:p text:style-name="P1270">lose</text:p>
          </table:table-cell>
          <table:table-cell table:style-name="Table6.A2" office:value-type="string">
            <text:p text:style-name="P1270">lost</text:p>
          </table:table-cell>
          <table:table-cell table:style-name="Table6.D2" office:value-type="string">
            <text:p text:style-name="P1269">lost</text:p>
          </table:table-cell>
        </table:table-row>
        <table:table-row table:style-name="TableLine94764953813392">
          <table:table-cell table:style-name="Table6.A2" office:value-type="string">
            <text:p text:style-name="P1269">делать</text:p>
          </table:table-cell>
          <table:table-cell table:style-name="Table6.A2" office:value-type="string">
            <text:p text:style-name="P1270">make</text:p>
          </table:table-cell>
          <table:table-cell table:style-name="Table6.A2" office:value-type="string">
            <text:p text:style-name="P1270">made</text:p>
          </table:table-cell>
          <table:table-cell table:style-name="Table6.D2" office:value-type="string">
            <text:p text:style-name="P1269">made</text:p>
          </table:table-cell>
        </table:table-row>
        <table:table-row table:style-name="TableLine94764953829248">
          <table:table-cell table:style-name="Table6.A2" office:value-type="string">
            <text:p text:style-name="P1269">платить</text:p>
          </table:table-cell>
          <table:table-cell table:style-name="Table6.A2" office:value-type="string">
            <text:p text:style-name="P1270">pay</text:p>
          </table:table-cell>
          <table:table-cell table:style-name="Table6.A2" office:value-type="string">
            <text:p text:style-name="P1270">paid</text:p>
          </table:table-cell>
          <table:table-cell table:style-name="Table6.D2" office:value-type="string">
            <text:p text:style-name="P1269">paid</text:p>
          </table:table-cell>
        </table:table-row>
        <table:table-row table:style-name="TableLine94764953853392">
          <table:table-cell table:style-name="Table6.A2" office:value-type="string">
            <text:p text:style-name="P1269">класть</text:p>
          </table:table-cell>
          <table:table-cell table:style-name="Table6.A2" office:value-type="string">
            <text:p text:style-name="P1270">put</text:p>
          </table:table-cell>
          <table:table-cell table:style-name="Table6.A2" office:value-type="string">
            <text:p text:style-name="P1270">put</text:p>
          </table:table-cell>
          <table:table-cell table:style-name="Table6.D2" office:value-type="string">
            <text:p text:style-name="P1269">put</text:p>
          </table:table-cell>
        </table:table-row>
        <table:table-row table:style-name="TableLine94764953865392">
          <table:table-cell table:style-name="Table6.A2" office:value-type="string">
            <text:p text:style-name="P1269">читать</text:p>
          </table:table-cell>
          <table:table-cell table:style-name="Table6.A2" office:value-type="string">
            <text:p text:style-name="P1270">read</text:p>
          </table:table-cell>
          <table:table-cell table:style-name="Table6.A2" office:value-type="string">
            <text:p text:style-name="P1270">read</text:p>
          </table:table-cell>
          <table:table-cell table:style-name="Table6.D2" office:value-type="string">
            <text:p text:style-name="P1270">read</text:p>
          </table:table-cell>
        </table:table-row>
        <table:table-row table:style-name="TableLine94764953882240">
          <table:table-cell table:style-name="Table6.A2" office:value-type="string">
            <text:p text:style-name="P1269">сказать</text:p>
          </table:table-cell>
          <table:table-cell table:style-name="Table6.A2" office:value-type="string">
            <text:p text:style-name="P1270">say</text:p>
          </table:table-cell>
          <table:table-cell table:style-name="Table6.A2" office:value-type="string">
            <text:p text:style-name="P1270">said</text:p>
          </table:table-cell>
          <table:table-cell table:style-name="Table6.D2" office:value-type="string">
            <text:p text:style-name="P1270">said</text:p>
          </table:table-cell>
        </table:table-row>
        <table:table-row table:style-name="TableLine94764953888000">
          <table:table-cell table:style-name="Table6.A2" office:value-type="string">
            <text:p text:style-name="P1269">говорить</text:p>
          </table:table-cell>
          <table:table-cell table:style-name="Table6.A2" office:value-type="string">
            <text:p text:style-name="P1270">speak</text:p>
          </table:table-cell>
          <table:table-cell table:style-name="Table6.A2" office:value-type="string">
            <text:p text:style-name="P1270">spoke</text:p>
          </table:table-cell>
          <table:table-cell table:style-name="Table6.D2" office:value-type="string">
            <text:p text:style-name="P1269">spoken</text:p>
          </table:table-cell>
        </table:table-row>
        <table:table-row table:style-name="TableLine94764953908592">
          <table:table-cell table:style-name="Table6.A2" office:value-type="string">
            <text:p text:style-name="P1269">видеть</text:p>
          </table:table-cell>
          <table:table-cell table:style-name="Table6.A2" office:value-type="string">
            <text:p text:style-name="P1270">see</text:p>
          </table:table-cell>
          <table:table-cell table:style-name="Table6.A2" office:value-type="string">
            <text:p text:style-name="P1270">saw</text:p>
          </table:table-cell>
          <table:table-cell table:style-name="Table6.D2" office:value-type="string">
            <text:p text:style-name="P1269">seen</text:p>
          </table:table-cell>
        </table:table-row>
        <table:table-row table:style-name="TableLine94764953915424">
          <table:table-cell table:style-name="Table6.A2" office:value-type="string">
            <text:p text:style-name="P1269">сидеть</text:p>
          </table:table-cell>
          <table:table-cell table:style-name="Table6.A2" office:value-type="string">
            <text:p text:style-name="P1270">sit</text:p>
          </table:table-cell>
          <table:table-cell table:style-name="Table6.A2" office:value-type="string">
            <text:p text:style-name="P1270">sat</text:p>
          </table:table-cell>
          <table:table-cell table:style-name="Table6.D2" office:value-type="string">
            <text:p text:style-name="P1269">sat</text:p>
          </table:table-cell>
        </table:table-row>
        <table:table-row table:style-name="TableLine94764953929008">
          <table:table-cell table:style-name="Table6.A2" office:value-type="string">
            <text:p text:style-name="P1269">брать</text:p>
          </table:table-cell>
          <table:table-cell table:style-name="Table6.A2" office:value-type="string">
            <text:p text:style-name="P1270">take</text:p>
          </table:table-cell>
          <table:table-cell table:style-name="Table6.A2" office:value-type="string">
            <text:p text:style-name="P1270">took</text:p>
          </table:table-cell>
          <table:table-cell table:style-name="Table6.D2" office:value-type="string">
            <text:p text:style-name="P1269">taken</text:p>
          </table:table-cell>
        </table:table-row>
        <table:table-row table:style-name="TableLine94764953939136">
          <table:table-cell table:style-name="Table6.A2" office:value-type="string">
            <text:p text:style-name="P1289">обучать</text:p>
          </table:table-cell>
          <table:table-cell table:style-name="Table6.A2" office:value-type="string">
            <text:p text:style-name="P1289">teach</text:p>
          </table:table-cell>
          <table:table-cell table:style-name="Table6.A2" office:value-type="string">
            <text:p text:style-name="P1290">taught</text:p>
          </table:table-cell>
          <table:table-cell table:style-name="Table6.D2" office:value-type="string">
            <text:p text:style-name="P1289">taught</text:p>
          </table:table-cell>
        </table:table-row>
        <table:table-row table:style-name="TableLine94764953958208">
          <table:table-cell table:style-name="Table6.A2" office:value-type="string">
            <text:p text:style-name="P1269">рассказывать</text:p>
          </table:table-cell>
          <table:table-cell table:style-name="Table6.A2" office:value-type="string">
            <text:p text:style-name="P1270">tell</text:p>
          </table:table-cell>
          <table:table-cell table:style-name="Table6.A2" office:value-type="string">
            <text:p text:style-name="P1270">told</text:p>
          </table:table-cell>
          <table:table-cell table:style-name="Table6.D2" office:value-type="string">
            <text:p text:style-name="P1269">told</text:p>
          </table:table-cell>
        </table:table-row>
        <table:table-row table:style-name="TableLine94764953962944">
          <table:table-cell table:style-name="Table6.A2" office:value-type="string">
            <text:p text:style-name="P1269">думать</text:p>
          </table:table-cell>
          <table:table-cell table:style-name="Table6.A2" office:value-type="string">
            <text:p text:style-name="P1270">think</text:p>
          </table:table-cell>
          <table:table-cell table:style-name="Table6.A2" office:value-type="string">
            <text:p text:style-name="P1270">thought</text:p>
          </table:table-cell>
          <table:table-cell table:style-name="Table6.D2" office:value-type="string">
            <text:p text:style-name="P1269">thought</text:p>
          </table:table-cell>
        </table:table-row>
        <table:table-row table:style-name="TableLine94764953968496">
          <table:table-cell table:style-name="Table6.A2" office:value-type="string">
            <text:p text:style-name="P1269">побеждать</text:p>
          </table:table-cell>
          <table:table-cell table:style-name="Table6.A2" office:value-type="string">
            <text:p text:style-name="P1270">win</text:p>
          </table:table-cell>
          <table:table-cell table:style-name="Table6.A2" office:value-type="string">
            <text:p text:style-name="P1270">won</text:p>
          </table:table-cell>
          <table:table-cell table:style-name="Table6.D2" office:value-type="string">
            <text:p text:style-name="P1269">won</text:p>
          </table:table-cell>
        </table:table-row>
        <table:table-row table:style-name="TableLine94764953987344">
          <table:table-cell table:style-name="Table6.A2" office:value-type="string">
            <text:p text:style-name="P1269">писать</text:p>
          </table:table-cell>
          <table:table-cell table:style-name="Table6.A2" office:value-type="string">
            <text:p text:style-name="P1270">write</text:p>
          </table:table-cell>
          <table:table-cell table:style-name="Table6.A2" office:value-type="string">
            <text:p text:style-name="P1270">wrote</text:p>
          </table:table-cell>
          <table:table-cell table:style-name="Table6.D2" office:value-type="string">
            <text:p text:style-name="P1269">written</text:p>
          </table:table-cell>
        </table:table-row>
      </table:table>
      <text:p text:style-name="P289"/>
      <text:p text:style-name="P1420">Топ 20 популярных фразовых глаголов:</text:p>
      <text:p text:style-name="P284"/>
      <text:p text:style-name="P284">Попробовать написать упрощенный конспект, без тонких подробностей, <text:span text:style-name="T1142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11T16:37:24.677690774</dc:date>
    <meta:editing-duration>P2DT15H12M16S</meta:editing-duration>
    <meta:editing-cycles>1144</meta:editing-cycles>
    <meta:generator>LibreOffice/6.4.7.2$Linux_X86_64 LibreOffice_project/40$Build-2</meta:generator>
    <meta:document-statistic meta:table-count="12" meta:image-count="0" meta:object-count="0" meta:page-count="58" meta:paragraph-count="2151" meta:word-count="16998" meta:character-count="107115" meta:non-whitespace-character-count="91686"/>
  </office:meta>
</office:document-meta>
</file>